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28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68.85pt"/>
    </style:style>
    <style:style style:name="co8" style:family="table-column">
      <style:table-column-properties fo:break-before="auto" style:column-width="104.51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53.4pt"/>
    </style:style>
    <style:style style:name="co13" style:family="table-column">
      <style:table-column-properties fo:break-before="auto" style:column-width="50.09pt"/>
    </style:style>
    <style:style style:name="co14" style:family="table-column">
      <style:table-column-properties fo:break-before="auto" style:column-width="40.2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4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65.91pt"/>
    </style:style>
    <style:style style:name="co20" style:family="table-column">
      <style:table-column-properties fo:break-before="auto" style:column-width="19.59pt"/>
    </style:style>
    <style:style style:name="co21" style:family="table-column">
      <style:table-column-properties fo:break-before="auto" style:column-width="67.75pt"/>
    </style:style>
    <style:style style:name="co22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35.74pt"/>
    </style:style>
    <style:style style:name="co24" style:family="table-column">
      <style:table-column-properties fo:break-before="auto" style:column-width="98.25pt"/>
    </style:style>
    <style:style style:name="co25" style:family="table-column">
      <style:table-column-properties fo:break-before="auto" style:column-width="93.09pt"/>
    </style:style>
    <style:style style:name="co26" style:family="table-column">
      <style:table-column-properties fo:break-before="auto" style:column-width="85.75pt"/>
    </style:style>
    <style:style style:name="co27" style:family="table-column">
      <style:table-column-properties fo:break-before="auto" style:column-width="82.46pt"/>
    </style:style>
    <style:style style:name="co28" style:family="table-column">
      <style:table-column-properties fo:break-before="auto" style:column-width="101.2pt"/>
    </style:style>
    <style:style style:name="co29" style:family="table-column">
      <style:table-column-properties fo:break-before="auto" style:column-width="87.25pt"/>
    </style:style>
    <style:style style:name="co30" style:family="table-column">
      <style:table-column-properties fo:break-before="auto" style:column-width="102.64pt"/>
    </style:style>
    <style:style style:name="co31" style:family="table-column">
      <style:table-column-properties fo:break-before="auto" style:column-width="107.46pt"/>
    </style:style>
    <style:style style:name="co32" style:family="table-column">
      <style:table-column-properties fo:break-before="auto" style:column-width="81.35pt"/>
    </style:style>
    <style:style style:name="co33" style:family="table-column">
      <style:table-column-properties fo:break-before="auto" style:column-width="133.2pt"/>
    </style:style>
    <style:style style:name="co34" style:family="table-column">
      <style:table-column-properties fo:break-before="auto" style:column-width="75.46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96.8pt"/>
    </style:style>
    <style:style style:name="co37" style:family="table-column">
      <style:table-column-properties fo:break-before="auto" style:column-width="135.4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123.65pt"/>
    </style:style>
    <style:style style:name="co40" style:family="table-column">
      <style:table-column-properties fo:break-before="auto" style:column-width="115.91pt"/>
    </style:style>
    <style:style style:name="co41" style:family="table-column">
      <style:table-column-properties fo:break-before="auto" style:column-width="111.86pt"/>
    </style:style>
    <style:style style:name="co42" style:family="table-column">
      <style:table-column-properties fo:break-before="auto" style:column-width="131.36pt"/>
    </style:style>
    <style:style style:name="co43" style:family="table-column">
      <style:table-column-properties fo:break-before="auto" style:column-width="139.04pt"/>
    </style:style>
    <style:style style:name="co44" style:family="table-column">
      <style:table-column-properties fo:break-before="auto" style:column-width="166.65pt"/>
    </style:style>
    <style:style style:name="co45" style:family="table-column">
      <style:table-column-properties fo:break-before="auto" style:column-width="151.2pt"/>
    </style:style>
    <style:style style:name="co46" style:family="table-column">
      <style:table-column-properties fo:break-before="auto" style:column-width="124.75pt"/>
    </style:style>
    <style:style style:name="co47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none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none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Category" style:data-style-name="N99">
      <style:table-cell-properties fo:border-bottom="0.99pt solid #000000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8" style:family="table-cell" style:parent-style-name="Pivot_20_Table_20_Category" style:data-style-name="N99">
      <style:table-cell-properties fo:border-bottom="0.99pt solid #000000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Value">
      <style:table-cell-properties fo:border-bottom="0.99pt solid #000000" fo:border-left="none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4" style:family="table-cell" style:parent-style-name="Pivot_20_Table_20_Corner">
      <style:table-cell-properties fo:border-bottom="none" fo:border-left="none" fo:border-right="none" fo:border-top="2.01pt solid #000000"/>
    </style:style>
    <style:style style:name="ce35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2"/>
    <style:style style:name="ce37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8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39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43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44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4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6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Title" style:data-style-name="N99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50" style:family="table-cell" style:parent-style-name="Pivot_20_Table_20_Result" style:data-style-name="N0"/>
    <style:style style:name="ce51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52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54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56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57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58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Pivot_20_Table_20_Result" style:data-style-name="N2">
      <style:table-cell-properties fo:border-bottom="none" fo:border-left="none" fo:border-right="none" fo:border-top="0.99pt solid #000000"/>
    </style:style>
    <style:style style:name="ce60" style:family="table-cell" style:parent-style-name="Pivot_20_Table_20_Result" style:data-style-name="N2"/>
    <style:style style:name="ce61" style:family="table-cell" style:parent-style-name="Pivot_20_Table_20_Result" style:data-style-name="N2">
      <style:table-cell-properties fo:border-bottom="0.99pt solid #000000" fo:border-left="none" fo:border-right="none" fo:border-top="none"/>
    </style:style>
    <style:style style:name="ce62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6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Title" style:data-style-name="N99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68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70" style:family="table-cell" style:parent-style-name="Default">
      <style:text-properties style:font-name="Liberation Sans" style:font-name-asian="Noto Sans CJK SC Regular" style:font-name-complex="FreeSans"/>
    </style:style>
    <style:style style:name="ce71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2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3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7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80" style:family="table-cell" style:parent-style-name="Pivot_20_Table_20_Result" style:data-style-name="N2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ource 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Opt Det</text:p>
          </table:table-cell>
          <table:table-cell office:value-type="string" calcext:value-type="string">
            <text:p>Heur Det</text:p>
          </table:table-cell>
          <table:table-cell office:value-type="string" calcext:value-type="string">
            <text:p>Opt Stoc</text:p>
          </table:table-cell>
          <table:table-cell office:value-type="string" calcext:value-type="string">
            <text:p>BB nodes</text:p>
          </table:table-cell>
          <table:table-cell office:value-type="string" calcext:value-type="string">
            <text:p>BB nodes pruned</text:p>
          </table:table-cell>
          <table:table-cell office:value-type="string" calcext:value-type="string">
            <text:p>n cuts Det</text:p>
          </table:table-cell>
          <table:table-cell office:value-type="string" calcext:value-type="string">
            <text:p>n cuts Stoc</text:p>
          </table:table-cell>
          <table:table-cell office:value-type="string" calcext:value-type="string">
            <text:p>t master</text:p>
          </table:table-cell>
          <table:table-cell office:value-type="string" calcext:value-type="string">
            <text:p>t slave</text:p>
          </table:table-cell>
          <table:table-cell office:value-type="string" calcext:value-type="string">
            <text:p>t Stoc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ounterexample</text:p>
          </table:table-cell>
          <table:table-cell office:value-type="string" calcext:value-type="string">
            <text:p>base algo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value ratio</text:p>
          </table:table-cell>
          <table:table-cell office:value-type="string" calcext:value-type="string">
            <text:p>count_counterex</text:p>
          </table:table-cell>
          <table:table-cell office:value-type="string" calcext:value-type="string">
            <text:p>cuts per no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5939007786" calcext:value-type="float">
            <text:p>8.16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944" calcext:value-type="float">
            <text:p>944</text:p>
          </table:table-cell>
          <table:table-cell office:value-type="float" office:value="211" calcext:value-type="float">
            <text:p>211</text:p>
          </table:table-cell>
          <table:table-cell office:value-type="float" office:value="2.48035359383" calcext:value-type="float">
            <text:p>2.48</text:p>
          </table:table-cell>
          <table:table-cell office:value-type="float" office:value="685.908094645" calcext:value-type="float">
            <text:p>685.91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]+[.L2])/[.M2]" office:value-type="float" office:value="15.4805378311933" calcext:value-type="float">
            <text:p>15.48</text:p>
          </table:table-cell>
          <table:table-cell table:style-name="ce1" table:formula="of:=[.E2]/[.D2]" office:value-type="float" office:value="1.09026081905896" calcext:value-type="float">
            <text:p>1.09</text:p>
          </table:table-cell>
          <table:table-cell table:formula="of:=IF([.O2];1;0)" office:value-type="float" office:value="1" calcext:value-type="float">
            <text:p>1</text:p>
          </table:table-cell>
          <table:table-cell table:formula="of:=([.I2]-[.J2])/([.G2]-1)" office:value-type="float" office:value="3.24336283185841" calcext:value-type="float">
            <text:p>3.2433628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8388819925" calcext:value-type="float">
            <text:p>7.48</text:p>
          </table:table-cell>
          <table:table-cell office:value-type="float" office:value="8.1653390163" calcext:value-type="float">
            <text:p>8.17</text:p>
          </table:table-cell>
          <table:table-cell office:value-type="float" office:value="5.92866415669" calcext:value-type="float">
            <text:p>5.93</text:p>
          </table:table-cell>
          <table:table-cell office:value-type="float" office:value="450" calcext:value-type="float">
            <text:p>450</text:p>
          </table:table-cell>
          <table:table-cell office:value-type="float" office:value="108" calcext:value-type="float">
            <text:p>108</text:p>
          </table:table-cell>
          <table:table-cell office:value-type="float" office:value="1011" calcext:value-type="float">
            <text:p>1011</text:p>
          </table:table-cell>
          <table:table-cell office:value-type="float" office:value="211" calcext:value-type="float">
            <text:p>211</text:p>
          </table:table-cell>
          <table:table-cell office:value-type="float" office:value="2.74418973923" calcext:value-type="float">
            <text:p>2.74</text:p>
          </table:table-cell>
          <table:table-cell office:value-type="float" office:value="830.862558126" calcext:value-type="float">
            <text:p>830.86</text:p>
          </table:table-cell>
          <table:table-cell office:value-type="float" office:value="44.467993021" calcext:value-type="float">
            <text:p>44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]+[.L3])/[.M3]" office:value-type="float" office:value="18.7462192744242" calcext:value-type="float">
            <text:p>18.75</text:p>
          </table:table-cell>
          <table:table-cell table:style-name="ce1" table:formula="of:=[.E3]/[.D3]" office:value-type="float" office:value="1.09105571848579" calcext:value-type="float">
            <text:p>1.09</text:p>
          </table:table-cell>
          <table:table-cell table:formula="of:=IF([.O3];1;0)" office:value-type="float" office:value="1" calcext:value-type="float">
            <text:p>1</text:p>
          </table:table-cell>
          <table:table-cell table:formula="of:=([.I3]-[.J3])/([.G3]-1)" office:value-type="float" office:value="1.78173719376392" calcext:value-type="float">
            <text:p>1.7817371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office:value-type="float" office:value="132" calcext:value-type="float">
            <text:p>132</text:p>
          </table:table-cell>
          <table:table-cell office:value-type="float" office:value="0.48964715004" calcext:value-type="float">
            <text:p>0.49</text:p>
          </table:table-cell>
          <table:table-cell office:value-type="float" office:value="493.765496492" calcext:value-type="float">
            <text:p>493.77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]+[.L4])/[.M4]" office:value-type="float" office:value="7.68979281630731" calcext:value-type="float">
            <text:p>7.69</text:p>
          </table:table-cell>
          <table:table-cell table:style-name="ce1" table:formula="of:=[.E4]/[.D4]" office:value-type="float" office:value="1.03802195045851" calcext:value-type="float">
            <text:p>1.04</text:p>
          </table:table-cell>
          <table:table-cell table:formula="of:=IF([.O4];1;0)" office:value-type="float" office:value="1" calcext:value-type="float">
            <text:p>1</text:p>
          </table:table-cell>
          <table:table-cell table:formula="of:=([.I4]-[.J4])/([.G4]-1)" office:value-type="float" office:value="2.84042553191489" calcext:value-type="float">
            <text:p>2.8404255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7736304529" calcext:value-type="float">
            <text:p>7.68</text:p>
          </table:table-cell>
          <table:table-cell office:value-type="float" office:value="7.96927136265" calcext:value-type="float">
            <text:p>7.97</text:p>
          </table:table-cell>
          <table:table-cell office:value-type="float" office:value="6.06788901746" calcext:value-type="float">
            <text:p>6.07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132" calcext:value-type="float">
            <text:p>132</text:p>
          </table:table-cell>
          <table:table-cell office:value-type="float" office:value="0.50676035881" calcext:value-type="float">
            <text:p>0.51</text:p>
          </table:table-cell>
          <table:table-cell office:value-type="float" office:value="557.712302446" calcext:value-type="float">
            <text:p>557.71</text:p>
          </table:table-cell>
          <table:table-cell office:value-type="float" office:value="64.2741820812" calcext:value-type="float">
            <text:p>64.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]+[.L5])/[.M5]" office:value-type="float" office:value="8.68496563829612" calcext:value-type="float">
            <text:p>8.68</text:p>
          </table:table-cell>
          <table:table-cell table:style-name="ce1" table:formula="of:=[.E5]/[.D5]" office:value-type="float" office:value="1.03802195045851" calcext:value-type="float">
            <text:p>1.04</text:p>
          </table:table-cell>
          <table:table-cell table:formula="of:=IF([.O5];1;0)" office:value-type="float" office:value="1" calcext:value-type="float">
            <text:p>1</text:p>
          </table:table-cell>
          <table:table-cell table:formula="of:=([.I5]-[.J5])/([.G5]-1)" office:value-type="float" office:value="1.49738219895288" calcext:value-type="float">
            <text:p>1.497382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299" calcext:value-type="float">
            <text:p>299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112" calcext:value-type="float">
            <text:p>112</text:p>
          </table:table-cell>
          <table:table-cell office:value-type="float" office:value="1.42189884186" calcext:value-type="float">
            <text:p>1.42</text:p>
          </table:table-cell>
          <table:table-cell office:value-type="float" office:value="1094.00870371" calcext:value-type="float">
            <text:p>1094.01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]+[.L6])/[.M6]" office:value-type="float" office:value="24.0560377735777" calcext:value-type="float">
            <text:p>24.06</text:p>
          </table:table-cell>
          <table:table-cell table:style-name="ce1" table:formula="of:=[.E6]/[.D6]" office:value-type="float" office:value="1.00499822959627" calcext:value-type="float">
            <text:p>1.00</text:p>
          </table:table-cell>
          <table:table-cell table:formula="of:=IF([.O6];1;0)" office:value-type="float" office:value="1" calcext:value-type="float">
            <text:p>1</text:p>
          </table:table-cell>
          <table:table-cell table:formula="of:=([.I6]-[.J6])/([.G6]-1)" office:value-type="float" office:value="1.96308724832215" calcext:value-type="float">
            <text:p>1.9630872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1988525398" calcext:value-type="float">
            <text:p>6.72</text:p>
          </table:table-cell>
          <table:table-cell office:value-type="float" office:value="6.75347278334" calcext:value-type="float">
            <text:p>6.75</text:p>
          </table:table-cell>
          <table:table-cell office:value-type="float" office:value="5.19290955888" calcext:value-type="float">
            <text:p>5.19</text:p>
          </table:table-cell>
          <table:table-cell office:value-type="float" office:value="598" calcext:value-type="float">
            <text:p>598</text:p>
          </table:table-cell>
          <table:table-cell office:value-type="float" office:value="148" calcext:value-type="float">
            <text:p>148</text:p>
          </table:table-cell>
          <table:table-cell office:value-type="float" office:value="708" calcext:value-type="float">
            <text:p>708</text:p>
          </table:table-cell>
          <table:table-cell office:value-type="float" office:value="112" calcext:value-type="float">
            <text:p>112</text:p>
          </table:table-cell>
          <table:table-cell office:value-type="float" office:value="1.49709796906" calcext:value-type="float">
            <text:p>1.50</text:p>
          </table:table-cell>
          <table:table-cell office:value-type="float" office:value="1277.26579785" calcext:value-type="float">
            <text:p>1277.27</text:p>
          </table:table-cell>
          <table:table-cell office:value-type="float" office:value="45.5366179943" calcext:value-type="float">
            <text:p>4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]+[.L7])/[.M7]" office:value-type="float" office:value="28.0820788223475" calcext:value-type="float">
            <text:p>28.08</text:p>
          </table:table-cell>
          <table:table-cell table:style-name="ce1" table:formula="of:=[.E7]/[.D7]" office:value-type="float" office:value="1.00499822959627" calcext:value-type="float">
            <text:p>1.00</text:p>
          </table:table-cell>
          <table:table-cell table:formula="of:=IF([.O7];1;0)" office:value-type="float" office:value="1" calcext:value-type="float">
            <text:p>1</text:p>
          </table:table-cell>
          <table:table-cell table:formula="of:=([.I7]-[.J7])/([.G7]-1)" office:value-type="float" office:value="0.998324958123953" calcext:value-type="float">
            <text:p>0.9983249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53" calcext:value-type="float">
            <text:p>753</text:p>
          </table:table-cell>
          <table:table-cell office:value-type="float" office:value="154" calcext:value-type="float">
            <text:p>154</text:p>
          </table:table-cell>
          <table:table-cell office:value-type="float" office:value="1.2806956768" calcext:value-type="float">
            <text:p>1.28</text:p>
          </table:table-cell>
          <table:table-cell office:value-type="float" office:value="565.508865118" calcext:value-type="float">
            <text:p>565.51</text:p>
          </table:table-cell>
          <table:table-cell office:value-type="float" office:value="46.5114610195" calcext:value-type="float">
            <text:p>46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]+[.L8])/[.M8]" office:value-type="float" office:value="12.1860192815094" calcext:value-type="float">
            <text:p>12.19</text:p>
          </table:table-cell>
          <table:table-cell table:style-name="ce1" table:formula="of:=[.E8]/[.D8]" office:value-type="float" office:value="1" calcext:value-type="float">
            <text:p>1.00</text:p>
          </table:table-cell>
          <table:table-cell table:formula="of:=IF([.O8];1;0)" office:value-type="float" office:value="0" calcext:value-type="float">
            <text:p>0</text:p>
          </table:table-cell>
          <table:table-cell table:formula="of:=([.I8]-[.J8])/([.G8]-1)" office:value-type="float" office:value="6.11224489795918" calcext:value-type="float">
            <text:p>6.112244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49504210361" calcext:value-type="float">
            <text:p>7.50</text:p>
          </table:table-cell>
          <table:table-cell office:value-type="float" office:value="5.70674693564" calcext:value-type="float">
            <text:p>5.71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154" calcext:value-type="float">
            <text:p>154</text:p>
          </table:table-cell>
          <table:table-cell office:value-type="float" office:value="1.13395738602" calcext:value-type="float">
            <text:p>1.13</text:p>
          </table:table-cell>
          <table:table-cell office:value-type="float" office:value="584.021936655" calcext:value-type="float">
            <text:p>584.02</text:p>
          </table:table-cell>
          <table:table-cell office:value-type="float" office:value="46.5114610195" calcext:value-type="float">
            <text:p>46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]+[.L9])/[.M9]" office:value-type="float" office:value="12.5808968631558" calcext:value-type="float">
            <text:p>12.58</text:p>
          </table:table-cell>
          <table:table-cell table:style-name="ce1" table:formula="of:=[.E9]/[.D9]" office:value-type="float" office:value="1" calcext:value-type="float">
            <text:p>1.00</text:p>
          </table:table-cell>
          <table:table-cell table:formula="of:=IF([.O9];1;0)" office:value-type="float" office:value="0" calcext:value-type="float">
            <text:p>0</text:p>
          </table:table-cell>
          <table:table-cell table:formula="of:=([.I9]-[.J9])/([.G9]-1)" office:value-type="float" office:value="3.05027932960894" calcext:value-type="float">
            <text:p>3.0502793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917" calcext:value-type="float">
            <text:p>917</text:p>
          </table:table-cell>
          <table:table-cell office:value-type="float" office:value="453" calcext:value-type="float">
            <text:p>453</text:p>
          </table:table-cell>
          <table:table-cell office:value-type="float" office:value="2763" calcext:value-type="float">
            <text:p>2763</text:p>
          </table:table-cell>
          <table:table-cell office:value-type="float" office:value="169" calcext:value-type="float">
            <text:p>169</text:p>
          </table:table-cell>
          <table:table-cell office:value-type="float" office:value="24.4846096039" calcext:value-type="float">
            <text:p>24.48</text:p>
          </table:table-cell>
          <table:table-cell office:value-type="float" office:value="4075.18369818" calcext:value-type="float">
            <text:p>4075.18</text:p>
          </table:table-cell>
          <table:table-cell office:value-type="float" office:value="63.0135970116" calcext:value-type="float">
            <text:p>63.0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]+[.L10])/[.M10]" office:value-type="float" office:value="65.0600584986317" calcext:value-type="float">
            <text:p>65.06</text:p>
          </table:table-cell>
          <table:table-cell table:style-name="ce1" table:formula="of:=[.E10]/[.D10]" office:value-type="float" office:value="1" calcext:value-type="float">
            <text:p>1.00</text:p>
          </table:table-cell>
          <table:table-cell table:formula="of:=IF([.O10];1;0)" office:value-type="float" office:value="0" calcext:value-type="float">
            <text:p>0</text:p>
          </table:table-cell>
          <table:table-cell table:formula="of:=([.I10]-[.J10])/([.G10]-1)" office:value-type="float" office:value="2.83187772925764" calcext:value-type="float">
            <text:p>2.8318777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9689769683" calcext:value-type="float">
            <text:p>8.97</text:p>
          </table:table-cell>
          <table:table-cell office:value-type="float" office:value="6.61882191551" calcext:value-type="float">
            <text:p>6.62</text:p>
          </table:table-cell>
          <table:table-cell office:value-type="float" office:value="1798" calcext:value-type="float">
            <text:p>1798</text:p>
          </table:table-cell>
          <table:table-cell office:value-type="float" office:value="435" calcext:value-type="float">
            <text:p>435</text:p>
          </table:table-cell>
          <table:table-cell office:value-type="float" office:value="2905" calcext:value-type="float">
            <text:p>2905</text:p>
          </table:table-cell>
          <table:table-cell office:value-type="float" office:value="169" calcext:value-type="float">
            <text:p>169</text:p>
          </table:table-cell>
          <table:table-cell office:value-type="float" office:value="26.679338932" calcext:value-type="float">
            <text:p>26.68</text:p>
          </table:table-cell>
          <table:table-cell office:value-type="float" office:value="4958.58993626" calcext:value-type="float">
            <text:p>4958.59</text:p>
          </table:table-cell>
          <table:table-cell office:value-type="float" office:value="63.0135970116" calcext:value-type="float">
            <text:p>63.0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]+[.L11])/[.M11]" office:value-type="float" office:value="79.1141834717716" calcext:value-type="float">
            <text:p>79.11</text:p>
          </table:table-cell>
          <table:table-cell table:style-name="ce1" table:formula="of:=[.E11]/[.D11]" office:value-type="float" office:value="1" calcext:value-type="float">
            <text:p>1.00</text:p>
          </table:table-cell>
          <table:table-cell table:formula="of:=IF([.O11];1;0)" office:value-type="float" office:value="0" calcext:value-type="float">
            <text:p>0</text:p>
          </table:table-cell>
          <table:table-cell table:formula="of:=([.I11]-[.J11])/([.G11]-1)" office:value-type="float" office:value="1.52253756260434" calcext:value-type="float">
            <text:p>1.5225375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461" calcext:value-type="float">
            <text:p>461</text:p>
          </table:table-cell>
          <table:table-cell office:value-type="float" office:value="80" calcext:value-type="float">
            <text:p>80</text:p>
          </table:table-cell>
          <table:table-cell office:value-type="float" office:value="0.519171476364" calcext:value-type="float">
            <text:p>0.52</text:p>
          </table:table-cell>
          <table:table-cell office:value-type="float" office:value="274.942574501" calcext:value-type="float">
            <text:p>274.94</text:p>
          </table:table-cell>
          <table:table-cell office:value-type="float" office:value="19.4541831017" calcext:value-type="float">
            <text:p>19.4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]+[.L12])/[.M12]" office:value-type="float" office:value="14.1595123546099" calcext:value-type="float">
            <text:p>14.16</text:p>
          </table:table-cell>
          <table:table-cell table:style-name="ce1" table:formula="of:=[.E12]/[.D12]" office:value-type="float" office:value="1" calcext:value-type="float">
            <text:p>1.00</text:p>
          </table:table-cell>
          <table:table-cell table:formula="of:=IF([.O12];1;0)" office:value-type="float" office:value="0" calcext:value-type="float">
            <text:p>0</text:p>
          </table:table-cell>
          <table:table-cell table:formula="of:=([.I12]-[.J12])/([.G12]-1)" office:value-type="float" office:value="3.07258064516129" calcext:value-type="float">
            <text:p>3.0725806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00060802601" calcext:value-type="float">
            <text:p>6.00</text:p>
          </table:table-cell>
          <table:table-cell office:value-type="float" office:value="4.46958191657" calcext:value-type="float">
            <text:p>4.47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0.642570018768" calcext:value-type="float">
            <text:p>0.64</text:p>
          </table:table-cell>
          <table:table-cell office:value-type="float" office:value="342.479304552" calcext:value-type="float">
            <text:p>342.48</text:p>
          </table:table-cell>
          <table:table-cell office:value-type="float" office:value="19.4541831017" calcext:value-type="float">
            <text:p>19.4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]+[.L13])/[.M13]" office:value-type="float" office:value="17.6374342102694" calcext:value-type="float">
            <text:p>17.64</text:p>
          </table:table-cell>
          <table:table-cell table:style-name="ce1" table:formula="of:=[.E13]/[.D13]" office:value-type="float" office:value="1" calcext:value-type="float">
            <text:p>1.00</text:p>
          </table:table-cell>
          <table:table-cell table:formula="of:=IF([.O13];1;0)" office:value-type="float" office:value="0" calcext:value-type="float">
            <text:p>0</text:p>
          </table:table-cell>
          <table:table-cell table:formula="of:=([.I13]-[.J13])/([.G13]-1)" office:value-type="float" office:value="1.66159695817491" calcext:value-type="float">
            <text:p>1.6615969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156" calcext:value-type="float">
            <text:p>156</text:p>
          </table:table-cell>
          <table:table-cell office:value-type="float" office:value="0.684969902039" calcext:value-type="float">
            <text:p>0.68</text:p>
          </table:table-cell>
          <table:table-cell office:value-type="float" office:value="530.247999907" calcext:value-type="float">
            <text:p>530.25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]+[.L14])/[.M14]" office:value-type="float" office:value="9.20256964556011" calcext:value-type="float">
            <text:p>9.20</text:p>
          </table:table-cell>
          <table:table-cell table:style-name="ce1" table:formula="of:=[.E14]/[.D14]" office:value-type="float" office:value="1.07097282051208" calcext:value-type="float">
            <text:p>1.07</text:p>
          </table:table-cell>
          <table:table-cell table:formula="of:=IF([.O14];1;0)" office:value-type="float" office:value="1" calcext:value-type="float">
            <text:p>1</text:p>
          </table:table-cell>
          <table:table-cell table:formula="of:=([.I14]-[.J14])/([.G14]-1)" office:value-type="float" office:value="3.62765957446808" calcext:value-type="float">
            <text:p>3.6276595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80044725744" calcext:value-type="float">
            <text:p>4.80</text:p>
          </table:table-cell>
          <table:table-cell office:value-type="float" office:value="5.14114853902" calcext:value-type="float">
            <text:p>5.14</text:p>
          </table:table-cell>
          <table:table-cell office:value-type="float" office:value="4.03781470147" calcext:value-type="float">
            <text:p>4.04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504" calcext:value-type="float">
            <text:p>504</text:p>
          </table:table-cell>
          <table:table-cell office:value-type="float" office:value="156" calcext:value-type="float">
            <text:p>156</text:p>
          </table:table-cell>
          <table:table-cell office:value-type="float" office:value="0.704727172852" calcext:value-type="float">
            <text:p>0.70</text:p>
          </table:table-cell>
          <table:table-cell office:value-type="float" office:value="596.766085386" calcext:value-type="float">
            <text:p>596.77</text:p>
          </table:table-cell>
          <table:table-cell office:value-type="float" office:value="57.6939909458" calcext:value-type="float">
            <text:p>57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]+[.L15])/[.M15]" office:value-type="float" office:value="10.3558586044106" calcext:value-type="float">
            <text:p>10.36</text:p>
          </table:table-cell>
          <table:table-cell table:style-name="ce1" table:formula="of:=[.E15]/[.D15]" office:value-type="float" office:value="1.07097282051208" calcext:value-type="float">
            <text:p>1.07</text:p>
          </table:table-cell>
          <table:table-cell table:formula="of:=IF([.O15];1;0)" office:value-type="float" office:value="1" calcext:value-type="float">
            <text:p>1</text:p>
          </table:table-cell>
          <table:table-cell table:formula="of:=([.I15]-[.J15])/([.G15]-1)" office:value-type="float" office:value="1.82198952879581" calcext:value-type="float">
            <text:p>1.8219895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0.193243741989" calcext:value-type="float">
            <text:p>0.19</text:p>
          </table:table-cell>
          <table:table-cell office:value-type="float" office:value="132.00074625" calcext:value-type="float">
            <text:p>132.00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]+[.L16])/[.M16]" office:value-type="float" office:value="6.05056390668957" calcext:value-type="float">
            <text:p>6.05</text:p>
          </table:table-cell>
          <table:table-cell table:style-name="ce1" table:formula="of:=[.E16]/[.D16]" office:value-type="float" office:value="1.00613305533544" calcext:value-type="float">
            <text:p>1.01</text:p>
          </table:table-cell>
          <table:table-cell table:formula="of:=IF([.O16];1;0)" office:value-type="float" office:value="1" calcext:value-type="float">
            <text:p>1</text:p>
          </table:table-cell>
          <table:table-cell table:formula="of:=([.I16]-[.J16])/([.G16]-1)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25299762809" calcext:value-type="float">
            <text:p>5.25</text:p>
          </table:table-cell>
          <table:table-cell office:value-type="float" office:value="5.28521455322" calcext:value-type="float">
            <text:p>5.29</text:p>
          </table:table-cell>
          <table:table-cell office:value-type="float" office:value="4.23113177539" calcext:value-type="float">
            <text:p>4.23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0.238010883331" calcext:value-type="float">
            <text:p>0.24</text:p>
          </table:table-cell>
          <table:table-cell office:value-type="float" office:value="189.244554996" calcext:value-type="float">
            <text:p>189.24</text:p>
          </table:table-cell>
          <table:table-cell office:value-type="float" office:value="21.8482098579" calcext:value-type="float">
            <text:p>2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]+[.L17])/[.M17]" office:value-type="float" office:value="8.67268151998352" calcext:value-type="float">
            <text:p>8.67</text:p>
          </table:table-cell>
          <table:table-cell table:style-name="ce1" table:formula="of:=[.E17]/[.D17]" office:value-type="float" office:value="1.00613305533544" calcext:value-type="float">
            <text:p>1.01</text:p>
          </table:table-cell>
          <table:table-cell table:formula="of:=IF([.O17];1;0)" office:value-type="float" office:value="1" calcext:value-type="float">
            <text:p>1</text:p>
          </table:table-cell>
          <table:table-cell table:formula="of:=([.I17]-[.J17])/([.G17]-1)" office:value-type="float" office:value="2.05050505050505" calcext:value-type="float">
            <text:p>2.0505050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717" calcext:value-type="float">
            <text:p>717</text:p>
          </table:table-cell>
          <table:table-cell office:value-type="float" office:value="85" calcext:value-type="float">
            <text:p>85</text:p>
          </table:table-cell>
          <table:table-cell office:value-type="float" office:value="1.37527036667" calcext:value-type="float">
            <text:p>1.38</text:p>
          </table:table-cell>
          <table:table-cell office:value-type="float" office:value="688.406095266" calcext:value-type="float">
            <text:p>688.41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]+[.L18])/[.M18]" office:value-type="float" office:value="22.861031868594" calcext:value-type="float">
            <text:p>22.86</text:p>
          </table:table-cell>
          <table:table-cell table:style-name="ce1" table:formula="of:=[.E18]/[.D18]" office:value-type="float" office:value="1.04178757035633" calcext:value-type="float">
            <text:p>1.04</text:p>
          </table:table-cell>
          <table:table-cell table:formula="of:=IF([.O18];1;0)" office:value-type="float" office:value="1" calcext:value-type="float">
            <text:p>1</text:p>
          </table:table-cell>
          <table:table-cell table:formula="of:=([.I18]-[.J18])/([.G18]-1)" office:value-type="float" office:value="3.09803921568627" calcext:value-type="float">
            <text:p>3.0980392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602928138" calcext:value-type="float">
            <text:p>8.96</text:p>
          </table:table-cell>
          <table:table-cell office:value-type="float" office:value="9.33472168017" calcext:value-type="float">
            <text:p>9.33</text:p>
          </table:table-cell>
          <table:table-cell office:value-type="float" office:value="6.67479119481" calcext:value-type="float">
            <text:p>6.67</text:p>
          </table:table-cell>
          <table:table-cell office:value-type="float" office:value="404" calcext:value-type="float">
            <text:p>404</text:p>
          </table:table-cell>
          <table:table-cell office:value-type="float" office:value="95" calcext:value-type="float">
            <text:p>95</text:p>
          </table:table-cell>
          <table:table-cell office:value-type="float" office:value="758" calcext:value-type="float">
            <text:p>758</text:p>
          </table:table-cell>
          <table:table-cell office:value-type="float" office:value="85" calcext:value-type="float">
            <text:p>85</text:p>
          </table:table-cell>
          <table:table-cell office:value-type="float" office:value="1.52823472023" calcext:value-type="float">
            <text:p>1.53</text:p>
          </table:table-cell>
          <table:table-cell office:value-type="float" office:value="821.557665348" calcext:value-type="float">
            <text:p>821.56</text:p>
          </table:table-cell>
          <table:table-cell office:value-type="float" office:value="30.1728010178" calcext:value-type="float">
            <text:p>30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]+[.L19])/[.M19]" office:value-type="float" office:value="27.2790683099876" calcext:value-type="float">
            <text:p>27.28</text:p>
          </table:table-cell>
          <table:table-cell table:style-name="ce1" table:formula="of:=[.E19]/[.D19]" office:value-type="float" office:value="1.04178757035633" calcext:value-type="float">
            <text:p>1.04</text:p>
          </table:table-cell>
          <table:table-cell table:formula="of:=IF([.O19];1;0)" office:value-type="float" office:value="1" calcext:value-type="float">
            <text:p>1</text:p>
          </table:table-cell>
          <table:table-cell table:formula="of:=([.I19]-[.J19])/([.G19]-1)" office:value-type="float" office:value="1.66997518610422" calcext:value-type="float">
            <text:p>1.6699751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02" calcext:value-type="float">
            <text:p>102</text:p>
          </table:table-cell>
          <table:table-cell office:value-type="float" office:value="0.151359796524" calcext:value-type="float">
            <text:p>0.15</text:p>
          </table:table-cell>
          <table:table-cell office:value-type="float" office:value="133.348060369" calcext:value-type="float">
            <text:p>133.35</text:p>
          </table:table-cell>
          <table:table-cell office:value-type="float" office:value="27.0593039989" calcext:value-type="float">
            <text:p>27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]+[.L20])/[.M20]" office:value-type="float" office:value="4.93358662037098" calcext:value-type="float">
            <text:p>4.93</text:p>
          </table:table-cell>
          <table:table-cell table:style-name="ce1" table:formula="of:=[.E20]/[.D20]" office:value-type="float" office:value="1" calcext:value-type="float">
            <text:p>1.00</text:p>
          </table:table-cell>
          <table:table-cell table:formula="of:=IF([.O20];1;0)" office:value-type="float" office:value="0" calcext:value-type="float">
            <text:p>0</text:p>
          </table:table-cell>
          <table:table-cell table:formula="of:=([.I20]-[.J20])/([.G20]-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16890397497" calcext:value-type="float">
            <text:p>6.17</text:p>
          </table:table-cell>
          <table:table-cell office:value-type="float" office:value="5.28986611199" calcext:value-type="float">
            <text:p>5.2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0.144626617432" calcext:value-type="float">
            <text:p>0.14</text:p>
          </table:table-cell>
          <table:table-cell office:value-type="float" office:value="139.681264639" calcext:value-type="float">
            <text:p>139.68</text:p>
          </table:table-cell>
          <table:table-cell office:value-type="float" office:value="27.0593039989" calcext:value-type="float">
            <text:p>27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]+[.L21])/[.M21]" office:value-type="float" office:value="5.16738683530501" calcext:value-type="float">
            <text:p>5.17</text:p>
          </table:table-cell>
          <table:table-cell table:style-name="ce1" table:formula="of:=[.E21]/[.D21]" office:value-type="float" office:value="1" calcext:value-type="float">
            <text:p>1.00</text:p>
          </table:table-cell>
          <table:table-cell table:formula="of:=IF([.O21];1;0)" office:value-type="float" office:value="0" calcext:value-type="float">
            <text:p>0</text:p>
          </table:table-cell>
          <table:table-cell table:formula="of:=([.I21]-[.J21])/([.G21]-1)" office:value-type="float" office:value="1.47945205479452" calcext:value-type="float">
            <text:p>1.47945205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1775555791" calcext:value-type="float">
            <text:p>7.42</text:p>
          </table:table-cell>
          <table:table-cell office:value-type="float" office:value="7.70917967984" calcext:value-type="float">
            <text:p>7.71</text:p>
          </table:table-cell>
          <table:table-cell office:value-type="float" office:value="5.33084944428" calcext:value-type="float">
            <text:p>5.33</text:p>
          </table:table-cell>
          <table:table-cell office:value-type="float" office:value="1669" calcext:value-type="float">
            <text:p>1669</text:p>
          </table:table-cell>
          <table:table-cell office:value-type="float" office:value="832" calcext:value-type="float">
            <text:p>832</text:p>
          </table:table-cell>
          <table:table-cell office:value-type="float" office:value="6249" calcext:value-type="float">
            <text:p>6249</text:p>
          </table:table-cell>
          <table:table-cell office:value-type="float" office:value="190" calcext:value-type="float">
            <text:p>190</text:p>
          </table:table-cell>
          <table:table-cell office:value-type="float" office:value="555.270822525" calcext:value-type="float">
            <text:p>555.27</text:p>
          </table:table-cell>
          <table:table-cell office:value-type="float" office:value="23660.1730199" calcext:value-type="float">
            <text:p>23660.17</text:p>
          </table:table-cell>
          <table:table-cell office:value-type="float" office:value="109.116688013" calcext:value-type="float">
            <text:p>109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]+[.L22])/[.M22]" office:value-type="float" office:value="221.922460105644" calcext:value-type="float">
            <text:p>221.92</text:p>
          </table:table-cell>
          <table:table-cell table:style-name="ce1" table:formula="of:=[.E22]/[.D22]" office:value-type="float" office:value="1.03928737198939" calcext:value-type="float">
            <text:p>1.04</text:p>
          </table:table-cell>
          <table:table-cell table:formula="of:=IF([.O22];1;0)" office:value-type="float" office:value="1" calcext:value-type="float">
            <text:p>1</text:p>
          </table:table-cell>
          <table:table-cell table:formula="of:=([.I22]-[.J22])/([.G22]-1)" office:value-type="float" office:value="3.63249400479616" calcext:value-type="float">
            <text:p>3.6324940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1775555791" calcext:value-type="float">
            <text:p>7.42</text:p>
          </table:table-cell>
          <table:table-cell office:value-type="float" office:value="7.70917967984" calcext:value-type="float">
            <text:p>7.71</text:p>
          </table:table-cell>
          <table:table-cell office:value-type="float" office:value="5.33084944428" calcext:value-type="float">
            <text:p>5.33</text:p>
          </table:table-cell>
          <table:table-cell office:value-type="float" office:value="3208" calcext:value-type="float">
            <text:p>3208</text:p>
          </table:table-cell>
          <table:table-cell office:value-type="float" office:value="767" calcext:value-type="float">
            <text:p>767</text:p>
          </table:table-cell>
          <table:table-cell office:value-type="float" office:value="6708" calcext:value-type="float">
            <text:p>6708</text:p>
          </table:table-cell>
          <table:table-cell office:value-type="float" office:value="190" calcext:value-type="float">
            <text:p>190</text:p>
          </table:table-cell>
          <table:table-cell office:value-type="float" office:value="643.007394314" calcext:value-type="float">
            <text:p>643.01</text:p>
          </table:table-cell>
          <table:table-cell office:value-type="float" office:value="32452.779361" calcext:value-type="float">
            <text:p>32452.78</text:p>
          </table:table-cell>
          <table:table-cell office:value-type="float" office:value="109.116688013" calcext:value-type="float">
            <text:p>109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]+[.L23])/[.M23]" office:value-type="float" office:value="303.306371903178" calcext:value-type="float">
            <text:p>303.31</text:p>
          </table:table-cell>
          <table:table-cell table:style-name="ce1" table:formula="of:=[.E23]/[.D23]" office:value-type="float" office:value="1.03928737198939" calcext:value-type="float">
            <text:p>1.04</text:p>
          </table:table-cell>
          <table:table-cell table:formula="of:=IF([.O23];1;0)" office:value-type="float" office:value="1" calcext:value-type="float">
            <text:p>1</text:p>
          </table:table-cell>
          <table:table-cell table:formula="of:=([.I23]-[.J23])/([.G23]-1)" office:value-type="float" office:value="2.03242906142813" calcext:value-type="float">
            <text:p>2.03242906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2164537863" calcext:value-type="float">
            <text:p>5.62</text:p>
          </table:table-cell>
          <table:table-cell office:value-type="float" office:value="5.69698943318" calcext:value-type="float">
            <text:p>5.70</text:p>
          </table:table-cell>
          <table:table-cell office:value-type="float" office:value="4.67433370033" calcext:value-type="float">
            <text:p>4.67</text:p>
          </table:table-cell>
          <table:table-cell office:value-type="float" office:value="363" calcext:value-type="float">
            <text:p>363</text:p>
          </table:table-cell>
          <table:table-cell office:value-type="float" office:value="176" calcext:value-type="float">
            <text:p>176</text:p>
          </table:table-cell>
          <table:table-cell office:value-type="float" office:value="988" calcext:value-type="float">
            <text:p>988</text:p>
          </table:table-cell>
          <table:table-cell office:value-type="float" office:value="177" calcext:value-type="float">
            <text:p>177</text:p>
          </table:table-cell>
          <table:table-cell office:value-type="float" office:value="3.95469164848" calcext:value-type="float">
            <text:p>3.95</text:p>
          </table:table-cell>
          <table:table-cell office:value-type="float" office:value="4037.32073617" calcext:value-type="float">
            <text:p>4037.32</text:p>
          </table:table-cell>
          <table:table-cell office:value-type="float" office:value="121.801938772" calcext:value-type="float">
            <text:p>121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]+[.L24])/[.M24]" office:value-type="float" office:value="33.1790730801363" calcext:value-type="float">
            <text:p>33.18</text:p>
          </table:table-cell>
          <table:table-cell table:style-name="ce1" table:formula="of:=[.E24]/[.D24]" office:value-type="float" office:value="1.01340249152613" calcext:value-type="float">
            <text:p>1.01</text:p>
          </table:table-cell>
          <table:table-cell table:formula="of:=IF([.O24];1;0)" office:value-type="float" office:value="1" calcext:value-type="float">
            <text:p>1</text:p>
          </table:table-cell>
          <table:table-cell table:formula="of:=([.I24]-[.J24])/([.G24]-1)" office:value-type="float" office:value="2.24033149171271" calcext:value-type="float">
            <text:p>2.2403314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2164537863" calcext:value-type="float">
            <text:p>5.62</text:p>
          </table:table-cell>
          <table:table-cell office:value-type="float" office:value="5.69698943318" calcext:value-type="float">
            <text:p>5.70</text:p>
          </table:table-cell>
          <table:table-cell office:value-type="float" office:value="4.67433370033" calcext:value-type="float">
            <text:p>4.67</text:p>
          </table:table-cell>
          <table:table-cell office:value-type="float" office:value="668" calcext:value-type="float">
            <text:p>668</text:p>
          </table:table-cell>
          <table:table-cell office:value-type="float" office:value="148" calcext:value-type="float">
            <text:p>148</text:p>
          </table:table-cell>
          <table:table-cell office:value-type="float" office:value="1061" calcext:value-type="float">
            <text:p>1061</text:p>
          </table:table-cell>
          <table:table-cell office:value-type="float" office:value="177" calcext:value-type="float">
            <text:p>177</text:p>
          </table:table-cell>
          <table:table-cell office:value-type="float" office:value="4.1218328476" calcext:value-type="float">
            <text:p>4.12</text:p>
          </table:table-cell>
          <table:table-cell office:value-type="float" office:value="4876.45768166" calcext:value-type="float">
            <text:p>4876.46</text:p>
          </table:table-cell>
          <table:table-cell office:value-type="float" office:value="121.801938772" calcext:value-type="float">
            <text:p>121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]+[.L25])/[.M25]" office:value-type="float" office:value="40.0698015459632" calcext:value-type="float">
            <text:p>40.07</text:p>
          </table:table-cell>
          <table:table-cell table:style-name="ce1" table:formula="of:=[.E25]/[.D25]" office:value-type="float" office:value="1.01340249152613" calcext:value-type="float">
            <text:p>1.01</text:p>
          </table:table-cell>
          <table:table-cell table:formula="of:=IF([.O25];1;0)" office:value-type="float" office:value="1" calcext:value-type="float">
            <text:p>1</text:p>
          </table:table-cell>
          <table:table-cell table:formula="of:=([.I25]-[.J25])/([.G25]-1)" office:value-type="float" office:value="1.32533733133433" calcext:value-type="float">
            <text:p>1.32533733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80325302601" calcext:value-type="float">
            <text:p>7.80</text:p>
          </table:table-cell>
          <table:table-cell office:value-type="float" office:value="8.14700345601" calcext:value-type="float">
            <text:p>8.15</text:p>
          </table:table-cell>
          <table:table-cell office:value-type="float" office:value="6.29701608407" calcext:value-type="float">
            <text:p>6.30</text:p>
          </table:table-cell>
          <table:table-cell office:value-type="float" office:value="889" calcext:value-type="float">
            <text:p>889</text:p>
          </table:table-cell>
          <table:table-cell office:value-type="float" office:value="440" calcext:value-type="float">
            <text:p>440</text:p>
          </table:table-cell>
          <table:table-cell office:value-type="float" office:value="3456" calcext:value-type="float">
            <text:p>3456</text:p>
          </table:table-cell>
          <table:table-cell office:value-type="float" office:value="253" calcext:value-type="float">
            <text:p>253</text:p>
          </table:table-cell>
          <table:table-cell office:value-type="float" office:value="91.3737103939" calcext:value-type="float">
            <text:p>91.37</text:p>
          </table:table-cell>
          <table:table-cell office:value-type="float" office:value="9839.3392489" calcext:value-type="float">
            <text:p>9839.34</text:p>
          </table:table-cell>
          <table:table-cell office:value-type="float" office:value="113.548387051" calcext:value-type="float">
            <text:p>113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]+[.L26])/[.M26]" office:value-type="float" office:value="87.4579834835835" calcext:value-type="float">
            <text:p>87.46</text:p>
          </table:table-cell>
          <table:table-cell table:style-name="ce1" table:formula="of:=[.E26]/[.D26]" office:value-type="float" office:value="1.04405219577709" calcext:value-type="float">
            <text:p>1.04</text:p>
          </table:table-cell>
          <table:table-cell table:formula="of:=IF([.O26];1;0)" office:value-type="float" office:value="1" calcext:value-type="float">
            <text:p>1</text:p>
          </table:table-cell>
          <table:table-cell table:formula="of:=([.I26]-[.J26])/([.G26]-1)" office:value-type="float" office:value="3.60698198198198" calcext:value-type="float">
            <text:p>3.606981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34325660135" calcext:value-type="float">
            <text:p>8.34</text:p>
          </table:table-cell>
          <table:table-cell office:value-type="float" office:value="9.30523826968" calcext:value-type="float">
            <text:p>9.31</text:p>
          </table:table-cell>
          <table:table-cell office:value-type="float" office:value="7.00822891699" calcext:value-type="float">
            <text:p>7.01</text:p>
          </table:table-cell>
          <table:table-cell office:value-type="float" office:value="681" calcext:value-type="float">
            <text:p>681</text:p>
          </table:table-cell>
          <table:table-cell office:value-type="float" office:value="334" calcext:value-type="float">
            <text:p>334</text:p>
          </table:table-cell>
          <table:table-cell office:value-type="float" office:value="2083" calcext:value-type="float">
            <text:p>2083</text:p>
          </table:table-cell>
          <table:table-cell office:value-type="float" office:value="214" calcext:value-type="float">
            <text:p>214</text:p>
          </table:table-cell>
          <table:table-cell office:value-type="float" office:value="20.6717793941" calcext:value-type="float">
            <text:p>20.67</text:p>
          </table:table-cell>
          <table:table-cell office:value-type="float" office:value="9227.99769473" calcext:value-type="float">
            <text:p>9228.00</text:p>
          </table:table-cell>
          <table:table-cell office:value-type="float" office:value="158.615026951" calcext:value-type="float">
            <text:p>15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]+[.L27])/[.M27]" office:value-type="float" office:value="58.3089109014951" calcext:value-type="float">
            <text:p>58.31</text:p>
          </table:table-cell>
          <table:table-cell table:style-name="ce1" table:formula="of:=[.E27]/[.D27]" office:value-type="float" office:value="1.11530050126642" calcext:value-type="float">
            <text:p>1.12</text:p>
          </table:table-cell>
          <table:table-cell table:formula="of:=IF([.O27];1;0)" office:value-type="float" office:value="1" calcext:value-type="float">
            <text:p>1</text:p>
          </table:table-cell>
          <table:table-cell table:formula="of:=([.I27]-[.J27])/([.G27]-1)" office:value-type="float" office:value="2.74852941176471" calcext:value-type="float">
            <text:p>2.7485294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0.0282065868378" calcext:value-type="float">
            <text:p>0.03</text:p>
          </table:table-cell>
          <table:table-cell office:value-type="float" office:value="13.8230817318" calcext:value-type="float">
            <text:p>13.82</text:p>
          </table:table-cell>
          <table:table-cell office:value-type="float" office:value="5.72066402435" calcext:value-type="float">
            <text:p>5.7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8]+[.L28])/[.M28]" office:value-type="float" office:value="2.42127282072148" calcext:value-type="float">
            <text:p>2.42</text:p>
          </table:table-cell>
          <table:table-cell table:style-name="ce1" table:formula="of:=[.E28]/[.D28]" office:value-type="float" office:value="1" calcext:value-type="float">
            <text:p>1.00</text:p>
          </table:table-cell>
          <table:table-cell table:formula="of:=IF([.O28];1;0)" office:value-type="float" office:value="0" calcext:value-type="float">
            <text:p>0</text:p>
          </table:table-cell>
          <table:table-cell table:formula="of:=([.I28]-[.J28])/([.G28]-1)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218298983" calcext:value-type="float">
            <text:p>7.75</text:p>
          </table:table-cell>
          <table:table-cell office:value-type="float" office:value="7.55808483336" calcext:value-type="float">
            <text:p>7.5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.0239505767822" calcext:value-type="float">
            <text:p>0.02</text:p>
          </table:table-cell>
          <table:table-cell office:value-type="float" office:value="14.7039029598" calcext:value-type="float">
            <text:p>14.70</text:p>
          </table:table-cell>
          <table:table-cell office:value-type="float" office:value="5.72066402435" calcext:value-type="float">
            <text:p>5.7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9]+[.L29])/[.M29]" office:value-type="float" office:value="2.57450070024968" calcext:value-type="float">
            <text:p>2.57</text:p>
          </table:table-cell>
          <table:table-cell table:style-name="ce1" table:formula="of:=[.E29]/[.D29]" office:value-type="float" office:value="1" calcext:value-type="float">
            <text:p>1.00</text:p>
          </table:table-cell>
          <table:table-cell table:formula="of:=IF([.O29];1;0)" office:value-type="float" office:value="0" calcext:value-type="float">
            <text:p>0</text:p>
          </table:table-cell>
          <table:table-cell table:formula="of:=([.I29]-[.J29])/([.G29]-1)" office:value-type="float" office:value="0.314285714285714" calcext:value-type="float">
            <text:p>0.3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115303993225" calcext:value-type="float">
            <text:p>0.01</text:p>
          </table:table-cell>
          <table:table-cell office:value-type="float" office:value="7.783441782" calcext:value-type="float">
            <text:p>7.78</text:p>
          </table:table-cell>
          <table:table-cell office:value-type="float" office:value="2.15593600273" calcext:value-type="float">
            <text:p>2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0]+[.L30])/[.M30]" office:value-type="float" office:value="3.61558607094642" calcext:value-type="float">
            <text:p>3.62</text:p>
          </table:table-cell>
          <table:table-cell table:style-name="ce1" table:formula="of:=[.E30]/[.D30]" office:value-type="float" office:value="1" calcext:value-type="float">
            <text:p>1.00</text:p>
          </table:table-cell>
          <table:table-cell table:formula="of:=IF([.O30];1;0)" office:value-type="float" office:value="0" calcext:value-type="float">
            <text:p>0</text:p>
          </table:table-cell>
          <table:table-cell table:formula="of:=([.I30]-[.J30])/([.G30]-1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82662169855" calcext:value-type="float">
            <text:p>6.83</text:p>
          </table:table-cell>
          <table:table-cell office:value-type="float" office:value="5.89788509177" calcext:value-type="float">
            <text:p>5.9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26013755798" calcext:value-type="float">
            <text:p>0.01</text:p>
          </table:table-cell>
          <table:table-cell office:value-type="float" office:value="7.72951102257" calcext:value-type="float">
            <text:p>7.73</text:p>
          </table:table-cell>
          <table:table-cell office:value-type="float" office:value="2.15593600273" calcext:value-type="float">
            <text:p>2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1]+[.L31])/[.M31]" office:value-type="float" office:value="3.59106781850026" calcext:value-type="float">
            <text:p>3.59</text:p>
          </table:table-cell>
          <table:table-cell table:style-name="ce1" table:formula="of:=[.E31]/[.D31]" office:value-type="float" office:value="1" calcext:value-type="float">
            <text:p>1.00</text:p>
          </table:table-cell>
          <table:table-cell table:formula="of:=IF([.O31];1;0)" office:value-type="float" office:value="0" calcext:value-type="float">
            <text:p>0</text:p>
          </table:table-cell>
          <table:table-cell table:formula="of:=([.I31]-[.J31])/([.G31]-1)" office:value-type="float" office:value="0.606060606060606" calcext:value-type="float">
            <text:p>0.6060606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802683830261" calcext:value-type="float">
            <text:p>0.01</text:p>
          </table:table-cell>
          <table:table-cell office:value-type="float" office:value="4.26829862595" calcext:value-type="float">
            <text:p>4.27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32]+[.L32])/[.M32]" office:value-type="float" office:value="1.79446214385228" calcext:value-type="float">
            <text:p>1.79</text:p>
          </table:table-cell>
          <table:table-cell table:style-name="ce1" table:formula="of:=[.E32]/[.D32]" office:value-type="float" office:value="1.08040214752398" calcext:value-type="float">
            <text:p>1.08</text:p>
          </table:table-cell>
          <table:table-cell table:formula="of:=IF([.O32];1;0)" office:value-type="float" office:value="1" calcext:value-type="float">
            <text:p>1</text:p>
          </table:table-cell>
          <table:table-cell table:formula="of:=([.I32]-[.J32])/([.G32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8453010116" calcext:value-type="float">
            <text:p>3.68</text:p>
          </table:table-cell>
          <table:table-cell office:value-type="float" office:value="3.98077423391" calcext:value-type="float">
            <text:p>3.98</text:p>
          </table:table-cell>
          <table:table-cell office:value-type="float" office:value="3.54486276636" calcext:value-type="float">
            <text:p>3.5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00920057296753" calcext:value-type="float">
            <text:p>0.01</text:p>
          </table:table-cell>
          <table:table-cell office:value-type="float" office:value="4.2376601696" calcext:value-type="float">
            <text:p>4.24</text:p>
          </table:table-cell>
          <table:table-cell office:value-type="float" office:value="2.38306808472" calcext:value-type="float">
            <text:p>2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3]+[.L33])/[.M33]" office:value-type="float" office:value="1.7820979475148" calcext:value-type="float">
            <text:p>1.78</text:p>
          </table:table-cell>
          <table:table-cell table:style-name="ce1" table:formula="of:=[.E33]/[.D33]" office:value-type="float" office:value="1.08040214752398" calcext:value-type="float">
            <text:p>1.08</text:p>
          </table:table-cell>
          <table:table-cell table:formula="of:=IF([.O33];1;0)" office:value-type="float" office:value="1" calcext:value-type="float">
            <text:p>1</text:p>
          </table:table-cell>
          <table:table-cell table:formula="of:=([.I33]-[.J33])/([.G33]-1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.0514962673187" calcext:value-type="float">
            <text:p>0.05</text:p>
          </table:table-cell>
          <table:table-cell office:value-type="float" office:value="32.8963711262" calcext:value-type="float">
            <text:p>32.90</text:p>
          </table:table-cell>
          <table:table-cell office:value-type="float" office:value="9.48438692093" calcext:value-type="float">
            <text:p>9.4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4]+[.L34])/[.M34]" office:value-type="float" office:value="3.47390586953068" calcext:value-type="float">
            <text:p>3.47</text:p>
          </table:table-cell>
          <table:table-cell table:style-name="ce1" table:formula="of:=[.E34]/[.D34]" office:value-type="float" office:value="1" calcext:value-type="float">
            <text:p>1.00</text:p>
          </table:table-cell>
          <table:table-cell table:formula="of:=IF([.O34];1;0)" office:value-type="float" office:value="0" calcext:value-type="float">
            <text:p>0</text:p>
          </table:table-cell>
          <table:table-cell table:formula="of:=([.I34]-[.J34])/([.G34]-1)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.8514459182" calcext:value-type="float">
            <text:p>13.85</text:p>
          </table:table-cell>
          <table:table-cell office:value-type="float" office:value="13.0106043725" calcext:value-type="float">
            <text:p>13.0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0.0562701225281" calcext:value-type="float">
            <text:p>0.06</text:p>
          </table:table-cell>
          <table:table-cell office:value-type="float" office:value="39.3087670803" calcext:value-type="float">
            <text:p>39.31</text:p>
          </table:table-cell>
          <table:table-cell office:value-type="float" office:value="9.48438692093" calcext:value-type="float">
            <text:p>9.4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5]+[.L35])/[.M35]" office:value-type="float" office:value="4.15050941415706" calcext:value-type="float">
            <text:p>4.15</text:p>
          </table:table-cell>
          <table:table-cell table:style-name="ce1" table:formula="of:=[.E35]/[.D35]" office:value-type="float" office:value="1" calcext:value-type="float">
            <text:p>1.00</text:p>
          </table:table-cell>
          <table:table-cell table:formula="of:=IF([.O35];1;0)" office:value-type="float" office:value="0" calcext:value-type="float">
            <text:p>0</text:p>
          </table:table-cell>
          <table:table-cell table:formula="of:=([.I35]-[.J35])/([.G35]-1)" office:value-type="float" office:value="0.815384615384615" calcext:value-type="float">
            <text:p>0.815384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864887237549" calcext:value-type="float">
            <text:p>0.01</text:p>
          </table:table-cell>
          <table:table-cell office:value-type="float" office:value="4.3805103302" calcext:value-type="float">
            <text:p>4.38</text:p>
          </table:table-cell>
          <table:table-cell office:value-type="float" office:value="3.02436995506" calcext:value-type="float">
            <text:p>3.0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36]+[.L36])/[.M36]" office:value-type="float" office:value="1.45126398813482" calcext:value-type="float">
            <text:p>1.45</text:p>
          </table:table-cell>
          <table:table-cell table:style-name="ce1" table:formula="of:=[.E36]/[.D36]" office:value-type="float" office:value="1" calcext:value-type="float">
            <text:p>1.00</text:p>
          </table:table-cell>
          <table:table-cell table:formula="of:=IF([.O36];1;0)" office:value-type="float" office:value="0" calcext:value-type="float">
            <text:p>0</text:p>
          </table:table-cell>
          <table:table-cell table:formula="of:=([.I36]-[.J36])/([.G36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4725633668" calcext:value-type="float">
            <text:p>6.47</text:p>
          </table:table-cell>
          <table:table-cell office:value-type="float" office:value="6.11209561298" calcext:value-type="float">
            <text:p>6.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664091110229" calcext:value-type="float">
            <text:p>0.01</text:p>
          </table:table-cell>
          <table:table-cell office:value-type="float" office:value="4.3747587204" calcext:value-type="float">
            <text:p>4.37</text:p>
          </table:table-cell>
          <table:table-cell office:value-type="float" office:value="3.02436995506" calcext:value-type="float">
            <text:p>3.0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7]+[.L37])/[.M37]" office:value-type="float" office:value="1.44869830629413" calcext:value-type="float">
            <text:p>1.45</text:p>
          </table:table-cell>
          <table:table-cell table:style-name="ce1" table:formula="of:=[.E37]/[.D37]" office:value-type="float" office:value="1" calcext:value-type="float">
            <text:p>1.00</text:p>
          </table:table-cell>
          <table:table-cell table:formula="of:=IF([.O37];1;0)" office:value-type="float" office:value="0" calcext:value-type="float">
            <text:p>0</text:p>
          </table:table-cell>
          <table:table-cell table:formula="of:=([.I37]-[.J37])/([.G37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0.0383248329163" calcext:value-type="float">
            <text:p>0.04</text:p>
          </table:table-cell>
          <table:table-cell office:value-type="float" office:value="23.1374671459" calcext:value-type="float">
            <text:p>23.14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38]+[.L38])/[.M38]" office:value-type="float" office:value="4.18185161645992" calcext:value-type="float">
            <text:p>4.18</text:p>
          </table:table-cell>
          <table:table-cell table:style-name="ce1" table:formula="of:=[.E38]/[.D38]" office:value-type="float" office:value="1.05461271663904" calcext:value-type="float">
            <text:p>1.05</text:p>
          </table:table-cell>
          <table:table-cell table:formula="of:=IF([.O38];1;0)" office:value-type="float" office:value="1" calcext:value-type="float">
            <text:p>1</text:p>
          </table:table-cell>
          <table:table-cell table:formula="of:=([.I38]-[.J38])/([.G38]-1)" office:value-type="float" office:value="1.26315789473684" calcext:value-type="float">
            <text:p>1.2631578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06689517247" calcext:value-type="float">
            <text:p>9.07</text:p>
          </table:table-cell>
          <table:table-cell office:value-type="float" office:value="9.56206294932" calcext:value-type="float">
            <text:p>9.56</text:p>
          </table:table-cell>
          <table:table-cell office:value-type="float" office:value="7.15278660927" calcext:value-type="float">
            <text:p>7.1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.0408883094788" calcext:value-type="float">
            <text:p>0.04</text:p>
          </table:table-cell>
          <table:table-cell office:value-type="float" office:value="24.2170028687" calcext:value-type="float">
            <text:p>24.22</text:p>
          </table:table-cell>
          <table:table-cell office:value-type="float" office:value="5.54199290276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9]+[.L39])/[.M39]" office:value-type="float" office:value="4.37710614282779" calcext:value-type="float">
            <text:p>4.38</text:p>
          </table:table-cell>
          <table:table-cell table:style-name="ce1" table:formula="of:=[.E39]/[.D39]" office:value-type="float" office:value="1.05461271663904" calcext:value-type="float">
            <text:p>1.05</text:p>
          </table:table-cell>
          <table:table-cell table:formula="of:=IF([.O39];1;0)" office:value-type="float" office:value="1" calcext:value-type="float">
            <text:p>1</text:p>
          </table:table-cell>
          <table:table-cell table:formula="of:=([.I39]-[.J39])/([.G39]-1)" office:value-type="float" office:value="0.688311688311688" calcext:value-type="float">
            <text:p>0.6883116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5228509903" calcext:value-type="float">
            <text:p>0.02</text:p>
          </table:table-cell>
          <table:table-cell office:value-type="float" office:value="9.46861672401" calcext:value-type="float">
            <text:p>9.47</text:p>
          </table:table-cell>
          <table:table-cell office:value-type="float" office:value="4.57610988617" calcext:value-type="float">
            <text:p>4.5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0]+[.L40])/[.M40]" office:value-type="float" office:value="2.07246885888279" calcext:value-type="float">
            <text:p>2.07</text:p>
          </table:table-cell>
          <table:table-cell table:style-name="ce1" table:formula="of:=[.E40]/[.D40]" office:value-type="float" office:value="1" calcext:value-type="float">
            <text:p>1.00</text:p>
          </table:table-cell>
          <table:table-cell table:formula="of:=IF([.O40];1;0)" office:value-type="float" office:value="0" calcext:value-type="float">
            <text:p>0</text:p>
          </table:table-cell>
          <table:table-cell table:formula="of:=([.I40]-[.J40])/([.G40]-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0735046843" calcext:value-type="float">
            <text:p>7.71</text:p>
          </table:table-cell>
          <table:table-cell office:value-type="float" office:value="7.16967454342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.0147354602814" calcext:value-type="float">
            <text:p>0.01</text:p>
          </table:table-cell>
          <table:table-cell office:value-type="float" office:value="8.63937711716" calcext:value-type="float">
            <text:p>8.64</text:p>
          </table:table-cell>
          <table:table-cell office:value-type="float" office:value="4.57610988617" calcext:value-type="float">
            <text:p>4.5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1]+[.L41])/[.M41]" office:value-type="float" office:value="1.89115051707915" calcext:value-type="float">
            <text:p>1.89</text:p>
          </table:table-cell>
          <table:table-cell table:style-name="ce1" table:formula="of:=[.E41]/[.D41]" office:value-type="float" office:value="1" calcext:value-type="float">
            <text:p>1.00</text:p>
          </table:table-cell>
          <table:table-cell table:formula="of:=IF([.O41];1;0)" office:value-type="float" office:value="0" calcext:value-type="float">
            <text:p>0</text:p>
          </table:table-cell>
          <table:table-cell table:formula="of:=([.I41]-[.J41])/([.G41]-1)" office:value-type="float" office:value="0.714285714285714" calcext:value-type="float">
            <text:p>0.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.0280387401581" calcext:value-type="float">
            <text:p>0.03</text:p>
          </table:table-cell>
          <table:table-cell office:value-type="float" office:value="14.2349004745" calcext:value-type="float">
            <text:p>14.23</text:p>
          </table:table-cell>
          <table:table-cell office:value-type="float" office:value="5.26962685585" calcext:value-type="float">
            <text:p>5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2]+[.L42])/[.M42]" office:value-type="float" office:value="2.70663172266634" calcext:value-type="float">
            <text:p>2.71</text:p>
          </table:table-cell>
          <table:table-cell table:style-name="ce1" table:formula="of:=[.E42]/[.D42]" office:value-type="float" office:value="1" calcext:value-type="float">
            <text:p>1.00</text:p>
          </table:table-cell>
          <table:table-cell table:formula="of:=IF([.O42];1;0)" office:value-type="float" office:value="0" calcext:value-type="float">
            <text:p>0</text:p>
          </table:table-cell>
          <table:table-cell table:formula="of:=([.I42]-[.J42])/([.G42]-1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.2803540312" calcext:value-type="float">
            <text:p>11.28</text:p>
          </table:table-cell>
          <table:table-cell office:value-type="float" office:value="10.306592548" calcext:value-type="float">
            <text:p>10.3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.0316574573517" calcext:value-type="float">
            <text:p>0.03</text:p>
          </table:table-cell>
          <table:table-cell office:value-type="float" office:value="19.3819015026" calcext:value-type="float">
            <text:p>19.38</text:p>
          </table:table-cell>
          <table:table-cell office:value-type="float" office:value="5.26962685585" calcext:value-type="float">
            <text:p>5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3]+[.L43])/[.M43]" office:value-type="float" office:value="3.68404812921431" calcext:value-type="float">
            <text:p>3.68</text:p>
          </table:table-cell>
          <table:table-cell table:style-name="ce1" table:formula="of:=[.E43]/[.D43]" office:value-type="float" office:value="1" calcext:value-type="float">
            <text:p>1.00</text:p>
          </table:table-cell>
          <table:table-cell table:formula="of:=IF([.O43];1;0)" office:value-type="float" office:value="0" calcext:value-type="float">
            <text:p>0</text:p>
          </table:table-cell>
          <table:table-cell table:formula="of:=([.I43]-[.J43])/([.G43]-1)" office:value-type="float" office:value="1.05128205128205" calcext:value-type="float">
            <text:p>1.0512820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0147845745087" calcext:value-type="float">
            <text:p>0.01</text:p>
          </table:table-cell>
          <table:table-cell office:value-type="float" office:value="10.1282227039" calcext:value-type="float">
            <text:p>10.13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4]+[.L44])/[.M44]" office:value-type="float" office:value="2.04502217382287" calcext:value-type="float">
            <text:p>2.05</text:p>
          </table:table-cell>
          <table:table-cell table:style-name="ce1" table:formula="of:=[.E44]/[.D44]" office:value-type="float" office:value="1.07676964146979" calcext:value-type="float">
            <text:p>1.08</text:p>
          </table:table-cell>
          <table:table-cell table:formula="of:=IF([.O44];1;0)" office:value-type="float" office:value="1" calcext:value-type="float">
            <text:p>1</text:p>
          </table:table-cell>
          <table:table-cell table:formula="of:=([.I44]-[.J44])/([.G44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1582673235" calcext:value-type="float">
            <text:p>7.16</text:p>
          </table:table-cell>
          <table:table-cell office:value-type="float" office:value="7.70780493947" calcext:value-type="float">
            <text:p>7.71</text:p>
          </table:table-cell>
          <table:table-cell office:value-type="float" office:value="6.72842357792" calcext:value-type="float">
            <text:p>6.7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0162031650543" calcext:value-type="float">
            <text:p>0.02</text:p>
          </table:table-cell>
          <table:table-cell office:value-type="float" office:value="9.22333836555" calcext:value-type="float">
            <text:p>9.22</text:p>
          </table:table-cell>
          <table:table-cell office:value-type="float" office:value="4.95985198021" calcext:value-type="float">
            <text:p>4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5]+[.L45])/[.M45]" office:value-type="float" office:value="1.86286638542247" calcext:value-type="float">
            <text:p>1.86</text:p>
          </table:table-cell>
          <table:table-cell table:style-name="ce1" table:formula="of:=[.E45]/[.D45]" office:value-type="float" office:value="1.07676964146979" calcext:value-type="float">
            <text:p>1.08</text:p>
          </table:table-cell>
          <table:table-cell table:formula="of:=IF([.O45];1;0)" office:value-type="float" office:value="1" calcext:value-type="float">
            <text:p>1</text:p>
          </table:table-cell>
          <table:table-cell table:formula="of:=([.I45]-[.J45])/([.G45]-1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00870728492737" calcext:value-type="float">
            <text:p>0.01</text:p>
          </table:table-cell>
          <table:table-cell office:value-type="float" office:value="5.75485253334" calcext:value-type="float">
            <text:p>5.75</text:p>
          </table:table-cell>
          <table:table-cell office:value-type="float" office:value="4.75835990906" calcext:value-type="float">
            <text:p>4.7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46]+[.L46])/[.M46]" office:value-type="float" office:value="1.2112492389013" calcext:value-type="float">
            <text:p>1.21</text:p>
          </table:table-cell>
          <table:table-cell table:style-name="ce1" table:formula="of:=[.E46]/[.D46]" office:value-type="float" office:value="1" calcext:value-type="float">
            <text:p>1.00</text:p>
          </table:table-cell>
          <table:table-cell table:formula="of:=IF([.O46];1;0)" office:value-type="float" office:value="0" calcext:value-type="float">
            <text:p>0</text:p>
          </table:table-cell>
          <table:table-cell table:formula="of:=([.I46]-[.J46])/([.G46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.18262503906" calcext:value-type="float">
            <text:p>4.18</text:p>
          </table:table-cell>
          <table:table-cell office:value-type="float" office:value="4.02899592292" calcext:value-type="float">
            <text:p>4.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00826072692871" calcext:value-type="float">
            <text:p>0.01</text:p>
          </table:table-cell>
          <table:table-cell office:value-type="float" office:value="5.54880714417" calcext:value-type="float">
            <text:p>5.55</text:p>
          </table:table-cell>
          <table:table-cell office:value-type="float" office:value="4.75835990906" calcext:value-type="float">
            <text:p>4.7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7]+[.L47])/[.M47]" office:value-type="float" office:value="1.1678536254725" calcext:value-type="float">
            <text:p>1.17</text:p>
          </table:table-cell>
          <table:table-cell table:style-name="ce1" table:formula="of:=[.E47]/[.D47]" office:value-type="float" office:value="1" calcext:value-type="float">
            <text:p>1.00</text:p>
          </table:table-cell>
          <table:table-cell table:formula="of:=IF([.O47];1;0)" office:value-type="float" office:value="0" calcext:value-type="float">
            <text:p>0</text:p>
          </table:table-cell>
          <table:table-cell table:formula="of:=([.I47]-[.J47])/([.G47]-1)" office:value-type="float" office:value="0.444444444444444" calcext:value-type="float">
            <text:p>0.444444444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111" calcext:value-type="float">
            <text:p>111</text:p>
          </table:table-cell>
          <table:table-cell office:value-type="float" office:value="0.145206928253" calcext:value-type="float">
            <text:p>0.15</text:p>
          </table:table-cell>
          <table:table-cell office:value-type="float" office:value="405.195876598" calcext:value-type="float">
            <text:p>405.20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48]+[.L48])/[.M48]" office:value-type="float" office:value="4.17945159766819" calcext:value-type="float">
            <text:p>4.18</text:p>
          </table:table-cell>
          <table:table-cell table:style-name="ce1" table:formula="of:=[.E48]/[.D48]" office:value-type="float" office:value="1.00266469870301" calcext:value-type="float">
            <text:p>1.00</text:p>
          </table:table-cell>
          <table:table-cell table:formula="of:=IF([.O48];1;0)" office:value-type="float" office:value="1" calcext:value-type="float">
            <text:p>1</text:p>
          </table:table-cell>
          <table:table-cell table:formula="of:=([.I48]-[.J48])/([.G48]-1)" office:value-type="float" office:value="2.56666666666667" calcext:value-type="float">
            <text:p>2.5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69421024217" calcext:value-type="float">
            <text:p>6.69</text:p>
          </table:table-cell>
          <table:table-cell office:value-type="float" office:value="6.71204829552" calcext:value-type="float">
            <text:p>6.71</text:p>
          </table:table-cell>
          <table:table-cell office:value-type="float" office:value="6.2330799367" calcext:value-type="float">
            <text:p>6.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office:value-type="float" office:value="0.19472026825" calcext:value-type="float">
            <text:p>0.19</text:p>
          </table:table-cell>
          <table:table-cell office:value-type="float" office:value="824.337346554" calcext:value-type="float">
            <text:p>824.34</text:p>
          </table:table-cell>
          <table:table-cell office:value-type="float" office:value="96.9842751026" calcext:value-type="float">
            <text:p>96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49]+[.L49])/[.M49]" office:value-type="float" office:value="8.50170881774365" calcext:value-type="float">
            <text:p>8.50</text:p>
          </table:table-cell>
          <table:table-cell table:style-name="ce1" table:formula="of:=[.E49]/[.D49]" office:value-type="float" office:value="1.00266469870301" calcext:value-type="float">
            <text:p>1.00</text:p>
          </table:table-cell>
          <table:table-cell table:formula="of:=IF([.O49];1;0)" office:value-type="float" office:value="1" calcext:value-type="float">
            <text:p>1</text:p>
          </table:table-cell>
          <table:table-cell table:formula="of:=([.I49]-[.J49])/([.G49]-1)" office:value-type="float" office:value="1.93650793650794" calcext:value-type="float">
            <text:p>1.936507936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13546851726" calcext:value-type="float">
            <text:p>8.14</text:p>
          </table:table-cell>
          <table:table-cell office:value-type="float" office:value="7.49015110151" calcext:value-type="float">
            <text:p>7.49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0.718792200089" calcext:value-type="float">
            <text:p>0.72</text:p>
          </table:table-cell>
          <table:table-cell office:value-type="float" office:value="2069.97476792" calcext:value-type="float">
            <text:p>2069.97</text:p>
          </table:table-cell>
          <table:table-cell office:value-type="float" office:value="34.0467789173" calcext:value-type="float">
            <text:p>34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50]+[.L50])/[.M50]" office:value-type="float" office:value="60.8190738145839" calcext:value-type="float">
            <text:p>60.82</text:p>
          </table:table-cell>
          <table:table-cell table:style-name="ce1" table:formula="of:=[.E50]/[.D50]" office:value-type="float" office:value="1" calcext:value-type="float">
            <text:p>1.00</text:p>
          </table:table-cell>
          <table:table-cell table:formula="of:=IF([.O50];1;0)" office:value-type="float" office:value="0" calcext:value-type="float">
            <text:p>0</text:p>
          </table:table-cell>
          <table:table-cell table:formula="of:=([.I50]-[.J50])/([.G50]-1)" office:value-type="float" office:value="1.03214285714286" calcext:value-type="float">
            <text:p>1.032142857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13546851726" calcext:value-type="float">
            <text:p>8.14</text:p>
          </table:table-cell>
          <table:table-cell office:value-type="float" office:value="7.49015110151" calcext:value-type="float">
            <text:p>7.49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 office:value-type="float" office:value="1.14445304871" calcext:value-type="float">
            <text:p>1.14</text:p>
          </table:table-cell>
          <table:table-cell office:value-type="float" office:value="3413.74332213" calcext:value-type="float">
            <text:p>3413.74</text:p>
          </table:table-cell>
          <table:table-cell office:value-type="float" office:value="34.0467789173" calcext:value-type="float">
            <text:p>34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1]+[.L51])/[.M51]" office:value-type="float" office:value="100.299878102228" calcext:value-type="float">
            <text:p>100.30</text:p>
          </table:table-cell>
          <table:table-cell table:style-name="ce1" table:formula="of:=[.E51]/[.D51]" office:value-type="float" office:value="1" calcext:value-type="float">
            <text:p>1.00</text:p>
          </table:table-cell>
          <table:table-cell table:formula="of:=IF([.O51];1;0)" office:value-type="float" office:value="0" calcext:value-type="float">
            <text:p>0</text:p>
          </table:table-cell>
          <table:table-cell table:formula="of:=([.I51]-[.J51])/([.G51]-1)" office:value-type="float" office:value="1.13064133016627" calcext:value-type="float">
            <text:p>1.130641330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33682295339" calcext:value-type="float">
            <text:p>8.34</text:p>
          </table:table-cell>
          <table:table-cell office:value-type="float" office:value="8.58321687007" calcext:value-type="float">
            <text:p>8.58</text:p>
          </table:table-cell>
          <table:table-cell office:value-type="float" office:value="7.30453045452" calcext:value-type="float">
            <text:p>7.3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352" calcext:value-type="float">
            <text:p>352</text:p>
          </table:table-cell>
          <table:table-cell office:value-type="float" office:value="93" calcext:value-type="float">
            <text:p>93</text:p>
          </table:table-cell>
          <table:table-cell office:value-type="float" office:value="0.48397898674" calcext:value-type="float">
            <text:p>0.48</text:p>
          </table:table-cell>
          <table:table-cell office:value-type="float" office:value="1383.24736261" calcext:value-type="float">
            <text:p>1383.25</text:p>
          </table:table-cell>
          <table:table-cell office:value-type="float" office:value="87.0660731792" calcext:value-type="float">
            <text:p>87.0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2]+[.L52])/[.M52]" office:value-type="float" office:value="15.8928879076553" calcext:value-type="float">
            <text:p>15.89</text:p>
          </table:table-cell>
          <table:table-cell table:style-name="ce1" table:formula="of:=[.E52]/[.D52]" office:value-type="float" office:value="1.0295548937596" calcext:value-type="float">
            <text:p>1.03</text:p>
          </table:table-cell>
          <table:table-cell table:formula="of:=IF([.O52];1;0)" office:value-type="float" office:value="1" calcext:value-type="float">
            <text:p>1</text:p>
          </table:table-cell>
          <table:table-cell table:formula="of:=([.I52]-[.J52])/([.G52]-1)" office:value-type="float" office:value="2.35454545454545" calcext:value-type="float">
            <text:p>2.354545454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33682295339" calcext:value-type="float">
            <text:p>8.34</text:p>
          </table:table-cell>
          <table:table-cell office:value-type="float" office:value="8.622031917" calcext:value-type="float">
            <text:p>8.62</text:p>
          </table:table-cell>
          <table:table-cell office:value-type="float" office:value="7.30453045452" calcext:value-type="float">
            <text:p>7.30</text:p>
          </table:table-cell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  <table:table-cell office:value-type="float" office:value="501" calcext:value-type="float">
            <text:p>501</text:p>
          </table:table-cell>
          <table:table-cell office:value-type="float" office:value="93" calcext:value-type="float">
            <text:p>93</text:p>
          </table:table-cell>
          <table:table-cell office:value-type="float" office:value="0.90078163147" calcext:value-type="float">
            <text:p>0.90</text:p>
          </table:table-cell>
          <table:table-cell office:value-type="float" office:value="2979.35407329" calcext:value-type="float">
            <text:p>2979.35</text:p>
          </table:table-cell>
          <table:table-cell office:value-type="float" office:value="87.0660731792" calcext:value-type="float">
            <text:p>87.0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3]+[.L53])/[.M53]" office:value-type="float" office:value="34.2298066985" calcext:value-type="float">
            <text:p>34.23</text:p>
          </table:table-cell>
          <table:table-cell table:style-name="ce1" table:formula="of:=[.E53]/[.D53]" office:value-type="float" office:value="1.03421074973099" calcext:value-type="float">
            <text:p>1.03</text:p>
          </table:table-cell>
          <table:table-cell table:formula="of:=IF([.O53];1;0)" office:value-type="float" office:value="1" calcext:value-type="float">
            <text:p>1</text:p>
          </table:table-cell>
          <table:table-cell table:formula="of:=([.I53]-[.J53])/([.G53]-1)" office:value-type="float" office:value="1.89767441860465" calcext:value-type="float">
            <text:p>1.897674418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50920189186" calcext:value-type="float">
            <text:p>8.51</text:p>
          </table:table-cell>
          <table:table-cell office:value-type="float" office:value="8.55793571896" calcext:value-type="float">
            <text:p>8.56</text:p>
          </table:table-cell>
          <table:table-cell office:value-type="float" office:value="7.95665622832" calcext:value-type="float">
            <text:p>7.96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0.227377176285" calcext:value-type="float">
            <text:p>0.23</text:p>
          </table:table-cell>
          <table:table-cell office:value-type="float" office:value="1001.40353918" calcext:value-type="float">
            <text:p>1001.40</text:p>
          </table:table-cell>
          <table:table-cell office:value-type="float" office:value="52.8358490467" calcext:value-type="float">
            <text:p>52.8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4]+[.L54])/[.M54]" office:value-type="float" office:value="18.9574111976695" calcext:value-type="float">
            <text:p>18.96</text:p>
          </table:table-cell>
          <table:table-cell table:style-name="ce1" table:formula="of:=[.E54]/[.D54]" office:value-type="float" office:value="1.00572719130646" calcext:value-type="float">
            <text:p>1.01</text:p>
          </table:table-cell>
          <table:table-cell table:formula="of:=IF([.O54];1;0)" office:value-type="float" office:value="1" calcext:value-type="float">
            <text:p>1</text:p>
          </table:table-cell>
          <table:table-cell table:formula="of:=([.I54]-[.J54])/([.G54]-1)" office:value-type="float" office:value="0.78125" calcext:value-type="float">
            <text:p>0.7812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50920189186" calcext:value-type="float">
            <text:p>8.51</text:p>
          </table:table-cell>
          <table:table-cell office:value-type="float" office:value="8.55793571896" calcext:value-type="float">
            <text:p>8.56</text:p>
          </table:table-cell>
          <table:table-cell office:value-type="float" office:value="7.95665622832" calcext:value-type="float">
            <text:p>7.96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69" calcext:value-type="float">
            <text:p>69</text:p>
          </table:table-cell>
          <table:table-cell office:value-type="float" office:value="0.359246015549" calcext:value-type="float">
            <text:p>0.36</text:p>
          </table:table-cell>
          <table:table-cell office:value-type="float" office:value="1742.92958856" calcext:value-type="float">
            <text:p>1742.93</text:p>
          </table:table-cell>
          <table:table-cell office:value-type="float" office:value="52.8358490467" calcext:value-type="float">
            <text:p>52.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5]+[.L55])/[.M55]" office:value-type="float" office:value="32.9944321143531" calcext:value-type="float">
            <text:p>32.99</text:p>
          </table:table-cell>
          <table:table-cell table:style-name="ce1" table:formula="of:=[.E55]/[.D55]" office:value-type="float" office:value="1.00572719130646" calcext:value-type="float">
            <text:p>1.01</text:p>
          </table:table-cell>
          <table:table-cell table:formula="of:=IF([.O55];1;0)" office:value-type="float" office:value="1" calcext:value-type="float">
            <text:p>1</text:p>
          </table:table-cell>
          <table:table-cell table:formula="of:=([.I55]-[.J55])/([.G55]-1)" office:value-type="float" office:value="0.995215311004785" calcext:value-type="float">
            <text:p>0.9952153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29026871626" calcext:value-type="float">
            <text:p>8.29</text:p>
          </table:table-cell>
          <table:table-cell office:value-type="float" office:value="8.41561977556" calcext:value-type="float">
            <text:p>8.42</text:p>
          </table:table-cell>
          <table:table-cell office:value-type="float" office:value="7.52270407973" calcext:value-type="float">
            <text:p>7.5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0.125274419785" calcext:value-type="float">
            <text:p>0.13</text:p>
          </table:table-cell>
          <table:table-cell office:value-type="float" office:value="518.996752501" calcext:value-type="float">
            <text:p>519.00</text:p>
          </table:table-cell>
          <table:table-cell office:value-type="float" office:value="100.970760822" calcext:value-type="float">
            <text:p>100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6]+[.L56])/[.M56]" office:value-type="float" office:value="5.14131044170241" calcext:value-type="float">
            <text:p>5.14</text:p>
          </table:table-cell>
          <table:table-cell table:style-name="ce1" table:formula="of:=[.E56]/[.D56]" office:value-type="float" office:value="1.01512026492629" calcext:value-type="float">
            <text:p>1.02</text:p>
          </table:table-cell>
          <table:table-cell table:formula="of:=IF([.O56];1;0)" office:value-type="float" office:value="1" calcext:value-type="float">
            <text:p>1</text:p>
          </table:table-cell>
          <table:table-cell table:formula="of:=([.I56]-[.J56])/([.G56]-1)" office:value-type="float" office:value="1.5625" calcext:value-type="float">
            <text:p>1.562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29026871626" calcext:value-type="float">
            <text:p>8.29</text:p>
          </table:table-cell>
          <table:table-cell office:value-type="float" office:value="8.41561977556" calcext:value-type="float">
            <text:p>8.42</text:p>
          </table:table-cell>
          <table:table-cell office:value-type="float" office:value="7.52270407973" calcext:value-type="float">
            <text:p>7.5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0.164915084839" calcext:value-type="float">
            <text:p>0.16</text:p>
          </table:table-cell>
          <table:table-cell office:value-type="float" office:value="864.514095306" calcext:value-type="float">
            <text:p>864.51</text:p>
          </table:table-cell>
          <table:table-cell office:value-type="float" office:value="100.970760822" calcext:value-type="float">
            <text:p>100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7]+[.L57])/[.M57]" office:value-type="float" office:value="8.56365747223763" calcext:value-type="float">
            <text:p>8.56</text:p>
          </table:table-cell>
          <table:table-cell table:style-name="ce1" table:formula="of:=[.E57]/[.D57]" office:value-type="float" office:value="1.01512026492629" calcext:value-type="float">
            <text:p>1.02</text:p>
          </table:table-cell>
          <table:table-cell table:formula="of:=IF([.O57];1;0)" office:value-type="float" office:value="1" calcext:value-type="float">
            <text:p>1</text:p>
          </table:table-cell>
          <table:table-cell table:formula="of:=([.I57]-[.J57])/([.G57]-1)" office:value-type="float" office:value="1.35802469135802" calcext:value-type="float">
            <text:p>1.35802469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11909988188" calcext:value-type="float">
            <text:p>8.12</text:p>
          </table:table-cell>
          <table:table-cell office:value-type="float" office:value="8.13989906161" calcext:value-type="float">
            <text:p>8.14</text:p>
          </table:table-cell>
          <table:table-cell office:value-type="float" office:value="7.2536548835" calcext:value-type="float">
            <text:p>7.2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0.218110799789" calcext:value-type="float">
            <text:p>0.22</text:p>
          </table:table-cell>
          <table:table-cell office:value-type="float" office:value="637.268275499" calcext:value-type="float">
            <text:p>637.27</text:p>
          </table:table-cell>
          <table:table-cell office:value-type="float" office:value="194.207143068" calcext:value-type="float">
            <text:p>194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58]+[.L58])/[.M58]" office:value-type="float" office:value="3.28250741053113" calcext:value-type="float">
            <text:p>3.28</text:p>
          </table:table-cell>
          <table:table-cell table:style-name="ce1" table:formula="of:=[.E58]/[.D58]" office:value-type="float" office:value="1.00256175931231" calcext:value-type="float">
            <text:p>1.00</text:p>
          </table:table-cell>
          <table:table-cell table:formula="of:=IF([.O58];1;0)" office:value-type="float" office:value="1" calcext:value-type="float">
            <text:p>1</text:p>
          </table:table-cell>
          <table:table-cell table:formula="of:=([.I58]-[.J58])/([.G58]-1)" office:value-type="float" office:value="3.13333333333333" calcext:value-type="float">
            <text:p>3.1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11909988188" calcext:value-type="float">
            <text:p>8.12</text:p>
          </table:table-cell>
          <table:table-cell office:value-type="float" office:value="8.13989906161" calcext:value-type="float">
            <text:p>8.14</text:p>
          </table:table-cell>
          <table:table-cell office:value-type="float" office:value="7.2536548835" calcext:value-type="float">
            <text:p>7.2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0.336593389511" calcext:value-type="float">
            <text:p>0.34</text:p>
          </table:table-cell>
          <table:table-cell office:value-type="float" office:value="1488.31145382" calcext:value-type="float">
            <text:p>1488.31</text:p>
          </table:table-cell>
          <table:table-cell office:value-type="float" office:value="194.207143068" calcext:value-type="float">
            <text:p>194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59]+[.L59])/[.M59]" office:value-type="float" office:value="7.66525897911115" calcext:value-type="float">
            <text:p>7.67</text:p>
          </table:table-cell>
          <table:table-cell table:style-name="ce1" table:formula="of:=[.E59]/[.D59]" office:value-type="float" office:value="1.00256175931231" calcext:value-type="float">
            <text:p>1.00</text:p>
          </table:table-cell>
          <table:table-cell table:formula="of:=IF([.O59];1;0)" office:value-type="float" office:value="1" calcext:value-type="float">
            <text:p>1</text:p>
          </table:table-cell>
          <table:table-cell table:formula="of:=([.I59]-[.J59])/([.G59]-1)" office:value-type="float" office:value="2.84126984126984" calcext:value-type="float">
            <text:p>2.84126984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07937587256" calcext:value-type="float">
            <text:p>8.08</text:p>
          </table:table-cell>
          <table:table-cell office:value-type="float" office:value="8.40788548626" calcext:value-type="float">
            <text:p>8.41</text:p>
          </table:table-cell>
          <table:table-cell office:value-type="float" office:value="7.46571750266" calcext:value-type="float">
            <text:p>7.47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0.170266151428" calcext:value-type="float">
            <text:p>0.17</text:p>
          </table:table-cell>
          <table:table-cell office:value-type="float" office:value="888.801071167" calcext:value-type="float">
            <text:p>888.80</text:p>
          </table:table-cell>
          <table:table-cell office:value-type="float" office:value="38.1918699741" calcext:value-type="float">
            <text:p>38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0]+[.L60])/[.M60]" office:value-type="float" office:value="23.2764548560018" calcext:value-type="float">
            <text:p>23.28</text:p>
          </table:table-cell>
          <table:table-cell table:style-name="ce1" table:formula="of:=[.E60]/[.D60]" office:value-type="float" office:value="1.04066027114987" calcext:value-type="float">
            <text:p>1.04</text:p>
          </table:table-cell>
          <table:table-cell table:formula="of:=IF([.O60];1;0)" office:value-type="float" office:value="1" calcext:value-type="float">
            <text:p>1</text:p>
          </table:table-cell>
          <table:table-cell table:formula="of:=([.I60]-[.J60])/([.G60]-1)" office:value-type="float" office:value="0.788135593220339" calcext:value-type="float">
            <text:p>0.7881355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0.0308084487915" calcext:value-type="float">
            <text:p>0.03</text:p>
          </table:table-cell>
          <table:table-cell office:value-type="float" office:value="29.6375598907" calcext:value-type="float">
            <text:p>29.64</text:p>
          </table:table-cell>
          <table:table-cell office:value-type="float" office:value="15.6154761314" calcext:value-type="float">
            <text:p>15.6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1]+[.L61])/[.M61]" office:value-type="float" office:value="1.89993363569834" calcext:value-type="float">
            <text:p>1.90</text:p>
          </table:table-cell>
          <table:table-cell table:style-name="ce1" table:formula="of:=[.E61]/[.D61]" office:value-type="float" office:value="1" calcext:value-type="float">
            <text:p>1.00</text:p>
          </table:table-cell>
          <table:table-cell table:formula="of:=IF([.O61];1;0)" office:value-type="float" office:value="0" calcext:value-type="float">
            <text:p>0</text:p>
          </table:table-cell>
          <table:table-cell table:formula="of:=([.I61]-[.J61])/([.G61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1109960057" calcext:value-type="float">
            <text:p>9.61</text:p>
          </table:table-cell>
          <table:table-cell office:value-type="float" office:value="9.09192333637" calcext:value-type="float">
            <text:p>9.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0.0350201129913" calcext:value-type="float">
            <text:p>0.04</text:p>
          </table:table-cell>
          <table:table-cell office:value-type="float" office:value="35.8766536713" calcext:value-type="float">
            <text:p>35.88</text:p>
          </table:table-cell>
          <table:table-cell office:value-type="float" office:value="15.6154761314" calcext:value-type="float">
            <text:p>15.6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2]+[.L62])/[.M62]" office:value-type="float" office:value="2.29974888258957" calcext:value-type="float">
            <text:p>2.30</text:p>
          </table:table-cell>
          <table:table-cell table:style-name="ce1" table:formula="of:=[.E62]/[.D62]" office:value-type="float" office:value="1" calcext:value-type="float">
            <text:p>1.00</text:p>
          </table:table-cell>
          <table:table-cell table:formula="of:=IF([.O62];1;0)" office:value-type="float" office:value="0" calcext:value-type="float">
            <text:p>0</text:p>
          </table:table-cell>
          <table:table-cell table:formula="of:=([.I62]-[.J62])/([.G62]-1)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.0267271995544" calcext:value-type="float">
            <text:p>0.03</text:p>
          </table:table-cell>
          <table:table-cell office:value-type="float" office:value="20.864654541" calcext:value-type="float">
            <text:p>20.86</text:p>
          </table:table-cell>
          <table:table-cell office:value-type="float" office:value="6.63300490379" calcext:value-type="float">
            <text:p>6.6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3]+[.L63])/[.M63]" office:value-type="float" office:value="3.14961047723896" calcext:value-type="float">
            <text:p>3.15</text:p>
          </table:table-cell>
          <table:table-cell table:style-name="ce1" table:formula="of:=[.E63]/[.D63]" office:value-type="float" office:value="1" calcext:value-type="float">
            <text:p>1.00</text:p>
          </table:table-cell>
          <table:table-cell table:formula="of:=IF([.O63];1;0)" office:value-type="float" office:value="0" calcext:value-type="float">
            <text:p>0</text:p>
          </table:table-cell>
          <table:table-cell table:formula="of:=([.I63]-[.J63])/([.G63]-1)" office:value-type="float" office:value="1.28571428571429" calcext:value-type="float">
            <text:p>1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3924433395" calcext:value-type="float">
            <text:p>10.39</text:p>
          </table:table-cell>
          <table:table-cell office:value-type="float" office:value="9.85206412378" calcext:value-type="float">
            <text:p>9.8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.0331127643585" calcext:value-type="float">
            <text:p>0.03</text:p>
          </table:table-cell>
          <table:table-cell office:value-type="float" office:value="38.795589447" calcext:value-type="float">
            <text:p>38.80</text:p>
          </table:table-cell>
          <table:table-cell office:value-type="float" office:value="6.63300490379" calcext:value-type="float">
            <text:p>6.6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4]+[.L64])/[.M64]" office:value-type="float" office:value="5.85386303410877" calcext:value-type="float">
            <text:p>5.85</text:p>
          </table:table-cell>
          <table:table-cell table:style-name="ce1" table:formula="of:=[.E64]/[.D64]" office:value-type="float" office:value="1" calcext:value-type="float">
            <text:p>1.00</text:p>
          </table:table-cell>
          <table:table-cell table:formula="of:=IF([.O64];1;0)" office:value-type="float" office:value="0" calcext:value-type="float">
            <text:p>0</text:p>
          </table:table-cell>
          <table:table-cell table:formula="of:=([.I64]-[.J64])/([.G64]-1)" office:value-type="float" office:value="1.17241379310345" calcext:value-type="float">
            <text:p>1.1724137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0.103170633316" calcext:value-type="float">
            <text:p>0.10</text:p>
          </table:table-cell>
          <table:table-cell office:value-type="float" office:value="82.1968715191" calcext:value-type="float">
            <text:p>82.20</text:p>
          </table:table-cell>
          <table:table-cell office:value-type="float" office:value="17.9132730961" calcext:value-type="float">
            <text:p>17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65]+[.L65])/[.M65]" office:value-type="float" office:value="4.59436093621182" calcext:value-type="float">
            <text:p>4.59</text:p>
          </table:table-cell>
          <table:table-cell table:style-name="ce1" table:formula="of:=[.E65]/[.D65]" office:value-type="float" office:value="1" calcext:value-type="float">
            <text:p>1.00</text:p>
          </table:table-cell>
          <table:table-cell table:formula="of:=IF([.O65];1;0)" office:value-type="float" office:value="0" calcext:value-type="float">
            <text:p>0</text:p>
          </table:table-cell>
          <table:table-cell table:formula="of:=([.I65]-[.J65])/([.G65]-1)" office:value-type="float" office:value="1.72222222222222" calcext:value-type="float">
            <text:p>1.7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.2318791952" calcext:value-type="float">
            <text:p>14.23</text:p>
          </table:table-cell>
          <table:table-cell office:value-type="float" office:value="13.7508492001" calcext:value-type="float">
            <text:p>13.75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92" calcext:value-type="float">
            <text:p>92</text:p>
          </table:table-cell>
          <table:table-cell office:value-type="float" office:value="0.166027784348" calcext:value-type="float">
            <text:p>0.17</text:p>
          </table:table-cell>
          <table:table-cell office:value-type="float" office:value="163.774363279" calcext:value-type="float">
            <text:p>163.77</text:p>
          </table:table-cell>
          <table:table-cell office:value-type="float" office:value="17.9132730961" calcext:value-type="float">
            <text:p>17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6]+[.L66])/[.M66]" office:value-type="float" office:value="9.15189480916474" calcext:value-type="float">
            <text:p>9.15</text:p>
          </table:table-cell>
          <table:table-cell table:style-name="ce1" table:formula="of:=[.E66]/[.D66]" office:value-type="float" office:value="1" calcext:value-type="float">
            <text:p>1.00</text:p>
          </table:table-cell>
          <table:table-cell table:formula="of:=IF([.O66];1;0)" office:value-type="float" office:value="0" calcext:value-type="float">
            <text:p>0</text:p>
          </table:table-cell>
          <table:table-cell table:formula="of:=([.I66]-[.J66])/([.G66]-1)" office:value-type="float" office:value="1.38532110091743" calcext:value-type="float">
            <text:p>1.3853211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0151295661926" calcext:value-type="float">
            <text:p>0.02</text:p>
          </table:table-cell>
          <table:table-cell office:value-type="float" office:value="10.6610145569" calcext:value-type="float">
            <text:p>10.66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7]+[.L67])/[.M67]" office:value-type="float" office:value="2.07047753137099" calcext:value-type="float">
            <text:p>2.07</text:p>
          </table:table-cell>
          <table:table-cell table:style-name="ce1" table:formula="of:=[.E67]/[.D67]" office:value-type="float" office:value="1.00426824286833" calcext:value-type="float">
            <text:p>1.00</text:p>
          </table:table-cell>
          <table:table-cell table:formula="of:=IF([.O67];1;0)" office:value-type="float" office:value="1" calcext:value-type="float">
            <text:p>1</text:p>
          </table:table-cell>
          <table:table-cell table:formula="of:=([.I67]-[.J67])/([.G67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88368465776" calcext:value-type="float">
            <text:p>5.88</text:p>
          </table:table-cell>
          <table:table-cell office:value-type="float" office:value="5.90879765284" calcext:value-type="float">
            <text:p>5.91</text:p>
          </table:table-cell>
          <table:table-cell office:value-type="float" office:value="5.67371497786" calcext:value-type="float">
            <text:p>5.6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.0137956142426" calcext:value-type="float">
            <text:p>0.01</text:p>
          </table:table-cell>
          <table:table-cell office:value-type="float" office:value="9.72686934471" calcext:value-type="float">
            <text:p>9.73</text:p>
          </table:table-cell>
          <table:table-cell office:value-type="float" office:value="5.1563680172" calcext:value-type="float">
            <text:p>5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8]+[.L68])/[.M68]" office:value-type="float" office:value="1.88905542165742" calcext:value-type="float">
            <text:p>1.89</text:p>
          </table:table-cell>
          <table:table-cell table:style-name="ce1" table:formula="of:=[.E68]/[.D68]" office:value-type="float" office:value="1.00426824286833" calcext:value-type="float">
            <text:p>1.00</text:p>
          </table:table-cell>
          <table:table-cell table:formula="of:=IF([.O68];1;0)" office:value-type="float" office:value="1" calcext:value-type="float">
            <text:p>1</text:p>
          </table:table-cell>
          <table:table-cell table:formula="of:=([.I68]-[.J68])/([.G68]-1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0140235424042" calcext:value-type="float">
            <text:p>0.01</text:p>
          </table:table-cell>
          <table:table-cell office:value-type="float" office:value="11.9293920994" calcext:value-type="float">
            <text:p>11.93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69]+[.L69])/[.M69]" office:value-type="float" office:value="2.96413054258305" calcext:value-type="float">
            <text:p>2.96</text:p>
          </table:table-cell>
          <table:table-cell table:style-name="ce1" table:formula="of:=[.E69]/[.D69]" office:value-type="float" office:value="1.08084296747935" calcext:value-type="float">
            <text:p>1.08</text:p>
          </table:table-cell>
          <table:table-cell table:formula="of:=IF([.O69];1;0)" office:value-type="float" office:value="1" calcext:value-type="float">
            <text:p>1</text:p>
          </table:table-cell>
          <table:table-cell table:formula="of:=([.I69]-[.J69])/([.G69]-1)"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59227038042" calcext:value-type="float">
            <text:p>5.59</text:p>
          </table:table-cell>
          <table:table-cell office:value-type="float" office:value="6.04436611292" calcext:value-type="float">
            <text:p>6.04</text:p>
          </table:table-cell>
          <table:table-cell office:value-type="float" office:value="5.55119300742" calcext:value-type="float">
            <text:p>5.5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0.0154161453247" calcext:value-type="float">
            <text:p>0.02</text:p>
          </table:table-cell>
          <table:table-cell office:value-type="float" office:value="15.2441244125" calcext:value-type="float">
            <text:p>15.24</text:p>
          </table:table-cell>
          <table:table-cell office:value-type="float" office:value="4.02931499481" calcext:value-type="float">
            <text:p>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0]+[.L70])/[.M70]" office:value-type="float" office:value="3.78713021381548" calcext:value-type="float">
            <text:p>3.79</text:p>
          </table:table-cell>
          <table:table-cell table:style-name="ce1" table:formula="of:=[.E70]/[.D70]" office:value-type="float" office:value="1.08084296747935" calcext:value-type="float">
            <text:p>1.08</text:p>
          </table:table-cell>
          <table:table-cell table:formula="of:=IF([.O70];1;0)" office:value-type="float" office:value="1" calcext:value-type="float">
            <text:p>1</text:p>
          </table:table-cell>
          <table:table-cell table:formula="of:=([.I70]-[.J70])/([.G70]-1)" office:value-type="float" office:value="0.41025641025641" calcext:value-type="float">
            <text:p>0.4102564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0.0283432006836" calcext:value-type="float">
            <text:p>0.03</text:p>
          </table:table-cell>
          <table:table-cell office:value-type="float" office:value="21.352013588" calcext:value-type="float">
            <text:p>21.35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1]+[.L71])/[.M71]" office:value-type="float" office:value="2.18127711752683" calcext:value-type="float">
            <text:p>2.18</text:p>
          </table:table-cell>
          <table:table-cell table:style-name="ce1" table:formula="of:=[.E71]/[.D71]" office:value-type="float" office:value="1.09091244793992" calcext:value-type="float">
            <text:p>1.09</text:p>
          </table:table-cell>
          <table:table-cell table:formula="of:=IF([.O71];1;0)" office:value-type="float" office:value="1" calcext:value-type="float">
            <text:p>1</text:p>
          </table:table-cell>
          <table:table-cell table:formula="of:=([.I71]-[.J71])/([.G71]-1)" office:value-type="float" office:value="1.3125" calcext:value-type="float">
            <text:p>1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48264661358" calcext:value-type="float">
            <text:p>6.48</text:p>
          </table:table-cell>
          <table:table-cell office:value-type="float" office:value="7.07199988635" calcext:value-type="float">
            <text:p>7.07</text:p>
          </table:table-cell>
          <table:table-cell office:value-type="float" office:value="6.18759991695" calcext:value-type="float">
            <text:p>6.1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0.0297908782959" calcext:value-type="float">
            <text:p>0.03</text:p>
          </table:table-cell>
          <table:table-cell office:value-type="float" office:value="25.4585227966" calcext:value-type="float">
            <text:p>25.46</text:p>
          </table:table-cell>
          <table:table-cell office:value-type="float" office:value="9.80176091194" calcext:value-type="float">
            <text:p>9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2]+[.L72])/[.M72]" office:value-type="float" office:value="2.60038108497906" calcext:value-type="float">
            <text:p>2.60</text:p>
          </table:table-cell>
          <table:table-cell table:style-name="ce1" table:formula="of:=[.E72]/[.D72]" office:value-type="float" office:value="1.09091244793992" calcext:value-type="float">
            <text:p>1.09</text:p>
          </table:table-cell>
          <table:table-cell table:formula="of:=IF([.O72];1;0)" office:value-type="float" office:value="1" calcext:value-type="float">
            <text:p>1</text:p>
          </table:table-cell>
          <table:table-cell table:formula="of:=([.I72]-[.J72])/([.G72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0.0211102962494" calcext:value-type="float">
            <text:p>0.02</text:p>
          </table:table-cell>
          <table:table-cell office:value-type="float" office:value="14.1501891613" calcext:value-type="float">
            <text:p>14.15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3]+[.L73])/[.M73]" office:value-type="float" office:value="2.55959486919653" calcext:value-type="float">
            <text:p>2.56</text:p>
          </table:table-cell>
          <table:table-cell table:style-name="ce1" table:formula="of:=[.E73]/[.D73]" office:value-type="float" office:value="1.05027393195328" calcext:value-type="float">
            <text:p>1.05</text:p>
          </table:table-cell>
          <table:table-cell table:formula="of:=IF([.O73];1;0)" office:value-type="float" office:value="1" calcext:value-type="float">
            <text:p>1</text:p>
          </table:table-cell>
          <table:table-cell table:formula="of:=([.I73]-[.J73])/([.G73]-1)" office:value-type="float" office:value="2.16666666666667" calcext:value-type="float">
            <text:p>2.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.21261372528" calcext:value-type="float">
            <text:p>7.21</text:p>
          </table:table-cell>
          <table:table-cell office:value-type="float" office:value="7.57522017691" calcext:value-type="float">
            <text:p>7.58</text:p>
          </table:table-cell>
          <table:table-cell office:value-type="float" office:value="6.41691321221" calcext:value-type="float">
            <text:p>6.4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39391326904" calcext:value-type="float">
            <text:p>0.02</text:p>
          </table:table-cell>
          <table:table-cell office:value-type="float" office:value="17.0945382118" calcext:value-type="float">
            <text:p>17.09</text:p>
          </table:table-cell>
          <table:table-cell office:value-type="float" office:value="5.53654003143" calcext:value-type="float">
            <text:p>5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4]+[.L74])/[.M74]" office:value-type="float" office:value="3.09190889026571" calcext:value-type="float">
            <text:p>3.09</text:p>
          </table:table-cell>
          <table:table-cell table:style-name="ce1" table:formula="of:=[.E74]/[.D74]" office:value-type="float" office:value="1.05027393195328" calcext:value-type="float">
            <text:p>1.05</text:p>
          </table:table-cell>
          <table:table-cell table:formula="of:=IF([.O74];1;0)" office:value-type="float" office:value="1" calcext:value-type="float">
            <text:p>1</text:p>
          </table:table-cell>
          <table:table-cell table:formula="of:=([.I74]-[.J74])/([.G74]-1)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.0274703502655" calcext:value-type="float">
            <text:p>0.03</text:p>
          </table:table-cell>
          <table:table-cell office:value-type="float" office:value="19.4568696022" calcext:value-type="float">
            <text:p>19.46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5]+[.L75])/[.M75]" office:value-type="float" office:value="3.72883115685971" calcext:value-type="float">
            <text:p>3.73</text:p>
          </table:table-cell>
          <table:table-cell table:style-name="ce1" table:formula="of:=[.E75]/[.D75]" office:value-type="float" office:value="1.01035216686585" calcext:value-type="float">
            <text:p>1.01</text:p>
          </table:table-cell>
          <table:table-cell table:formula="of:=IF([.O75];1;0)" office:value-type="float" office:value="1" calcext:value-type="float">
            <text:p>1</text:p>
          </table:table-cell>
          <table:table-cell table:formula="of:=([.I75]-[.J75])/([.G75]-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.7234592949" calcext:value-type="float">
            <text:p>10.72</text:p>
          </table:table-cell>
          <table:table-cell office:value-type="float" office:value="10.8344703349" calcext:value-type="float">
            <text:p>10.83</text:p>
          </table:table-cell>
          <table:table-cell office:value-type="float" office:value="10.2788850379" calcext:value-type="float">
            <text:p>10.2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0.0355134010315" calcext:value-type="float">
            <text:p>0.04</text:p>
          </table:table-cell>
          <table:table-cell office:value-type="float" office:value="36.4894983768" calcext:value-type="float">
            <text:p>36.49</text:p>
          </table:table-cell>
          <table:table-cell office:value-type="float" office:value="5.22532105446" calcext:value-type="float">
            <text:p>5.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6]+[.L76])/[.M76]" office:value-type="float" office:value="6.99000336958359" calcext:value-type="float">
            <text:p>6.99</text:p>
          </table:table-cell>
          <table:table-cell table:style-name="ce1" table:formula="of:=[.E76]/[.D76]" office:value-type="float" office:value="1.01035216686585" calcext:value-type="float">
            <text:p>1.01</text:p>
          </table:table-cell>
          <table:table-cell table:formula="of:=IF([.O76];1;0)" office:value-type="float" office:value="1" calcext:value-type="float">
            <text:p>1</text:p>
          </table:table-cell>
          <table:table-cell table:formula="of:=([.I76]-[.J76])/([.G76]-1)" office:value-type="float" office:value="1.17073170731707" calcext:value-type="float">
            <text:p>1.1707317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0994086265564" calcext:value-type="float">
            <text:p>0.01</text:p>
          </table:table-cell>
          <table:table-cell office:value-type="float" office:value="8.28060698509" calcext:value-type="float">
            <text:p>8.28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77]+[.L77])/[.M77]" office:value-type="float" office:value="1.89103995054298" calcext:value-type="float">
            <text:p>1.89</text:p>
          </table:table-cell>
          <table:table-cell table:style-name="ce1" table:formula="of:=[.E77]/[.D77]" office:value-type="float" office:value="1.00058988857637" calcext:value-type="float">
            <text:p>1.00</text:p>
          </table:table-cell>
          <table:table-cell table:formula="of:=IF([.O77];1;0)" office:value-type="float" office:value="1" calcext:value-type="float">
            <text:p>1</text:p>
          </table:table-cell>
          <table:table-cell table:formula="of:=([.I77]-[.J77])/([.G77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04301054795" calcext:value-type="float">
            <text:p>3.04</text:p>
          </table:table-cell>
          <table:table-cell office:value-type="float" office:value="3.04480558511" calcext:value-type="float">
            <text:p>3.04</text:p>
          </table:table-cell>
          <table:table-cell office:value-type="float" office:value="2.98895077943" calcext:value-type="float">
            <text:p>2.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06897354126" calcext:value-type="float">
            <text:p>0.01</text:p>
          </table:table-cell>
          <table:table-cell office:value-type="float" office:value="8.56807804108" calcext:value-type="float">
            <text:p>8.57</text:p>
          </table:table-cell>
          <table:table-cell office:value-type="float" office:value="4.38412094116" calcext:value-type="float">
            <text:p>4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78]+[.L78])/[.M78]" office:value-type="float" office:value="1.95678173381383" calcext:value-type="float">
            <text:p>1.96</text:p>
          </table:table-cell>
          <table:table-cell table:style-name="ce1" table:formula="of:=[.E78]/[.D78]" office:value-type="float" office:value="1.00058988857637" calcext:value-type="float">
            <text:p>1.00</text:p>
          </table:table-cell>
          <table:table-cell table:formula="of:=IF([.O78];1;0)" office:value-type="float" office:value="1" calcext:value-type="float">
            <text:p>1</text:p>
          </table:table-cell>
          <table:table-cell table:formula="of:=([.I78]-[.J78])/([.G78]-1)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0.0370619297028" calcext:value-type="float">
            <text:p>0.04</text:p>
          </table:table-cell>
          <table:table-cell office:value-type="float" office:value="24.1484904289" calcext:value-type="float">
            <text:p>24.15</text:p>
          </table:table-cell>
          <table:table-cell office:value-type="float" office:value="8.21749186516" calcext:value-type="float">
            <text:p>8.2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79]+[.L79])/[.M79]" office:value-type="float" office:value="2.94317934905943" calcext:value-type="float">
            <text:p>2.94</text:p>
          </table:table-cell>
          <table:table-cell table:style-name="ce1" table:formula="of:=[.E79]/[.D79]" office:value-type="float" office:value="1" calcext:value-type="float">
            <text:p>1.00</text:p>
          </table:table-cell>
          <table:table-cell table:formula="of:=IF([.O79];1;0)" office:value-type="float" office:value="0" calcext:value-type="float">
            <text:p>0</text:p>
          </table:table-cell>
          <table:table-cell table:formula="of:=([.I79]-[.J79])/([.G79]-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62004347903" calcext:value-type="float">
            <text:p>8.62</text:p>
          </table:table-cell>
          <table:table-cell office:value-type="float" office:value="8.22359018634" calcext:value-type="float">
            <text:p>8.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.0362813472748" calcext:value-type="float">
            <text:p>0.04</text:p>
          </table:table-cell>
          <table:table-cell office:value-type="float" office:value="27.9059126377" calcext:value-type="float">
            <text:p>27.91</text:p>
          </table:table-cell>
          <table:table-cell office:value-type="float" office:value="8.21749186516" calcext:value-type="float">
            <text:p>8.2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0]+[.L80])/[.M80]" office:value-type="float" office:value="3.40033120123213" calcext:value-type="float">
            <text:p>3.40</text:p>
          </table:table-cell>
          <table:table-cell table:style-name="ce1" table:formula="of:=[.E80]/[.D80]" office:value-type="float" office:value="1" calcext:value-type="float">
            <text:p>1.00</text:p>
          </table:table-cell>
          <table:table-cell table:formula="of:=IF([.O80];1;0)" office:value-type="float" office:value="0" calcext:value-type="float">
            <text:p>0</text:p>
          </table:table-cell>
          <table:table-cell table:formula="of:=([.I80]-[.J80])/([.G80]-1)"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99787347635" calcext:value-type="float">
            <text:p>6.00</text:p>
          </table:table-cell>
          <table:table-cell office:value-type="float" office:value="6.03040538818" calcext:value-type="float">
            <text:p>6.03</text:p>
          </table:table-cell>
          <table:table-cell office:value-type="float" office:value="5.25378118769" calcext:value-type="float">
            <text:p>5.25</text:p>
          </table:table-cell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0.343826770782" calcext:value-type="float">
            <text:p>0.34</text:p>
          </table:table-cell>
          <table:table-cell office:value-type="float" office:value="1684.54993653" calcext:value-type="float">
            <text:p>1684.55</text:p>
          </table:table-cell>
          <table:table-cell office:value-type="float" office:value="38.6203529835" calcext:value-type="float">
            <text:p>3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1]+[.L81])/[.M81]" office:value-type="float" office:value="43.6270938284958" calcext:value-type="float">
            <text:p>43.63</text:p>
          </table:table-cell>
          <table:table-cell table:style-name="ce1" table:formula="of:=[.E81]/[.D81]" office:value-type="float" office:value="1.00542390764965" calcext:value-type="float">
            <text:p>1.01</text:p>
          </table:table-cell>
          <table:table-cell table:formula="of:=IF([.O81];1;0)" office:value-type="float" office:value="1" calcext:value-type="float">
            <text:p>1</text:p>
          </table:table-cell>
          <table:table-cell table:formula="of:=([.I81]-[.J81])/([.G81]-1)" office:value-type="float" office:value="0.356617647058823" calcext:value-type="float">
            <text:p>0.3566176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99787347635" calcext:value-type="float">
            <text:p>6.00</text:p>
          </table:table-cell>
          <table:table-cell office:value-type="float" office:value="6.03040538818" calcext:value-type="float">
            <text:p>6.03</text:p>
          </table:table-cell>
          <table:table-cell office:value-type="float" office:value="5.25378118769" calcext:value-type="float">
            <text:p>5.25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  <table:table-cell office:value-type="float" office:value="70" calcext:value-type="float">
            <text:p>70</text:p>
          </table:table-cell>
          <table:table-cell office:value-type="float" office:value="0.660272359848" calcext:value-type="float">
            <text:p>0.66</text:p>
          </table:table-cell>
          <table:table-cell office:value-type="float" office:value="2597.42809391" calcext:value-type="float">
            <text:p>2597.43</text:p>
          </table:table-cell>
          <table:table-cell office:value-type="float" office:value="38.6203529835" calcext:value-type="float">
            <text:p>38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82]+[.L82])/[.M82]" office:value-type="float" office:value="67.2725173532164" calcext:value-type="float">
            <text:p>67.27</text:p>
          </table:table-cell>
          <table:table-cell table:style-name="ce1" table:formula="of:=[.E82]/[.D82]" office:value-type="float" office:value="1.00542390764965" calcext:value-type="float">
            <text:p>1.01</text:p>
          </table:table-cell>
          <table:table-cell table:formula="of:=IF([.O82];1;0)" office:value-type="float" office:value="1" calcext:value-type="float">
            <text:p>1</text:p>
          </table:table-cell>
          <table:table-cell table:formula="of:=([.I82]-[.J82])/([.G82]-1)" office:value-type="float" office:value="0.600451467268623" calcext:value-type="float">
            <text:p>0.6004514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51983351177" calcext:value-type="float">
            <text:p>6.52</text:p>
          </table:table-cell>
          <table:table-cell office:value-type="float" office:value="6.74807338939" calcext:value-type="float">
            <text:p>6.75</text:p>
          </table:table-cell>
          <table:table-cell office:value-type="float" office:value="5.93096508035" calcext:value-type="float">
            <text:p>5.93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0.133925676346" calcext:value-type="float">
            <text:p>0.13</text:p>
          </table:table-cell>
          <table:table-cell office:value-type="float" office:value="843.450967789" calcext:value-type="float">
            <text:p>843.45</text:p>
          </table:table-cell>
          <table:table-cell office:value-type="float" office:value="26.4305579662" calcext:value-type="float">
            <text:p>26.4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83]+[.L83])/[.M83]" office:value-type="float" office:value="31.917029316753" calcext:value-type="float">
            <text:p>31.92</text:p>
          </table:table-cell>
          <table:table-cell table:style-name="ce1" table:formula="of:=[.E83]/[.D83]" office:value-type="float" office:value="1.03500701010355" calcext:value-type="float">
            <text:p>1.04</text:p>
          </table:table-cell>
          <table:table-cell table:formula="of:=IF([.O83];1;0)" office:value-type="float" office:value="1" calcext:value-type="float">
            <text:p>1</text:p>
          </table:table-cell>
          <table:table-cell table:formula="of:=([.I83]-[.J83])/([.G83]-1)" office:value-type="float" office:value="0.347826086956522" calcext:value-type="float">
            <text:p>0.347826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88822364807" calcext:value-type="float">
            <text:p>0.01</text:p>
          </table:table-cell>
          <table:table-cell office:value-type="float" office:value="3.22107982635" calcext:value-type="float">
            <text:p>3.22</text:p>
          </table:table-cell>
          <table:table-cell office:value-type="float" office:value="1.78743910789" calcext:value-type="float">
            <text:p>1.7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4]+[.L84])/[.M84]" office:value-type="float" office:value="1.80535831165033" calcext:value-type="float">
            <text:p>1.81</text:p>
          </table:table-cell>
          <table:table-cell table:style-name="ce1" table:formula="of:=[.E84]/[.D84]" office:value-type="float" office:value="1" calcext:value-type="float">
            <text:p>1.00</text:p>
          </table:table-cell>
          <table:table-cell table:formula="of:=IF([.O84];1;0)" office:value-type="float" office:value="0" calcext:value-type="float">
            <text:p>0</text:p>
          </table:table-cell>
          <table:table-cell table:formula="of:=([.I84]-[.J84])/([.G84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9665023542" calcext:value-type="float">
            <text:p>10.97</text:p>
          </table:table-cell>
          <table:table-cell office:value-type="float" office:value="6.13422142624" calcext:value-type="float">
            <text:p>6.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99503517151" calcext:value-type="float">
            <text:p>0.01</text:p>
          </table:table-cell>
          <table:table-cell office:value-type="float" office:value="4.54337763786" calcext:value-type="float">
            <text:p>4.54</text:p>
          </table:table-cell>
          <table:table-cell office:value-type="float" office:value="1.78743910789" calcext:value-type="float">
            <text:p>1.7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5]+[.L85])/[.M85]" office:value-type="float" office:value="2.54519029652532" calcext:value-type="float">
            <text:p>2.55</text:p>
          </table:table-cell>
          <table:table-cell table:style-name="ce1" table:formula="of:=[.E85]/[.D85]" office:value-type="float" office:value="1" calcext:value-type="float">
            <text:p>1.00</text:p>
          </table:table-cell>
          <table:table-cell table:formula="of:=IF([.O85];1;0)" office:value-type="float" office:value="0" calcext:value-type="float">
            <text:p>0</text:p>
          </table:table-cell>
          <table:table-cell table:formula="of:=([.I85]-[.J85])/([.G85]-1)"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45499610901" calcext:value-type="float">
            <text:p>0.00</text:p>
          </table:table-cell>
          <table:table-cell office:value-type="float" office:value="1.89316010475" calcext:value-type="float">
            <text:p>1.89</text:p>
          </table:table-cell>
          <table:table-cell office:value-type="float" office:value="1.71421194077" calcext:value-type="float">
            <text:p>1.7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6]+[.L86])/[.M86]" office:value-type="float" office:value="1.10582306409995" calcext:value-type="float">
            <text:p>1.11</text:p>
          </table:table-cell>
          <table:table-cell table:style-name="ce1" table:formula="of:=[.E86]/[.D86]" office:value-type="float" office:value="1" calcext:value-type="float">
            <text:p>1.00</text:p>
          </table:table-cell>
          <table:table-cell table:formula="of:=IF([.O86];1;0)" office:value-type="float" office:value="0" calcext:value-type="float">
            <text:p>0</text:p>
          </table:table-cell>
          <table:table-cell table:formula="of:=([.I86]-[.J86])/([.G86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1085287215" calcext:value-type="float">
            <text:p>2.11</text:p>
          </table:table-cell>
          <table:table-cell office:value-type="float" office:value="1.79144777458" calcext:value-type="float">
            <text:p>1.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22730636597" calcext:value-type="float">
            <text:p>0.00</text:p>
          </table:table-cell>
          <table:table-cell office:value-type="float" office:value="1.64976525307" calcext:value-type="float">
            <text:p>1.65</text:p>
          </table:table-cell>
          <table:table-cell office:value-type="float" office:value="1.71421194077" calcext:value-type="float">
            <text:p>1.7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7]+[.L87])/[.M87]" office:value-type="float" office:value="0.963703798897771" calcext:value-type="float">
            <text:p>0.96</text:p>
          </table:table-cell>
          <table:table-cell table:style-name="ce1" table:formula="of:=[.E87]/[.D87]" office:value-type="float" office:value="1" calcext:value-type="float">
            <text:p>1.00</text:p>
          </table:table-cell>
          <table:table-cell table:formula="of:=IF([.O87];1;0)" office:value-type="float" office:value="0" calcext:value-type="float">
            <text:p>0</text:p>
          </table:table-cell>
          <table:table-cell table:formula="of:=([.I87]-[.J87])/([.G87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53486633301" calcext:value-type="float">
            <text:p>0.00</text:p>
          </table:table-cell>
          <table:table-cell office:value-type="float" office:value="1.21329045296" calcext:value-type="float">
            <text:p>1.21</text:p>
          </table:table-cell>
          <table:table-cell office:value-type="float" office:value="0.535291910172" calcext:value-type="float">
            <text:p>0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88]+[.L88])/[.M88]" office:value-type="float" office:value="2.27133139169307" calcext:value-type="float">
            <text:p>2.27</text:p>
          </table:table-cell>
          <table:table-cell table:style-name="ce1" table:formula="of:=[.E88]/[.D88]" office:value-type="float" office:value="1" calcext:value-type="float">
            <text:p>1.00</text:p>
          </table:table-cell>
          <table:table-cell table:formula="of:=IF([.O88];1;0)" office:value-type="float" office:value="0" calcext:value-type="float">
            <text:p>0</text:p>
          </table:table-cell>
          <table:table-cell table:formula="of:=([.I88]-[.J88])/([.G88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852168481" calcext:value-type="float">
            <text:p>10.59</text:p>
          </table:table-cell>
          <table:table-cell office:value-type="float" office:value="6.31841945633" calcext:value-type="float">
            <text:p>6.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278639793396" calcext:value-type="float">
            <text:p>0.00</text:p>
          </table:table-cell>
          <table:table-cell office:value-type="float" office:value="0.972170114517" calcext:value-type="float">
            <text:p>0.97</text:p>
          </table:table-cell>
          <table:table-cell office:value-type="float" office:value="0.535291910172" calcext:value-type="float">
            <text:p>0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9]+[.L89])/[.M89]" office:value-type="float" office:value="1.82135484195471" calcext:value-type="float">
            <text:p>1.82</text:p>
          </table:table-cell>
          <table:table-cell table:style-name="ce1" table:formula="of:=[.E89]/[.D89]" office:value-type="float" office:value="1" calcext:value-type="float">
            <text:p>1.00</text:p>
          </table:table-cell>
          <table:table-cell table:formula="of:=IF([.O89];1;0)" office:value-type="float" office:value="0" calcext:value-type="float">
            <text:p>0</text:p>
          </table:table-cell>
          <table:table-cell table:formula="of:=([.I89]-[.J89])/([.G89]-1)"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22923469543" calcext:value-type="float">
            <text:p>0.01</text:p>
          </table:table-cell>
          <table:table-cell office:value-type="float" office:value="3.4251935482" calcext:value-type="float">
            <text:p>3.43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0]+[.L90])/[.M90]" office:value-type="float" office:value="2.77019200610995" calcext:value-type="float">
            <text:p>2.77</text:p>
          </table:table-cell>
          <table:table-cell table:style-name="ce1" table:formula="of:=[.E90]/[.D90]" office:value-type="float" office:value="1.57586885217703" calcext:value-type="float">
            <text:p>1.58</text:p>
          </table:table-cell>
          <table:table-cell table:formula="of:=IF([.O90];1;0)" office:value-type="float" office:value="1" calcext:value-type="float">
            <text:p>1</text:p>
          </table:table-cell>
          <table:table-cell table:formula="of:=([.I90]-[.J90])/([.G90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27792435256" calcext:value-type="float">
            <text:p>7.28</text:p>
          </table:table-cell>
          <table:table-cell office:value-type="float" office:value="11.4690542957" calcext:value-type="float">
            <text:p>11.47</text:p>
          </table:table-cell>
          <table:table-cell office:value-type="float" office:value="4.91373223563" calcext:value-type="float">
            <text:p>4.9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056791305542" calcext:value-type="float">
            <text:p>0.01</text:p>
          </table:table-cell>
          <table:table-cell office:value-type="float" office:value="3.56793045998" calcext:value-type="float">
            <text:p>3.57</text:p>
          </table:table-cell>
          <table:table-cell office:value-type="float" office:value="1.23833394051" calcext:value-type="float">
            <text:p>1.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1]+[.L91])/[.M91]" office:value-type="float" office:value="2.88582059622983" calcext:value-type="float">
            <text:p>2.89</text:p>
          </table:table-cell>
          <table:table-cell table:style-name="ce1" table:formula="of:=[.E91]/[.D91]" office:value-type="float" office:value="1.57586885217703" calcext:value-type="float">
            <text:p>1.58</text:p>
          </table:table-cell>
          <table:table-cell table:formula="of:=IF([.O91];1;0)" office:value-type="float" office:value="1" calcext:value-type="float">
            <text:p>1</text:p>
          </table:table-cell>
          <table:table-cell table:formula="of:=([.I91]-[.J91])/([.G91]-1)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534129142761" calcext:value-type="float">
            <text:p>0.01</text:p>
          </table:table-cell>
          <table:table-cell office:value-type="float" office:value="3.42209553719" calcext:value-type="float">
            <text:p>3.42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2]+[.L92])/[.M92]" office:value-type="float" office:value="2.5415587478573" calcext:value-type="float">
            <text:p>2.54</text:p>
          </table:table-cell>
          <table:table-cell table:style-name="ce1" table:formula="of:=[.E92]/[.D92]" office:value-type="float" office:value="1.02633106206437" calcext:value-type="float">
            <text:p>1.03</text:p>
          </table:table-cell>
          <table:table-cell table:formula="of:=IF([.O92];1;0)" office:value-type="float" office:value="1" calcext:value-type="float">
            <text:p>1</text:p>
          </table:table-cell>
          <table:table-cell table:formula="of:=([.I92]-[.J92])/([.G92]-1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7907366937" calcext:value-type="float">
            <text:p>6.98</text:p>
          </table:table-cell>
          <table:table-cell office:value-type="float" office:value="7.16284009131" calcext:value-type="float">
            <text:p>7.16</text:p>
          </table:table-cell>
          <table:table-cell office:value-type="float" office:value="5.18515592659" calcext:value-type="float">
            <text:p>5.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00609135627747" calcext:value-type="float">
            <text:p>0.01</text:p>
          </table:table-cell>
          <table:table-cell office:value-type="float" office:value="5.152364254" calcext:value-type="float">
            <text:p>5.15</text:p>
          </table:table-cell>
          <table:table-cell office:value-type="float" office:value="1.34855699539" calcext:value-type="float">
            <text:p>1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3]+[.L93])/[.M93]" office:value-type="float" office:value="3.82516692131774" calcext:value-type="float">
            <text:p>3.83</text:p>
          </table:table-cell>
          <table:table-cell table:style-name="ce1" table:formula="of:=[.E93]/[.D93]" office:value-type="float" office:value="1.02633106206437" calcext:value-type="float">
            <text:p>1.03</text:p>
          </table:table-cell>
          <table:table-cell table:formula="of:=IF([.O93];1;0)" office:value-type="float" office:value="1" calcext:value-type="float">
            <text:p>1</text:p>
          </table:table-cell>
          <table:table-cell table:formula="of:=([.I93]-[.J93])/([.G93]-1)"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292468070984" calcext:value-type="float">
            <text:p>0.00</text:p>
          </table:table-cell>
          <table:table-cell office:value-type="float" office:value="1.76701784134" calcext:value-type="float">
            <text:p>1.77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4]+[.L94])/[.M94]" office:value-type="float" office:value="1.32355499090134" calcext:value-type="float">
            <text:p>1.32</text:p>
          </table:table-cell>
          <table:table-cell table:style-name="ce1" table:formula="of:=[.E94]/[.D94]" office:value-type="float" office:value="1.04422118408786" calcext:value-type="float">
            <text:p>1.04</text:p>
          </table:table-cell>
          <table:table-cell table:formula="of:=IF([.O94];1;0)" office:value-type="float" office:value="1" calcext:value-type="float">
            <text:p>1</text:p>
          </table:table-cell>
          <table:table-cell table:formula="of:=([.I94]-[.J94])/([.G94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0036606487" calcext:value-type="float">
            <text:p>8.40</text:p>
          </table:table-cell>
          <table:table-cell office:value-type="float" office:value="8.77184019903" calcext:value-type="float">
            <text:p>8.77</text:p>
          </table:table-cell>
          <table:table-cell office:value-type="float" office:value="6.03266950502" calcext:value-type="float">
            <text:p>6.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341439247131" calcext:value-type="float">
            <text:p>0.00</text:p>
          </table:table-cell>
          <table:table-cell office:value-type="float" office:value="2.10762906075" calcext:value-type="float">
            <text:p>2.11</text:p>
          </table:table-cell>
          <table:table-cell office:value-type="float" office:value="1.33726406097" calcext:value-type="float">
            <text:p>1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5]+[.L95])/[.M95]" office:value-type="float" office:value="1.57862872026191" calcext:value-type="float">
            <text:p>1.58</text:p>
          </table:table-cell>
          <table:table-cell table:style-name="ce1" table:formula="of:=[.E95]/[.D95]" office:value-type="float" office:value="1.04422118408786" calcext:value-type="float">
            <text:p>1.04</text:p>
          </table:table-cell>
          <table:table-cell table:formula="of:=IF([.O95];1;0)" office:value-type="float" office:value="1" calcext:value-type="float">
            <text:p>1</text:p>
          </table:table-cell>
          <table:table-cell table:formula="of:=([.I95]-[.J95])/([.G95]-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88018989563" calcext:value-type="float">
            <text:p>0.00</text:p>
          </table:table-cell>
          <table:table-cell office:value-type="float" office:value="2.7978541851" calcext:value-type="float">
            <text:p>2.80</text:p>
          </table:table-cell>
          <table:table-cell office:value-type="float" office:value="1.42075610161" calcext:value-type="float">
            <text:p>1.4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96]+[.L96])/[.M96]" office:value-type="float" office:value="1.97270620328118" calcext:value-type="float">
            <text:p>1.97</text:p>
          </table:table-cell>
          <table:table-cell table:style-name="ce1" table:formula="of:=[.E96]/[.D96]" office:value-type="float" office:value="1" calcext:value-type="float">
            <text:p>1.00</text:p>
          </table:table-cell>
          <table:table-cell table:formula="of:=IF([.O96];1;0)" office:value-type="float" office:value="0" calcext:value-type="float">
            <text:p>0</text:p>
          </table:table-cell>
          <table:table-cell table:formula="of:=([.I96]-[.J96])/([.G96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63687249055" calcext:value-type="float">
            <text:p>3.64</text:p>
          </table:table-cell>
          <table:table-cell office:value-type="float" office:value="2.94085478927" calcext:value-type="float">
            <text:p>2.9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62579727173" calcext:value-type="float">
            <text:p>0.00</text:p>
          </table:table-cell>
          <table:table-cell office:value-type="float" office:value="3.36698508263" calcext:value-type="float">
            <text:p>3.37</text:p>
          </table:table-cell>
          <table:table-cell office:value-type="float" office:value="1.42075610161" calcext:value-type="float">
            <text:p>1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7]+[.L97])/[.M97]" office:value-type="float" office:value="2.37311025874253" calcext:value-type="float">
            <text:p>2.37</text:p>
          </table:table-cell>
          <table:table-cell table:style-name="ce1" table:formula="of:=[.E97]/[.D97]" office:value-type="float" office:value="1" calcext:value-type="float">
            <text:p>1.00</text:p>
          </table:table-cell>
          <table:table-cell table:formula="of:=IF([.O97];1;0)" office:value-type="float" office:value="0" calcext:value-type="float">
            <text:p>0</text:p>
          </table:table-cell>
          <table:table-cell table:formula="of:=([.I97]-[.J97])/([.G97]-1)" office:value-type="float" office:value="0.352941176470588" calcext:value-type="float">
            <text:p>0.352941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6443023682" calcext:value-type="float">
            <text:p>0.00</text:p>
          </table:table-cell>
          <table:table-cell office:value-type="float" office:value="1.99037909508" calcext:value-type="float">
            <text:p>1.99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98]+[.L98])/[.M98]" office:value-type="float" office:value="1.70062922589094" calcext:value-type="float">
            <text:p>1.70</text:p>
          </table:table-cell>
          <table:table-cell table:style-name="ce1" table:formula="of:=[.E98]/[.D98]" office:value-type="float" office:value="1.03178669281018" calcext:value-type="float">
            <text:p>1.03</text:p>
          </table:table-cell>
          <table:table-cell table:formula="of:=IF([.O98];1;0)" office:value-type="float" office:value="1" calcext:value-type="float">
            <text:p>1</text:p>
          </table:table-cell>
          <table:table-cell table:formula="of:=([.I98]-[.J98])/([.G98]-1)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8480986523" calcext:value-type="float">
            <text:p>3.68</text:p>
          </table:table-cell>
          <table:table-cell office:value-type="float" office:value="3.80193778448" calcext:value-type="float">
            <text:p>3.80</text:p>
          </table:table-cell>
          <table:table-cell office:value-type="float" office:value="3.49023913258" calcext:value-type="float">
            <text:p>3.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252318382263" calcext:value-type="float">
            <text:p>0.00</text:p>
          </table:table-cell>
          <table:table-cell office:value-type="float" office:value="1.6434481144" calcext:value-type="float">
            <text:p>1.64</text:p>
          </table:table-cell>
          <table:table-cell office:value-type="float" office:value="1.17188596725" calcext:value-type="float">
            <text:p>1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99]+[.L99])/[.M99]" office:value-type="float" office:value="1.40454902970222" calcext:value-type="float">
            <text:p>1.40</text:p>
          </table:table-cell>
          <table:table-cell table:style-name="ce1" table:formula="of:=[.E99]/[.D99]" office:value-type="float" office:value="1.03178669281018" calcext:value-type="float">
            <text:p>1.03</text:p>
          </table:table-cell>
          <table:table-cell table:formula="of:=IF([.O99];1;0)" office:value-type="float" office:value="1" calcext:value-type="float">
            <text:p>1</text:p>
          </table:table-cell>
          <table:table-cell table:formula="of:=([.I99]-[.J99])/([.G99]-1)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8708000183" calcext:value-type="float">
            <text:p>0.00</text:p>
          </table:table-cell>
          <table:table-cell office:value-type="float" office:value="1.91614317894" calcext:value-type="float">
            <text:p>1.92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0]+[.L100])/[.M100]" office:value-type="float" office:value="1.52138659393001" calcext:value-type="float">
            <text:p>1.52</text:p>
          </table:table-cell>
          <table:table-cell table:style-name="ce1" table:formula="of:=[.E100]/[.D100]" office:value-type="float" office:value="1.03217063209074" calcext:value-type="float">
            <text:p>1.03</text:p>
          </table:table-cell>
          <table:table-cell table:formula="of:=IF([.O100];1;0)" office:value-type="float" office:value="1" calcext:value-type="float">
            <text:p>1</text:p>
          </table:table-cell>
          <table:table-cell table:formula="of:=([.I100]-[.J100])/([.G100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4706357148" calcext:value-type="float">
            <text:p>1.45</text:p>
          </table:table-cell>
          <table:table-cell office:value-type="float" office:value="1.49361652125" calcext:value-type="float">
            <text:p>1.49</text:p>
          </table:table-cell>
          <table:table-cell office:value-type="float" office:value="1.26414490284" calcext:value-type="float">
            <text:p>1.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253295898438" calcext:value-type="float">
            <text:p>0.00</text:p>
          </table:table-cell>
          <table:table-cell office:value-type="float" office:value="2.09117126465" calcext:value-type="float">
            <text:p>2.09</text:p>
          </table:table-cell>
          <table:table-cell office:value-type="float" office:value="1.2611720562" calcext:value-type="float">
            <text:p>1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1]+[.L101])/[.M101]" office:value-type="float" office:value="1.6601257642378" calcext:value-type="float">
            <text:p>1.66</text:p>
          </table:table-cell>
          <table:table-cell table:style-name="ce1" table:formula="of:=[.E101]/[.D101]" office:value-type="float" office:value="1.03217063209074" calcext:value-type="float">
            <text:p>1.03</text:p>
          </table:table-cell>
          <table:table-cell table:formula="of:=IF([.O101];1;0)" office:value-type="float" office:value="1" calcext:value-type="float">
            <text:p>1</text:p>
          </table:table-cell>
          <table:table-cell table:formula="of:=([.I101]-[.J101])/([.G10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190401077271" calcext:value-type="float">
            <text:p>0.00</text:p>
          </table:table-cell>
          <table:table-cell office:value-type="float" office:value="1.01907896996" calcext:value-type="float">
            <text:p>1.02</text:p>
          </table:table-cell>
          <table:table-cell office:value-type="float" office:value="0.821620941162" calcext:value-type="float">
            <text:p>0.82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02]+[.L102])/[.M102]" office:value-type="float" office:value="1.24264478859163" calcext:value-type="float">
            <text:p>1.24</text:p>
          </table:table-cell>
          <table:table-cell table:style-name="ce1" table:formula="of:=[.E102]/[.D102]" office:value-type="float" office:value="1" calcext:value-type="float">
            <text:p>1.00</text:p>
          </table:table-cell>
          <table:table-cell table:formula="of:=IF([.O102];1;0)" office:value-type="float" office:value="0" calcext:value-type="float">
            <text:p>0</text:p>
          </table:table-cell>
          <table:table-cell table:formula="of:=([.I102]-[.J102])/([.G102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.3119969915" calcext:value-type="float">
            <text:p>17.31</text:p>
          </table:table-cell>
          <table:table-cell office:value-type="float" office:value="10.8581953158" calcext:value-type="float">
            <text:p>10.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256776809692" calcext:value-type="float">
            <text:p>0.00</text:p>
          </table:table-cell>
          <table:table-cell office:value-type="float" office:value="0.795279741287" calcext:value-type="float">
            <text:p>0.80</text:p>
          </table:table-cell>
          <table:table-cell office:value-type="float" office:value="0.821620941162" calcext:value-type="float">
            <text:p>0.8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3]+[.L103])/[.M103]" office:value-type="float" office:value="0.971065207096039" calcext:value-type="float">
            <text:p>0.97</text:p>
          </table:table-cell>
          <table:table-cell table:style-name="ce1" table:formula="of:=[.E103]/[.D103]" office:value-type="float" office:value="1" calcext:value-type="float">
            <text:p>1.00</text:p>
          </table:table-cell>
          <table:table-cell table:formula="of:=IF([.O103];1;0)" office:value-type="float" office:value="0" calcext:value-type="float">
            <text:p>0</text:p>
          </table:table-cell>
          <table:table-cell table:formula="of:=([.I103]-[.J103])/([.G103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.0366368293762" calcext:value-type="float">
            <text:p>0.04</text:p>
          </table:table-cell>
          <table:table-cell office:value-type="float" office:value="17.8759953976" calcext:value-type="float">
            <text:p>17.88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4]+[.L104])/[.M104]" office:value-type="float" office:value="4.31716242009189" calcext:value-type="float">
            <text:p>4.32</text:p>
          </table:table-cell>
          <table:table-cell table:style-name="ce1" table:formula="of:=[.E104]/[.D104]" office:value-type="float" office:value="1.00771529062569" calcext:value-type="float">
            <text:p>1.01</text:p>
          </table:table-cell>
          <table:table-cell table:formula="of:=IF([.O104];1;0)" office:value-type="float" office:value="1" calcext:value-type="float">
            <text:p>1</text:p>
          </table:table-cell>
          <table:table-cell table:formula="of:=([.I104]-[.J104])/([.G104]-1)" office:value-type="float" office:value="1.13157894736842" calcext:value-type="float">
            <text:p>1.1315789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0279397421" calcext:value-type="float">
            <text:p>6.50</text:p>
          </table:table-cell>
          <table:table-cell office:value-type="float" office:value="6.5529649196" calcext:value-type="float">
            <text:p>6.55</text:p>
          </table:table-cell>
          <table:table-cell office:value-type="float" office:value="4.87699172156" calcext:value-type="float">
            <text:p>4.8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0.0384697914124" calcext:value-type="float">
            <text:p>0.04</text:p>
          </table:table-cell>
          <table:table-cell office:value-type="float" office:value="22.5283429623" calcext:value-type="float">
            <text:p>22.53</text:p>
          </table:table-cell>
          <table:table-cell office:value-type="float" office:value="4.14916801453" calcext:value-type="float">
            <text:p>4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5]+[.L105])/[.M105]" office:value-type="float" office:value="5.43887658313318" calcext:value-type="float">
            <text:p>5.44</text:p>
          </table:table-cell>
          <table:table-cell table:style-name="ce1" table:formula="of:=[.E105]/[.D105]" office:value-type="float" office:value="1.00771529062569" calcext:value-type="float">
            <text:p>1.01</text:p>
          </table:table-cell>
          <table:table-cell table:formula="of:=IF([.O105];1;0)" office:value-type="float" office:value="1" calcext:value-type="float">
            <text:p>1</text:p>
          </table:table-cell>
          <table:table-cell table:formula="of:=([.I105]-[.J105])/([.G105]-1)" office:value-type="float" office:value="0.623529411764706" calcext:value-type="float">
            <text:p>0.6235294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0.0238687992096" calcext:value-type="float">
            <text:p>0.02</text:p>
          </table:table-cell>
          <table:table-cell office:value-type="float" office:value="12.9265296459" calcext:value-type="float">
            <text:p>12.93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6]+[.L106])/[.M106]" office:value-type="float" office:value="1.93436888018825" calcext:value-type="float">
            <text:p>1.93</text:p>
          </table:table-cell>
          <table:table-cell table:style-name="ce1" table:formula="of:=[.E106]/[.D106]" office:value-type="float" office:value="1.20093895818739" calcext:value-type="float">
            <text:p>1.20</text:p>
          </table:table-cell>
          <table:table-cell table:formula="of:=IF([.O106];1;0)" office:value-type="float" office:value="1" calcext:value-type="float">
            <text:p>1</text:p>
          </table:table-cell>
          <table:table-cell table:formula="of:=([.I106]-[.J106])/([.G106]-1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68304762967" calcext:value-type="float">
            <text:p>7.68</text:p>
          </table:table-cell>
          <table:table-cell office:value-type="float" office:value="9.22687121608" calcext:value-type="float">
            <text:p>9.23</text:p>
          </table:table-cell>
          <table:table-cell office:value-type="float" office:value="6.01217129226" calcext:value-type="float">
            <text:p>6.0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0.0231063365936" calcext:value-type="float">
            <text:p>0.02</text:p>
          </table:table-cell>
          <table:table-cell office:value-type="float" office:value="13.6645321846" calcext:value-type="float">
            <text:p>13.66</text:p>
          </table:table-cell>
          <table:table-cell office:value-type="float" office:value="6.69489598274" calcext:value-type="float">
            <text:p>6.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7]+[.L107])/[.M107]" office:value-type="float" office:value="2.0444886009404" calcext:value-type="float">
            <text:p>2.04</text:p>
          </table:table-cell>
          <table:table-cell table:style-name="ce1" table:formula="of:=[.E107]/[.D107]" office:value-type="float" office:value="1.20093895818739" calcext:value-type="float">
            <text:p>1.20</text:p>
          </table:table-cell>
          <table:table-cell table:formula="of:=IF([.O107];1;0)" office:value-type="float" office:value="1" calcext:value-type="float">
            <text:p>1</text:p>
          </table:table-cell>
          <table:table-cell table:formula="of:=([.I107]-[.J107])/([.G107]-1)" office:value-type="float" office:value="0.560975609756098" calcext:value-type="float">
            <text:p>0.5609756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.0244228839874" calcext:value-type="float">
            <text:p>0.02</text:p>
          </table:table-cell>
          <table:table-cell office:value-type="float" office:value="12.6166880131" calcext:value-type="float">
            <text:p>12.62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08]+[.L108])/[.M108]" office:value-type="float" office:value="3.76531714661323" calcext:value-type="float">
            <text:p>3.77</text:p>
          </table:table-cell>
          <table:table-cell table:style-name="ce1" table:formula="of:=[.E108]/[.D108]" office:value-type="float" office:value="1.02333363247095" calcext:value-type="float">
            <text:p>1.02</text:p>
          </table:table-cell>
          <table:table-cell table:formula="of:=IF([.O108];1;0)" office:value-type="float" office:value="1" calcext:value-type="float">
            <text:p>1</text:p>
          </table:table-cell>
          <table:table-cell table:formula="of:=([.I108]-[.J108])/([.G108]-1)" office:value-type="float" office:value="1.68181818181818" calcext:value-type="float">
            <text:p>1.68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307781999" calcext:value-type="float">
            <text:p>6.90</text:p>
          </table:table-cell>
          <table:table-cell office:value-type="float" office:value="7.06415170076" calcext:value-type="float">
            <text:p>7.06</text:p>
          </table:table-cell>
          <table:table-cell office:value-type="float" office:value="4.78806274431" calcext:value-type="float">
            <text:p>4.7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0.0262298583984" calcext:value-type="float">
            <text:p>0.03</text:p>
          </table:table-cell>
          <table:table-cell office:value-type="float" office:value="12.3036077023" calcext:value-type="float">
            <text:p>12.30</text:p>
          </table:table-cell>
          <table:table-cell office:value-type="float" office:value="3.3572499752" calcext:value-type="float">
            <text:p>3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09]+[.L109])/[.M109]" office:value-type="float" office:value="3.67260038775155" calcext:value-type="float">
            <text:p>3.67</text:p>
          </table:table-cell>
          <table:table-cell table:style-name="ce1" table:formula="of:=[.E109]/[.D109]" office:value-type="float" office:value="1.02333363247095" calcext:value-type="float">
            <text:p>1.02</text:p>
          </table:table-cell>
          <table:table-cell table:formula="of:=IF([.O109];1;0)" office:value-type="float" office:value="1" calcext:value-type="float">
            <text:p>1</text:p>
          </table:table-cell>
          <table:table-cell table:formula="of:=([.I109]-[.J109])/([.G109]-1)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0.0422039031982" calcext:value-type="float">
            <text:p>0.04</text:p>
          </table:table-cell>
          <table:table-cell office:value-type="float" office:value="19.8095872402" calcext:value-type="float">
            <text:p>19.81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0]+[.L110])/[.M110]" office:value-type="float" office:value="3.69491628239747" calcext:value-type="float">
            <text:p>3.69</text:p>
          </table:table-cell>
          <table:table-cell table:style-name="ce1" table:formula="of:=[.E110]/[.D110]" office:value-type="float" office:value="1.10103897588166" calcext:value-type="float">
            <text:p>1.10</text:p>
          </table:table-cell>
          <table:table-cell table:formula="of:=IF([.O110];1;0)" office:value-type="float" office:value="1" calcext:value-type="float">
            <text:p>1</text:p>
          </table:table-cell>
          <table:table-cell table:formula="of:=([.I110]-[.J110])/([.G110]-1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75031334618" calcext:value-type="float">
            <text:p>7.75</text:p>
          </table:table-cell>
          <table:table-cell office:value-type="float" office:value="8.53339706944" calcext:value-type="float">
            <text:p>8.53</text:p>
          </table:table-cell>
          <table:table-cell office:value-type="float" office:value="5.63375151906" calcext:value-type="float">
            <text:p>5.6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0435042381287" calcext:value-type="float">
            <text:p>0.04</text:p>
          </table:table-cell>
          <table:table-cell office:value-type="float" office:value="23.4531753063" calcext:value-type="float">
            <text:p>23.45</text:p>
          </table:table-cell>
          <table:table-cell office:value-type="float" office:value="5.37273097038" calcext:value-type="float">
            <text:p>5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1]+[.L111])/[.M111]" office:value-type="float" office:value="4.37332144005841" calcext:value-type="float">
            <text:p>4.37</text:p>
          </table:table-cell>
          <table:table-cell table:style-name="ce1" table:formula="of:=[.E111]/[.D111]" office:value-type="float" office:value="1.10103897588166" calcext:value-type="float">
            <text:p>1.10</text:p>
          </table:table-cell>
          <table:table-cell table:formula="of:=IF([.O111];1;0)" office:value-type="float" office:value="1" calcext:value-type="float">
            <text:p>1</text:p>
          </table:table-cell>
          <table:table-cell table:formula="of:=([.I111]-[.J111])/([.G111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0.0969424247742" calcext:value-type="float">
            <text:p>0.10</text:p>
          </table:table-cell>
          <table:table-cell office:value-type="float" office:value="40.7559328079" calcext:value-type="float">
            <text:p>40.76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2]+[.L112])/[.M112]" office:value-type="float" office:value="6.78931826953059" calcext:value-type="float">
            <text:p>6.79</text:p>
          </table:table-cell>
          <table:table-cell table:style-name="ce1" table:formula="of:=[.E112]/[.D112]" office:value-type="float" office:value="1.01154816795258" calcext:value-type="float">
            <text:p>1.01</text:p>
          </table:table-cell>
          <table:table-cell table:formula="of:=IF([.O112];1;0)" office:value-type="float" office:value="1" calcext:value-type="float">
            <text:p>1</text:p>
          </table:table-cell>
          <table:table-cell table:formula="of:=([.I112]-[.J112])/([.G112]-1)" office:value-type="float" office:value="1.1078431372549" calcext:value-type="float">
            <text:p>1.1078431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60514315132" calcext:value-type="float">
            <text:p>9.61</text:p>
          </table:table-cell>
          <table:table-cell office:value-type="float" office:value="9.71606495764" calcext:value-type="float">
            <text:p>9.72</text:p>
          </table:table-cell>
          <table:table-cell office:value-type="float" office:value="7.72926414946" calcext:value-type="float">
            <text:p>7.73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0.103114366531" calcext:value-type="float">
            <text:p>0.10</text:p>
          </table:table-cell>
          <table:table-cell office:value-type="float" office:value="40.7091741562" calcext:value-type="float">
            <text:p>40.71</text:p>
          </table:table-cell>
          <table:table-cell office:value-type="float" office:value="6.01722788811" calcext:value-type="float">
            <text:p>6.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3]+[.L113])/[.M113]" office:value-type="float" office:value="6.78257318513327" calcext:value-type="float">
            <text:p>6.78</text:p>
          </table:table-cell>
          <table:table-cell table:style-name="ce1" table:formula="of:=[.E113]/[.D113]" office:value-type="float" office:value="1.01154816795258" calcext:value-type="float">
            <text:p>1.01</text:p>
          </table:table-cell>
          <table:table-cell table:formula="of:=IF([.O113];1;0)" office:value-type="float" office:value="1" calcext:value-type="float">
            <text:p>1</text:p>
          </table:table-cell>
          <table:table-cell table:formula="of:=([.I113]-[.J113])/([.G113]-1)" office:value-type="float" office:value="0.595121951219512" calcext:value-type="float">
            <text:p>0.5951219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0.0525138378143" calcext:value-type="float">
            <text:p>0.05</text:p>
          </table:table-cell>
          <table:table-cell office:value-type="float" office:value="31.8313105106" calcext:value-type="float">
            <text:p>31.83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4]+[.L114])/[.M114]" office:value-type="float" office:value="5.34385989855224" calcext:value-type="float">
            <text:p>5.34</text:p>
          </table:table-cell>
          <table:table-cell table:style-name="ce1" table:formula="of:=[.E114]/[.D114]" office:value-type="float" office:value="1.26969810685223" calcext:value-type="float">
            <text:p>1.27</text:p>
          </table:table-cell>
          <table:table-cell table:formula="of:=IF([.O114];1;0)" office:value-type="float" office:value="1" calcext:value-type="float">
            <text:p>1</text:p>
          </table:table-cell>
          <table:table-cell table:formula="of:=([.I114]-[.J114])/([.G114]-1)" office:value-type="float" office:value="0.763157894736842" calcext:value-type="float">
            <text:p>0.763157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29733396584" calcext:value-type="float">
            <text:p>9.30</text:p>
          </table:table-cell>
          <table:table-cell office:value-type="float" office:value="11.8048073352" calcext:value-type="float">
            <text:p>11.80</text:p>
          </table:table-cell>
          <table:table-cell office:value-type="float" office:value="5.79829081718" calcext:value-type="float">
            <text:p>5.80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0.0561590194702" calcext:value-type="float">
            <text:p>0.06</text:p>
          </table:table-cell>
          <table:table-cell office:value-type="float" office:value="34.705296278" calcext:value-type="float">
            <text:p>34.71</text:p>
          </table:table-cell>
          <table:table-cell office:value-type="float" office:value="5.96644091606" calcext:value-type="float">
            <text:p>5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5]+[.L115])/[.M115]" office:value-type="float" office:value="5.82616266322223" calcext:value-type="float">
            <text:p>5.83</text:p>
          </table:table-cell>
          <table:table-cell table:style-name="ce1" table:formula="of:=[.E115]/[.D115]" office:value-type="float" office:value="1.26969810685223" calcext:value-type="float">
            <text:p>1.27</text:p>
          </table:table-cell>
          <table:table-cell table:formula="of:=IF([.O115];1;0)" office:value-type="float" office:value="1" calcext:value-type="float">
            <text:p>1</text:p>
          </table:table-cell>
          <table:table-cell table:formula="of:=([.I115]-[.J115])/([.G115]-1)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0214595794678" calcext:value-type="float">
            <text:p>0.02</text:p>
          </table:table-cell>
          <table:table-cell office:value-type="float" office:value="11.3761231899" calcext:value-type="float">
            <text:p>11.3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16]+[.L116])/[.M116]" office:value-type="float" office:value="2.5644137681011" calcext:value-type="float">
            <text:p>2.56</text:p>
          </table:table-cell>
          <table:table-cell table:style-name="ce1" table:formula="of:=[.E116]/[.D116]" office:value-type="float" office:value="1.21849983089925" calcext:value-type="float">
            <text:p>1.22</text:p>
          </table:table-cell>
          <table:table-cell table:formula="of:=IF([.O116];1;0)" office:value-type="float" office:value="1" calcext:value-type="float">
            <text:p>1</text:p>
          </table:table-cell>
          <table:table-cell table:formula="of:=([.I116]-[.J116])/([.G116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45855721756" calcext:value-type="float">
            <text:p>6.46</text:p>
          </table:table-cell>
          <table:table-cell office:value-type="float" office:value="7.86975087745" calcext:value-type="float">
            <text:p>7.87</text:p>
          </table:table-cell>
          <table:table-cell office:value-type="float" office:value="5.24352679229" calcext:value-type="float">
            <text:p>5.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.0228607654572" calcext:value-type="float">
            <text:p>0.02</text:p>
          </table:table-cell>
          <table:table-cell office:value-type="float" office:value="13.879953146" calcext:value-type="float">
            <text:p>13.88</text:p>
          </table:table-cell>
          <table:table-cell office:value-type="float" office:value="4.44451785088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17]+[.L117])/[.M117]" office:value-type="float" office:value="3.12808146528301" calcext:value-type="float">
            <text:p>3.13</text:p>
          </table:table-cell>
          <table:table-cell table:style-name="ce1" table:formula="of:=[.E117]/[.D117]" office:value-type="float" office:value="1.21849983089925" calcext:value-type="float">
            <text:p>1.22</text:p>
          </table:table-cell>
          <table:table-cell table:formula="of:=IF([.O117];1;0)" office:value-type="float" office:value="1" calcext:value-type="float">
            <text:p>1</text:p>
          </table:table-cell>
          <table:table-cell table:formula="of:=([.I117]-[.J117])/([.G117]-1)" office:value-type="float" office:value="0.609756097560976" calcext:value-type="float">
            <text:p>0.6097560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0184898376465" calcext:value-type="float">
            <text:p>0.02</text:p>
          </table:table-cell>
          <table:table-cell office:value-type="float" office:value="12.7427978516" calcext:value-type="float">
            <text:p>12.74</text:p>
          </table:table-cell>
          <table:table-cell office:value-type="float" office:value="3.99784016609" calcext:value-type="float">
            <text:p>4.0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18]+[.L118])/[.M118]" office:value-type="float" office:value="3.19204549433686" calcext:value-type="float">
            <text:p>3.19</text:p>
          </table:table-cell>
          <table:table-cell table:style-name="ce1" table:formula="of:=[.E118]/[.D118]" office:value-type="float" office:value="1" calcext:value-type="float">
            <text:p>1.00</text:p>
          </table:table-cell>
          <table:table-cell table:formula="of:=IF([.O118];1;0)" office:value-type="float" office:value="0" calcext:value-type="float">
            <text:p>0</text:p>
          </table:table-cell>
          <table:table-cell table:formula="of:=([.I118]-[.J118])/([.G118]-1)" office:value-type="float" office:value="0.566666666666667" calcext:value-type="float">
            <text:p>0.5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0162657707" calcext:value-type="float">
            <text:p>7.60</text:p>
          </table:table-cell>
          <table:table-cell office:value-type="float" office:value="5.83423840256" calcext:value-type="float">
            <text:p>5.83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0207462310791" calcext:value-type="float">
            <text:p>0.02</text:p>
          </table:table-cell>
          <table:table-cell office:value-type="float" office:value="14.4163367748" calcext:value-type="float">
            <text:p>14.42</text:p>
          </table:table-cell>
          <table:table-cell office:value-type="float" office:value="3.99784016609" calcext:value-type="float">
            <text:p>4.0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9]+[.L119])/[.M119]" office:value-type="float" office:value="3.61122066067963" calcext:value-type="float">
            <text:p>3.61</text:p>
          </table:table-cell>
          <table:table-cell table:style-name="ce1" table:formula="of:=[.E119]/[.D119]" office:value-type="float" office:value="1" calcext:value-type="float">
            <text:p>1.00</text:p>
          </table:table-cell>
          <table:table-cell table:formula="of:=IF([.O119];1;0)" office:value-type="float" office:value="0" calcext:value-type="float">
            <text:p>0</text:p>
          </table:table-cell>
          <table:table-cell table:formula="of:=([.I119]-[.J119])/([.G119]-1)" office:value-type="float" office:value="0.377049180327869" calcext:value-type="float">
            <text:p>0.3770491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0118980407715" calcext:value-type="float">
            <text:p>0.01</text:p>
          </table:table-cell>
          <table:table-cell office:value-type="float" office:value="10.6885640621" calcext:value-type="float">
            <text:p>10.69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0]+[.L120])/[.M120]" office:value-type="float" office:value="3.63454332015471" calcext:value-type="float">
            <text:p>3.63</text:p>
          </table:table-cell>
          <table:table-cell table:style-name="ce1" table:formula="of:=[.E120]/[.D120]" office:value-type="float" office:value="1.20461736717408" calcext:value-type="float">
            <text:p>1.20</text:p>
          </table:table-cell>
          <table:table-cell table:formula="of:=IF([.O120];1;0)" office:value-type="float" office:value="1" calcext:value-type="float">
            <text:p>1</text:p>
          </table:table-cell>
          <table:table-cell table:formula="of:=([.I120]-[.J120])/([.G120]-1)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25591786859" calcext:value-type="float">
            <text:p>4.26</text:p>
          </table:table-cell>
          <table:table-cell office:value-type="float" office:value="5.12675257777" calcext:value-type="float">
            <text:p>5.13</text:p>
          </table:table-cell>
          <table:table-cell office:value-type="float" office:value="3.32461949149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.0121564865112" calcext:value-type="float">
            <text:p>0.01</text:p>
          </table:table-cell>
          <table:table-cell office:value-type="float" office:value="11.6107404232" calcext:value-type="float">
            <text:p>11.61</text:p>
          </table:table-cell>
          <table:table-cell office:value-type="float" office:value="2.94410085678" calcext:value-type="float">
            <text:p>2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1]+[.L121])/[.M121]" office:value-type="float" office:value="3.94785962680073" calcext:value-type="float">
            <text:p>3.95</text:p>
          </table:table-cell>
          <table:table-cell table:style-name="ce1" table:formula="of:=[.E121]/[.D121]" office:value-type="float" office:value="1.20461736717408" calcext:value-type="float">
            <text:p>1.20</text:p>
          </table:table-cell>
          <table:table-cell table:formula="of:=IF([.O121];1;0)" office:value-type="float" office:value="1" calcext:value-type="float">
            <text:p>1</text:p>
          </table:table-cell>
          <table:table-cell table:formula="of:=([.I121]-[.J121])/([.G121]-1)" office:value-type="float" office:value="0.486486486486487" calcext:value-type="float">
            <text:p>0.4864864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0.0493068695068" calcext:value-type="float">
            <text:p>0.05</text:p>
          </table:table-cell>
          <table:table-cell office:value-type="float" office:value="30.184980154" calcext:value-type="float">
            <text:p>30.18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2]+[.L122])/[.M122]" office:value-type="float" office:value="5.85212793905654" calcext:value-type="float">
            <text:p>5.85</text:p>
          </table:table-cell>
          <table:table-cell table:style-name="ce1" table:formula="of:=[.E122]/[.D122]" office:value-type="float" office:value="1.03954690769107" calcext:value-type="float">
            <text:p>1.04</text:p>
          </table:table-cell>
          <table:table-cell table:formula="of:=IF([.O122];1;0)" office:value-type="float" office:value="1" calcext:value-type="float">
            <text:p>1</text:p>
          </table:table-cell>
          <table:table-cell table:formula="of:=([.I122]-[.J122])/([.G122]-1)" office:value-type="float" office:value="1.18333333333333" calcext:value-type="float">
            <text:p>1.18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9426028169" calcext:value-type="float">
            <text:p>10.94</text:p>
          </table:table-cell>
          <table:table-cell office:value-type="float" office:value="11.3753489204" calcext:value-type="float">
            <text:p>11.38</text:p>
          </table:table-cell>
          <table:table-cell office:value-type="float" office:value="6.95039097497" calcext:value-type="float">
            <text:p>6.9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0.0576281547546" calcext:value-type="float">
            <text:p>0.06</text:p>
          </table:table-cell>
          <table:table-cell office:value-type="float" office:value="30.1562211514" calcext:value-type="float">
            <text:p>30.16</text:p>
          </table:table-cell>
          <table:table-cell office:value-type="float" office:value="5.1663749218" calcext:value-type="float">
            <text:p>5.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3]+[.L123])/[.M123]" office:value-type="float" office:value="5.84817202844967" calcext:value-type="float">
            <text:p>5.85</text:p>
          </table:table-cell>
          <table:table-cell table:style-name="ce1" table:formula="of:=[.E123]/[.D123]" office:value-type="float" office:value="1.03954690769107" calcext:value-type="float">
            <text:p>1.04</text:p>
          </table:table-cell>
          <table:table-cell table:formula="of:=IF([.O123];1;0)" office:value-type="float" office:value="1" calcext:value-type="float">
            <text:p>1</text:p>
          </table:table-cell>
          <table:table-cell table:formula="of:=([.I123]-[.J123])/([.G123]-1)" office:value-type="float" office:value="0.723577235772358" calcext:value-type="float">
            <text:p>0.7235772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552" calcext:value-type="float">
            <text:p>552</text:p>
          </table:table-cell>
          <table:table-cell office:value-type="float" office:value="146" calcext:value-type="float">
            <text:p>146</text:p>
          </table:table-cell>
          <table:table-cell office:value-type="float" office:value="0.723167419434" calcext:value-type="float">
            <text:p>0.72</text:p>
          </table:table-cell>
          <table:table-cell office:value-type="float" office:value="180.618804455" calcext:value-type="float">
            <text:p>180.62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4]+[.L124])/[.M124]" office:value-type="float" office:value="6.5103703467667" calcext:value-type="float">
            <text:p>6.51</text:p>
          </table:table-cell>
          <table:table-cell table:style-name="ce1" table:formula="of:=[.E124]/[.D124]" office:value-type="float" office:value="1.00131476091689" calcext:value-type="float">
            <text:p>1.00</text:p>
          </table:table-cell>
          <table:table-cell table:formula="of:=IF([.O124];1;0)" office:value-type="float" office:value="1" calcext:value-type="float">
            <text:p>1</text:p>
          </table:table-cell>
          <table:table-cell table:formula="of:=([.I124]-[.J124])/([.G124]-1)" office:value-type="float" office:value="2.70666666666667" calcext:value-type="float">
            <text:p>2.70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55929652194" calcext:value-type="float">
            <text:p>9.56</text:p>
          </table:table-cell>
          <table:table-cell office:value-type="float" office:value="9.5718647114" calcext:value-type="float">
            <text:p>9.57</text:p>
          </table:table-cell>
          <table:table-cell office:value-type="float" office:value="7.79562495863" calcext:value-type="float">
            <text:p>7.80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607" calcext:value-type="float">
            <text:p>607</text:p>
          </table:table-cell>
          <table:table-cell office:value-type="float" office:value="146" calcext:value-type="float">
            <text:p>146</text:p>
          </table:table-cell>
          <table:table-cell office:value-type="float" office:value="0.845237493515" calcext:value-type="float">
            <text:p>0.85</text:p>
          </table:table-cell>
          <table:table-cell office:value-type="float" office:value="219.579859257" calcext:value-type="float">
            <text:p>219.58</text:p>
          </table:table-cell>
          <table:table-cell office:value-type="float" office:value="27.8543250561" calcext:value-type="float">
            <text:p>27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5]+[.L125])/[.M125]" office:value-type="float" office:value="7.9134962454329" calcext:value-type="float">
            <text:p>7.91</text:p>
          </table:table-cell>
          <table:table-cell table:style-name="ce1" table:formula="of:=[.E125]/[.D125]" office:value-type="float" office:value="1.00131476091689" calcext:value-type="float">
            <text:p>1.00</text:p>
          </table:table-cell>
          <table:table-cell table:formula="of:=IF([.O125];1;0)" office:value-type="float" office:value="1" calcext:value-type="float">
            <text:p>1</text:p>
          </table:table-cell>
          <table:table-cell table:formula="of:=([.I125]-[.J125])/([.G125]-1)" office:value-type="float" office:value="1.52145214521452" calcext:value-type="float">
            <text:p>1.5214521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0.0594706535339" calcext:value-type="float">
            <text:p>0.06</text:p>
          </table:table-cell>
          <table:table-cell office:value-type="float" office:value="31.8612141609" calcext:value-type="float">
            <text:p>31.86</text:p>
          </table:table-cell>
          <table:table-cell office:value-type="float" office:value="9.26553201675" calcext:value-type="float">
            <text:p>9.2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26]+[.L126])/[.M126]" office:value-type="float" office:value="3.44510005002718" calcext:value-type="float">
            <text:p>3.45</text:p>
          </table:table-cell>
          <table:table-cell table:style-name="ce1" table:formula="of:=[.E126]/[.D126]" office:value-type="float" office:value="1" calcext:value-type="float">
            <text:p>1.00</text:p>
          </table:table-cell>
          <table:table-cell table:formula="of:=IF([.O126];1;0)" office:value-type="float" office:value="0" calcext:value-type="float">
            <text:p>0</text:p>
          </table:table-cell>
          <table:table-cell table:formula="of:=([.I126]-[.J126])/([.G126]-1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57934883706" calcext:value-type="float">
            <text:p>5.58</text:p>
          </table:table-cell>
          <table:table-cell office:value-type="float" office:value="4.50629352001" calcext:value-type="float">
            <text:p>4.5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0.0578956604004" calcext:value-type="float">
            <text:p>0.06</text:p>
          </table:table-cell>
          <table:table-cell office:value-type="float" office:value="29.3456707001" calcext:value-type="float">
            <text:p>29.35</text:p>
          </table:table-cell>
          <table:table-cell office:value-type="float" office:value="9.26553201675" calcext:value-type="float">
            <text:p>9.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7]+[.L127])/[.M127]" office:value-type="float" office:value="3.17343529840978" calcext:value-type="float">
            <text:p>3.17</text:p>
          </table:table-cell>
          <table:table-cell table:style-name="ce1" table:formula="of:=[.E127]/[.D127]" office:value-type="float" office:value="1" calcext:value-type="float">
            <text:p>1.00</text:p>
          </table:table-cell>
          <table:table-cell table:formula="of:=IF([.O127];1;0)" office:value-type="float" office:value="0" calcext:value-type="float">
            <text:p>0</text:p>
          </table:table-cell>
          <table:table-cell table:formula="of:=([.I127]-[.J127])/([.G127]-1)" office:value-type="float" office:value="0.966101694915254" calcext:value-type="float">
            <text:p>0.9661016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0.0530114173889" calcext:value-type="float">
            <text:p>0.05</text:p>
          </table:table-cell>
          <table:table-cell office:value-type="float" office:value="27.9748020172" calcext:value-type="float">
            <text:p>27.97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28]+[.L128])/[.M128]" office:value-type="float" office:value="3.09221620519449" calcext:value-type="float">
            <text:p>3.09</text:p>
          </table:table-cell>
          <table:table-cell table:style-name="ce1" table:formula="of:=[.E128]/[.D128]" office:value-type="float" office:value="1.01462788662626" calcext:value-type="float">
            <text:p>1.01</text:p>
          </table:table-cell>
          <table:table-cell table:formula="of:=IF([.O128];1;0)" office:value-type="float" office:value="1" calcext:value-type="float">
            <text:p>1</text:p>
          </table:table-cell>
          <table:table-cell table:formula="of:=([.I128]-[.J128])/([.G128]-1)" office:value-type="float" office:value="1.96153846153846" calcext:value-type="float">
            <text:p>1.96153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8924750254" calcext:value-type="float">
            <text:p>6.99</text:p>
          </table:table-cell>
          <table:table-cell office:value-type="float" office:value="7.09148542261" calcext:value-type="float">
            <text:p>7.09</text:p>
          </table:table-cell>
          <table:table-cell office:value-type="float" office:value="5.82310986189" calcext:value-type="float">
            <text:p>5.8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0.0583825111389" calcext:value-type="float">
            <text:p>0.06</text:p>
          </table:table-cell>
          <table:table-cell office:value-type="float" office:value="27.680160284" calcext:value-type="float">
            <text:p>27.68</text:p>
          </table:table-cell>
          <table:table-cell office:value-type="float" office:value="9.06398892403" calcext:value-type="float">
            <text:p>9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29]+[.L129])/[.M129]" office:value-type="float" office:value="3.0603019297166" calcext:value-type="float">
            <text:p>3.06</text:p>
          </table:table-cell>
          <table:table-cell table:style-name="ce1" table:formula="of:=[.E129]/[.D129]" office:value-type="float" office:value="1.01462788662626" calcext:value-type="float">
            <text:p>1.01</text:p>
          </table:table-cell>
          <table:table-cell table:formula="of:=IF([.O129];1;0)" office:value-type="float" office:value="1" calcext:value-type="float">
            <text:p>1</text:p>
          </table:table-cell>
          <table:table-cell table:formula="of:=([.I129]-[.J129])/([.G129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0.0258526802063" calcext:value-type="float">
            <text:p>0.03</text:p>
          </table:table-cell>
          <table:table-cell office:value-type="float" office:value="15.1931991577" calcext:value-type="float">
            <text:p>15.19</text:p>
          </table:table-cell>
          <table:table-cell office:value-type="float" office:value="7.18301701546" calcext:value-type="float">
            <text:p>7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0]+[.L130])/[.M130]" office:value-type="float" office:value="2.11875480806329" calcext:value-type="float">
            <text:p>2.12</text:p>
          </table:table-cell>
          <table:table-cell table:style-name="ce1" table:formula="of:=[.E130]/[.D130]" office:value-type="float" office:value="1" calcext:value-type="float">
            <text:p>1.00</text:p>
          </table:table-cell>
          <table:table-cell table:formula="of:=IF([.O130];1;0)" office:value-type="float" office:value="0" calcext:value-type="float">
            <text:p>0</text:p>
          </table:table-cell>
          <table:table-cell table:formula="of:=([.I130]-[.J130])/([.G130]-1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14034937882" calcext:value-type="float">
            <text:p>6.14</text:p>
          </table:table-cell>
          <table:table-cell office:value-type="float" office:value="4.49128156477" calcext:value-type="float">
            <text:p>4.4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0.0297601222992" calcext:value-type="float">
            <text:p>0.03</text:p>
          </table:table-cell>
          <table:table-cell office:value-type="float" office:value="20.0391726494" calcext:value-type="float">
            <text:p>20.04</text:p>
          </table:table-cell>
          <table:table-cell office:value-type="float" office:value="7.18301701546" calcext:value-type="float">
            <text:p>7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1]+[.L131])/[.M131]" office:value-type="float" office:value="2.79394197848966" calcext:value-type="float">
            <text:p>2.79</text:p>
          </table:table-cell>
          <table:table-cell table:style-name="ce1" table:formula="of:=[.E131]/[.D131]" office:value-type="float" office:value="1" calcext:value-type="float">
            <text:p>1.00</text:p>
          </table:table-cell>
          <table:table-cell table:formula="of:=IF([.O131];1;0)" office:value-type="float" office:value="0" calcext:value-type="float">
            <text:p>0</text:p>
          </table:table-cell>
          <table:table-cell table:formula="of:=([.I131]-[.J131])/([.G131]-1)" office:value-type="float" office:value="0.682926829268293" calcext:value-type="float">
            <text:p>0.6829268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  <table:table-cell office:value-type="float" office:value="518" calcext:value-type="float">
            <text:p>518</text:p>
          </table:table-cell>
          <table:table-cell office:value-type="float" office:value="88" calcext:value-type="float">
            <text:p>88</text:p>
          </table:table-cell>
          <table:table-cell office:value-type="float" office:value="0.646834850311" calcext:value-type="float">
            <text:p>0.65</text:p>
          </table:table-cell>
          <table:table-cell office:value-type="float" office:value="177.792581081" calcext:value-type="float">
            <text:p>177.79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2]+[.L132])/[.M132]" office:value-type="float" office:value="13.1171388476791" calcext:value-type="float">
            <text:p>13.12</text:p>
          </table:table-cell>
          <table:table-cell table:style-name="ce1" table:formula="of:=[.E132]/[.D132]" office:value-type="float" office:value="1.14880114281286" calcext:value-type="float">
            <text:p>1.15</text:p>
          </table:table-cell>
          <table:table-cell table:formula="of:=IF([.O132];1;0)" office:value-type="float" office:value="1" calcext:value-type="float">
            <text:p>1</text:p>
          </table:table-cell>
          <table:table-cell table:formula="of:=([.I132]-[.J132])/([.G132]-1)" office:value-type="float" office:value="1.80672268907563" calcext:value-type="float">
            <text:p>1.80672268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711789628" calcext:value-type="float">
            <text:p>10.27</text:p>
          </table:table-cell>
          <table:table-cell office:value-type="float" office:value="11.7995421305" calcext:value-type="float">
            <text:p>11.80</text:p>
          </table:table-cell>
          <table:table-cell office:value-type="float" office:value="8.31896812245" calcext:value-type="float">
            <text:p>8.32</text:p>
          </table:table-cell>
          <table:table-cell office:value-type="float" office:value="478" calcext:value-type="float">
            <text:p>478</text:p>
          </table:table-cell>
          <table:table-cell office:value-type="float" office:value="116" calcext:value-type="float">
            <text:p>116</text:p>
          </table:table-cell>
          <table:table-cell office:value-type="float" office:value="568" calcext:value-type="float">
            <text:p>568</text:p>
          </table:table-cell>
          <table:table-cell office:value-type="float" office:value="88" calcext:value-type="float">
            <text:p>88</text:p>
          </table:table-cell>
          <table:table-cell office:value-type="float" office:value="0.74551153183" calcext:value-type="float">
            <text:p>0.75</text:p>
          </table:table-cell>
          <table:table-cell office:value-type="float" office:value="198.51321125" calcext:value-type="float">
            <text:p>198.51</text:p>
          </table:table-cell>
          <table:table-cell office:value-type="float" office:value="13.6035318375" calcext:value-type="float">
            <text:p>13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3]+[.L133])/[.M133]" office:value-type="float" office:value="14.6475727893359" calcext:value-type="float">
            <text:p>14.65</text:p>
          </table:table-cell>
          <table:table-cell table:style-name="ce1" table:formula="of:=[.E133]/[.D133]" office:value-type="float" office:value="1.14880114281286" calcext:value-type="float">
            <text:p>1.15</text:p>
          </table:table-cell>
          <table:table-cell table:formula="of:=IF([.O133];1;0)" office:value-type="float" office:value="1" calcext:value-type="float">
            <text:p>1</text:p>
          </table:table-cell>
          <table:table-cell table:formula="of:=([.I133]-[.J133])/([.G133]-1)" office:value-type="float" office:value="1.0062893081761" calcext:value-type="float">
            <text:p>1.0062893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529" calcext:value-type="float">
            <text:p>529</text:p>
          </table:table-cell>
          <table:table-cell office:value-type="float" office:value="62" calcext:value-type="float">
            <text:p>62</text:p>
          </table:table-cell>
          <table:table-cell office:value-type="float" office:value="0.773227453232" calcext:value-type="float">
            <text:p>0.77</text:p>
          </table:table-cell>
          <table:table-cell office:value-type="float" office:value="196.612720013" calcext:value-type="float">
            <text:p>196.61</text:p>
          </table:table-cell>
          <table:table-cell office:value-type="float" office:value="9.14020609856" calcext:value-type="float">
            <text:p>9.1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34]+[.L134])/[.M134]" office:value-type="float" office:value="21.5953497478935" calcext:value-type="float">
            <text:p>21.60</text:p>
          </table:table-cell>
          <table:table-cell table:style-name="ce1" table:formula="of:=[.E134]/[.D134]" office:value-type="float" office:value="1" calcext:value-type="float">
            <text:p>1.00</text:p>
          </table:table-cell>
          <table:table-cell table:formula="of:=IF([.O134];1;0)" office:value-type="float" office:value="0" calcext:value-type="float">
            <text:p>0</text:p>
          </table:table-cell>
          <table:table-cell table:formula="of:=([.I134]-[.J134])/([.G134]-1)" office:value-type="float" office:value="1.20984455958549" calcext:value-type="float">
            <text:p>1.2098445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94176625647" calcext:value-type="float">
            <text:p>6.94</text:p>
          </table:table-cell>
          <table:table-cell office:value-type="float" office:value="4.98706828851" calcext:value-type="float">
            <text:p>4.99</text:p>
          </table:table-cell>
          <table:table-cell office:value-type="float" office:value="800" calcext:value-type="float">
            <text:p>800</text:p>
          </table:table-cell>
          <table:table-cell office:value-type="float" office:value="206" calcext:value-type="float">
            <text:p>206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  <table:table-cell office:value-type="float" office:value="0.91387629509" calcext:value-type="float">
            <text:p>0.91</text:p>
          </table:table-cell>
          <table:table-cell office:value-type="float" office:value="229.762554407" calcext:value-type="float">
            <text:p>229.76</text:p>
          </table:table-cell>
          <table:table-cell office:value-type="float" office:value="9.14020609856" calcext:value-type="float">
            <text:p>9.1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35]+[.L135])/[.M135]" office:value-type="float" office:value="25.2375524375136" calcext:value-type="float">
            <text:p>25.24</text:p>
          </table:table-cell>
          <table:table-cell table:style-name="ce1" table:formula="of:=[.E135]/[.D135]" office:value-type="float" office:value="1" calcext:value-type="float">
            <text:p>1.00</text:p>
          </table:table-cell>
          <table:table-cell table:formula="of:=IF([.O135];1;0)" office:value-type="float" office:value="0" calcext:value-type="float">
            <text:p>0</text:p>
          </table:table-cell>
          <table:table-cell table:formula="of:=([.I135]-[.J135])/([.G135]-1)" office:value-type="float" office:value="0.657071339173967" calcext:value-type="float">
            <text:p>0.6570713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155430555344" calcext:value-type="float">
            <text:p>0.16</text:p>
          </table:table-cell>
          <table:table-cell office:value-type="float" office:value="63.1782374382" calcext:value-type="float">
            <text:p>63.18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6]+[.L136])/[.M136]" office:value-type="float" office:value="5.64612201601703" calcext:value-type="float">
            <text:p>5.65</text:p>
          </table:table-cell>
          <table:table-cell table:style-name="ce1" table:formula="of:=[.E136]/[.D136]" office:value-type="float" office:value="1.03289320772753" calcext:value-type="float">
            <text:p>1.03</text:p>
          </table:table-cell>
          <table:table-cell table:formula="of:=IF([.O136];1;0)" office:value-type="float" office:value="1" calcext:value-type="float">
            <text:p>1</text:p>
          </table:table-cell>
          <table:table-cell table:formula="of:=([.I136]-[.J136])/([.G136]-1)" office:value-type="float" office:value="2.01282051282051" calcext:value-type="float">
            <text:p>2.0128205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35656720802" calcext:value-type="float">
            <text:p>9.36</text:p>
          </table:table-cell>
          <table:table-cell office:value-type="float" office:value="9.66433471681" calcext:value-type="float">
            <text:p>9.66</text:p>
          </table:table-cell>
          <table:table-cell office:value-type="float" office:value="6.47069568901" calcext:value-type="float">
            <text:p>6.47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72" calcext:value-type="float">
            <text:p>72</text:p>
          </table:table-cell>
          <table:table-cell office:value-type="float" office:value="0.169170379639" calcext:value-type="float">
            <text:p>0.17</text:p>
          </table:table-cell>
          <table:table-cell office:value-type="float" office:value="76.1226351261" calcext:value-type="float">
            <text:p>76.12</text:p>
          </table:table-cell>
          <table:table-cell office:value-type="float" office:value="11.2171978951" calcext:value-type="float">
            <text:p>11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7]+[.L137])/[.M137]" office:value-type="float" office:value="6.80132473539274" calcext:value-type="float">
            <text:p>6.80</text:p>
          </table:table-cell>
          <table:table-cell table:style-name="ce1" table:formula="of:=[.E137]/[.D137]" office:value-type="float" office:value="1.03289320772753" calcext:value-type="float">
            <text:p>1.03</text:p>
          </table:table-cell>
          <table:table-cell table:formula="of:=IF([.O137];1;0)" office:value-type="float" office:value="1" calcext:value-type="float">
            <text:p>1</text:p>
          </table:table-cell>
          <table:table-cell table:formula="of:=([.I137]-[.J137])/([.G137]-1)" office:value-type="float" office:value="1.12738853503185" calcext:value-type="float">
            <text:p>1.1273885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  <table:table-cell office:value-type="float" office:value="0.205273628235" calcext:value-type="float">
            <text:p>0.21</text:p>
          </table:table-cell>
          <table:table-cell office:value-type="float" office:value="64.9761404991" calcext:value-type="float">
            <text:p>64.98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38]+[.L138])/[.M138]" office:value-type="float" office:value="6.0229245976524" calcext:value-type="float">
            <text:p>6.02</text:p>
          </table:table-cell>
          <table:table-cell table:style-name="ce1" table:formula="of:=[.E138]/[.D138]" office:value-type="float" office:value="1.06031681183726" calcext:value-type="float">
            <text:p>1.06</text:p>
          </table:table-cell>
          <table:table-cell table:formula="of:=IF([.O138];1;0)" office:value-type="float" office:value="1" calcext:value-type="float">
            <text:p>1</text:p>
          </table:table-cell>
          <table:table-cell table:formula="of:=([.I138]-[.J138])/([.G138]-1)" office:value-type="float" office:value="3.22413793103448" calcext:value-type="float">
            <text:p>3.2241379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7151668733" calcext:value-type="float">
            <text:p>6.97</text:p>
          </table:table-cell>
          <table:table-cell office:value-type="float" office:value="7.39201634758" calcext:value-type="float">
            <text:p>7.39</text:p>
          </table:table-cell>
          <table:table-cell office:value-type="float" office:value="5.56545114593" calcext:value-type="float">
            <text:p>5.57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office:value-type="float" office:value="0.226661205292" calcext:value-type="float">
            <text:p>0.23</text:p>
          </table:table-cell>
          <table:table-cell office:value-type="float" office:value="72.1600630283" calcext:value-type="float">
            <text:p>72.16</text:p>
          </table:table-cell>
          <table:table-cell office:value-type="float" office:value="10.8222198486" calcext:value-type="float">
            <text:p>10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39]+[.L139])/[.M139]" office:value-type="float" office:value="6.68871315185453" calcext:value-type="float">
            <text:p>6.69</text:p>
          </table:table-cell>
          <table:table-cell table:style-name="ce1" table:formula="of:=[.E139]/[.D139]" office:value-type="float" office:value="1.06031681183726" calcext:value-type="float">
            <text:p>1.06</text:p>
          </table:table-cell>
          <table:table-cell table:formula="of:=IF([.O139];1;0)" office:value-type="float" office:value="1" calcext:value-type="float">
            <text:p>1</text:p>
          </table:table-cell>
          <table:table-cell table:formula="of:=([.I139]-[.J139])/([.G139]-1)" office:value-type="float" office:value="1.74358974358974" calcext:value-type="float">
            <text:p>1.7435897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0.075334072113" calcext:value-type="float">
            <text:p>0.08</text:p>
          </table:table-cell>
          <table:table-cell office:value-type="float" office:value="40.6766924858" calcext:value-type="float">
            <text:p>40.68</text:p>
          </table:table-cell>
          <table:table-cell office:value-type="float" office:value="9.61189293861" calcext:value-type="float">
            <text:p>9.6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0]+[.L140])/[.M140]" office:value-type="float" office:value="4.23975036116104" calcext:value-type="float">
            <text:p>4.24</text:p>
          </table:table-cell>
          <table:table-cell table:style-name="ce1" table:formula="of:=[.E140]/[.D140]" office:value-type="float" office:value="1" calcext:value-type="float">
            <text:p>1.00</text:p>
          </table:table-cell>
          <table:table-cell table:formula="of:=IF([.O140];1;0)" office:value-type="float" office:value="0" calcext:value-type="float">
            <text:p>0</text:p>
          </table:table-cell>
          <table:table-cell table:formula="of:=([.I140]-[.J140])/([.G140]-1)" office:value-type="float" office:value="1.43333333333333" calcext:value-type="float">
            <text:p>1.4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1475797224" calcext:value-type="float">
            <text:p>5.81</text:p>
          </table:table-cell>
          <table:table-cell office:value-type="float" office:value="4.69289729679" calcext:value-type="float">
            <text:p>4.6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0.0872225761414" calcext:value-type="float">
            <text:p>0.09</text:p>
          </table:table-cell>
          <table:table-cell office:value-type="float" office:value="46.2299034595" calcext:value-type="float">
            <text:p>46.23</text:p>
          </table:table-cell>
          <table:table-cell office:value-type="float" office:value="9.61189293861" calcext:value-type="float">
            <text:p>9.6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1]+[.L141])/[.M141]" office:value-type="float" office:value="4.81873095460627" calcext:value-type="float">
            <text:p>4.82</text:p>
          </table:table-cell>
          <table:table-cell table:style-name="ce1" table:formula="of:=[.E141]/[.D141]" office:value-type="float" office:value="1" calcext:value-type="float">
            <text:p>1.00</text:p>
          </table:table-cell>
          <table:table-cell table:formula="of:=IF([.O141];1;0)" office:value-type="float" office:value="0" calcext:value-type="float">
            <text:p>0</text:p>
          </table:table-cell>
          <table:table-cell table:formula="of:=([.I141]-[.J141])/([.G141]-1)" office:value-type="float" office:value="0.788617886178862" calcext:value-type="float">
            <text:p>0.78861788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25454840725" calcext:value-type="float">
            <text:p>8.2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0.0426554679871" calcext:value-type="float">
            <text:p>0.04</text:p>
          </table:table-cell>
          <table:table-cell office:value-type="float" office:value="24.2833044529" calcext:value-type="float">
            <text:p>24.28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42]+[.L142])/[.M142]" office:value-type="float" office:value="3.33818985421585" calcext:value-type="float">
            <text:p>3.34</text:p>
          </table:table-cell>
          <table:table-cell table:style-name="ce1" table:formula="of:=[.E142]/[.D142]" office:value-type="float" office:value="1.09250132890051" calcext:value-type="float">
            <text:p>1.09</text:p>
          </table:table-cell>
          <table:table-cell table:formula="of:=IF([.O142];1;0)" office:value-type="float" office:value="1" calcext:value-type="float">
            <text:p>1</text:p>
          </table:table-cell>
          <table:table-cell table:formula="of:=([.I142]-[.J142])/([.G142]-1)" office:value-type="float" office:value="1.40625" calcext:value-type="float">
            <text:p>1.40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55564152545" calcext:value-type="float">
            <text:p>7.56</text:p>
          </table:table-cell>
          <table:table-cell office:value-type="float" office:value="8.14561008909" calcext:value-type="float">
            <text:p>8.15</text:p>
          </table:table-cell>
          <table:table-cell office:value-type="float" office:value="6.31779563928" calcext:value-type="float">
            <text:p>6.3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0514931678772" calcext:value-type="float">
            <text:p>0.05</text:p>
          </table:table-cell>
          <table:table-cell office:value-type="float" office:value="26.925549984" calcext:value-type="float">
            <text:p>26.93</text:p>
          </table:table-cell>
          <table:table-cell office:value-type="float" office:value="7.28717088699" calcext:value-type="float">
            <text:p>7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43]+[.L143])/[.M143]" office:value-type="float" office:value="3.7019912899312" calcext:value-type="float">
            <text:p>3.70</text:p>
          </table:table-cell>
          <table:table-cell table:style-name="ce1" table:formula="of:=[.E143]/[.D143]" office:value-type="float" office:value="1.07808318614016" calcext:value-type="float">
            <text:p>1.08</text:p>
          </table:table-cell>
          <table:table-cell table:formula="of:=IF([.O143];1;0)" office:value-type="float" office:value="1" calcext:value-type="float">
            <text:p>1</text:p>
          </table:table-cell>
          <table:table-cell table:formula="of:=([.I143]-[.J143])/([.G143]-1)" office:value-type="float" office:value="0.904761904761905" calcext:value-type="float">
            <text:p>0.904761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5324306488" calcext:value-type="float">
            <text:p>0.01</text:p>
          </table:table-cell>
          <table:table-cell office:value-type="float" office:value="4.71731901169" calcext:value-type="float">
            <text:p>4.72</text:p>
          </table:table-cell>
          <table:table-cell office:value-type="float" office:value="1.53511500359" calcext:value-type="float">
            <text:p>1.5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4]+[.L144])/[.M144]" office:value-type="float" office:value="3.07719710333862" calcext:value-type="float">
            <text:p>3.08</text:p>
          </table:table-cell>
          <table:table-cell table:style-name="ce1" table:formula="of:=[.E144]/[.D144]" office:value-type="float" office:value="1" calcext:value-type="float">
            <text:p>1.00</text:p>
          </table:table-cell>
          <table:table-cell table:formula="of:=IF([.O144];1;0)" office:value-type="float" office:value="0" calcext:value-type="float">
            <text:p>0</text:p>
          </table:table-cell>
          <table:table-cell table:formula="of:=([.I144]-[.J144])/([.G144]-1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0555228284" calcext:value-type="float">
            <text:p>10.06</text:p>
          </table:table-cell>
          <table:table-cell office:value-type="float" office:value="9.02920334318" calcext:value-type="float">
            <text:p>9.0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686717033386" calcext:value-type="float">
            <text:p>0.01</text:p>
          </table:table-cell>
          <table:table-cell office:value-type="float" office:value="3.54928445816" calcext:value-type="float">
            <text:p>3.55</text:p>
          </table:table-cell>
          <table:table-cell office:value-type="float" office:value="1.53511500359" calcext:value-type="float">
            <text:p>1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5]+[.L145])/[.M145]" office:value-type="float" office:value="2.3165376015331" calcext:value-type="float">
            <text:p>2.32</text:p>
          </table:table-cell>
          <table:table-cell table:style-name="ce1" table:formula="of:=[.E145]/[.D145]" office:value-type="float" office:value="1" calcext:value-type="float">
            <text:p>1.00</text:p>
          </table:table-cell>
          <table:table-cell table:formula="of:=IF([.O145];1;0)" office:value-type="float" office:value="0" calcext:value-type="float">
            <text:p>0</text:p>
          </table:table-cell>
          <table:table-cell table:formula="of:=([.I145]-[.J145])/([.G145]-1)" office:value-type="float" office:value="0.294117647058823" calcext:value-type="float">
            <text:p>0.2941176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00778651237488" calcext:value-type="float">
            <text:p>0.01</text:p>
          </table:table-cell>
          <table:table-cell office:value-type="float" office:value="3.16759943962" calcext:value-type="float">
            <text:p>3.17</text:p>
          </table:table-cell>
          <table:table-cell office:value-type="float" office:value="1.73478007317" calcext:value-type="float">
            <text:p>1.73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6]+[.L146])/[.M146]" office:value-type="float" office:value="1.8304256551624" calcext:value-type="float">
            <text:p>1.83</text:p>
          </table:table-cell>
          <table:table-cell table:style-name="ce1" table:formula="of:=[.E146]/[.D146]" office:value-type="float" office:value="1" calcext:value-type="float">
            <text:p>1.00</text:p>
          </table:table-cell>
          <table:table-cell table:formula="of:=IF([.O146];1;0)" office:value-type="float" office:value="0" calcext:value-type="float">
            <text:p>0</text:p>
          </table:table-cell>
          <table:table-cell table:formula="of:=([.I146]-[.J146])/([.G146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54564538127" calcext:value-type="float">
            <text:p>6.55</text:p>
          </table:table-cell>
          <table:table-cell office:value-type="float" office:value="4.98672842524" calcext:value-type="float">
            <text:p>4.9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00808358192444" calcext:value-type="float">
            <text:p>0.01</text:p>
          </table:table-cell>
          <table:table-cell office:value-type="float" office:value="6.00284314156" calcext:value-type="float">
            <text:p>6.00</text:p>
          </table:table-cell>
          <table:table-cell office:value-type="float" office:value="1.73478007317" calcext:value-type="float">
            <text:p>1.7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7]+[.L147])/[.M147]" office:value-type="float" office:value="3.46495029338246" calcext:value-type="float">
            <text:p>3.46</text:p>
          </table:table-cell>
          <table:table-cell table:style-name="ce1" table:formula="of:=[.E147]/[.D147]" office:value-type="float" office:value="1" calcext:value-type="float">
            <text:p>1.00</text:p>
          </table:table-cell>
          <table:table-cell table:formula="of:=IF([.O147];1;0)" office:value-type="float" office:value="0" calcext:value-type="float">
            <text:p>0</text:p>
          </table:table-cell>
          <table:table-cell table:formula="of:=([.I147]-[.J147])/([.G147]-1)" office:value-type="float" office:value="0.523809523809524" calcext:value-type="float">
            <text:p>0.5238095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732391357" calcext:value-type="float">
            <text:p>0.01</text:p>
          </table:table-cell>
          <table:table-cell office:value-type="float" office:value="7.57769322395" calcext:value-type="float">
            <text:p>7.58</text:p>
          </table:table-cell>
          <table:table-cell office:value-type="float" office:value="2.91161990166" calcext:value-type="float">
            <text:p>2.9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48]+[.L148])/[.M148]" office:value-type="float" office:value="2.60712823770639" calcext:value-type="float">
            <text:p>2.61</text:p>
          </table:table-cell>
          <table:table-cell table:style-name="ce1" table:formula="of:=[.E148]/[.D148]" office:value-type="float" office:value="1" calcext:value-type="float">
            <text:p>1.00</text:p>
          </table:table-cell>
          <table:table-cell table:formula="of:=IF([.O148];1;0)" office:value-type="float" office:value="0" calcext:value-type="float">
            <text:p>0</text:p>
          </table:table-cell>
          <table:table-cell table:formula="of:=([.I148]-[.J148])/([.G148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10129397871" calcext:value-type="float">
            <text:p>9.10</text:p>
          </table:table-cell>
          <table:table-cell office:value-type="float" office:value="7.84410678027" calcext:value-type="float">
            <text:p>7.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.0132224559784" calcext:value-type="float">
            <text:p>0.01</text:p>
          </table:table-cell>
          <table:table-cell office:value-type="float" office:value="8.19387674332" calcext:value-type="float">
            <text:p>8.19</text:p>
          </table:table-cell>
          <table:table-cell office:value-type="float" office:value="2.91161990166" calcext:value-type="float">
            <text:p>2.9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49]+[.L149])/[.M149]" office:value-type="float" office:value="2.81873990304136" calcext:value-type="float">
            <text:p>2.82</text:p>
          </table:table-cell>
          <table:table-cell table:style-name="ce1" table:formula="of:=[.E149]/[.D149]" office:value-type="float" office:value="1" calcext:value-type="float">
            <text:p>1.00</text:p>
          </table:table-cell>
          <table:table-cell table:formula="of:=IF([.O149];1;0)" office:value-type="float" office:value="0" calcext:value-type="float">
            <text:p>0</text:p>
          </table:table-cell>
          <table:table-cell table:formula="of:=([.I149]-[.J149])/([.G149]-1)" office:value-type="float" office:value="0.952380952380952" calcext:value-type="float">
            <text:p>0.9523809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704073905945" calcext:value-type="float">
            <text:p>0.01</text:p>
          </table:table-cell>
          <table:table-cell office:value-type="float" office:value="2.57071971893" calcext:value-type="float">
            <text:p>2.57</text:p>
          </table:table-cell>
          <table:table-cell office:value-type="float" office:value="1.55338478088" calcext:value-type="float">
            <text:p>1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0]+[.L150])/[.M150]" office:value-type="float" office:value="1.65944747864025" calcext:value-type="float">
            <text:p>1.66</text:p>
          </table:table-cell>
          <table:table-cell table:style-name="ce1" table:formula="of:=[.E150]/[.D150]" office:value-type="float" office:value="1" calcext:value-type="float">
            <text:p>1.00</text:p>
          </table:table-cell>
          <table:table-cell table:formula="of:=IF([.O150];1;0)" office:value-type="float" office:value="0" calcext:value-type="float">
            <text:p>0</text:p>
          </table:table-cell>
          <table:table-cell table:formula="of:=([.I150]-[.J150])/([.G150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98570421847" calcext:value-type="float">
            <text:p>8.99</text:p>
          </table:table-cell>
          <table:table-cell office:value-type="float" office:value="5.54137565728" calcext:value-type="float">
            <text:p>5.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00691056251526" calcext:value-type="float">
            <text:p>0.01</text:p>
          </table:table-cell>
          <table:table-cell office:value-type="float" office:value="3.22712206841" calcext:value-type="float">
            <text:p>3.23</text:p>
          </table:table-cell>
          <table:table-cell office:value-type="float" office:value="1.55338478088" calcext:value-type="float">
            <text:p>1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1]+[.L151])/[.M151]" office:value-type="float" office:value="2.0819263010245" calcext:value-type="float">
            <text:p>2.08</text:p>
          </table:table-cell>
          <table:table-cell table:style-name="ce1" table:formula="of:=[.E151]/[.D151]" office:value-type="float" office:value="1" calcext:value-type="float">
            <text:p>1.00</text:p>
          </table:table-cell>
          <table:table-cell table:formula="of:=IF([.O151];1;0)" office:value-type="float" office:value="0" calcext:value-type="float">
            <text:p>0</text:p>
          </table:table-cell>
          <table:table-cell table:formula="of:=([.I151]-[.J151])/([.G151]-1)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0097141266" calcext:value-type="float">
            <text:p>0.01</text:p>
          </table:table-cell>
          <table:table-cell office:value-type="float" office:value="8.2180056572" calcext:value-type="float">
            <text:p>8.22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52]+[.L152])/[.M152]" office:value-type="float" office:value="3.32628995995241" calcext:value-type="float">
            <text:p>3.33</text:p>
          </table:table-cell>
          <table:table-cell table:style-name="ce1" table:formula="of:=[.E152]/[.D152]" office:value-type="float" office:value="1.28368379255778" calcext:value-type="float">
            <text:p>1.28</text:p>
          </table:table-cell>
          <table:table-cell table:formula="of:=IF([.O152];1;0)" office:value-type="float" office:value="1" calcext:value-type="float">
            <text:p>1</text:p>
          </table:table-cell>
          <table:table-cell table:formula="of:=([.I152]-[.J152])/([.G152]-1)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0380905385" calcext:value-type="float">
            <text:p>10.04</text:p>
          </table:table-cell>
          <table:table-cell office:value-type="float" office:value="12.8857341325" calcext:value-type="float">
            <text:p>12.89</text:p>
          </table:table-cell>
          <table:table-cell office:value-type="float" office:value="8.18941815049" calcext:value-type="float">
            <text:p>8.1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.0142092704773" calcext:value-type="float">
            <text:p>0.01</text:p>
          </table:table-cell>
          <table:table-cell office:value-type="float" office:value="7.76097130775" calcext:value-type="float">
            <text:p>7.76</text:p>
          </table:table-cell>
          <table:table-cell office:value-type="float" office:value="2.4748339653" calcext:value-type="float">
            <text:p>2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53]+[.L153])/[.M153]" office:value-type="float" office:value="3.14169786225832" calcext:value-type="float">
            <text:p>3.14</text:p>
          </table:table-cell>
          <table:table-cell table:style-name="ce1" table:formula="of:=[.E153]/[.D153]" office:value-type="float" office:value="1.28368379255778" calcext:value-type="float">
            <text:p>1.28</text:p>
          </table:table-cell>
          <table:table-cell table:formula="of:=IF([.O153];1;0)" office:value-type="float" office:value="1" calcext:value-type="float">
            <text:p>1</text:p>
          </table:table-cell>
          <table:table-cell table:formula="of:=([.I153]-[.J153])/([.G153]-1)" office:value-type="float" office:value="0.377777777777778" calcext:value-type="float">
            <text:p>0.3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6039352417" calcext:value-type="float">
            <text:p>0.00</text:p>
          </table:table-cell>
          <table:table-cell office:value-type="float" office:value="2.62943816185" calcext:value-type="float">
            <text:p>2.63</text:p>
          </table:table-cell>
          <table:table-cell office:value-type="float" office:value="1.36302518845" calcext:value-type="float">
            <text:p>1.3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4]+[.L154])/[.M154]" office:value-type="float" office:value="1.93176334480358" calcext:value-type="float">
            <text:p>1.93</text:p>
          </table:table-cell>
          <table:table-cell table:style-name="ce1" table:formula="of:=[.E154]/[.D154]" office:value-type="float" office:value="1" calcext:value-type="float">
            <text:p>1.00</text:p>
          </table:table-cell>
          <table:table-cell table:formula="of:=IF([.O154];1;0)" office:value-type="float" office:value="0" calcext:value-type="float">
            <text:p>0</text:p>
          </table:table-cell>
          <table:table-cell table:formula="of:=([.I154]-[.J154])/([.G154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65858138223" calcext:value-type="float">
            <text:p>3.66</text:p>
          </table:table-cell>
          <table:table-cell office:value-type="float" office:value="2.62809154513" calcext:value-type="float">
            <text:p>2.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396037101746" calcext:value-type="float">
            <text:p>0.00</text:p>
          </table:table-cell>
          <table:table-cell office:value-type="float" office:value="2.76491880417" calcext:value-type="float">
            <text:p>2.76</text:p>
          </table:table-cell>
          <table:table-cell office:value-type="float" office:value="1.36302518845" calcext:value-type="float">
            <text:p>1.3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5]+[.L155])/[.M155]" office:value-type="float" office:value="2.03142186853947" calcext:value-type="float">
            <text:p>2.03</text:p>
          </table:table-cell>
          <table:table-cell table:style-name="ce1" table:formula="of:=[.E155]/[.D155]" office:value-type="float" office:value="1" calcext:value-type="float">
            <text:p>1.00</text:p>
          </table:table-cell>
          <table:table-cell table:formula="of:=IF([.O155];1;0)" office:value-type="float" office:value="0" calcext:value-type="float">
            <text:p>0</text:p>
          </table:table-cell>
          <table:table-cell table:formula="of:=([.I155]-[.J155])/([.G155]-1)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0625729560852" calcext:value-type="float">
            <text:p>0.01</text:p>
          </table:table-cell>
          <table:table-cell office:value-type="float" office:value="4.79513502121" calcext:value-type="float">
            <text:p>4.80</text:p>
          </table:table-cell>
          <table:table-cell office:value-type="float" office:value="1.64554309845" calcext:value-type="float">
            <text:p>1.6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6]+[.L156])/[.M156]" office:value-type="float" office:value="2.91781620386676" calcext:value-type="float">
            <text:p>2.92</text:p>
          </table:table-cell>
          <table:table-cell table:style-name="ce1" table:formula="of:=[.E156]/[.D156]" office:value-type="float" office:value="1" calcext:value-type="float">
            <text:p>1.00</text:p>
          </table:table-cell>
          <table:table-cell table:formula="of:=IF([.O156];1;0)" office:value-type="float" office:value="0" calcext:value-type="float">
            <text:p>0</text:p>
          </table:table-cell>
          <table:table-cell table:formula="of:=([.I156]-[.J156])/([.G156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007207132" calcext:value-type="float">
            <text:p>10.20</text:p>
          </table:table-cell>
          <table:table-cell office:value-type="float" office:value="6.74155468105" calcext:value-type="float">
            <text:p>6.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509524345398" calcext:value-type="float">
            <text:p>0.01</text:p>
          </table:table-cell>
          <table:table-cell office:value-type="float" office:value="3.52399516106" calcext:value-type="float">
            <text:p>3.52</text:p>
          </table:table-cell>
          <table:table-cell office:value-type="float" office:value="1.64554309845" calcext:value-type="float">
            <text:p>1.6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7]+[.L157])/[.M157]" office:value-type="float" office:value="2.14463565727216" calcext:value-type="float">
            <text:p>2.14</text:p>
          </table:table-cell>
          <table:table-cell table:style-name="ce1" table:formula="of:=[.E157]/[.D157]" office:value-type="float" office:value="1" calcext:value-type="float">
            <text:p>1.00</text:p>
          </table:table-cell>
          <table:table-cell table:formula="of:=IF([.O157];1;0)" office:value-type="float" office:value="0" calcext:value-type="float">
            <text:p>0</text:p>
          </table:table-cell>
          <table:table-cell table:formula="of:=([.I157]-[.J157])/([.G157]-1)" office:value-type="float" office:value="0.615384615384615" calcext:value-type="float">
            <text:p>0.615384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0141043663025" calcext:value-type="float">
            <text:p>0.01</text:p>
          </table:table-cell>
          <table:table-cell office:value-type="float" office:value="6.88210129738" calcext:value-type="float">
            <text:p>6.88</text:p>
          </table:table-cell>
          <table:table-cell office:value-type="float" office:value="3.2488219738" calcext:value-type="float">
            <text:p>3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58]+[.L158])/[.M158]" office:value-type="float" office:value="2.12267884152985" calcext:value-type="float">
            <text:p>2.12</text:p>
          </table:table-cell>
          <table:table-cell table:style-name="ce1" table:formula="of:=[.E158]/[.D158]" office:value-type="float" office:value="1" calcext:value-type="float">
            <text:p>1.00</text:p>
          </table:table-cell>
          <table:table-cell table:formula="of:=IF([.O158];1;0)" office:value-type="float" office:value="0" calcext:value-type="float">
            <text:p>0</text:p>
          </table:table-cell>
          <table:table-cell table:formula="of:=([.I158]-[.J158])/([.G158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12256161435" calcext:value-type="float">
            <text:p>8.12</text:p>
          </table:table-cell>
          <table:table-cell office:value-type="float" office:value="5.38515552962" calcext:value-type="float">
            <text:p>5.3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0155038833618" calcext:value-type="float">
            <text:p>0.02</text:p>
          </table:table-cell>
          <table:table-cell office:value-type="float" office:value="5.32454037666" calcext:value-type="float">
            <text:p>5.32</text:p>
          </table:table-cell>
          <table:table-cell office:value-type="float" office:value="3.2488219738" calcext:value-type="float">
            <text:p>3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59]+[.L159])/[.M159]" office:value-type="float" office:value="1.64368632787096" calcext:value-type="float">
            <text:p>1.64</text:p>
          </table:table-cell>
          <table:table-cell table:style-name="ce1" table:formula="of:=[.E159]/[.D159]" office:value-type="float" office:value="1" calcext:value-type="float">
            <text:p>1.00</text:p>
          </table:table-cell>
          <table:table-cell table:formula="of:=IF([.O159];1;0)" office:value-type="float" office:value="0" calcext:value-type="float">
            <text:p>0</text:p>
          </table:table-cell>
          <table:table-cell table:formula="of:=([.I159]-[.J159])/([.G159]-1)" office:value-type="float" office:value="0.424242424242424" calcext:value-type="float">
            <text:p>0.4242424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70159339905" calcext:value-type="float">
            <text:p>0.00</text:p>
          </table:table-cell>
          <table:table-cell office:value-type="float" office:value="1.72633385658" calcext:value-type="float">
            <text:p>1.73</text:p>
          </table:table-cell>
          <table:table-cell office:value-type="float" office:value="1.55821299553" calcext:value-type="float">
            <text:p>1.5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60]+[.L160])/[.M160]" office:value-type="float" office:value="1.10898539220005" calcext:value-type="float">
            <text:p>1.11</text:p>
          </table:table-cell>
          <table:table-cell table:style-name="ce1" table:formula="of:=[.E160]/[.D160]" office:value-type="float" office:value="1" calcext:value-type="float">
            <text:p>1.00</text:p>
          </table:table-cell>
          <table:table-cell table:formula="of:=IF([.O160];1;0)" office:value-type="float" office:value="0" calcext:value-type="float">
            <text:p>0</text:p>
          </table:table-cell>
          <table:table-cell table:formula="of:=([.I160]-[.J160])/([.G160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0413026099" calcext:value-type="float">
            <text:p>6.20</text:p>
          </table:table-cell>
          <table:table-cell office:value-type="float" office:value="4.92251640632" calcext:value-type="float">
            <text:p>4.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5435218811" calcext:value-type="float">
            <text:p>0.00</text:p>
          </table:table-cell>
          <table:table-cell office:value-type="float" office:value="1.27460813522" calcext:value-type="float">
            <text:p>1.27</text:p>
          </table:table-cell>
          <table:table-cell office:value-type="float" office:value="1.55821299553" calcext:value-type="float">
            <text:p>1.5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61]+[.L161])/[.M161]" office:value-type="float" office:value="0.818984093164387" calcext:value-type="float">
            <text:p>0.82</text:p>
          </table:table-cell>
          <table:table-cell table:style-name="ce1" table:formula="of:=[.E161]/[.D161]" office:value-type="float" office:value="1" calcext:value-type="float">
            <text:p>1.00</text:p>
          </table:table-cell>
          <table:table-cell table:formula="of:=IF([.O161];1;0)" office:value-type="float" office:value="0" calcext:value-type="float">
            <text:p>0</text:p>
          </table:table-cell>
          <table:table-cell table:formula="of:=([.I161]-[.J161])/([.G16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.0167632102966" calcext:value-type="float">
            <text:p>0.02</text:p>
          </table:table-cell>
          <table:table-cell office:value-type="float" office:value="8.72592186928" calcext:value-type="float">
            <text:p>8.73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2]+[.L162])/[.M162]" office:value-type="float" office:value="3.83511460744266" calcext:value-type="float">
            <text:p>3.84</text:p>
          </table:table-cell>
          <table:table-cell table:style-name="ce1" table:formula="of:=[.E162]/[.D162]" office:value-type="float" office:value="1.02299587860608" calcext:value-type="float">
            <text:p>1.02</text:p>
          </table:table-cell>
          <table:table-cell table:formula="of:=IF([.O162];1;0)" office:value-type="float" office:value="1" calcext:value-type="float">
            <text:p>1</text:p>
          </table:table-cell>
          <table:table-cell table:formula="of:=([.I162]-[.J162])/([.G162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730366694" calcext:value-type="float">
            <text:p>11.73</text:p>
          </table:table-cell>
          <table:table-cell office:value-type="float" office:value="12.0001167825" calcext:value-type="float">
            <text:p>12.00</text:p>
          </table:table-cell>
          <table:table-cell office:value-type="float" office:value="8.1933009794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.0186808109283" calcext:value-type="float">
            <text:p>0.02</text:p>
          </table:table-cell>
          <table:table-cell office:value-type="float" office:value="8.74914121628" calcext:value-type="float">
            <text:p>8.75</text:p>
          </table:table-cell>
          <table:table-cell office:value-type="float" office:value="2.27964115143" calcext:value-type="float">
            <text:p>2.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3]+[.L163])/[.M163]" office:value-type="float" office:value="3.84614131996535" calcext:value-type="float">
            <text:p>3.85</text:p>
          </table:table-cell>
          <table:table-cell table:style-name="ce1" table:formula="of:=[.E163]/[.D163]" office:value-type="float" office:value="1.02299587860608" calcext:value-type="float">
            <text:p>1.02</text:p>
          </table:table-cell>
          <table:table-cell table:formula="of:=IF([.O163];1;0)" office:value-type="float" office:value="1" calcext:value-type="float">
            <text:p>1</text:p>
          </table:table-cell>
          <table:table-cell table:formula="of:=([.I163]-[.J163])/([.G163]-1)" office:value-type="float" office:value="0.551020408163265" calcext:value-type="float">
            <text:p>0.5510204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.0334582328796" calcext:value-type="float">
            <text:p>0.03</text:p>
          </table:table-cell>
          <table:table-cell office:value-type="float" office:value="22.2369506359" calcext:value-type="float">
            <text:p>22.24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4]+[.L164])/[.M164]" office:value-type="float" office:value="5.61539791959387" calcext:value-type="float">
            <text:p>5.62</text:p>
          </table:table-cell>
          <table:table-cell table:style-name="ce1" table:formula="of:=[.E164]/[.D164]" office:value-type="float" office:value="1.77632951203243" calcext:value-type="float">
            <text:p>1.78</text:p>
          </table:table-cell>
          <table:table-cell table:formula="of:=IF([.O164];1;0)" office:value-type="float" office:value="1" calcext:value-type="float">
            <text:p>1</text:p>
          </table:table-cell>
          <table:table-cell table:formula="of:=([.I164]-[.J164])/([.G164]-1)" office:value-type="float" office:value="0.703703703703704" calcext:value-type="float">
            <text:p>0.7037037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168305408" calcext:value-type="float">
            <text:p>5.16</text:p>
          </table:table-cell>
          <table:table-cell office:value-type="float" office:value="9.16884994072" calcext:value-type="float">
            <text:p>9.17</text:p>
          </table:table-cell>
          <table:table-cell office:value-type="float" office:value="4.28406329391" calcext:value-type="float">
            <text:p>4.28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0.0380465984344" calcext:value-type="float">
            <text:p>0.04</text:p>
          </table:table-cell>
          <table:table-cell office:value-type="float" office:value="21.3822081089" calcext:value-type="float">
            <text:p>21.38</text:p>
          </table:table-cell>
          <table:table-cell office:value-type="float" office:value="3.9659538269" calcext:value-type="float">
            <text:p>3.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5]+[.L165])/[.M165]" office:value-type="float" office:value="5.40103481842037" calcext:value-type="float">
            <text:p>5.40</text:p>
          </table:table-cell>
          <table:table-cell table:style-name="ce1" table:formula="of:=[.E165]/[.D165]" office:value-type="float" office:value="1.77632951203243" calcext:value-type="float">
            <text:p>1.78</text:p>
          </table:table-cell>
          <table:table-cell table:formula="of:=IF([.O165];1;0)" office:value-type="float" office:value="1" calcext:value-type="float">
            <text:p>1</text:p>
          </table:table-cell>
          <table:table-cell table:formula="of:=([.I165]-[.J165])/([.G165]-1)" office:value-type="float" office:value="0.394495412844037" calcext:value-type="float">
            <text:p>0.3944954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0.118120908737" calcext:value-type="float">
            <text:p>0.12</text:p>
          </table:table-cell>
          <table:table-cell office:value-type="float" office:value="60.3235290051" calcext:value-type="float">
            <text:p>60.32</text:p>
          </table:table-cell>
          <table:table-cell office:value-type="float" office:value="9.65749597549" calcext:value-type="float">
            <text:p>9.6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66]+[.L166])/[.M166]" office:value-type="float" office:value="6.25852188468247" calcext:value-type="float">
            <text:p>6.26</text:p>
          </table:table-cell>
          <table:table-cell table:style-name="ce1" table:formula="of:=[.E166]/[.D166]" office:value-type="float" office:value="1" calcext:value-type="float">
            <text:p>1.00</text:p>
          </table:table-cell>
          <table:table-cell table:formula="of:=IF([.O166];1;0)" office:value-type="float" office:value="0" calcext:value-type="float">
            <text:p>0</text:p>
          </table:table-cell>
          <table:table-cell table:formula="of:=([.I166]-[.J166])/([.G166]-1)" office:value-type="float" office:value="1.56410256410256" calcext:value-type="float">
            <text:p>1.5641025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7746696194" calcext:value-type="float">
            <text:p>11.77</text:p>
          </table:table-cell>
          <table:table-cell office:value-type="float" office:value="9.15320202842" calcext:value-type="float">
            <text:p>9.15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0.119429826736" calcext:value-type="float">
            <text:p>0.12</text:p>
          </table:table-cell>
          <table:table-cell office:value-type="float" office:value="60.8841295242" calcext:value-type="float">
            <text:p>60.88</text:p>
          </table:table-cell>
          <table:table-cell office:value-type="float" office:value="9.65749597549" calcext:value-type="float">
            <text:p>9.6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67]+[.L167])/[.M167]" office:value-type="float" office:value="6.31670564562061" calcext:value-type="float">
            <text:p>6.32</text:p>
          </table:table-cell>
          <table:table-cell table:style-name="ce1" table:formula="of:=[.E167]/[.D167]" office:value-type="float" office:value="1" calcext:value-type="float">
            <text:p>1.00</text:p>
          </table:table-cell>
          <table:table-cell table:formula="of:=IF([.O167];1;0)" office:value-type="float" office:value="0" calcext:value-type="float">
            <text:p>0</text:p>
          </table:table-cell>
          <table:table-cell table:formula="of:=([.I167]-[.J167])/([.G167]-1)" office:value-type="float" office:value="0.832258064516129" calcext:value-type="float">
            <text:p>0.832258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0526666641235" calcext:value-type="float">
            <text:p>0.05</text:p>
          </table:table-cell>
          <table:table-cell office:value-type="float" office:value="29.4960238934" calcext:value-type="float">
            <text:p>29.50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68]+[.L168])/[.M168]" office:value-type="float" office:value="4.40958430581904" calcext:value-type="float">
            <text:p>4.41</text:p>
          </table:table-cell>
          <table:table-cell table:style-name="ce1" table:formula="of:=[.E168]/[.D168]" office:value-type="float" office:value="1.18524764482335" calcext:value-type="float">
            <text:p>1.19</text:p>
          </table:table-cell>
          <table:table-cell table:formula="of:=IF([.O168];1;0)" office:value-type="float" office:value="1" calcext:value-type="float">
            <text:p>1</text:p>
          </table:table-cell>
          <table:table-cell table:formula="of:=([.I168]-[.J168])/([.G168]-1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67060843585" calcext:value-type="float">
            <text:p>9.67</text:p>
          </table:table-cell>
          <table:table-cell office:value-type="float" office:value="11.4620658726" calcext:value-type="float">
            <text:p>11.46</text:p>
          </table:table-cell>
          <table:table-cell office:value-type="float" office:value="7.82139717843" calcext:value-type="float">
            <text:p>7.82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0.0545291900635" calcext:value-type="float">
            <text:p>0.05</text:p>
          </table:table-cell>
          <table:table-cell office:value-type="float" office:value="28.6107432842" calcext:value-type="float">
            <text:p>28.61</text:p>
          </table:table-cell>
          <table:table-cell office:value-type="float" office:value="6.70101499557" calcext:value-type="float">
            <text:p>6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69]+[.L169])/[.M169]" office:value-type="float" office:value="4.2777508322566" calcext:value-type="float">
            <text:p>4.28</text:p>
          </table:table-cell>
          <table:table-cell table:style-name="ce1" table:formula="of:=[.E169]/[.D169]" office:value-type="float" office:value="1.18524764482335" calcext:value-type="float">
            <text:p>1.19</text:p>
          </table:table-cell>
          <table:table-cell table:formula="of:=IF([.O169];1;0)" office:value-type="float" office:value="1" calcext:value-type="float">
            <text:p>1</text:p>
          </table:table-cell>
          <table:table-cell table:formula="of:=([.I169]-[.J169])/([.G169]-1)" office:value-type="float" office:value="0.63963963963964" calcext:value-type="float">
            <text:p>0.6396396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771" calcext:value-type="float">
            <text:p>771</text:p>
          </table:table-cell>
          <table:table-cell office:value-type="float" office:value="381" calcext:value-type="float">
            <text:p>381</text:p>
          </table:table-cell>
          <table:table-cell office:value-type="float" office:value="775" calcext:value-type="float">
            <text:p>775</text:p>
          </table:table-cell>
          <table:table-cell office:value-type="float" office:value="76" calcext:value-type="float">
            <text:p>76</text:p>
          </table:table-cell>
          <table:table-cell office:value-type="float" office:value="1.99613881111" calcext:value-type="float">
            <text:p>2.00</text:p>
          </table:table-cell>
          <table:table-cell office:value-type="float" office:value="321.804685116" calcext:value-type="float">
            <text:p>321.80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0]+[.L170])/[.M170]" office:value-type="float" office:value="23.9695043394832" calcext:value-type="float">
            <text:p>23.97</text:p>
          </table:table-cell>
          <table:table-cell table:style-name="ce1" table:formula="of:=[.E170]/[.D170]" office:value-type="float" office:value="1.02967631722287" calcext:value-type="float">
            <text:p>1.03</text:p>
          </table:table-cell>
          <table:table-cell table:formula="of:=IF([.O170];1;0)" office:value-type="float" office:value="1" calcext:value-type="float">
            <text:p>1</text:p>
          </table:table-cell>
          <table:table-cell table:formula="of:=([.I170]-[.J170])/([.G170]-1)" office:value-type="float" office:value="0.907792207792208" calcext:value-type="float">
            <text:p>0.9077922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6456338528" calcext:value-type="float">
            <text:p>12.65</text:p>
          </table:table-cell>
          <table:table-cell office:value-type="float" office:value="13.0209096945" calcext:value-type="float">
            <text:p>13.02</text:p>
          </table:table-cell>
          <table:table-cell office:value-type="float" office:value="9.20802379357" calcext:value-type="float">
            <text:p>9.21</text:p>
          </table:table-cell>
          <table:table-cell office:value-type="float" office:value="1522" calcext:value-type="float">
            <text:p>1522</text:p>
          </table:table-cell>
          <table:table-cell office:value-type="float" office:value="371" calcext:value-type="float">
            <text:p>371</text:p>
          </table:table-cell>
          <table:table-cell office:value-type="float" office:value="901" calcext:value-type="float">
            <text:p>901</text:p>
          </table:table-cell>
          <table:table-cell office:value-type="float" office:value="76" calcext:value-type="float">
            <text:p>76</text:p>
          </table:table-cell>
          <table:table-cell office:value-type="float" office:value="2.60259485245" calcext:value-type="float">
            <text:p>2.60</text:p>
          </table:table-cell>
          <table:table-cell office:value-type="float" office:value="377.784778118" calcext:value-type="float">
            <text:p>377.78</text:p>
          </table:table-cell>
          <table:table-cell office:value-type="float" office:value="13.5088660717" calcext:value-type="float">
            <text:p>13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1]+[.L171])/[.M171]" office:value-type="float" office:value="28.1583495573571" calcext:value-type="float">
            <text:p>28.16</text:p>
          </table:table-cell>
          <table:table-cell table:style-name="ce1" table:formula="of:=[.E171]/[.D171]" office:value-type="float" office:value="1.02967631722287" calcext:value-type="float">
            <text:p>1.03</text:p>
          </table:table-cell>
          <table:table-cell table:formula="of:=IF([.O171];1;0)" office:value-type="float" office:value="1" calcext:value-type="float">
            <text:p>1</text:p>
          </table:table-cell>
          <table:table-cell table:formula="of:=([.I171]-[.J171])/([.G171]-1)" office:value-type="float" office:value="0.542406311637081" calcext:value-type="float">
            <text:p>0.5424063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0.0745289325714" calcext:value-type="float">
            <text:p>0.07</text:p>
          </table:table-cell>
          <table:table-cell office:value-type="float" office:value="34.9353640079" calcext:value-type="float">
            <text:p>34.94</text:p>
          </table:table-cell>
          <table:table-cell office:value-type="float" office:value="7.38841199875" calcext:value-type="float">
            <text:p>7.3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72]+[.L172])/[.M172]" office:value-type="float" office:value="4.73848682861683" calcext:value-type="float">
            <text:p>4.74</text:p>
          </table:table-cell>
          <table:table-cell table:style-name="ce1" table:formula="of:=[.E172]/[.D172]" office:value-type="float" office:value="1" calcext:value-type="float">
            <text:p>1.00</text:p>
          </table:table-cell>
          <table:table-cell table:formula="of:=IF([.O172];1;0)" office:value-type="float" office:value="0" calcext:value-type="float">
            <text:p>0</text:p>
          </table:table-cell>
          <table:table-cell table:formula="of:=([.I172]-[.J172])/([.G172]-1)"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71212336803" calcext:value-type="float">
            <text:p>9.71</text:p>
          </table:table-cell>
          <table:table-cell office:value-type="float" office:value="7.97679199603" calcext:value-type="float">
            <text:p>7.9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0.0869977474213" calcext:value-type="float">
            <text:p>0.09</text:p>
          </table:table-cell>
          <table:table-cell office:value-type="float" office:value="43.9558041096" calcext:value-type="float">
            <text:p>43.96</text:p>
          </table:table-cell>
          <table:table-cell office:value-type="float" office:value="7.38841199875" calcext:value-type="float">
            <text:p>7.3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73]+[.L173])/[.M173]" office:value-type="float" office:value="5.96106468676525" calcext:value-type="float">
            <text:p>5.96</text:p>
          </table:table-cell>
          <table:table-cell table:style-name="ce1" table:formula="of:=[.E173]/[.D173]" office:value-type="float" office:value="1" calcext:value-type="float">
            <text:p>1.00</text:p>
          </table:table-cell>
          <table:table-cell table:formula="of:=IF([.O173];1;0)" office:value-type="float" office:value="0" calcext:value-type="float">
            <text:p>0</text:p>
          </table:table-cell>
          <table:table-cell table:formula="of:=([.I173]-[.J173])/([.G173]-1)" office:value-type="float" office:value="1.03092783505155" calcext:value-type="float">
            <text:p>1.0309278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float" office:value="0.148736000061" calcext:value-type="float">
            <text:p>0.15</text:p>
          </table:table-cell>
          <table:table-cell office:value-type="float" office:value="64.1410593987" calcext:value-type="float">
            <text:p>64.14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4]+[.L174])/[.M174]" office:value-type="float" office:value="5.34610291086589" calcext:value-type="float">
            <text:p>5.35</text:p>
          </table:table-cell>
          <table:table-cell table:style-name="ce1" table:formula="of:=[.E174]/[.D174]" office:value-type="float" office:value="1.23239082619693" calcext:value-type="float">
            <text:p>1.23</text:p>
          </table:table-cell>
          <table:table-cell table:formula="of:=IF([.O174];1;0)" office:value-type="float" office:value="1" calcext:value-type="float">
            <text:p>1</text:p>
          </table:table-cell>
          <table:table-cell table:formula="of:=([.I174]-[.J174])/([.G174]-1)" office:value-type="float" office:value="2.34210526315789" calcext:value-type="float">
            <text:p>2.3421052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10500502" calcext:value-type="float">
            <text:p>11.51</text:p>
          </table:table-cell>
          <table:table-cell office:value-type="float" office:value="14.1854352236" calcext:value-type="float">
            <text:p>14.19</text:p>
          </table:table-cell>
          <table:table-cell office:value-type="float" office:value="8.92697005709" calcext:value-type="float">
            <text:p>8.93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0.165087461472" calcext:value-type="float">
            <text:p>0.17</text:p>
          </table:table-cell>
          <table:table-cell office:value-type="float" office:value="74.65184021" calcext:value-type="float">
            <text:p>74.65</text:p>
          </table:table-cell>
          <table:table-cell office:value-type="float" office:value="12.0255439281" calcext:value-type="float">
            <text:p>1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5]+[.L175])/[.M175]" office:value-type="float" office:value="6.22150050914935" calcext:value-type="float">
            <text:p>6.22</text:p>
          </table:table-cell>
          <table:table-cell table:style-name="ce1" table:formula="of:=[.E175]/[.D175]" office:value-type="float" office:value="1.23239082619693" calcext:value-type="float">
            <text:p>1.23</text:p>
          </table:table-cell>
          <table:table-cell table:formula="of:=IF([.O175];1;0)" office:value-type="float" office:value="1" calcext:value-type="float">
            <text:p>1</text:p>
          </table:table-cell>
          <table:table-cell table:formula="of:=([.I175]-[.J175])/([.G175]-1)" office:value-type="float" office:value="1.38775510204082" calcext:value-type="float">
            <text:p>1.387755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.040158033371" calcext:value-type="float">
            <text:p>0.04</text:p>
          </table:table-cell>
          <table:table-cell office:value-type="float" office:value="22.6689517498" calcext:value-type="float">
            <text:p>22.67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6]+[.L176])/[.M176]" office:value-type="float" office:value="3.85638043318374" calcext:value-type="float">
            <text:p>3.86</text:p>
          </table:table-cell>
          <table:table-cell table:style-name="ce1" table:formula="of:=[.E176]/[.D176]" office:value-type="float" office:value="1.09066323002539" calcext:value-type="float">
            <text:p>1.09</text:p>
          </table:table-cell>
          <table:table-cell table:formula="of:=IF([.O176];1;0)" office:value-type="float" office:value="1" calcext:value-type="float">
            <text:p>1</text:p>
          </table:table-cell>
          <table:table-cell table:formula="of:=([.I176]-[.J176])/([.G176]-1)" office:value-type="float" office:value="1.06818181818182" calcext:value-type="float">
            <text:p>1.068181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48686797896" calcext:value-type="float">
            <text:p>4.49</text:p>
          </table:table-cell>
          <table:table-cell office:value-type="float" office:value="4.89366192263" calcext:value-type="float">
            <text:p>4.89</text:p>
          </table:table-cell>
          <table:table-cell office:value-type="float" office:value="3.70382535073" calcext:value-type="float">
            <text:p>3.7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0.0361838340759" calcext:value-type="float">
            <text:p>0.04</text:p>
          </table:table-cell>
          <table:table-cell office:value-type="float" office:value="20.9076731205" calcext:value-type="float">
            <text:p>20.91</text:p>
          </table:table-cell>
          <table:table-cell office:value-type="float" office:value="5.88871097565" calcext:value-type="float">
            <text:p>5.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7]+[.L177])/[.M177]" office:value-type="float" office:value="3.55661146236917" calcext:value-type="float">
            <text:p>3.56</text:p>
          </table:table-cell>
          <table:table-cell table:style-name="ce1" table:formula="of:=[.E177]/[.D177]" office:value-type="float" office:value="1.09066323002539" calcext:value-type="float">
            <text:p>1.09</text:p>
          </table:table-cell>
          <table:table-cell table:formula="of:=IF([.O177];1;0)" office:value-type="float" office:value="1" calcext:value-type="float">
            <text:p>1</text:p>
          </table:table-cell>
          <table:table-cell table:formula="of:=([.I177]-[.J177])/([.G177]-1)" office:value-type="float" office:value="0.49438202247191" calcext:value-type="float">
            <text:p>0.4943820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0.222004652023" calcext:value-type="float">
            <text:p>0.22</text:p>
          </table:table-cell>
          <table:table-cell office:value-type="float" office:value="85.0830020905" calcext:value-type="float">
            <text:p>85.08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78]+[.L178])/[.M178]" office:value-type="float" office:value="10.4955498468503" calcext:value-type="float">
            <text:p>10.50</text:p>
          </table:table-cell>
          <table:table-cell table:style-name="ce1" table:formula="of:=[.E178]/[.D178]" office:value-type="float" office:value="1.01473457736316" calcext:value-type="float">
            <text:p>1.01</text:p>
          </table:table-cell>
          <table:table-cell table:formula="of:=IF([.O178];1;0)" office:value-type="float" office:value="1" calcext:value-type="float">
            <text:p>1</text:p>
          </table:table-cell>
          <table:table-cell table:formula="of:=([.I178]-[.J178])/([.G178]-1)" office:value-type="float" office:value="1.44936708860759" calcext:value-type="float">
            <text:p>1.44936708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85290931583" calcext:value-type="float">
            <text:p>7.85</text:p>
          </table:table-cell>
          <table:table-cell office:value-type="float" office:value="7.96861861567" calcext:value-type="float">
            <text:p>7.97</text:p>
          </table:table-cell>
          <table:table-cell office:value-type="float" office:value="5.65736680211" calcext:value-type="float">
            <text:p>5.66</text:p>
          </table:table-cell>
          <table:table-cell office:value-type="float" office:value="316" calcext:value-type="float">
            <text:p>316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office:value-type="float" office:value="0.268250703812" calcext:value-type="float">
            <text:p>0.27</text:p>
          </table:table-cell>
          <table:table-cell office:value-type="float" office:value="85.2633433342" calcext:value-type="float">
            <text:p>85.26</text:p>
          </table:table-cell>
          <table:table-cell office:value-type="float" office:value="8.12773108482" calcext:value-type="float">
            <text:p>8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79]+[.L179])/[.M179]" office:value-type="float" office:value="10.5234281431576" calcext:value-type="float">
            <text:p>10.52</text:p>
          </table:table-cell>
          <table:table-cell table:style-name="ce1" table:formula="of:=[.E179]/[.D179]" office:value-type="float" office:value="1.01473457736316" calcext:value-type="float">
            <text:p>1.01</text:p>
          </table:table-cell>
          <table:table-cell table:formula="of:=IF([.O179];1;0)" office:value-type="float" office:value="1" calcext:value-type="float">
            <text:p>1</text:p>
          </table:table-cell>
          <table:table-cell table:formula="of:=([.I179]-[.J179])/([.G179]-1)" office:value-type="float" office:value="0.796825396825397" calcext:value-type="float">
            <text:p>0.7968253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0.143345117569" calcext:value-type="float">
            <text:p>0.14</text:p>
          </table:table-cell>
          <table:table-cell office:value-type="float" office:value="45.1943407059" calcext:value-type="float">
            <text:p>45.19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0]+[.L180])/[.M180]" office:value-type="float" office:value="6.53004613887737" calcext:value-type="float">
            <text:p>6.53</text:p>
          </table:table-cell>
          <table:table-cell table:style-name="ce1" table:formula="of:=[.E180]/[.D180]" office:value-type="float" office:value="1.12976714087988" calcext:value-type="float">
            <text:p>1.13</text:p>
          </table:table-cell>
          <table:table-cell table:formula="of:=IF([.O180];1;0)" office:value-type="float" office:value="1" calcext:value-type="float">
            <text:p>1</text:p>
          </table:table-cell>
          <table:table-cell table:formula="of:=([.I180]-[.J180])/([.G180]-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182267583" calcext:value-type="float">
            <text:p>8.18</text:p>
          </table:table-cell>
          <table:table-cell office:value-type="float" office:value="9.24405705316" calcext:value-type="float">
            <text:p>9.24</text:p>
          </table:table-cell>
          <table:table-cell office:value-type="float" office:value="7.02268733105" calcext:value-type="float">
            <text:p>7.0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0.161916255951" calcext:value-type="float">
            <text:p>0.16</text:p>
          </table:table-cell>
          <table:table-cell office:value-type="float" office:value="52.0331430435" calcext:value-type="float">
            <text:p>52.03</text:p>
          </table:table-cell>
          <table:table-cell office:value-type="float" office:value="6.94293498993" calcext:value-type="float">
            <text:p>6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1]+[.L181])/[.M181]" office:value-type="float" office:value="7.51772260220706" calcext:value-type="float">
            <text:p>7.52</text:p>
          </table:table-cell>
          <table:table-cell table:style-name="ce1" table:formula="of:=[.E181]/[.D181]" office:value-type="float" office:value="1.12976714087988" calcext:value-type="float">
            <text:p>1.13</text:p>
          </table:table-cell>
          <table:table-cell table:formula="of:=IF([.O181];1;0)" office:value-type="float" office:value="1" calcext:value-type="float">
            <text:p>1</text:p>
          </table:table-cell>
          <table:table-cell table:formula="of:=([.I181]-[.J181])/([.G181]-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float" office:value="0.0843431949615" calcext:value-type="float">
            <text:p>0.08</text:p>
          </table:table-cell>
          <table:table-cell office:value-type="float" office:value="45.4906158447" calcext:value-type="float">
            <text:p>45.49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2]+[.L182])/[.M182]" office:value-type="float" office:value="5.10459003973658" calcext:value-type="float">
            <text:p>5.10</text:p>
          </table:table-cell>
          <table:table-cell table:style-name="ce1" table:formula="of:=[.E182]/[.D182]" office:value-type="float" office:value="1.01621626952181" calcext:value-type="float">
            <text:p>1.02</text:p>
          </table:table-cell>
          <table:table-cell table:formula="of:=IF([.O182];1;0)" office:value-type="float" office:value="1" calcext:value-type="float">
            <text:p>1</text:p>
          </table:table-cell>
          <table:table-cell table:formula="of:=([.I182]-[.J182])/([.G182]-1)" office:value-type="float" office:value="1.71666666666667" calcext:value-type="float">
            <text:p>1.7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0380974086" calcext:value-type="float">
            <text:p>8.50</text:p>
          </table:table-cell>
          <table:table-cell office:value-type="float" office:value="8.64170981158" calcext:value-type="float">
            <text:p>8.64</text:p>
          </table:table-cell>
          <table:table-cell office:value-type="float" office:value="6.97424699048" calcext:value-type="float">
            <text:p>6.97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0.0949127674103" calcext:value-type="float">
            <text:p>0.09</text:p>
          </table:table-cell>
          <table:table-cell office:value-type="float" office:value="47.5737876892" calcext:value-type="float">
            <text:p>47.57</text:p>
          </table:table-cell>
          <table:table-cell office:value-type="float" office:value="8.9282310009" calcext:value-type="float">
            <text:p>8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3]+[.L183])/[.M183]" office:value-type="float" office:value="5.33909801973147" calcext:value-type="float">
            <text:p>5.34</text:p>
          </table:table-cell>
          <table:table-cell table:style-name="ce1" table:formula="of:=[.E183]/[.D183]" office:value-type="float" office:value="1.01621626952181" calcext:value-type="float">
            <text:p>1.02</text:p>
          </table:table-cell>
          <table:table-cell table:formula="of:=IF([.O183];1;0)" office:value-type="float" office:value="1" calcext:value-type="float">
            <text:p>1</text:p>
          </table:table-cell>
          <table:table-cell table:formula="of:=([.I183]-[.J183])/([.G183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float" office:value="0.202484607697" calcext:value-type="float">
            <text:p>0.20</text:p>
          </table:table-cell>
          <table:table-cell office:value-type="float" office:value="485.690732241" calcext:value-type="float">
            <text:p>485.69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4]+[.L184])/[.M184]" office:value-type="float" office:value="5.0851159916715" calcext:value-type="float">
            <text:p>5.09</text:p>
          </table:table-cell>
          <table:table-cell table:style-name="ce1" table:formula="of:=[.E184]/[.D184]" office:value-type="float" office:value="1.08412610794937" calcext:value-type="float">
            <text:p>1.08</text:p>
          </table:table-cell>
          <table:table-cell table:formula="of:=IF([.O184];1;0)" office:value-type="float" office:value="1" calcext:value-type="float">
            <text:p>1</text:p>
          </table:table-cell>
          <table:table-cell table:formula="of:=([.I184]-[.J184])/([.G184]-1)" office:value-type="float" office:value="2.01724137931034" calcext:value-type="float">
            <text:p>2.01724137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0994609122" calcext:value-type="float">
            <text:p>5.81</text:p>
          </table:table-cell>
          <table:table-cell office:value-type="float" office:value="6.29871424327" calcext:value-type="float">
            <text:p>6.30</text:p>
          </table:table-cell>
          <table:table-cell office:value-type="float" office:value="5.57759348724" calcext:value-type="float">
            <text:p>5.58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0.196169614792" calcext:value-type="float">
            <text:p>0.20</text:p>
          </table:table-cell>
          <table:table-cell office:value-type="float" office:value="530.200562239" calcext:value-type="float">
            <text:p>530.20</text:p>
          </table:table-cell>
          <table:table-cell office:value-type="float" office:value="95.5520420074" calcext:value-type="float">
            <text:p>95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5]+[.L185])/[.M185]" office:value-type="float" office:value="5.55086757656854" calcext:value-type="float">
            <text:p>5.55</text:p>
          </table:table-cell>
          <table:table-cell table:style-name="ce1" table:formula="of:=[.E185]/[.D185]" office:value-type="float" office:value="1.08412610794937" calcext:value-type="float">
            <text:p>1.08</text:p>
          </table:table-cell>
          <table:table-cell table:formula="of:=IF([.O185];1;0)" office:value-type="float" office:value="1" calcext:value-type="float">
            <text:p>1</text:p>
          </table:table-cell>
          <table:table-cell table:formula="of:=([.I185]-[.J185])/([.G185]-1)" office:value-type="float" office:value="0.982608695652174" calcext:value-type="float">
            <text:p>0.9826086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0.269598722458" calcext:value-type="float">
            <text:p>0.27</text:p>
          </table:table-cell>
          <table:table-cell office:value-type="float" office:value="437.857563972" calcext:value-type="float">
            <text:p>437.86</text:p>
          </table:table-cell>
          <table:table-cell office:value-type="float" office:value="66.591602087" calcext:value-type="float">
            <text:p>66.59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86]+[.L186])/[.M186]" office:value-type="float" office:value="6.57931554375366" calcext:value-type="float">
            <text:p>6.58</text:p>
          </table:table-cell>
          <table:table-cell table:style-name="ce1" table:formula="of:=[.E186]/[.D186]" office:value-type="float" office:value="1" calcext:value-type="float">
            <text:p>1.00</text:p>
          </table:table-cell>
          <table:table-cell table:formula="of:=IF([.O186];1;0)" office:value-type="float" office:value="0" calcext:value-type="float">
            <text:p>0</text:p>
          </table:table-cell>
          <table:table-cell table:formula="of:=([.I186]-[.J186])/([.G186]-1)" office:value-type="float" office:value="2.79166666666667" calcext:value-type="float">
            <text:p>2.791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54120479811" calcext:value-type="float">
            <text:p>7.54</text:p>
          </table:table-cell>
          <table:table-cell office:value-type="float" office:value="6.30516495147" calcext:value-type="float">
            <text:p>6.31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0.281852245331" calcext:value-type="float">
            <text:p>0.28</text:p>
          </table:table-cell>
          <table:table-cell office:value-type="float" office:value="490.494372129" calcext:value-type="float">
            <text:p>490.49</text:p>
          </table:table-cell>
          <table:table-cell office:value-type="float" office:value="66.591602087" calcext:value-type="float">
            <text:p>66.5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87]+[.L187])/[.M187]" office:value-type="float" office:value="7.36994168924103" calcext:value-type="float">
            <text:p>7.37</text:p>
          </table:table-cell>
          <table:table-cell table:style-name="ce1" table:formula="of:=[.E187]/[.D187]" office:value-type="float" office:value="1" calcext:value-type="float">
            <text:p>1.00</text:p>
          </table:table-cell>
          <table:table-cell table:formula="of:=IF([.O187];1;0)" office:value-type="float" office:value="0" calcext:value-type="float">
            <text:p>0</text:p>
          </table:table-cell>
          <table:table-cell table:formula="of:=([.I187]-[.J187])/([.G187]-1)" office:value-type="float" office:value="1.53793103448276" calcext:value-type="float">
            <text:p>1.5379310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7" calcext:value-type="float">
            <text:p>447</text:p>
          </table:table-cell>
          <table:table-cell office:value-type="float" office:value="106" calcext:value-type="float">
            <text:p>106</text:p>
          </table:table-cell>
          <table:table-cell office:value-type="float" office:value="0.585266828537" calcext:value-type="float">
            <text:p>0.59</text:p>
          </table:table-cell>
          <table:table-cell office:value-type="float" office:value="908.565890789" calcext:value-type="float">
            <text:p>908.57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88]+[.L188])/[.M188]" office:value-type="float" office:value="9.5130504453118" calcext:value-type="float">
            <text:p>9.51</text:p>
          </table:table-cell>
          <table:table-cell table:style-name="ce1" table:formula="of:=[.E188]/[.D188]" office:value-type="float" office:value="1.02710596534885" calcext:value-type="float">
            <text:p>1.03</text:p>
          </table:table-cell>
          <table:table-cell table:formula="of:=IF([.O188];1;0)" office:value-type="float" office:value="1" calcext:value-type="float">
            <text:p>1</text:p>
          </table:table-cell>
          <table:table-cell table:formula="of:=([.I188]-[.J188])/([.G188]-1)"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1985762559" calcext:value-type="float">
            <text:p>10.20</text:p>
          </table:table-cell>
          <table:table-cell office:value-type="float" office:value="10.4750185105" calcext:value-type="float">
            <text:p>10.48</text:p>
          </table:table-cell>
          <table:table-cell office:value-type="float" office:value="9.20732951376" calcext:value-type="float">
            <text:p>9.21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  <table:table-cell office:value-type="float" office:value="0.658054590225" calcext:value-type="float">
            <text:p>0.66</text:p>
          </table:table-cell>
          <table:table-cell office:value-type="float" office:value="1124.98848867" calcext:value-type="float">
            <text:p>1124.99</text:p>
          </table:table-cell>
          <table:table-cell office:value-type="float" office:value="95.5688359737" calcext:value-type="float">
            <text:p>95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89]+[.L189])/[.M189]" office:value-type="float" office:value="11.778384991212" calcext:value-type="float">
            <text:p>11.78</text:p>
          </table:table-cell>
          <table:table-cell table:style-name="ce1" table:formula="of:=[.E189]/[.D189]" office:value-type="float" office:value="1.02710596534885" calcext:value-type="float">
            <text:p>1.03</text:p>
          </table:table-cell>
          <table:table-cell table:formula="of:=IF([.O189];1;0)" office:value-type="float" office:value="1" calcext:value-type="float">
            <text:p>1</text:p>
          </table:table-cell>
          <table:table-cell table:formula="of:=([.I189]-[.J189])/([.G189]-1)" office:value-type="float" office:value="2.09039548022599" calcext:value-type="float">
            <text:p>2.0903954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381" calcext:value-type="float">
            <text:p>381</text:p>
          </table:table-cell>
          <table:table-cell office:value-type="float" office:value="187" calcext:value-type="float">
            <text:p>187</text:p>
          </table:table-cell>
          <table:table-cell office:value-type="float" office:value="1924" calcext:value-type="float">
            <text:p>1924</text:p>
          </table:table-cell>
          <table:table-cell office:value-type="float" office:value="207" calcext:value-type="float">
            <text:p>207</text:p>
          </table:table-cell>
          <table:table-cell office:value-type="float" office:value="13.1723370552" calcext:value-type="float">
            <text:p>13.17</text:p>
          </table:table-cell>
          <table:table-cell office:value-type="float" office:value="5414.19531894" calcext:value-type="float">
            <text:p>5414.20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0]+[.L190])/[.M190]" office:value-type="float" office:value="21.44141155169" calcext:value-type="float">
            <text:p>21.44</text:p>
          </table:table-cell>
          <table:table-cell table:style-name="ce1" table:formula="of:=[.E190]/[.D190]" office:value-type="float" office:value="1.02805964655634" calcext:value-type="float">
            <text:p>1.03</text:p>
          </table:table-cell>
          <table:table-cell table:formula="of:=IF([.O190];1;0)" office:value-type="float" office:value="1" calcext:value-type="float">
            <text:p>1</text:p>
          </table:table-cell>
          <table:table-cell table:formula="of:=([.I190]-[.J190])/([.G190]-1)" office:value-type="float" office:value="4.51842105263158" calcext:value-type="float">
            <text:p>4.5184210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445384984" calcext:value-type="float">
            <text:p>12.94</text:p>
          </table:table-cell>
          <table:table-cell office:value-type="float" office:value="13.3077576735" calcext:value-type="float">
            <text:p>13.31</text:p>
          </table:table-cell>
          <table:table-cell office:value-type="float" office:value="9.28980124024" calcext:value-type="float">
            <text:p>9.29</text:p>
          </table:table-cell>
          <table:table-cell office:value-type="float" office:value="652" calcext:value-type="float">
            <text:p>652</text:p>
          </table:table-cell>
          <table:table-cell office:value-type="float" office:value="132" calcext:value-type="float">
            <text:p>132</text:p>
          </table:table-cell>
          <table:table-cell office:value-type="float" office:value="1587" calcext:value-type="float">
            <text:p>1587</text:p>
          </table:table-cell>
          <table:table-cell office:value-type="float" office:value="207" calcext:value-type="float">
            <text:p>207</text:p>
          </table:table-cell>
          <table:table-cell office:value-type="float" office:value="8.56963944435" calcext:value-type="float">
            <text:p>8.57</text:p>
          </table:table-cell>
          <table:table-cell office:value-type="float" office:value="5472.86502075" calcext:value-type="float">
            <text:p>5472.87</text:p>
          </table:table-cell>
          <table:table-cell office:value-type="float" office:value="253.125483036" calcext:value-type="float">
            <text:p>253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1]+[.L191])/[.M191]" office:value-type="float" office:value="21.6550091853643" calcext:value-type="float">
            <text:p>21.66</text:p>
          </table:table-cell>
          <table:table-cell table:style-name="ce1" table:formula="of:=[.E191]/[.D191]" office:value-type="float" office:value="1.02805964655634" calcext:value-type="float">
            <text:p>1.03</text:p>
          </table:table-cell>
          <table:table-cell table:formula="of:=IF([.O191];1;0)" office:value-type="float" office:value="1" calcext:value-type="float">
            <text:p>1</text:p>
          </table:table-cell>
          <table:table-cell table:formula="of:=([.I191]-[.J191])/([.G191]-1)" office:value-type="float" office:value="2.11981566820277" calcext:value-type="float">
            <text:p>2.1198156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.0516045093536" calcext:value-type="float">
            <text:p>0.05</text:p>
          </table:table-cell>
          <table:table-cell office:value-type="float" office:value="143.761940479" calcext:value-type="float">
            <text:p>143.76</text:p>
          </table:table-cell>
          <table:table-cell office:value-type="float" office:value="43.2012720108" calcext:value-type="float">
            <text:p>43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192]+[.L192])/[.M192]" office:value-type="float" office:value="3.32891922609134" calcext:value-type="float">
            <text:p>3.33</text:p>
          </table:table-cell>
          <table:table-cell table:style-name="ce1" table:formula="of:=[.E192]/[.D192]" office:value-type="float" office:value="1" calcext:value-type="float">
            <text:p>1.00</text:p>
          </table:table-cell>
          <table:table-cell table:formula="of:=IF([.O192];1;0)" office:value-type="float" office:value="0" calcext:value-type="float">
            <text:p>0</text:p>
          </table:table-cell>
          <table:table-cell table:formula="of:=([.I192]-[.J192])/([.G192]-1)" office:value-type="float" office:value="1.08333333333333" calcext:value-type="float">
            <text:p>1.0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940101899" calcext:value-type="float">
            <text:p>3.76</text:p>
          </table:table-cell>
          <table:table-cell office:value-type="float" office:value="3.59098126059" calcext:value-type="float">
            <text:p>3.5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0.0517001152039" calcext:value-type="float">
            <text:p>0.05</text:p>
          </table:table-cell>
          <table:table-cell office:value-type="float" office:value="154.349832058" calcext:value-type="float">
            <text:p>154.35</text:p>
          </table:table-cell>
          <table:table-cell office:value-type="float" office:value="43.2012720108" calcext:value-type="float">
            <text:p>43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93]+[.L193])/[.M193]" office:value-type="float" office:value="3.57400430558167" calcext:value-type="float">
            <text:p>3.57</text:p>
          </table:table-cell>
          <table:table-cell table:style-name="ce1" table:formula="of:=[.E193]/[.D193]" office:value-type="float" office:value="1" calcext:value-type="float">
            <text:p>1.00</text:p>
          </table:table-cell>
          <table:table-cell table:formula="of:=IF([.O193];1;0)" office:value-type="float" office:value="0" calcext:value-type="float">
            <text:p>0</text:p>
          </table:table-cell>
          <table:table-cell table:formula="of:=([.I193]-[.J193])/([.G193]-1)" office:value-type="float" office:value="0.465753424657534" calcext:value-type="float">
            <text:p>0.4657534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1113" calcext:value-type="float">
            <text:p>1113</text:p>
          </table:table-cell>
          <table:table-cell office:value-type="float" office:value="165" calcext:value-type="float">
            <text:p>165</text:p>
          </table:table-cell>
          <table:table-cell office:value-type="float" office:value="3.87279725075" calcext:value-type="float">
            <text:p>3.87</text:p>
          </table:table-cell>
          <table:table-cell office:value-type="float" office:value="2307.09809184" calcext:value-type="float">
            <text:p>2307.10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4]+[.L194])/[.M194]" office:value-type="float" office:value="17.0904320343507" calcext:value-type="float">
            <text:p>17.09</text:p>
          </table:table-cell>
          <table:table-cell table:style-name="ce1" table:formula="of:=[.E194]/[.D194]" office:value-type="float" office:value="1.08524061289963" calcext:value-type="float">
            <text:p>1.09</text:p>
          </table:table-cell>
          <table:table-cell table:formula="of:=IF([.O194];1;0)" office:value-type="float" office:value="1" calcext:value-type="float">
            <text:p>1</text:p>
          </table:table-cell>
          <table:table-cell table:formula="of:=([.I194]-[.J194])/([.G194]-1)" office:value-type="float" office:value="3.11842105263158" calcext:value-type="float">
            <text:p>3.1184210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6854654585" calcext:value-type="float">
            <text:p>11.69</text:p>
          </table:table-cell>
          <table:table-cell office:value-type="float" office:value="12.6815416962" calcext:value-type="float">
            <text:p>12.68</text:p>
          </table:table-cell>
          <table:table-cell office:value-type="float" office:value="8.72487050912" calcext:value-type="float">
            <text:p>8.72</text:p>
          </table:table-cell>
          <table:table-cell office:value-type="float" office:value="570" calcext:value-type="float">
            <text:p>570</text:p>
          </table:table-cell>
          <table:table-cell office:value-type="float" office:value="131" calcext:value-type="float">
            <text:p>131</text:p>
          </table:table-cell>
          <table:table-cell office:value-type="float" office:value="1179" calcext:value-type="float">
            <text:p>1179</text:p>
          </table:table-cell>
          <table:table-cell office:value-type="float" office:value="165" calcext:value-type="float">
            <text:p>165</text:p>
          </table:table-cell>
          <table:table-cell office:value-type="float" office:value="4.21517562866" calcext:value-type="float">
            <text:p>4.22</text:p>
          </table:table-cell>
          <table:table-cell office:value-type="float" office:value="2541.48799634" calcext:value-type="float">
            <text:p>2541.49</text:p>
          </table:table-cell>
          <table:table-cell office:value-type="float" office:value="135.220156193" calcext:value-type="float">
            <text:p>135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5]+[.L195])/[.M195]" office:value-type="float" office:value="18.8263587592309" calcext:value-type="float">
            <text:p>18.83</text:p>
          </table:table-cell>
          <table:table-cell table:style-name="ce1" table:formula="of:=[.E195]/[.D195]" office:value-type="float" office:value="1.08524061289963" calcext:value-type="float">
            <text:p>1.09</text:p>
          </table:table-cell>
          <table:table-cell table:formula="of:=IF([.O195];1;0)" office:value-type="float" office:value="1" calcext:value-type="float">
            <text:p>1</text:p>
          </table:table-cell>
          <table:table-cell table:formula="of:=([.I195]-[.J195])/([.G195]-1)" office:value-type="float" office:value="1.78207381370826" calcext:value-type="float">
            <text:p>1.7820738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1031" calcext:value-type="float">
            <text:p>1031</text:p>
          </table:table-cell>
          <table:table-cell office:value-type="float" office:value="136" calcext:value-type="float">
            <text:p>136</text:p>
          </table:table-cell>
          <table:table-cell office:value-type="float" office:value="2.7235147953" calcext:value-type="float">
            <text:p>2.72</text:p>
          </table:table-cell>
          <table:table-cell office:value-type="float" office:value="1486.79175401" calcext:value-type="float">
            <text:p>1486.79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6]+[.L196])/[.M196]" office:value-type="float" office:value="15.750113611711" calcext:value-type="float">
            <text:p>15.75</text:p>
          </table:table-cell>
          <table:table-cell table:style-name="ce1" table:formula="of:=[.E196]/[.D196]" office:value-type="float" office:value="1.06629490720955" calcext:value-type="float">
            <text:p>1.07</text:p>
          </table:table-cell>
          <table:table-cell table:formula="of:=IF([.O196];1;0)" office:value-type="float" office:value="1" calcext:value-type="float">
            <text:p>1</text:p>
          </table:table-cell>
          <table:table-cell table:formula="of:=([.I196]-[.J196])/([.G196]-1)" office:value-type="float" office:value="6.58088235294118" calcext:value-type="float">
            <text:p>6.580882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80933559654" calcext:value-type="float">
            <text:p>9.81</text:p>
          </table:table-cell>
          <table:table-cell office:value-type="float" office:value="10.4596445897" calcext:value-type="float">
            <text:p>10.46</text:p>
          </table:table-cell>
          <table:table-cell office:value-type="float" office:value="8.23143711218" calcext:value-type="float">
            <text:p>8.23</text:p>
          </table:table-cell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office:value-type="float" office:value="1008" calcext:value-type="float">
            <text:p>1008</text:p>
          </table:table-cell>
          <table:table-cell office:value-type="float" office:value="136" calcext:value-type="float">
            <text:p>136</text:p>
          </table:table-cell>
          <table:table-cell office:value-type="float" office:value="2.70420646667" calcext:value-type="float">
            <text:p>2.70</text:p>
          </table:table-cell>
          <table:table-cell office:value-type="float" office:value="1747.10829496" calcext:value-type="float">
            <text:p>1747.11</text:p>
          </table:table-cell>
          <table:table-cell office:value-type="float" office:value="94.5717158318" calcext:value-type="float">
            <text:p>94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7]+[.L197])/[.M197]" office:value-type="float" office:value="18.5024929074861" calcext:value-type="float">
            <text:p>18.50</text:p>
          </table:table-cell>
          <table:table-cell table:style-name="ce1" table:formula="of:=[.E197]/[.D197]" office:value-type="float" office:value="1.06629490720955" calcext:value-type="float">
            <text:p>1.07</text:p>
          </table:table-cell>
          <table:table-cell table:formula="of:=IF([.O197];1;0)" office:value-type="float" office:value="1" calcext:value-type="float">
            <text:p>1</text:p>
          </table:table-cell>
          <table:table-cell table:formula="of:=([.I197]-[.J197])/([.G197]-1)" office:value-type="float" office:value="3.21771217712177" calcext:value-type="float">
            <text:p>3.2177121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91035342" calcext:value-type="float">
            <text:p>11.91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575" calcext:value-type="float">
            <text:p>575</text:p>
          </table:table-cell>
          <table:table-cell office:value-type="float" office:value="285" calcext:value-type="float">
            <text:p>285</text:p>
          </table:table-cell>
          <table:table-cell office:value-type="float" office:value="1927" calcext:value-type="float">
            <text:p>1927</text:p>
          </table:table-cell>
          <table:table-cell office:value-type="float" office:value="153" calcext:value-type="float">
            <text:p>153</text:p>
          </table:table-cell>
          <table:table-cell office:value-type="float" office:value="12.1561424732" calcext:value-type="float">
            <text:p>12.16</text:p>
          </table:table-cell>
          <table:table-cell office:value-type="float" office:value="4218.27711225" calcext:value-type="float">
            <text:p>4218.28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198]+[.L198])/[.M198]" office:value-type="float" office:value="51.2630858429132" calcext:value-type="float">
            <text:p>51.26</text:p>
          </table:table-cell>
          <table:table-cell table:style-name="ce1" table:formula="of:=[.E198]/[.D198]" office:value-type="float" office:value="1.03414480586297" calcext:value-type="float">
            <text:p>1.03</text:p>
          </table:table-cell>
          <table:table-cell table:formula="of:=IF([.O198];1;0)" office:value-type="float" office:value="1" calcext:value-type="float">
            <text:p>1</text:p>
          </table:table-cell>
          <table:table-cell table:formula="of:=([.I198]-[.J198])/([.G198]-1)" office:value-type="float" office:value="3.09059233449477" calcext:value-type="float">
            <text:p>3.0905923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5171041352" calcext:value-type="float">
            <text:p>11.52</text:p>
          </table:table-cell>
          <table:table-cell office:value-type="float" office:value="11.8888222591" calcext:value-type="float">
            <text:p>11.89</text:p>
          </table:table-cell>
          <table:table-cell office:value-type="float" office:value="8.90646097517" calcext:value-type="float">
            <text:p>8.91</text:p>
          </table:table-cell>
          <table:table-cell office:value-type="float" office:value="1018" calcext:value-type="float">
            <text:p>1018</text:p>
          </table:table-cell>
          <table:table-cell office:value-type="float" office:value="219" calcext:value-type="float">
            <text:p>219</text:p>
          </table:table-cell>
          <table:table-cell office:value-type="float" office:value="1853" calcext:value-type="float">
            <text:p>1853</text:p>
          </table:table-cell>
          <table:table-cell office:value-type="float" office:value="153" calcext:value-type="float">
            <text:p>153</text:p>
          </table:table-cell>
          <table:table-cell office:value-type="float" office:value="10.6342167854" calcext:value-type="float">
            <text:p>10.63</text:p>
          </table:table-cell>
          <table:table-cell office:value-type="float" office:value="4570.77022672" calcext:value-type="float">
            <text:p>4570.77</text:p>
          </table:table-cell>
          <table:table-cell office:value-type="float" office:value="82.5239679813" calcext:value-type="float">
            <text:p>82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199]+[.L199])/[.M199]" office:value-type="float" office:value="55.5160464962561" calcext:value-type="float">
            <text:p>55.52</text:p>
          </table:table-cell>
          <table:table-cell table:style-name="ce1" table:formula="of:=[.E199]/[.D199]" office:value-type="float" office:value="1.03227531153113" calcext:value-type="float">
            <text:p>1.03</text:p>
          </table:table-cell>
          <table:table-cell table:formula="of:=IF([.O199];1;0)" office:value-type="float" office:value="1" calcext:value-type="float">
            <text:p>1</text:p>
          </table:table-cell>
          <table:table-cell table:formula="of:=([.I199]-[.J199])/([.G199]-1)" office:value-type="float" office:value="1.67158308751229" calcext:value-type="float">
            <text:p>1.6715830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27" calcext:value-type="float">
            <text:p>627</text:p>
          </table:table-cell>
          <table:table-cell office:value-type="float" office:value="113" calcext:value-type="float">
            <text:p>113</text:p>
          </table:table-cell>
          <table:table-cell office:value-type="float" office:value="1.07682538033" calcext:value-type="float">
            <text:p>1.08</text:p>
          </table:table-cell>
          <table:table-cell office:value-type="float" office:value="1148.66583252" calcext:value-type="float">
            <text:p>1148.67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0]+[.L200])/[.M200]" office:value-type="float" office:value="16.6118037963245" calcext:value-type="float">
            <text:p>16.61</text:p>
          </table:table-cell>
          <table:table-cell table:style-name="ce1" table:formula="of:=[.E200]/[.D200]" office:value-type="float" office:value="1.00959947539042" calcext:value-type="float">
            <text:p>1.01</text:p>
          </table:table-cell>
          <table:table-cell table:formula="of:=IF([.O200];1;0)" office:value-type="float" office:value="1" calcext:value-type="float">
            <text:p>1</text:p>
          </table:table-cell>
          <table:table-cell table:formula="of:=([.I200]-[.J200])/([.G200]-1)" office:value-type="float" office:value="4.28333333333333" calcext:value-type="float">
            <text:p>4.2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7745849803" calcext:value-type="float">
            <text:p>9.77</text:p>
          </table:table-cell>
          <table:table-cell office:value-type="float" office:value="9.86841586827" calcext:value-type="float">
            <text:p>9.87</text:p>
          </table:table-cell>
          <table:table-cell office:value-type="float" office:value="8.02034067619" calcext:value-type="float">
            <text:p>8.02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float" office:value="113" calcext:value-type="float">
            <text:p>113</text:p>
          </table:table-cell>
          <table:table-cell office:value-type="float" office:value="1.2209084034" calcext:value-type="float">
            <text:p>1.22</text:p>
          </table:table-cell>
          <table:table-cell office:value-type="float" office:value="1347.65960979" calcext:value-type="float">
            <text:p>1347.66</text:p>
          </table:table-cell>
          <table:table-cell office:value-type="float" office:value="69.2123908997" calcext:value-type="float">
            <text:p>69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1]+[.L201])/[.M201]" office:value-type="float" office:value="19.4890033512662" calcext:value-type="float">
            <text:p>19.49</text:p>
          </table:table-cell>
          <table:table-cell table:style-name="ce1" table:formula="of:=[.E201]/[.D201]" office:value-type="float" office:value="1.00959947539042" calcext:value-type="float">
            <text:p>1.01</text:p>
          </table:table-cell>
          <table:table-cell table:formula="of:=IF([.O201];1;0)" office:value-type="float" office:value="1" calcext:value-type="float">
            <text:p>1</text:p>
          </table:table-cell>
          <table:table-cell table:formula="of:=([.I201]-[.J201])/([.G201]-1)" office:value-type="float" office:value="2.21739130434783" calcext:value-type="float">
            <text:p>2.2173913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5477797813" calcext:value-type="float">
            <text:p>10.55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427" calcext:value-type="float">
            <text:p>427</text:p>
          </table:table-cell>
          <table:table-cell office:value-type="float" office:value="210" calcext:value-type="float">
            <text:p>210</text:p>
          </table:table-cell>
          <table:table-cell office:value-type="float" office:value="1913" calcext:value-type="float">
            <text:p>1913</text:p>
          </table:table-cell>
          <table:table-cell office:value-type="float" office:value="177" calcext:value-type="float">
            <text:p>177</text:p>
          </table:table-cell>
          <table:table-cell office:value-type="float" office:value="11.1345291138" calcext:value-type="float">
            <text:p>11.13</text:p>
          </table:table-cell>
          <table:table-cell office:value-type="float" office:value="3652.34518957" calcext:value-type="float">
            <text:p>3652.35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02]+[.L202])/[.M202]" office:value-type="float" office:value="40.8845270790645" calcext:value-type="float">
            <text:p>40.88</text:p>
          </table:table-cell>
          <table:table-cell table:style-name="ce1" table:formula="of:=[.E202]/[.D202]" office:value-type="float" office:value="1.14068720377119" calcext:value-type="float">
            <text:p>1.14</text:p>
          </table:table-cell>
          <table:table-cell table:formula="of:=IF([.O202];1;0)" office:value-type="float" office:value="1" calcext:value-type="float">
            <text:p>1</text:p>
          </table:table-cell>
          <table:table-cell table:formula="of:=([.I202]-[.J202])/([.G202]-1)" office:value-type="float" office:value="4.07511737089202" calcext:value-type="float">
            <text:p>4.075117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686429937" calcext:value-type="float">
            <text:p>9.25</text:p>
          </table:table-cell>
          <table:table-cell office:value-type="float" office:value="10.4807262175" calcext:value-type="float">
            <text:p>10.48</text:p>
          </table:table-cell>
          <table:table-cell office:value-type="float" office:value="7.99637646273" calcext:value-type="float">
            <text:p>8.00</text:p>
          </table:table-cell>
          <table:table-cell office:value-type="float" office:value="840" calcext:value-type="float">
            <text:p>840</text:p>
          </table:table-cell>
          <table:table-cell office:value-type="float" office:value="203" calcext:value-type="float">
            <text:p>203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  <table:table-cell office:value-type="float" office:value="12.0534718037" calcext:value-type="float">
            <text:p>12.05</text:p>
          </table:table-cell>
          <table:table-cell office:value-type="float" office:value="4383.49339509" calcext:value-type="float">
            <text:p>4383.49</text:p>
          </table:table-cell>
          <table:table-cell office:value-type="float" office:value="89.6055300236" calcext:value-type="float">
            <text:p>89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03]+[.L203])/[.M203]" office:value-type="float" office:value="49.0544151207634" calcext:value-type="float">
            <text:p>49.05</text:p>
          </table:table-cell>
          <table:table-cell table:style-name="ce1" table:formula="of:=[.E203]/[.D203]" office:value-type="float" office:value="1.13343571162973" calcext:value-type="float">
            <text:p>1.13</text:p>
          </table:table-cell>
          <table:table-cell table:formula="of:=IF([.O203];1;0)" office:value-type="float" office:value="1" calcext:value-type="float">
            <text:p>1</text:p>
          </table:table-cell>
          <table:table-cell table:formula="of:=([.I203]-[.J203])/([.G203]-1)" office:value-type="float" office:value="2.1823599523242" calcext:value-type="float">
            <text:p>2.1823599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46875190735" calcext:value-type="float">
            <text:p>0.00</text:p>
          </table:table-cell>
          <table:table-cell office:value-type="float" office:value="2.15743279457" calcext:value-type="float">
            <text:p>2.16</text:p>
          </table:table-cell>
          <table:table-cell office:value-type="float" office:value="1.19714307785" calcext:value-type="float">
            <text:p>1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4]+[.L204])/[.M204]" office:value-type="float" office:value="1.80504869172213" calcext:value-type="float">
            <text:p>1.81</text:p>
          </table:table-cell>
          <table:table-cell table:style-name="ce1" table:formula="of:=[.E204]/[.D204]" office:value-type="float" office:value="1" calcext:value-type="float">
            <text:p>1.00</text:p>
          </table:table-cell>
          <table:table-cell table:formula="of:=IF([.O204];1;0)" office:value-type="float" office:value="0" calcext:value-type="float">
            <text:p>0</text:p>
          </table:table-cell>
          <table:table-cell table:formula="of:=([.I204]-[.J204])/([.G204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375049707" calcext:value-type="float">
            <text:p>4.24</text:p>
          </table:table-cell>
          <table:table-cell office:value-type="float" office:value="2.89977589394" calcext:value-type="float">
            <text:p>2.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310516357422" calcext:value-type="float">
            <text:p>0.00</text:p>
          </table:table-cell>
          <table:table-cell office:value-type="float" office:value="2.87274193764" calcext:value-type="float">
            <text:p>2.87</text:p>
          </table:table-cell>
          <table:table-cell office:value-type="float" office:value="1.19714307785" calcext:value-type="float">
            <text:p>1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5]+[.L205])/[.M205]" office:value-type="float" office:value="2.40225847221125" calcext:value-type="float">
            <text:p>2.40</text:p>
          </table:table-cell>
          <table:table-cell table:style-name="ce1" table:formula="of:=[.E205]/[.D205]" office:value-type="float" office:value="1" calcext:value-type="float">
            <text:p>1.00</text:p>
          </table:table-cell>
          <table:table-cell table:formula="of:=IF([.O205];1;0)" office:value-type="float" office:value="0" calcext:value-type="float">
            <text:p>0</text:p>
          </table:table-cell>
          <table:table-cell table:formula="of:=([.I205]-[.J205])/([.G205]-1)" office:value-type="float" office:value="0.444444444444444" calcext:value-type="float">
            <text:p>0.4444444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50799751282" calcext:value-type="float">
            <text:p>0.02</text:p>
          </table:table-cell>
          <table:table-cell office:value-type="float" office:value="4.02750086784" calcext:value-type="float">
            <text:p>4.03</text:p>
          </table:table-cell>
          <table:table-cell office:value-type="float" office:value="1.6741809845" calcext:value-type="float">
            <text:p>1.6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6]+[.L206])/[.M206]" office:value-type="float" office:value="2.4146617841174" calcext:value-type="float">
            <text:p>2.41</text:p>
          </table:table-cell>
          <table:table-cell table:style-name="ce1" table:formula="of:=[.E206]/[.D206]" office:value-type="float" office:value="1" calcext:value-type="float">
            <text:p>1.00</text:p>
          </table:table-cell>
          <table:table-cell table:formula="of:=IF([.O206];1;0)" office:value-type="float" office:value="0" calcext:value-type="float">
            <text:p>0</text:p>
          </table:table-cell>
          <table:table-cell table:formula="of:=([.I206]-[.J206])/([.G206]-1)" office:value-type="float" office:value="0.785714285714286" calcext:value-type="float">
            <text:p>0.7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84190240661" calcext:value-type="float">
            <text:p>7.84</text:p>
          </table:table-cell>
          <table:table-cell office:value-type="float" office:value="7.51783310796" calcext:value-type="float">
            <text:p>7.5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0188212394714" calcext:value-type="float">
            <text:p>0.02</text:p>
          </table:table-cell>
          <table:table-cell office:value-type="float" office:value="4.4809653759" calcext:value-type="float">
            <text:p>4.48</text:p>
          </table:table-cell>
          <table:table-cell office:value-type="float" office:value="1.6741809845" calcext:value-type="float">
            <text:p>1.6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7]+[.L207])/[.M207]" office:value-type="float" office:value="2.68775398659499" calcext:value-type="float">
            <text:p>2.69</text:p>
          </table:table-cell>
          <table:table-cell table:style-name="ce1" table:formula="of:=[.E207]/[.D207]" office:value-type="float" office:value="1" calcext:value-type="float">
            <text:p>1.00</text:p>
          </table:table-cell>
          <table:table-cell table:formula="of:=IF([.O207];1;0)" office:value-type="float" office:value="0" calcext:value-type="float">
            <text:p>0</text:p>
          </table:table-cell>
          <table:table-cell table:formula="of:=([.I207]-[.J207])/([.G207]-1)" office:value-type="float" office:value="0.379310344827586" calcext:value-type="float">
            <text:p>0.3793103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15761566162" calcext:value-type="float">
            <text:p>0.00</text:p>
          </table:table-cell>
          <table:table-cell office:value-type="float" office:value="1.79976534843" calcext:value-type="float">
            <text:p>1.80</text:p>
          </table:table-cell>
          <table:table-cell office:value-type="float" office:value="1.23663187027" calcext:value-type="float">
            <text:p>1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08]+[.L208])/[.M208]" office:value-type="float" office:value="1.45793021143631" calcext:value-type="float">
            <text:p>1.46</text:p>
          </table:table-cell>
          <table:table-cell table:style-name="ce1" table:formula="of:=[.E208]/[.D208]" office:value-type="float" office:value="1" calcext:value-type="float">
            <text:p>1.00</text:p>
          </table:table-cell>
          <table:table-cell table:formula="of:=IF([.O208];1;0)" office:value-type="float" office:value="0" calcext:value-type="float">
            <text:p>0</text:p>
          </table:table-cell>
          <table:table-cell table:formula="of:=([.I208]-[.J208])/([.G208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97696336474" calcext:value-type="float">
            <text:p>3.98</text:p>
          </table:table-cell>
          <table:table-cell office:value-type="float" office:value="2.71048186891" calcext:value-type="float">
            <text:p>2.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27682495117" calcext:value-type="float">
            <text:p>0.00</text:p>
          </table:table-cell>
          <table:table-cell office:value-type="float" office:value="1.47291970253" calcext:value-type="float">
            <text:p>1.47</text:p>
          </table:table-cell>
          <table:table-cell office:value-type="float" office:value="1.23663187027" calcext:value-type="float">
            <text:p>1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09]+[.L209])/[.M209]" office:value-type="float" office:value="1.19372350249947" calcext:value-type="float">
            <text:p>1.19</text:p>
          </table:table-cell>
          <table:table-cell table:style-name="ce1" table:formula="of:=[.E209]/[.D209]" office:value-type="float" office:value="1" calcext:value-type="float">
            <text:p>1.00</text:p>
          </table:table-cell>
          <table:table-cell table:formula="of:=IF([.O209];1;0)" office:value-type="float" office:value="0" calcext:value-type="float">
            <text:p>0</text:p>
          </table:table-cell>
          <table:table-cell table:formula="of:=([.I209]-[.J209])/([.G209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0169813632965" calcext:value-type="float">
            <text:p>0.02</text:p>
          </table:table-cell>
          <table:table-cell office:value-type="float" office:value="6.82773923874" calcext:value-type="float">
            <text:p>6.83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0]+[.L210])/[.M210]" office:value-type="float" office:value="2.70984051693376" calcext:value-type="float">
            <text:p>2.71</text:p>
          </table:table-cell>
          <table:table-cell table:style-name="ce1" table:formula="of:=[.E210]/[.D210]" office:value-type="float" office:value="1.14236265222133" calcext:value-type="float">
            <text:p>1.14</text:p>
          </table:table-cell>
          <table:table-cell table:formula="of:=IF([.O210];1;0)" office:value-type="float" office:value="1" calcext:value-type="float">
            <text:p>1</text:p>
          </table:table-cell>
          <table:table-cell table:formula="of:=([.I210]-[.J210])/([.G210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7322621238" calcext:value-type="float">
            <text:p>11.73</text:p>
          </table:table-cell>
          <table:table-cell office:value-type="float" office:value="13.4024980763" calcext:value-type="float">
            <text:p>13.40</text:p>
          </table:table-cell>
          <table:table-cell office:value-type="float" office:value="10.3315259655" calcext:value-type="float">
            <text:p>10.3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0183565616608" calcext:value-type="float">
            <text:p>0.02</text:p>
          </table:table-cell>
          <table:table-cell office:value-type="float" office:value="10.1575605869" calcext:value-type="float">
            <text:p>10.16</text:p>
          </table:table-cell>
          <table:table-cell office:value-type="float" office:value="2.52587580681" calcext:value-type="float">
            <text:p>2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1]+[.L211])/[.M211]" office:value-type="float" office:value="4.02866883681516" calcext:value-type="float">
            <text:p>4.03</text:p>
          </table:table-cell>
          <table:table-cell table:style-name="ce1" table:formula="of:=[.E211]/[.D211]" office:value-type="float" office:value="1.14236265222133" calcext:value-type="float">
            <text:p>1.14</text:p>
          </table:table-cell>
          <table:table-cell table:formula="of:=IF([.O211];1;0)" office:value-type="float" office:value="1" calcext:value-type="float">
            <text:p>1</text:p>
          </table:table-cell>
          <table:table-cell table:formula="of:=([.I211]-[.J211])/([.G211]-1)" office:value-type="float" office:value="0.448979591836735" calcext:value-type="float">
            <text:p>0.4489795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561904907227" calcext:value-type="float">
            <text:p>0.01</text:p>
          </table:table-cell>
          <table:table-cell office:value-type="float" office:value="2.89647817612" calcext:value-type="float">
            <text:p>2.90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2]+[.L212])/[.M212]" office:value-type="float" office:value="1.63071237004577" calcext:value-type="float">
            <text:p>1.63</text:p>
          </table:table-cell>
          <table:table-cell table:style-name="ce1" table:formula="of:=[.E212]/[.D212]" office:value-type="float" office:value="1.01005375180601" calcext:value-type="float">
            <text:p>1.01</text:p>
          </table:table-cell>
          <table:table-cell table:formula="of:=IF([.O212];1;0)" office:value-type="float" office:value="1" calcext:value-type="float">
            <text:p>1</text:p>
          </table:table-cell>
          <table:table-cell table:formula="of:=([.I212]-[.J212])/([.G212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73708550986" calcext:value-type="float">
            <text:p>4.74</text:p>
          </table:table-cell>
          <table:table-cell office:value-type="float" office:value="4.78471099186" calcext:value-type="float">
            <text:p>4.78</text:p>
          </table:table-cell>
          <table:table-cell office:value-type="float" office:value="4.13767027445" calcext:value-type="float">
            <text:p>4.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638031959534" calcext:value-type="float">
            <text:p>0.01</text:p>
          </table:table-cell>
          <table:table-cell office:value-type="float" office:value="3.33535456657" calcext:value-type="float">
            <text:p>3.34</text:p>
          </table:table-cell>
          <table:table-cell office:value-type="float" office:value="1.77964997292" calcext:value-type="float">
            <text:p>1.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3]+[.L213])/[.M213]" office:value-type="float" office:value="1.87774839828886" calcext:value-type="float">
            <text:p>1.88</text:p>
          </table:table-cell>
          <table:table-cell table:style-name="ce1" table:formula="of:=[.E213]/[.D213]" office:value-type="float" office:value="1.01005375180601" calcext:value-type="float">
            <text:p>1.01</text:p>
          </table:table-cell>
          <table:table-cell table:formula="of:=IF([.O213];1;0)" office:value-type="float" office:value="1" calcext:value-type="float">
            <text:p>1</text:p>
          </table:table-cell>
          <table:table-cell table:formula="of:=([.I213]-[.J213])/([.G213]-1)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12502384186" calcext:value-type="float">
            <text:p>0.03</text:p>
          </table:table-cell>
          <table:table-cell office:value-type="float" office:value="11.5573554039" calcext:value-type="float">
            <text:p>11.56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4]+[.L214])/[.M214]" office:value-type="float" office:value="4.70936243572396" calcext:value-type="float">
            <text:p>4.71</text:p>
          </table:table-cell>
          <table:table-cell table:style-name="ce1" table:formula="of:=[.E214]/[.D214]" office:value-type="float" office:value="1.01438848505739" calcext:value-type="float">
            <text:p>1.01</text:p>
          </table:table-cell>
          <table:table-cell table:formula="of:=IF([.O214];1;0)" office:value-type="float" office:value="1" calcext:value-type="float">
            <text:p>1</text:p>
          </table:table-cell>
          <table:table-cell table:formula="of:=([.I214]-[.J214])/([.G214]-1)" office:value-type="float" office:value="1.77272727272727" calcext:value-type="float">
            <text:p>1.77272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340733311" calcext:value-type="float">
            <text:p>13.34</text:p>
          </table:table-cell>
          <table:table-cell office:value-type="float" office:value="13.5326862529" calcext:value-type="float">
            <text:p>13.53</text:p>
          </table:table-cell>
          <table:table-cell office:value-type="float" office:value="10.8699267133" calcext:value-type="float">
            <text:p>10.8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0.0306887626648" calcext:value-type="float">
            <text:p>0.03</text:p>
          </table:table-cell>
          <table:table-cell office:value-type="float" office:value="11.2814836502" calcext:value-type="float">
            <text:p>11.28</text:p>
          </table:table-cell>
          <table:table-cell office:value-type="float" office:value="2.46075892448" calcext:value-type="float">
            <text:p>2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5]+[.L215])/[.M215]" office:value-type="float" office:value="4.59702586073329" calcext:value-type="float">
            <text:p>4.60</text:p>
          </table:table-cell>
          <table:table-cell table:style-name="ce1" table:formula="of:=[.E215]/[.D215]" office:value-type="float" office:value="1.01438848505739" calcext:value-type="float">
            <text:p>1.01</text:p>
          </table:table-cell>
          <table:table-cell table:formula="of:=IF([.O215];1;0)" office:value-type="float" office:value="1" calcext:value-type="float">
            <text:p>1</text:p>
          </table:table-cell>
          <table:table-cell table:formula="of:=([.I215]-[.J215])/([.G215]-1)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74858283997" calcext:value-type="float">
            <text:p>0.00</text:p>
          </table:table-cell>
          <table:table-cell office:value-type="float" office:value="2.5585603714" calcext:value-type="float">
            <text:p>2.56</text:p>
          </table:table-cell>
          <table:table-cell office:value-type="float" office:value="2.25085711479" calcext:value-type="float">
            <text:p>2.2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16]+[.L216])/[.M216]" office:value-type="float" office:value="1.13881460417763" calcext:value-type="float">
            <text:p>1.14</text:p>
          </table:table-cell>
          <table:table-cell table:style-name="ce1" table:formula="of:=[.E216]/[.D216]" office:value-type="float" office:value="1" calcext:value-type="float">
            <text:p>1.00</text:p>
          </table:table-cell>
          <table:table-cell table:formula="of:=IF([.O216];1;0)" office:value-type="float" office:value="0" calcext:value-type="float">
            <text:p>0</text:p>
          </table:table-cell>
          <table:table-cell table:formula="of:=([.I216]-[.J216])/([.G216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0263732352" calcext:value-type="float">
            <text:p>7.40</text:p>
          </table:table-cell>
          <table:table-cell office:value-type="float" office:value="7.18382651218" calcext:value-type="float">
            <text:p>7.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421524047852" calcext:value-type="float">
            <text:p>0.00</text:p>
          </table:table-cell>
          <table:table-cell office:value-type="float" office:value="3.03471374512" calcext:value-type="float">
            <text:p>3.03</text:p>
          </table:table-cell>
          <table:table-cell office:value-type="float" office:value="2.25085711479" calcext:value-type="float">
            <text:p>2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7]+[.L217])/[.M217]" office:value-type="float" office:value="1.35012078982279" calcext:value-type="float">
            <text:p>1.35</text:p>
          </table:table-cell>
          <table:table-cell table:style-name="ce1" table:formula="of:=[.E217]/[.D217]" office:value-type="float" office:value="1" calcext:value-type="float">
            <text:p>1.00</text:p>
          </table:table-cell>
          <table:table-cell table:formula="of:=IF([.O217];1;0)" office:value-type="float" office:value="0" calcext:value-type="float">
            <text:p>0</text:p>
          </table:table-cell>
          <table:table-cell table:formula="of:=([.I217]-[.J217])/([.G217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.0108909606934" calcext:value-type="float">
            <text:p>0.01</text:p>
          </table:table-cell>
          <table:table-cell office:value-type="float" office:value="5.46854948997" calcext:value-type="float">
            <text:p>5.47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18]+[.L218])/[.M218]" office:value-type="float" office:value="1.76928228343362" calcext:value-type="float">
            <text:p>1.77</text:p>
          </table:table-cell>
          <table:table-cell table:style-name="ce1" table:formula="of:=[.E218]/[.D218]" office:value-type="float" office:value="1.44284237953542" calcext:value-type="float">
            <text:p>1.44</text:p>
          </table:table-cell>
          <table:table-cell table:formula="of:=IF([.O218];1;0)" office:value-type="float" office:value="1" calcext:value-type="float">
            <text:p>1</text:p>
          </table:table-cell>
          <table:table-cell table:formula="of:=([.I218]-[.J218])/([.G218]-1)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.5928659317" calcext:value-type="float">
            <text:p>13.59</text:p>
          </table:table-cell>
          <table:table-cell office:value-type="float" office:value="19.6123630256" calcext:value-type="float">
            <text:p>19.61</text:p>
          </table:table-cell>
          <table:table-cell office:value-type="float" office:value="11.5257824357" calcext:value-type="float">
            <text:p>11.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0112838745117" calcext:value-type="float">
            <text:p>0.01</text:p>
          </table:table-cell>
          <table:table-cell office:value-type="float" office:value="7.13402342796" calcext:value-type="float">
            <text:p>7.13</text:p>
          </table:table-cell>
          <table:table-cell office:value-type="float" office:value="3.09698486328" calcext:value-type="float">
            <text:p>3.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19]+[.L219])/[.M219]" office:value-type="float" office:value="2.3071818616847" calcext:value-type="float">
            <text:p>2.31</text:p>
          </table:table-cell>
          <table:table-cell table:style-name="ce1" table:formula="of:=[.E219]/[.D219]" office:value-type="float" office:value="1.44284237953542" calcext:value-type="float">
            <text:p>1.44</text:p>
          </table:table-cell>
          <table:table-cell table:formula="of:=IF([.O219];1;0)" office:value-type="float" office:value="1" calcext:value-type="float">
            <text:p>1</text:p>
          </table:table-cell>
          <table:table-cell table:formula="of:=([.I219]-[.J219])/([.G219]-1)" office:value-type="float" office:value="0.206896551724138" calcext:value-type="float">
            <text:p>0.2068965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93933868408" calcext:value-type="float">
            <text:p>0.01</text:p>
          </table:table-cell>
          <table:table-cell office:value-type="float" office:value="4.21203255653" calcext:value-type="float">
            <text:p>4.21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0]+[.L220])/[.M220]" office:value-type="float" office:value="2.08174202168619" calcext:value-type="float">
            <text:p>2.08</text:p>
          </table:table-cell>
          <table:table-cell table:style-name="ce1" table:formula="of:=[.E220]/[.D220]" office:value-type="float" office:value="1.24779884640041" calcext:value-type="float">
            <text:p>1.25</text:p>
          </table:table-cell>
          <table:table-cell table:formula="of:=IF([.O220];1;0)" office:value-type="float" office:value="1" calcext:value-type="float">
            <text:p>1</text:p>
          </table:table-cell>
          <table:table-cell table:formula="of:=([.I220]-[.J220])/([.G220]-1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59512419864" calcext:value-type="float">
            <text:p>5.60</text:p>
          </table:table-cell>
          <table:table-cell office:value-type="float" office:value="6.98158952053" calcext:value-type="float">
            <text:p>6.98</text:p>
          </table:table-cell>
          <table:table-cell office:value-type="float" office:value="5.22176889029" calcext:value-type="float">
            <text:p>5.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00715613365173" calcext:value-type="float">
            <text:p>0.01</text:p>
          </table:table-cell>
          <table:table-cell office:value-type="float" office:value="5.12195801735" calcext:value-type="float">
            <text:p>5.12</text:p>
          </table:table-cell>
          <table:table-cell office:value-type="float" office:value="2.02713489532" calcext:value-type="float">
            <text:p>2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1]+[.L221])/[.M221]" office:value-type="float" office:value="2.53022833499793" calcext:value-type="float">
            <text:p>2.53</text:p>
          </table:table-cell>
          <table:table-cell table:style-name="ce1" table:formula="of:=[.E221]/[.D221]" office:value-type="float" office:value="1.24779884640041" calcext:value-type="float">
            <text:p>1.25</text:p>
          </table:table-cell>
          <table:table-cell table:formula="of:=IF([.O221];1;0)" office:value-type="float" office:value="1" calcext:value-type="float">
            <text:p>1</text:p>
          </table:table-cell>
          <table:table-cell table:formula="of:=([.I221]-[.J221])/([.G221]-1)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.0143349170685" calcext:value-type="float">
            <text:p>0.01</text:p>
          </table:table-cell>
          <table:table-cell office:value-type="float" office:value="5.09108567238" calcext:value-type="float">
            <text:p>5.09</text:p>
          </table:table-cell>
          <table:table-cell office:value-type="float" office:value="2.54797697067" calcext:value-type="float">
            <text:p>2.5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2]+[.L222])/[.M222]" office:value-type="float" office:value="2.00371535858348" calcext:value-type="float">
            <text:p>2.00</text:p>
          </table:table-cell>
          <table:table-cell table:style-name="ce1" table:formula="of:=[.E222]/[.D222]" office:value-type="float" office:value="1" calcext:value-type="float">
            <text:p>1.00</text:p>
          </table:table-cell>
          <table:table-cell table:formula="of:=IF([.O222];1;0)" office:value-type="float" office:value="0" calcext:value-type="float">
            <text:p>0</text:p>
          </table:table-cell>
          <table:table-cell table:formula="of:=([.I222]-[.J222])/([.G222]-1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74735342" calcext:value-type="float">
            <text:p>9.68</text:p>
          </table:table-cell>
          <table:table-cell office:value-type="float" office:value="7.81568129941" calcext:value-type="float">
            <text:p>7.8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0142469406128" calcext:value-type="float">
            <text:p>0.01</text:p>
          </table:table-cell>
          <table:table-cell office:value-type="float" office:value="3.8143081665" calcext:value-type="float">
            <text:p>3.81</text:p>
          </table:table-cell>
          <table:table-cell office:value-type="float" office:value="2.54797697067" calcext:value-type="float">
            <text:p>2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3]+[.L223])/[.M223]" office:value-type="float" office:value="1.50258622867618" calcext:value-type="float">
            <text:p>1.50</text:p>
          </table:table-cell>
          <table:table-cell table:style-name="ce1" table:formula="of:=[.E223]/[.D223]" office:value-type="float" office:value="1" calcext:value-type="float">
            <text:p>1.00</text:p>
          </table:table-cell>
          <table:table-cell table:formula="of:=IF([.O223];1;0)" office:value-type="float" office:value="0" calcext:value-type="float">
            <text:p>0</text:p>
          </table:table-cell>
          <table:table-cell table:formula="of:=([.I223]-[.J223])/([.G223]-1)"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2.8600069942" calcext:value-type="float">
            <text:p>12.8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117" calcext:value-type="float">
            <text:p>1117</text:p>
          </table:table-cell>
          <table:table-cell office:value-type="float" office:value="117" calcext:value-type="float">
            <text:p>117</text:p>
          </table:table-cell>
          <table:table-cell office:value-type="float" office:value="3.29082131386" calcext:value-type="float">
            <text:p>3.29</text:p>
          </table:table-cell>
          <table:table-cell office:value-type="float" office:value="1242.02588558" calcext:value-type="float">
            <text:p>1242.03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24]+[.L224])/[.M224]" office:value-type="float" office:value="30.2559616196605" calcext:value-type="float">
            <text:p>30.26</text:p>
          </table:table-cell>
          <table:table-cell table:style-name="ce1" table:formula="of:=[.E224]/[.D224]" office:value-type="float" office:value="1.00781696379957" calcext:value-type="float">
            <text:p>1.01</text:p>
          </table:table-cell>
          <table:table-cell table:formula="of:=IF([.O224];1;0)" office:value-type="float" office:value="1" calcext:value-type="float">
            <text:p>1</text:p>
          </table:table-cell>
          <table:table-cell table:formula="of:=([.I224]-[.J224])/([.G224]-1)" office:value-type="float" office:value="3.06748466257669" calcext:value-type="float">
            <text:p>3.0674846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7602604998" calcext:value-type="float">
            <text:p>12.76</text:p>
          </table:table-cell>
          <table:table-cell office:value-type="float" office:value="13.1605365142" calcext:value-type="float">
            <text:p>13.16</text:p>
          </table:table-cell>
          <table:table-cell office:value-type="float" office:value="9.97590072761" calcext:value-type="float">
            <text:p>9.98</text:p>
          </table:table-cell>
          <table:table-cell office:value-type="float" office:value="652" calcext:value-type="float">
            <text:p>652</text:p>
          </table:table-cell>
          <table:table-cell office:value-type="float" office:value="162" calcext:value-type="float">
            <text:p>162</text:p>
          </table:table-cell>
          <table:table-cell office:value-type="float" office:value="1145" calcext:value-type="float">
            <text:p>1145</text:p>
          </table:table-cell>
          <table:table-cell office:value-type="float" office:value="117" calcext:value-type="float">
            <text:p>117</text:p>
          </table:table-cell>
          <table:table-cell office:value-type="float" office:value="3.43787670135" calcext:value-type="float">
            <text:p>3.44</text:p>
          </table:table-cell>
          <table:table-cell office:value-type="float" office:value="1439.98505306" calcext:value-type="float">
            <text:p>1439.99</text:p>
          </table:table-cell>
          <table:table-cell office:value-type="float" office:value="41.1593828201" calcext:value-type="float">
            <text:p>41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25]+[.L225])/[.M225]" office:value-type="float" office:value="35.0691101484753" calcext:value-type="float">
            <text:p>35.07</text:p>
          </table:table-cell>
          <table:table-cell table:style-name="ce1" table:formula="of:=[.E225]/[.D225]" office:value-type="float" office:value="1.03136895319702" calcext:value-type="float">
            <text:p>1.03</text:p>
          </table:table-cell>
          <table:table-cell table:formula="of:=IF([.O225];1;0)" office:value-type="float" office:value="1" calcext:value-type="float">
            <text:p>1</text:p>
          </table:table-cell>
          <table:table-cell table:formula="of:=([.I225]-[.J225])/([.G225]-1)" office:value-type="float" office:value="1.57910906298003" calcext:value-type="float">
            <text:p>1.579109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0220150947571" calcext:value-type="float">
            <text:p>0.02</text:p>
          </table:table-cell>
          <table:table-cell office:value-type="float" office:value="21.4556035995" calcext:value-type="float">
            <text:p>21.46</text:p>
          </table:table-cell>
          <table:table-cell office:value-type="float" office:value="12.4077410698" calcext:value-type="float">
            <text:p>12.4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6]+[.L226])/[.M226]" office:value-type="float" office:value="1.73098540446922" calcext:value-type="float">
            <text:p>1.73</text:p>
          </table:table-cell>
          <table:table-cell table:style-name="ce1" table:formula="of:=[.E226]/[.D226]" office:value-type="float" office:value="1" calcext:value-type="float">
            <text:p>1.00</text:p>
          </table:table-cell>
          <table:table-cell table:formula="of:=IF([.O226];1;0)" office:value-type="float" office:value="0" calcext:value-type="float">
            <text:p>0</text:p>
          </table:table-cell>
          <table:table-cell table:formula="of:=([.I226]-[.J226])/([.G226]-1)" office:value-type="float" office:value="1.07142857142857" calcext:value-type="float">
            <text:p>1.07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40334415682" calcext:value-type="float">
            <text:p>5.40</text:p>
          </table:table-cell>
          <table:table-cell office:value-type="float" office:value="5.25862502142" calcext:value-type="float">
            <text:p>5.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0198757648468" calcext:value-type="float">
            <text:p>0.02</text:p>
          </table:table-cell>
          <table:table-cell office:value-type="float" office:value="19.0759277344" calcext:value-type="float">
            <text:p>19.08</text:p>
          </table:table-cell>
          <table:table-cell office:value-type="float" office:value="12.4077410698" calcext:value-type="float">
            <text:p>12.4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7]+[.L227])/[.M227]" office:value-type="float" office:value="1.53902337192749" calcext:value-type="float">
            <text:p>1.54</text:p>
          </table:table-cell>
          <table:table-cell table:style-name="ce1" table:formula="of:=[.E227]/[.D227]" office:value-type="float" office:value="1" calcext:value-type="float">
            <text:p>1.00</text:p>
          </table:table-cell>
          <table:table-cell table:formula="of:=IF([.O227];1;0)" office:value-type="float" office:value="0" calcext:value-type="float">
            <text:p>0</text:p>
          </table:table-cell>
          <table:table-cell table:formula="of:=([.I227]-[.J227])/([.G227]-1)" office:value-type="float" office:value="0.413793103448276" calcext:value-type="float">
            <text:p>0.4137931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0.237790107727" calcext:value-type="float">
            <text:p>0.24</text:p>
          </table:table-cell>
          <table:table-cell office:value-type="float" office:value="180.94350934" calcext:value-type="float">
            <text:p>180.94</text:p>
          </table:table-cell>
          <table:table-cell office:value-type="float" office:value="40.162528038" calcext:value-type="float">
            <text:p>40.1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28]+[.L228])/[.M228]" office:value-type="float" office:value="4.51120256365091" calcext:value-type="float">
            <text:p>4.51</text:p>
          </table:table-cell>
          <table:table-cell table:style-name="ce1" table:formula="of:=[.E228]/[.D228]" office:value-type="float" office:value="1" calcext:value-type="float">
            <text:p>1.00</text:p>
          </table:table-cell>
          <table:table-cell table:formula="of:=IF([.O228];1;0)" office:value-type="float" office:value="0" calcext:value-type="float">
            <text:p>0</text:p>
          </table:table-cell>
          <table:table-cell table:formula="of:=([.I228]-[.J228])/([.G228]-1)" office:value-type="float" office:value="5.96666666666667" calcext:value-type="float">
            <text:p>5.9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48876854218" calcext:value-type="float">
            <text:p>7.49</text:p>
          </table:table-cell>
          <table:table-cell office:value-type="float" office:value="6.78887325509" calcext:value-type="float">
            <text:p>6.7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123" calcext:value-type="float">
            <text:p>123</text:p>
          </table:table-cell>
          <table:table-cell office:value-type="float" office:value="0.257499217987" calcext:value-type="float">
            <text:p>0.26</text:p>
          </table:table-cell>
          <table:table-cell office:value-type="float" office:value="205.347908497" calcext:value-type="float">
            <text:p>205.35</text:p>
          </table:table-cell>
          <table:table-cell office:value-type="float" office:value="40.162528038" calcext:value-type="float">
            <text:p>40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9]+[.L229])/[.M229]" office:value-type="float" office:value="5.1193343088476" calcext:value-type="float">
            <text:p>5.12</text:p>
          </table:table-cell>
          <table:table-cell table:style-name="ce1" table:formula="of:=[.E229]/[.D229]" office:value-type="float" office:value="1" calcext:value-type="float">
            <text:p>1.00</text:p>
          </table:table-cell>
          <table:table-cell table:formula="of:=IF([.O229];1;0)" office:value-type="float" office:value="0" calcext:value-type="float">
            <text:p>0</text:p>
          </table:table-cell>
          <table:table-cell table:formula="of:=([.I229]-[.J229])/([.G229]-1)" office:value-type="float" office:value="3.27868852459016" calcext:value-type="float">
            <text:p>3.2786885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0.36834859848" calcext:value-type="float">
            <text:p>0.37</text:p>
          </table:table-cell>
          <table:table-cell office:value-type="float" office:value="254.398300886" calcext:value-type="float">
            <text:p>254.40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0]+[.L230])/[.M230]" office:value-type="float" office:value="5.8729471344951" calcext:value-type="float">
            <text:p>5.87</text:p>
          </table:table-cell>
          <table:table-cell table:style-name="ce1" table:formula="of:=[.E230]/[.D230]" office:value-type="float" office:value="1.1258689260722" calcext:value-type="float">
            <text:p>1.13</text:p>
          </table:table-cell>
          <table:table-cell table:formula="of:=IF([.O230];1;0)" office:value-type="float" office:value="1" calcext:value-type="float">
            <text:p>1</text:p>
          </table:table-cell>
          <table:table-cell table:formula="of:=([.I230]-[.J230])/([.G230]-1)" office:value-type="float" office:value="6.02272727272727" calcext:value-type="float">
            <text:p>6.02272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8432750655" calcext:value-type="float">
            <text:p>10.84</text:p>
          </table:table-cell>
          <table:table-cell office:value-type="float" office:value="12.2081064531" calcext:value-type="float">
            <text:p>12.21</text:p>
          </table:table-cell>
          <table:table-cell office:value-type="float" office:value="9.73248036807" calcext:value-type="float">
            <text:p>9.7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office:value-type="float" office:value="127" calcext:value-type="float">
            <text:p>127</text:p>
          </table:table-cell>
          <table:table-cell office:value-type="float" office:value="0.36142373085" calcext:value-type="float">
            <text:p>0.36</text:p>
          </table:table-cell>
          <table:table-cell office:value-type="float" office:value="293.249919891" calcext:value-type="float">
            <text:p>293.25</text:p>
          </table:table-cell>
          <table:table-cell office:value-type="float" office:value="43.379693985" calcext:value-type="float">
            <text:p>43.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1]+[.L231])/[.M231]" office:value-type="float" office:value="6.76840513728327" calcext:value-type="float">
            <text:p>6.77</text:p>
          </table:table-cell>
          <table:table-cell table:style-name="ce1" table:formula="of:=[.E231]/[.D231]" office:value-type="float" office:value="1.1258689260722" calcext:value-type="float">
            <text:p>1.13</text:p>
          </table:table-cell>
          <table:table-cell table:formula="of:=IF([.O231];1;0)" office:value-type="float" office:value="1" calcext:value-type="float">
            <text:p>1</text:p>
          </table:table-cell>
          <table:table-cell table:formula="of:=([.I231]-[.J231])/([.G231]-1)" office:value-type="float" office:value="2.78350515463918" calcext:value-type="float">
            <text:p>2.78350515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0.427180290222" calcext:value-type="float">
            <text:p>0.43</text:p>
          </table:table-cell>
          <table:table-cell office:value-type="float" office:value="236.14117384" calcext:value-type="float">
            <text:p>236.14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2]+[.L232])/[.M232]" office:value-type="float" office:value="12.4637407044411" calcext:value-type="float">
            <text:p>12.46</text:p>
          </table:table-cell>
          <table:table-cell table:style-name="ce1" table:formula="of:=[.E232]/[.D232]" office:value-type="float" office:value="1.04837411610769" calcext:value-type="float">
            <text:p>1.05</text:p>
          </table:table-cell>
          <table:table-cell table:formula="of:=IF([.O232];1;0)" office:value-type="float" office:value="1" calcext:value-type="float">
            <text:p>1</text:p>
          </table:table-cell>
          <table:table-cell table:formula="of:=([.I232]-[.J232])/([.G232]-1)" office:value-type="float" office:value="2.63846153846154" calcext:value-type="float">
            <text:p>2.6384615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2169218127" calcext:value-type="float">
            <text:p>8.42</text:p>
          </table:table-cell>
          <table:table-cell office:value-type="float" office:value="8.82908409667" calcext:value-type="float">
            <text:p>8.83</text:p>
          </table:table-cell>
          <table:table-cell office:value-type="float" office:value="6.71552216388" calcext:value-type="float">
            <text:p>6.72</text:p>
          </table:table-cell>
          <table:table-cell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  <table:table-cell office:value-type="float" office:value="72" calcext:value-type="float">
            <text:p>72</text:p>
          </table:table-cell>
          <table:table-cell office:value-type="float" office:value="0.462693929672" calcext:value-type="float">
            <text:p>0.46</text:p>
          </table:table-cell>
          <table:table-cell office:value-type="float" office:value="276.962170124" calcext:value-type="float">
            <text:p>276.96</text:p>
          </table:table-cell>
          <table:table-cell office:value-type="float" office:value="18.9805259705" calcext:value-type="float">
            <text:p>18.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3]+[.L233])/[.M233]" office:value-type="float" office:value="14.6162895846434" calcext:value-type="float">
            <text:p>14.62</text:p>
          </table:table-cell>
          <table:table-cell table:style-name="ce1" table:formula="of:=[.E233]/[.D233]" office:value-type="float" office:value="1.04837411610769" calcext:value-type="float">
            <text:p>1.05</text:p>
          </table:table-cell>
          <table:table-cell table:formula="of:=IF([.O233];1;0)" office:value-type="float" office:value="1" calcext:value-type="float">
            <text:p>1</text:p>
          </table:table-cell>
          <table:table-cell table:formula="of:=([.I233]-[.J233])/([.G233]-1)" office:value-type="float" office:value="1.53441295546559" calcext:value-type="float">
            <text:p>1.5344129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81760025024" calcext:value-type="float">
            <text:p>0.10</text:p>
          </table:table-cell>
          <table:table-cell office:value-type="float" office:value="122.489423275" calcext:value-type="float">
            <text:p>122.49</text:p>
          </table:table-cell>
          <table:table-cell office:value-type="float" office:value="24.5006928444" calcext:value-type="float">
            <text:p>24.5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34]+[.L234])/[.M234]" office:value-type="float" office:value="5.0034339867871" calcext:value-type="float">
            <text:p>5.00</text:p>
          </table:table-cell>
          <table:table-cell table:style-name="ce1" table:formula="of:=[.E234]/[.D234]" office:value-type="float" office:value="1" calcext:value-type="float">
            <text:p>1.00</text:p>
          </table:table-cell>
          <table:table-cell table:formula="of:=IF([.O234];1;0)" office:value-type="float" office:value="0" calcext:value-type="float">
            <text:p>0</text:p>
          </table:table-cell>
          <table:table-cell table:formula="of:=([.I234]-[.J234])/([.G234]-1)" office:value-type="float" office:value="2.10416666666667" calcext:value-type="float">
            <text:p>2.104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463867782" calcext:value-type="float">
            <text:p>7.65</text:p>
          </table:table-cell>
          <table:table-cell office:value-type="float" office:value="6.39679368539" calcext:value-type="float">
            <text:p>6.4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0.0973923206329" calcext:value-type="float">
            <text:p>0.10</text:p>
          </table:table-cell>
          <table:table-cell office:value-type="float" office:value="125.351417542" calcext:value-type="float">
            <text:p>125.35</text:p>
          </table:table-cell>
          <table:table-cell office:value-type="float" office:value="24.5006928444" calcext:value-type="float">
            <text:p>24.5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35]+[.L235])/[.M235]" office:value-type="float" office:value="5.12021478981588" calcext:value-type="float">
            <text:p>5.12</text:p>
          </table:table-cell>
          <table:table-cell table:style-name="ce1" table:formula="of:=[.E235]/[.D235]" office:value-type="float" office:value="1" calcext:value-type="float">
            <text:p>1.00</text:p>
          </table:table-cell>
          <table:table-cell table:formula="of:=IF([.O235];1;0)" office:value-type="float" office:value="0" calcext:value-type="float">
            <text:p>0</text:p>
          </table:table-cell>
          <table:table-cell table:formula="of:=([.I235]-[.J235])/([.G235]-1)" office:value-type="float" office:value="1.06315789473684" calcext:value-type="float">
            <text:p>1.063157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0.0415031909943" calcext:value-type="float">
            <text:p>0.04</text:p>
          </table:table-cell>
          <table:table-cell office:value-type="float" office:value="50.5525438786" calcext:value-type="float">
            <text:p>50.55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6]+[.L236])/[.M236]" office:value-type="float" office:value="2.45690713990826" calcext:value-type="float">
            <text:p>2.46</text:p>
          </table:table-cell>
          <table:table-cell table:style-name="ce1" table:formula="of:=[.E236]/[.D236]" office:value-type="float" office:value="1.07913342273671" calcext:value-type="float">
            <text:p>1.08</text:p>
          </table:table-cell>
          <table:table-cell table:formula="of:=IF([.O236];1;0)" office:value-type="float" office:value="1" calcext:value-type="float">
            <text:p>1</text:p>
          </table:table-cell>
          <table:table-cell table:formula="of:=([.I236]-[.J236])/([.G236]-1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26635229002" calcext:value-type="float">
            <text:p>7.27</text:p>
          </table:table-cell>
          <table:table-cell office:value-type="float" office:value="7.84136361754" calcext:value-type="float">
            <text:p>7.84</text:p>
          </table:table-cell>
          <table:table-cell office:value-type="float" office:value="6.66820115159" calcext:value-type="float">
            <text:p>6.6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0.0464715957642" calcext:value-type="float">
            <text:p>0.05</text:p>
          </table:table-cell>
          <table:table-cell office:value-type="float" office:value="53.4680814743" calcext:value-type="float">
            <text:p>53.47</text:p>
          </table:table-cell>
          <table:table-cell office:value-type="float" office:value="20.5925760269" calcext:value-type="float">
            <text:p>20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7]+[.L237])/[.M237]" office:value-type="float" office:value="2.59873038711419" calcext:value-type="float">
            <text:p>2.60</text:p>
          </table:table-cell>
          <table:table-cell table:style-name="ce1" table:formula="of:=[.E237]/[.D237]" office:value-type="float" office:value="1.07913342273671" calcext:value-type="float">
            <text:p>1.08</text:p>
          </table:table-cell>
          <table:table-cell table:formula="of:=IF([.O237];1;0)" office:value-type="float" office:value="1" calcext:value-type="float">
            <text:p>1</text:p>
          </table:table-cell>
          <table:table-cell table:formula="of:=([.I237]-[.J237])/([.G237]-1)" office:value-type="float" office:value="0.744186046511628" calcext:value-type="float">
            <text:p>0.7441860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114" calcext:value-type="float">
            <text:p>114</text:p>
          </table:table-cell>
          <table:table-cell office:value-type="float" office:value="0.440378427505" calcext:value-type="float">
            <text:p>0.44</text:p>
          </table:table-cell>
          <table:table-cell office:value-type="float" office:value="332.497679472" calcext:value-type="float">
            <text:p>332.50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38]+[.L238])/[.M238]" office:value-type="float" office:value="8.17312239561277" calcext:value-type="float">
            <text:p>8.17</text:p>
          </table:table-cell>
          <table:table-cell table:style-name="ce1" table:formula="of:=[.E238]/[.D238]" office:value-type="float" office:value="1.00670116726042" calcext:value-type="float">
            <text:p>1.01</text:p>
          </table:table-cell>
          <table:table-cell table:formula="of:=IF([.O238];1;0)" office:value-type="float" office:value="1" calcext:value-type="float">
            <text:p>1</text:p>
          </table:table-cell>
          <table:table-cell table:formula="of:=([.I238]-[.J238])/([.G238]-1)"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7711321975" calcext:value-type="float">
            <text:p>11.77</text:p>
          </table:table-cell>
          <table:table-cell office:value-type="float" office:value="11.8500125232" calcext:value-type="float">
            <text:p>11.85</text:p>
          </table:table-cell>
          <table:table-cell office:value-type="float" office:value="10.0645324785" calcext:value-type="float">
            <text:p>10.06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441" calcext:value-type="float">
            <text:p>441</text:p>
          </table:table-cell>
          <table:table-cell office:value-type="float" office:value="114" calcext:value-type="float">
            <text:p>114</text:p>
          </table:table-cell>
          <table:table-cell office:value-type="float" office:value="0.478064537048" calcext:value-type="float">
            <text:p>0.48</text:p>
          </table:table-cell>
          <table:table-cell office:value-type="float" office:value="408.993618727" calcext:value-type="float">
            <text:p>408.99</text:p>
          </table:table-cell>
          <table:table-cell office:value-type="float" office:value="40.7357239723" calcext:value-type="float">
            <text:p>40.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39]+[.L239])/[.M239]" office:value-type="float" office:value="10.051906369517" calcext:value-type="float">
            <text:p>10.05</text:p>
          </table:table-cell>
          <table:table-cell table:style-name="ce1" table:formula="of:=[.E239]/[.D239]" office:value-type="float" office:value="1.00670116726042" calcext:value-type="float">
            <text:p>1.01</text:p>
          </table:table-cell>
          <table:table-cell table:formula="of:=IF([.O239];1;0)" office:value-type="float" office:value="1" calcext:value-type="float">
            <text:p>1</text:p>
          </table:table-cell>
          <table:table-cell table:formula="of:=([.I239]-[.J239])/([.G239]-1)" office:value-type="float" office:value="2.05660377358491" calcext:value-type="float">
            <text:p>2.0566037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0.218633413315" calcext:value-type="float">
            <text:p>0.22</text:p>
          </table:table-cell>
          <table:table-cell office:value-type="float" office:value="174.652586222" calcext:value-type="float">
            <text:p>174.65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0]+[.L240])/[.M240]" office:value-type="float" office:value="18.3511894521946" calcext:value-type="float">
            <text:p>18.35</text:p>
          </table:table-cell>
          <table:table-cell table:style-name="ce1" table:formula="of:=[.E240]/[.D240]" office:value-type="float" office:value="1.12756937160206" calcext:value-type="float">
            <text:p>1.13</text:p>
          </table:table-cell>
          <table:table-cell table:formula="of:=IF([.O240];1;0)" office:value-type="float" office:value="1" calcext:value-type="float">
            <text:p>1</text:p>
          </table:table-cell>
          <table:table-cell table:formula="of:=([.I240]-[.J240])/([.G240]-1)" office:value-type="float" office:value="1.58571428571429" calcext:value-type="float">
            <text:p>1.5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790396542" calcext:value-type="float">
            <text:p>10.79</text:p>
          </table:table-cell>
          <table:table-cell office:value-type="float" office:value="12.1669206482" calcext:value-type="float">
            <text:p>12.17</text:p>
          </table:table-cell>
          <table:table-cell office:value-type="float" office:value="8.13196961306" calcext:value-type="float">
            <text:p>8.13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0.274284124374" calcext:value-type="float">
            <text:p>0.27</text:p>
          </table:table-cell>
          <table:table-cell office:value-type="float" office:value="245.509277582" calcext:value-type="float">
            <text:p>245.51</text:p>
          </table:table-cell>
          <table:table-cell office:value-type="float" office:value="9.52914905548" calcext:value-type="float">
            <text:p>9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1]+[.L241])/[.M241]" office:value-type="float" office:value="25.7928132171497" calcext:value-type="float">
            <text:p>25.79</text:p>
          </table:table-cell>
          <table:table-cell table:style-name="ce1" table:formula="of:=[.E241]/[.D241]" office:value-type="float" office:value="1.12756937160206" calcext:value-type="float">
            <text:p>1.13</text:p>
          </table:table-cell>
          <table:table-cell table:formula="of:=IF([.O241];1;0)" office:value-type="float" office:value="1" calcext:value-type="float">
            <text:p>1</text:p>
          </table:table-cell>
          <table:table-cell table:formula="of:=([.I241]-[.J241])/([.G241]-1)" office:value-type="float" office:value="0.985347985347985" calcext:value-type="float">
            <text:p>0.9853479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0346426963806" calcext:value-type="float">
            <text:p>0.03</text:p>
          </table:table-cell>
          <table:table-cell office:value-type="float" office:value="43.141677618" calcext:value-type="float">
            <text:p>43.14</text:p>
          </table:table-cell>
          <table:table-cell office:value-type="float" office:value="14.2433798313" calcext:value-type="float">
            <text:p>14.24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2]+[.L242])/[.M242]" office:value-type="float" office:value="3.03132548775397" calcext:value-type="float">
            <text:p>3.03</text:p>
          </table:table-cell>
          <table:table-cell table:style-name="ce1" table:formula="of:=[.E242]/[.D242]" office:value-type="float" office:value="1" calcext:value-type="float">
            <text:p>1.00</text:p>
          </table:table-cell>
          <table:table-cell table:formula="of:=IF([.O242];1;0)" office:value-type="float" office:value="0" calcext:value-type="float">
            <text:p>0</text:p>
          </table:table-cell>
          <table:table-cell table:formula="of:=([.I242]-[.J242])/([.G242]-1)" office:value-type="float" office:value="1.07142857142857" calcext:value-type="float">
            <text:p>1.0714285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.8601652735" calcext:value-type="float">
            <text:p>7.86</text:p>
          </table:table-cell>
          <table:table-cell office:value-type="float" office:value="6.57544283364" calcext:value-type="float">
            <text:p>6.5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379049777985" calcext:value-type="float">
            <text:p>0.04</text:p>
          </table:table-cell>
          <table:table-cell office:value-type="float" office:value="47.1058759689" calcext:value-type="float">
            <text:p>47.11</text:p>
          </table:table-cell>
          <table:table-cell office:value-type="float" office:value="14.2433798313" calcext:value-type="float">
            <text:p>14.2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3]+[.L243])/[.M243]" office:value-type="float" office:value="3.30987318354731" calcext:value-type="float">
            <text:p>3.31</text:p>
          </table:table-cell>
          <table:table-cell table:style-name="ce1" table:formula="of:=[.E243]/[.D243]" office:value-type="float" office:value="1" calcext:value-type="float">
            <text:p>1.00</text:p>
          </table:table-cell>
          <table:table-cell table:formula="of:=IF([.O243];1;0)" office:value-type="float" office:value="0" calcext:value-type="float">
            <text:p>0</text:p>
          </table:table-cell>
          <table:table-cell table:formula="of:=([.I243]-[.J243])/([.G243]-1)" office:value-type="float" office:value="0.614035087719298" calcext:value-type="float">
            <text:p>0.6140350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891" calcext:value-type="float">
            <text:p>891</text:p>
          </table:table-cell>
          <table:table-cell office:value-type="float" office:value="189" calcext:value-type="float">
            <text:p>189</text:p>
          </table:table-cell>
          <table:table-cell office:value-type="float" office:value="3.23019814491" calcext:value-type="float">
            <text:p>3.23</text:p>
          </table:table-cell>
          <table:table-cell office:value-type="float" office:value="3797.94608235" calcext:value-type="float">
            <text:p>3797.95</text:p>
          </table:table-cell>
          <table:table-cell office:value-type="float" office:value="140.771585941" calcext:value-type="float">
            <text:p>140.77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44]+[.L244])/[.M244]" office:value-type="float" office:value="27.0024398395856" calcext:value-type="float">
            <text:p>27.00</text:p>
          </table:table-cell>
          <table:table-cell table:style-name="ce1" table:formula="of:=[.E244]/[.D244]" office:value-type="float" office:value="1" calcext:value-type="float">
            <text:p>1.00</text:p>
          </table:table-cell>
          <table:table-cell table:formula="of:=IF([.O244];1;0)" office:value-type="float" office:value="0" calcext:value-type="float">
            <text:p>0</text:p>
          </table:table-cell>
          <table:table-cell table:formula="of:=([.I244]-[.J244])/([.G244]-1)" office:value-type="float" office:value="2.27922077922078" calcext:value-type="float">
            <text:p>2.2792207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9566819109" calcext:value-type="float">
            <text:p>8.90</text:p>
          </table:table-cell>
          <table:table-cell office:value-type="float" office:value="7.41213332971" calcext:value-type="float">
            <text:p>7.41</text:p>
          </table:table-cell>
          <table:table-cell office:value-type="float" office:value="494" calcext:value-type="float">
            <text:p>494</text:p>
          </table:table-cell>
          <table:table-cell office:value-type="float" office:value="92" calcext:value-type="float">
            <text:p>92</text:p>
          </table:table-cell>
          <table:table-cell office:value-type="float" office:value="1133" calcext:value-type="float">
            <text:p>1133</text:p>
          </table:table-cell>
          <table:table-cell office:value-type="float" office:value="189" calcext:value-type="float">
            <text:p>189</text:p>
          </table:table-cell>
          <table:table-cell office:value-type="float" office:value="4.32031345367" calcext:value-type="float">
            <text:p>4.32</text:p>
          </table:table-cell>
          <table:table-cell office:value-type="float" office:value="6060.30877995" calcext:value-type="float">
            <text:p>6060.31</text:p>
          </table:table-cell>
          <table:table-cell office:value-type="float" office:value="140.771585941" calcext:value-type="float">
            <text:p>140.7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45]+[.L245])/[.M245]" office:value-type="float" office:value="43.0813438156864" calcext:value-type="float">
            <text:p>43.08</text:p>
          </table:table-cell>
          <table:table-cell table:style-name="ce1" table:formula="of:=[.E245]/[.D245]" office:value-type="float" office:value="1" calcext:value-type="float">
            <text:p>1.00</text:p>
          </table:table-cell>
          <table:table-cell table:formula="of:=IF([.O245];1;0)" office:value-type="float" office:value="0" calcext:value-type="float">
            <text:p>0</text:p>
          </table:table-cell>
          <table:table-cell table:formula="of:=([.I245]-[.J245])/([.G245]-1)" office:value-type="float" office:value="1.91480730223124" calcext:value-type="float">
            <text:p>1.9148073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7225635608" calcext:value-type="float">
            <text:p>10.72</text:p>
          </table:table-cell>
          <table:table-cell office:value-type="float" office:value="10.822415664" calcext:value-type="float">
            <text:p>10.82</text:p>
          </table:table-cell>
          <table:table-cell office:value-type="float" office:value="9.39469470908" calcext:value-type="float">
            <text:p>9.39</text:p>
          </table:table-cell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  <table:table-cell office:value-type="float" office:value="821" calcext:value-type="float">
            <text:p>821</text:p>
          </table:table-cell>
          <table:table-cell office:value-type="float" office:value="182" calcext:value-type="float">
            <text:p>182</text:p>
          </table:table-cell>
          <table:table-cell office:value-type="float" office:value="2.25117850304" calcext:value-type="float">
            <text:p>2.25</text:p>
          </table:table-cell>
          <table:table-cell office:value-type="float" office:value="2983.00750017" calcext:value-type="float">
            <text:p>2983.01</text:p>
          </table:table-cell>
          <table:table-cell office:value-type="float" office:value="169.415642977" calcext:value-type="float">
            <text:p>169.4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6]+[.L246])/[.M246]" office:value-type="float" office:value="17.6209152013095" calcext:value-type="float">
            <text:p>17.62</text:p>
          </table:table-cell>
          <table:table-cell table:style-name="ce1" table:formula="of:=[.E246]/[.D246]" office:value-type="float" office:value="1.00931233493127" calcext:value-type="float">
            <text:p>1.01</text:p>
          </table:table-cell>
          <table:table-cell table:formula="of:=IF([.O246];1;0)" office:value-type="float" office:value="1" calcext:value-type="float">
            <text:p>1</text:p>
          </table:table-cell>
          <table:table-cell table:formula="of:=([.I246]-[.J246])/([.G246]-1)" office:value-type="float" office:value="2.73076923076923" calcext:value-type="float">
            <text:p>2.7307692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7225635608" calcext:value-type="float">
            <text:p>10.72</text:p>
          </table:table-cell>
          <table:table-cell office:value-type="float" office:value="10.8344156647" calcext:value-type="float">
            <text:p>10.83</text:p>
          </table:table-cell>
          <table:table-cell office:value-type="float" office:value="9.39469470908" calcext:value-type="float">
            <text:p>9.39</text:p>
          </table:table-cell>
          <table:table-cell office:value-type="float" office:value="392" calcext:value-type="float">
            <text:p>392</text:p>
          </table:table-cell>
          <table:table-cell office:value-type="float" office:value="74" calcext:value-type="float">
            <text:p>74</text:p>
          </table:table-cell>
          <table:table-cell office:value-type="float" office:value="856" calcext:value-type="float">
            <text:p>856</text:p>
          </table:table-cell>
          <table:table-cell office:value-type="float" office:value="182" calcext:value-type="float">
            <text:p>182</text:p>
          </table:table-cell>
          <table:table-cell office:value-type="float" office:value="2.49926018715" calcext:value-type="float">
            <text:p>2.50</text:p>
          </table:table-cell>
          <table:table-cell office:value-type="float" office:value="4287.29795098" calcext:value-type="float">
            <text:p>4287.30</text:p>
          </table:table-cell>
          <table:table-cell office:value-type="float" office:value="169.415642977" calcext:value-type="float">
            <text:p>169.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7]+[.L247])/[.M247]" office:value-type="float" office:value="25.3211399832159" calcext:value-type="float">
            <text:p>25.32</text:p>
          </table:table-cell>
          <table:table-cell table:style-name="ce1" table:formula="of:=[.E247]/[.D247]" office:value-type="float" office:value="1.01043147035369" calcext:value-type="float">
            <text:p>1.01</text:p>
          </table:table-cell>
          <table:table-cell table:formula="of:=IF([.O247];1;0)" office:value-type="float" office:value="1" calcext:value-type="float">
            <text:p>1</text:p>
          </table:table-cell>
          <table:table-cell table:formula="of:=([.I247]-[.J247])/([.G247]-1)" office:value-type="float" office:value="1.72378516624041" calcext:value-type="float">
            <text:p>1.7237851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9150676531" calcext:value-type="float">
            <text:p>7.49</text:p>
          </table:table-cell>
          <table:table-cell office:value-type="float" office:value="7.51312907332" calcext:value-type="float">
            <text:p>7.51</text:p>
          </table:table-cell>
          <table:table-cell office:value-type="float" office:value="6.41421734487" calcext:value-type="float">
            <text:p>6.41</text:p>
          </table:table-cell>
          <table:table-cell office:value-type="float" office:value="493" calcext:value-type="float">
            <text:p>493</text:p>
          </table:table-cell>
          <table:table-cell office:value-type="float" office:value="245" calcext:value-type="float">
            <text:p>245</text:p>
          </table:table-cell>
          <table:table-cell office:value-type="float" office:value="996" calcext:value-type="float">
            <text:p>996</text:p>
          </table:table-cell>
          <table:table-cell office:value-type="float" office:value="129" calcext:value-type="float">
            <text:p>129</text:p>
          </table:table-cell>
          <table:table-cell office:value-type="float" office:value="3.89257383347" calcext:value-type="float">
            <text:p>3.89</text:p>
          </table:table-cell>
          <table:table-cell office:value-type="float" office:value="5601.45337009" calcext:value-type="float">
            <text:p>5601.45</text:p>
          </table:table-cell>
          <table:table-cell office:value-type="float" office:value="153.621321917" calcext:value-type="float">
            <text:p>153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48]+[.L248])/[.M248]" office:value-type="float" office:value="36.4880725798726" calcext:value-type="float">
            <text:p>36.49</text:p>
          </table:table-cell>
          <table:table-cell table:style-name="ce1" table:formula="of:=[.E248]/[.D248]" office:value-type="float" office:value="1.00288624287308" calcext:value-type="float">
            <text:p>1.00</text:p>
          </table:table-cell>
          <table:table-cell table:formula="of:=IF([.O248];1;0)" office:value-type="float" office:value="1" calcext:value-type="float">
            <text:p>1</text:p>
          </table:table-cell>
          <table:table-cell table:formula="of:=([.I248]-[.J248])/([.G248]-1)" office:value-type="float" office:value="1.76219512195122" calcext:value-type="float">
            <text:p>1.762195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9150676531" calcext:value-type="float">
            <text:p>7.49</text:p>
          </table:table-cell>
          <table:table-cell office:value-type="float" office:value="7.51312907332" calcext:value-type="float">
            <text:p>7.51</text:p>
          </table:table-cell>
          <table:table-cell office:value-type="float" office:value="6.41421734487" calcext:value-type="float">
            <text:p>6.41</text:p>
          </table:table-cell>
          <table:table-cell office:value-type="float" office:value="778" calcext:value-type="float">
            <text:p>778</text:p>
          </table:table-cell>
          <table:table-cell office:value-type="float" office:value="141" calcext:value-type="float">
            <text:p>141</text:p>
          </table:table-cell>
          <table:table-cell office:value-type="float" office:value="1018" calcext:value-type="float">
            <text:p>1018</text:p>
          </table:table-cell>
          <table:table-cell office:value-type="float" office:value="129" calcext:value-type="float">
            <text:p>129</text:p>
          </table:table-cell>
          <table:table-cell office:value-type="float" office:value="3.49722266197" calcext:value-type="float">
            <text:p>3.50</text:p>
          </table:table-cell>
          <table:table-cell office:value-type="float" office:value="6255.31439471" calcext:value-type="float">
            <text:p>6255.31</text:p>
          </table:table-cell>
          <table:table-cell office:value-type="float" office:value="153.621321917" calcext:value-type="float">
            <text:p>153.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49]+[.L249])/[.M249]" office:value-type="float" office:value="40.7418159098614" calcext:value-type="float">
            <text:p>40.74</text:p>
          </table:table-cell>
          <table:table-cell table:style-name="ce1" table:formula="of:=[.E249]/[.D249]" office:value-type="float" office:value="1.00288624287308" calcext:value-type="float">
            <text:p>1.00</text:p>
          </table:table-cell>
          <table:table-cell table:formula="of:=IF([.O249];1;0)" office:value-type="float" office:value="1" calcext:value-type="float">
            <text:p>1</text:p>
          </table:table-cell>
          <table:table-cell table:formula="of:=([.I249]-[.J249])/([.G249]-1)" office:value-type="float" office:value="1.14414414414414" calcext:value-type="float">
            <text:p>1.14414414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31065443629" calcext:value-type="float">
            <text:p>8.31</text:p>
          </table:table-cell>
          <table:table-cell office:value-type="float" office:value="8.71324568684" calcext:value-type="float">
            <text:p>8.71</text:p>
          </table:table-cell>
          <table:table-cell office:value-type="float" office:value="6.80357765629" calcext:value-type="float">
            <text:p>6.80</text:p>
          </table:table-cell>
          <table:table-cell office:value-type="float" office:value="217" calcext:value-type="float">
            <text:p>217</text:p>
          </table:table-cell>
          <table:table-cell office:value-type="float" office:value="106" calcext:value-type="float">
            <text:p>106</text:p>
          </table:table-cell>
          <table:table-cell office:value-type="float" office:value="651" calcext:value-type="float">
            <text:p>651</text:p>
          </table:table-cell>
          <table:table-cell office:value-type="float" office:value="156" calcext:value-type="float">
            <text:p>156</text:p>
          </table:table-cell>
          <table:table-cell office:value-type="float" office:value="1.73734927177" calcext:value-type="float">
            <text:p>1.74</text:p>
          </table:table-cell>
          <table:table-cell office:value-type="float" office:value="2735.7408154" calcext:value-type="float">
            <text:p>2735.74</text:p>
          </table:table-cell>
          <table:table-cell office:value-type="float" office:value="185.139569044" calcext:value-type="float">
            <text:p>185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0]+[.L250])/[.M250]" office:value-type="float" office:value="14.7860242886338" calcext:value-type="float">
            <text:p>14.79</text:p>
          </table:table-cell>
          <table:table-cell table:style-name="ce1" table:formula="of:=[.E250]/[.D250]" office:value-type="float" office:value="1.04844278553949" calcext:value-type="float">
            <text:p>1.05</text:p>
          </table:table-cell>
          <table:table-cell table:formula="of:=IF([.O250];1;0)" office:value-type="float" office:value="1" calcext:value-type="float">
            <text:p>1</text:p>
          </table:table-cell>
          <table:table-cell table:formula="of:=([.I250]-[.J250])/([.G250]-1)" office:value-type="float" office:value="2.29166666666667" calcext:value-type="float">
            <text:p>2.291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31065443629" calcext:value-type="float">
            <text:p>8.31</text:p>
          </table:table-cell>
          <table:table-cell office:value-type="float" office:value="8.77432841809" calcext:value-type="float">
            <text:p>8.77</text:p>
          </table:table-cell>
          <table:table-cell office:value-type="float" office:value="6.80357765629" calcext:value-type="float">
            <text:p>6.80</text:p>
          </table:table-cell>
          <table:table-cell office:value-type="float" office:value="402" calcext:value-type="float">
            <text:p>402</text:p>
          </table:table-cell>
          <table:table-cell office:value-type="float" office:value="90" calcext:value-type="float">
            <text:p>90</text:p>
          </table:table-cell>
          <table:table-cell office:value-type="float" office:value="854" calcext:value-type="float">
            <text:p>854</text:p>
          </table:table-cell>
          <table:table-cell office:value-type="float" office:value="156" calcext:value-type="float">
            <text:p>156</text:p>
          </table:table-cell>
          <table:table-cell office:value-type="float" office:value="2.73178625107" calcext:value-type="float">
            <text:p>2.73</text:p>
          </table:table-cell>
          <table:table-cell office:value-type="float" office:value="4851.69477344" calcext:value-type="float">
            <text:p>4851.69</text:p>
          </table:table-cell>
          <table:table-cell office:value-type="float" office:value="185.139569044" calcext:value-type="float">
            <text:p>185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1]+[.L251])/[.M251]" office:value-type="float" office:value="26.220362209752" calcext:value-type="float">
            <text:p>26.22</text:p>
          </table:table-cell>
          <table:table-cell table:style-name="ce1" table:formula="of:=[.E251]/[.D251]" office:value-type="float" office:value="1.05579271588712" calcext:value-type="float">
            <text:p>1.06</text:p>
          </table:table-cell>
          <table:table-cell table:formula="of:=IF([.O251];1;0)" office:value-type="float" office:value="1" calcext:value-type="float">
            <text:p>1</text:p>
          </table:table-cell>
          <table:table-cell table:formula="of:=([.I251]-[.J251])/([.G251]-1)" office:value-type="float" office:value="1.74064837905237" calcext:value-type="float">
            <text:p>1.7406483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11849074854" calcext:value-type="float">
            <text:p>5.12</text:p>
          </table:table-cell>
          <table:table-cell office:value-type="float" office:value="5.1425517613" calcext:value-type="float">
            <text:p>5.14</text:p>
          </table:table-cell>
          <table:table-cell office:value-type="float" office:value="4.60047551296" calcext:value-type="float">
            <text:p>4.6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0.212913036346" calcext:value-type="float">
            <text:p>0.21</text:p>
          </table:table-cell>
          <table:table-cell office:value-type="float" office:value="775.602962971" calcext:value-type="float">
            <text:p>775.60</text:p>
          </table:table-cell>
          <table:table-cell office:value-type="float" office:value="179.308409214" calcext:value-type="float">
            <text:p>179.3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2]+[.L252])/[.M252]" office:value-type="float" office:value="4.32671216820305" calcext:value-type="float">
            <text:p>4.33</text:p>
          </table:table-cell>
          <table:table-cell table:style-name="ce1" table:formula="of:=[.E252]/[.D252]" office:value-type="float" office:value="1.00470080223684" calcext:value-type="float">
            <text:p>1.00</text:p>
          </table:table-cell>
          <table:table-cell table:formula="of:=IF([.O252];1;0)" office:value-type="float" office:value="1" calcext:value-type="float">
            <text:p>1</text:p>
          </table:table-cell>
          <table:table-cell table:formula="of:=([.I252]-[.J252])/([.G252]-1)" office:value-type="float" office:value="4.33333333333333" calcext:value-type="float">
            <text:p>4.3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0262157917023" calcext:value-type="float">
            <text:p>0.03</text:p>
          </table:table-cell>
          <table:table-cell office:value-type="float" office:value="12.470499754" calcext:value-type="float">
            <text:p>12.47</text:p>
          </table:table-cell>
          <table:table-cell office:value-type="float" office:value="4.19930005074" calcext:value-type="float">
            <text:p>4.20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53]+[.L253])/[.M253]" office:value-type="float" office:value="2.97590441137926" calcext:value-type="float">
            <text:p>2.98</text:p>
          </table:table-cell>
          <table:table-cell table:style-name="ce1" table:formula="of:=[.E253]/[.D253]" office:value-type="float" office:value="1" calcext:value-type="float">
            <text:p>1.00</text:p>
          </table:table-cell>
          <table:table-cell table:formula="of:=IF([.O253];1;0)" office:value-type="float" office:value="0" calcext:value-type="float">
            <text:p>0</text:p>
          </table:table-cell>
          <table:table-cell table:formula="of:=([.I253]-[.J253])/([.G253]-1)" office:value-type="float" office:value="1.83333333333333" calcext:value-type="float">
            <text:p>1.8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1781927242" calcext:value-type="float">
            <text:p>11.18</text:p>
          </table:table-cell>
          <table:table-cell office:value-type="float" office:value="9.579023296" calcext:value-type="float">
            <text:p>9.5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.0283825397491" calcext:value-type="float">
            <text:p>0.03</text:p>
          </table:table-cell>
          <table:table-cell office:value-type="float" office:value="13.005163908" calcext:value-type="float">
            <text:p>13.01</text:p>
          </table:table-cell>
          <table:table-cell office:value-type="float" office:value="4.19930005074" calcext:value-type="float">
            <text:p>4.2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54]+[.L254])/[.M254]" office:value-type="float" office:value="3.10374259763894" calcext:value-type="float">
            <text:p>3.10</text:p>
          </table:table-cell>
          <table:table-cell table:style-name="ce1" table:formula="of:=[.E254]/[.D254]" office:value-type="float" office:value="1" calcext:value-type="float">
            <text:p>1.00</text:p>
          </table:table-cell>
          <table:table-cell table:formula="of:=IF([.O254];1;0)" office:value-type="float" office:value="0" calcext:value-type="float">
            <text:p>0</text:p>
          </table:table-cell>
          <table:table-cell table:formula="of:=([.I254]-[.J254])/([.G254]-1)" office:value-type="float" office:value="1.16216216216216" calcext:value-type="float">
            <text:p>1.162162162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0.0267362594604" calcext:value-type="float">
            <text:p>0.03</text:p>
          </table:table-cell>
          <table:table-cell office:value-type="float" office:value="10.3171460629" calcext:value-type="float">
            <text:p>10.32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5]+[.L255])/[.M255]" office:value-type="float" office:value="3.87624182031782" calcext:value-type="float">
            <text:p>3.88</text:p>
          </table:table-cell>
          <table:table-cell table:style-name="ce1" table:formula="of:=[.E255]/[.D255]" office:value-type="float" office:value="1.33507223060364" calcext:value-type="float">
            <text:p>1.34</text:p>
          </table:table-cell>
          <table:table-cell table:formula="of:=IF([.O255];1;0)" office:value-type="float" office:value="1" calcext:value-type="float">
            <text:p>1</text:p>
          </table:table-cell>
          <table:table-cell table:formula="of:=([.I255]-[.J255])/([.G255]-1)" office:value-type="float" office:value="0.75" calcext:value-type="float">
            <text:p>0.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04978343" calcext:value-type="float">
            <text:p>16.65</text:p>
          </table:table-cell>
          <table:table-cell office:value-type="float" office:value="22.2296172843" calcext:value-type="float">
            <text:p>22.23</text:p>
          </table:table-cell>
          <table:table-cell office:value-type="float" office:value="15.0107772794" calcext:value-type="float">
            <text:p>15.0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0.0272409915924" calcext:value-type="float">
            <text:p>0.03</text:p>
          </table:table-cell>
          <table:table-cell office:value-type="float" office:value="8.33576083183" calcext:value-type="float">
            <text:p>8.34</text:p>
          </table:table-cell>
          <table:table-cell office:value-type="float" office:value="2.66853380203" calcext:value-type="float">
            <text:p>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6]+[.L256])/[.M256]" office:value-type="float" office:value="3.13393138099301" calcext:value-type="float">
            <text:p>3.13</text:p>
          </table:table-cell>
          <table:table-cell table:style-name="ce1" table:formula="of:=[.E256]/[.D256]" office:value-type="float" office:value="1.33507223060364" calcext:value-type="float">
            <text:p>1.34</text:p>
          </table:table-cell>
          <table:table-cell table:formula="of:=IF([.O256];1;0)" office:value-type="float" office:value="1" calcext:value-type="float">
            <text:p>1</text:p>
          </table:table-cell>
          <table:table-cell table:formula="of:=([.I256]-[.J256])/([.G256]-1)" office:value-type="float" office:value="0.469387755102041" calcext:value-type="float">
            <text:p>0.46938775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0.0267193317413" calcext:value-type="float">
            <text:p>0.03</text:p>
          </table:table-cell>
          <table:table-cell office:value-type="float" office:value="11.9228167534" calcext:value-type="float">
            <text:p>11.92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7]+[.L257])/[.M257]" office:value-type="float" office:value="2.69147219808689" calcext:value-type="float">
            <text:p>2.69</text:p>
          </table:table-cell>
          <table:table-cell table:style-name="ce1" table:formula="of:=[.E257]/[.D257]" office:value-type="float" office:value="1.02599059788398" calcext:value-type="float">
            <text:p>1.03</text:p>
          </table:table-cell>
          <table:table-cell table:formula="of:=IF([.O257];1;0)" office:value-type="float" office:value="1" calcext:value-type="float">
            <text:p>1</text:p>
          </table:table-cell>
          <table:table-cell table:formula="of:=([.I257]-[.J257])/([.G257]-1)" office:value-type="float" office:value="1.25" calcext:value-type="float">
            <text:p>1.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0088743586" calcext:value-type="float">
            <text:p>9.90</text:p>
          </table:table-cell>
          <table:table-cell office:value-type="float" office:value="10.1582174199" calcext:value-type="float">
            <text:p>10.16</text:p>
          </table:table-cell>
          <table:table-cell office:value-type="float" office:value="8.24145008068" calcext:value-type="float">
            <text:p>8.2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0.0285396575928" calcext:value-type="float">
            <text:p>0.03</text:p>
          </table:table-cell>
          <table:table-cell office:value-type="float" office:value="10.8670015335" calcext:value-type="float">
            <text:p>10.87</text:p>
          </table:table-cell>
          <table:table-cell office:value-type="float" office:value="4.43977689743" calcext:value-type="float">
            <text:p>4.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58]+[.L258])/[.M258]" office:value-type="float" office:value="2.45407403182799" calcext:value-type="float">
            <text:p>2.45</text:p>
          </table:table-cell>
          <table:table-cell table:style-name="ce1" table:formula="of:=[.E258]/[.D258]" office:value-type="float" office:value="1.02599059788398" calcext:value-type="float">
            <text:p>1.03</text:p>
          </table:table-cell>
          <table:table-cell table:formula="of:=IF([.O258];1;0)" office:value-type="float" office:value="1" calcext:value-type="float">
            <text:p>1</text:p>
          </table:table-cell>
          <table:table-cell table:formula="of:=([.I258]-[.J258])/([.G258]-1)" office:value-type="float" office:value="0.63265306122449" calcext:value-type="float">
            <text:p>0.63265306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0100235939026" calcext:value-type="float">
            <text:p>0.01</text:p>
          </table:table-cell>
          <table:table-cell office:value-type="float" office:value="4.90681529045" calcext:value-type="float">
            <text:p>4.91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59]+[.L259])/[.M259]" office:value-type="float" office:value="2.22275314328922" calcext:value-type="float">
            <text:p>2.22</text:p>
          </table:table-cell>
          <table:table-cell table:style-name="ce1" table:formula="of:=[.E259]/[.D259]" office:value-type="float" office:value="1.17114848245391" calcext:value-type="float">
            <text:p>1.17</text:p>
          </table:table-cell>
          <table:table-cell table:formula="of:=IF([.O259];1;0)" office:value-type="float" office:value="1" calcext:value-type="float">
            <text:p>1</text:p>
          </table:table-cell>
          <table:table-cell table:formula="of:=([.I259]-[.J259])/([.G259]-1)" office:value-type="float" office:value="0.642857142857143" calcext:value-type="float">
            <text:p>0.642857142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09298757249" calcext:value-type="float">
            <text:p>8.09</text:p>
          </table:table-cell>
          <table:table-cell office:value-type="float" office:value="9.47809011404" calcext:value-type="float">
            <text:p>9.48</text:p>
          </table:table-cell>
          <table:table-cell office:value-type="float" office:value="6.57615683468" calcext:value-type="float">
            <text:p>6.5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.0103619098663" calcext:value-type="float">
            <text:p>0.01</text:p>
          </table:table-cell>
          <table:table-cell office:value-type="float" office:value="6.12443614006" calcext:value-type="float">
            <text:p>6.12</text:p>
          </table:table-cell>
          <table:table-cell office:value-type="float" office:value="2.21204900742" calcext:value-type="float">
            <text:p>2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60]+[.L260])/[.M260]" office:value-type="float" office:value="2.77335539553961" calcext:value-type="float">
            <text:p>2.77</text:p>
          </table:table-cell>
          <table:table-cell table:style-name="ce1" table:formula="of:=[.E260]/[.D260]" office:value-type="float" office:value="1.17114848245391" calcext:value-type="float">
            <text:p>1.17</text:p>
          </table:table-cell>
          <table:table-cell table:formula="of:=IF([.O260];1;0)" office:value-type="float" office:value="1" calcext:value-type="float">
            <text:p>1</text:p>
          </table:table-cell>
          <table:table-cell table:formula="of:=([.I260]-[.J260])/([.G260]-1)" office:value-type="float" office:value="0.275862068965517" calcext:value-type="float">
            <text:p>0.275862069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435256958008" calcext:value-type="float">
            <text:p>0.00</text:p>
          </table:table-cell>
          <table:table-cell office:value-type="float" office:value="3.22802996635" calcext:value-type="float">
            <text:p>3.23</text:p>
          </table:table-cell>
          <table:table-cell office:value-type="float" office:value="2.17840313911" calcext:value-type="float">
            <text:p>2.1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1]+[.L261])/[.M261]" office:value-type="float" office:value="1.48383119630037" calcext:value-type="float">
            <text:p>1.48</text:p>
          </table:table-cell>
          <table:table-cell table:style-name="ce1" table:formula="of:=[.E261]/[.D261]" office:value-type="float" office:value="1" calcext:value-type="float">
            <text:p>1.00</text:p>
          </table:table-cell>
          <table:table-cell table:formula="of:=IF([.O261];1;0)" office:value-type="float" office:value="0" calcext:value-type="float">
            <text:p>0</text:p>
          </table:table-cell>
          <table:table-cell table:formula="of:=([.I261]-[.J261])/([.G261]-1)" office:value-type="float" office:value="0.5" calcext:value-type="float">
            <text:p>0.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.05610915719" calcext:value-type="float">
            <text:p>8.06</text:p>
          </table:table-cell>
          <table:table-cell office:value-type="float" office:value="7.41361960505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0353360176086" calcext:value-type="float">
            <text:p>0.00</text:p>
          </table:table-cell>
          <table:table-cell office:value-type="float" office:value="3.19225907326" calcext:value-type="float">
            <text:p>3.19</text:p>
          </table:table-cell>
          <table:table-cell office:value-type="float" office:value="2.17840313911" calcext:value-type="float">
            <text:p>2.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2]+[.L262])/[.M262]" office:value-type="float" office:value="1.46703455280849" calcext:value-type="float">
            <text:p>1.47</text:p>
          </table:table-cell>
          <table:table-cell table:style-name="ce1" table:formula="of:=[.E262]/[.D262]" office:value-type="float" office:value="1" calcext:value-type="float">
            <text:p>1.00</text:p>
          </table:table-cell>
          <table:table-cell table:formula="of:=IF([.O262];1;0)" office:value-type="float" office:value="0" calcext:value-type="float">
            <text:p>0</text:p>
          </table:table-cell>
          <table:table-cell table:formula="of:=([.I262]-[.J262])/([.G262]-1)" office:value-type="float" office:value="0.222222222222222" calcext:value-type="float">
            <text:p>0.222222222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69767570496" calcext:value-type="float">
            <text:p>0.01</text:p>
          </table:table-cell>
          <table:table-cell office:value-type="float" office:value="3.04622292519" calcext:value-type="float">
            <text:p>3.05</text:p>
          </table:table-cell>
          <table:table-cell office:value-type="float" office:value="1.50792002678" calcext:value-type="float">
            <text:p>1.51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3]+[.L263])/[.M263]" office:value-type="float" office:value="2.0265800218998" calcext:value-type="float">
            <text:p>2.03</text:p>
          </table:table-cell>
          <table:table-cell table:style-name="ce1" table:formula="of:=[.E263]/[.D263]" office:value-type="float" office:value="1" calcext:value-type="float">
            <text:p>1.00</text:p>
          </table:table-cell>
          <table:table-cell table:formula="of:=IF([.O263];1;0)" office:value-type="float" office:value="0" calcext:value-type="float">
            <text:p>0</text:p>
          </table:table-cell>
          <table:table-cell table:formula="of:=([.I263]-[.J263])/([.G263]-1)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5169570484" calcext:value-type="float">
            <text:p>7.52</text:p>
          </table:table-cell>
          <table:table-cell office:value-type="float" office:value="6.84584443231" calcext:value-type="float">
            <text:p>6.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.00937509536743" calcext:value-type="float">
            <text:p>0.01</text:p>
          </table:table-cell>
          <table:table-cell office:value-type="float" office:value="3.24047970772" calcext:value-type="float">
            <text:p>3.24</text:p>
          </table:table-cell>
          <table:table-cell office:value-type="float" office:value="1.50792002678" calcext:value-type="float">
            <text:p>1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4]+[.L264])/[.M264]" office:value-type="float" office:value="2.15519042480465" calcext:value-type="float">
            <text:p>2.16</text:p>
          </table:table-cell>
          <table:table-cell table:style-name="ce1" table:formula="of:=[.E264]/[.D264]" office:value-type="float" office:value="1" calcext:value-type="float">
            <text:p>1.00</text:p>
          </table:table-cell>
          <table:table-cell table:formula="of:=IF([.O264];1;0)" office:value-type="float" office:value="0" calcext:value-type="float">
            <text:p>0</text:p>
          </table:table-cell>
          <table:table-cell table:formula="of:=([.I264]-[.J264])/([.G264]-1)" office:value-type="float" office:value="0.235294117647059" calcext:value-type="float">
            <text:p>0.235294117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38864326477" calcext:value-type="float">
            <text:p>0.03</text:p>
          </table:table-cell>
          <table:table-cell office:value-type="float" office:value="15.5589058399" calcext:value-type="float">
            <text:p>15.56</text:p>
          </table:table-cell>
          <table:table-cell office:value-type="float" office:value="3.045140028" calcext:value-type="float">
            <text:p>3.05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5]+[.L265])/[.M265]" office:value-type="float" office:value="5.12055016490943" calcext:value-type="float">
            <text:p>5.12</text:p>
          </table:table-cell>
          <table:table-cell table:style-name="ce1" table:formula="of:=[.E265]/[.D265]" office:value-type="float" office:value="1" calcext:value-type="float">
            <text:p>1.00</text:p>
          </table:table-cell>
          <table:table-cell table:formula="of:=IF([.O265];1;0)" office:value-type="float" office:value="0" calcext:value-type="float">
            <text:p>0</text:p>
          </table:table-cell>
          <table:table-cell table:formula="of:=([.I265]-[.J265])/([.G265]-1)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6459542773" calcext:value-type="float">
            <text:p>10.65</text:p>
          </table:table-cell>
          <table:table-cell office:value-type="float" office:value="8.26198543128" calcext:value-type="float">
            <text:p>8.2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0384409427643" calcext:value-type="float">
            <text:p>0.04</text:p>
          </table:table-cell>
          <table:table-cell office:value-type="float" office:value="16.8504078388" calcext:value-type="float">
            <text:p>16.85</text:p>
          </table:table-cell>
          <table:table-cell office:value-type="float" office:value="3.045140028" calcext:value-type="float">
            <text:p>3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6]+[.L266])/[.M266]" office:value-type="float" office:value="5.54616491401764" calcext:value-type="float">
            <text:p>5.55</text:p>
          </table:table-cell>
          <table:table-cell table:style-name="ce1" table:formula="of:=[.E266]/[.D266]" office:value-type="float" office:value="1" calcext:value-type="float">
            <text:p>1.00</text:p>
          </table:table-cell>
          <table:table-cell table:formula="of:=IF([.O266];1;0)" office:value-type="float" office:value="0" calcext:value-type="float">
            <text:p>0</text:p>
          </table:table-cell>
          <table:table-cell table:formula="of:=([.I266]-[.J266])/([.G266]-1)" office:value-type="float" office:value="0.788235294117647" calcext:value-type="float">
            <text:p>0.788235294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714182853699" calcext:value-type="float">
            <text:p>0.01</text:p>
          </table:table-cell>
          <table:table-cell office:value-type="float" office:value="4.73634123802" calcext:value-type="float">
            <text:p>4.74</text:p>
          </table:table-cell>
          <table:table-cell office:value-type="float" office:value="2.06341004372" calcext:value-type="float">
            <text:p>2.06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67]+[.L267])/[.M267]" office:value-type="float" office:value="2.29885624575387" calcext:value-type="float">
            <text:p>2.30</text:p>
          </table:table-cell>
          <table:table-cell table:style-name="ce1" table:formula="of:=[.E267]/[.D267]" office:value-type="float" office:value="1" calcext:value-type="float">
            <text:p>1.00</text:p>
          </table:table-cell>
          <table:table-cell table:formula="of:=IF([.O267];1;0)" office:value-type="float" office:value="0" calcext:value-type="float">
            <text:p>0</text:p>
          </table:table-cell>
          <table:table-cell table:formula="of:=([.I267]-[.J267])/([.G267]-1)" office:value-type="float" office:value="0.0833333333333333" calcext:value-type="float">
            <text:p>0.083333333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1498780535" calcext:value-type="float">
            <text:p>4.61</text:p>
          </table:table-cell>
          <table:table-cell office:value-type="float" office:value="4.40402403855" calcext:value-type="float">
            <text:p>4.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0562524795532" calcext:value-type="float">
            <text:p>0.01</text:p>
          </table:table-cell>
          <table:table-cell office:value-type="float" office:value="3.59640145302" calcext:value-type="float">
            <text:p>3.60</text:p>
          </table:table-cell>
          <table:table-cell office:value-type="float" office:value="2.06341004372" calcext:value-type="float">
            <text:p>2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8]+[.L268])/[.M268]" office:value-type="float" office:value="1.74566694193338" calcext:value-type="float">
            <text:p>1.75</text:p>
          </table:table-cell>
          <table:table-cell table:style-name="ce1" table:formula="of:=[.E268]/[.D268]" office:value-type="float" office:value="1" calcext:value-type="float">
            <text:p>1.00</text:p>
          </table:table-cell>
          <table:table-cell table:formula="of:=IF([.O268];1;0)" office:value-type="float" office:value="0" calcext:value-type="float">
            <text:p>0</text:p>
          </table:table-cell>
          <table:table-cell table:formula="of:=([.I268]-[.J268])/([.G268]-1)" office:value-type="float" office:value="0.04" calcext:value-type="float">
            <text:p>0.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0688123703003" calcext:value-type="float">
            <text:p>0.01</text:p>
          </table:table-cell>
          <table:table-cell office:value-type="float" office:value="4.07254981995" calcext:value-type="float">
            <text:p>4.0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69]+[.L269])/[.M269]" office:value-type="float" office:value="2.77724648927785" calcext:value-type="float">
            <text:p>2.78</text:p>
          </table:table-cell>
          <table:table-cell table:style-name="ce1" table:formula="of:=[.E269]/[.D269]" office:value-type="float" office:value="1.04270288342853" calcext:value-type="float">
            <text:p>1.04</text:p>
          </table:table-cell>
          <table:table-cell table:formula="of:=IF([.O269];1;0)" office:value-type="float" office:value="1" calcext:value-type="float">
            <text:p>1</text:p>
          </table:table-cell>
          <table:table-cell table:formula="of:=([.I269]-[.J269])/([.G269]-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42478129172" calcext:value-type="float">
            <text:p>2.42</text:p>
          </table:table-cell>
          <table:table-cell office:value-type="float" office:value="2.52832644456" calcext:value-type="float">
            <text:p>2.53</text:p>
          </table:table-cell>
          <table:table-cell office:value-type="float" office:value="2.2692687272" calcext:value-type="float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0627493858337" calcext:value-type="float">
            <text:p>0.01</text:p>
          </table:table-cell>
          <table:table-cell office:value-type="float" office:value="3.76843357086" calcext:value-type="float">
            <text:p>3.77</text:p>
          </table:table-cell>
          <table:table-cell office:value-type="float" office:value="1.46887612343" calcext:value-type="float">
            <text:p>1.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0]+[.L270])/[.M270]" office:value-type="float" office:value="2.56979363285515" calcext:value-type="float">
            <text:p>2.57</text:p>
          </table:table-cell>
          <table:table-cell table:style-name="ce1" table:formula="of:=[.E270]/[.D270]" office:value-type="float" office:value="1.04270288342853" calcext:value-type="float">
            <text:p>1.04</text:p>
          </table:table-cell>
          <table:table-cell table:formula="of:=IF([.O270];1;0)" office:value-type="float" office:value="1" calcext:value-type="float">
            <text:p>1</text:p>
          </table:table-cell>
          <table:table-cell table:formula="of:=([.I270]-[.J270])/([.G270]-1)" office:value-type="float" office:value="0.428571428571429" calcext:value-type="float">
            <text:p>0.428571428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.0175592899323" calcext:value-type="float">
            <text:p>0.02</text:p>
          </table:table-cell>
          <table:table-cell office:value-type="float" office:value="9.4465970993" calcext:value-type="float">
            <text:p>9.45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1]+[.L271])/[.M271]" office:value-type="float" office:value="3.00051331916258" calcext:value-type="float">
            <text:p>3.00</text:p>
          </table:table-cell>
          <table:table-cell table:style-name="ce1" table:formula="of:=[.E271]/[.D271]" office:value-type="float" office:value="1.10441131460333" calcext:value-type="float">
            <text:p>1.10</text:p>
          </table:table-cell>
          <table:table-cell table:formula="of:=IF([.O271];1;0)" office:value-type="float" office:value="1" calcext:value-type="float">
            <text:p>1</text:p>
          </table:table-cell>
          <table:table-cell table:formula="of:=([.I271]-[.J271])/([.G271]-1)" office:value-type="float" office:value="0.875" calcext:value-type="float">
            <text:p>0.8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1200625969" calcext:value-type="float">
            <text:p>9.71</text:p>
          </table:table-cell>
          <table:table-cell office:value-type="float" office:value="10.7260496007" calcext:value-type="float">
            <text:p>10.73</text:p>
          </table:table-cell>
          <table:table-cell office:value-type="float" office:value="8.6214594683" calcext:value-type="float">
            <text:p>8.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0171949863434" calcext:value-type="float">
            <text:p>0.02</text:p>
          </table:table-cell>
          <table:table-cell office:value-type="float" office:value="11.1003139019" calcext:value-type="float">
            <text:p>11.10</text:p>
          </table:table-cell>
          <table:table-cell office:value-type="float" office:value="3.15417909622" calcext:value-type="float">
            <text:p>3.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2]+[.L272])/[.M272]" office:value-type="float" office:value="3.52469170237249" calcext:value-type="float">
            <text:p>3.52</text:p>
          </table:table-cell>
          <table:table-cell table:style-name="ce1" table:formula="of:=[.E272]/[.D272]" office:value-type="float" office:value="1.10441131460333" calcext:value-type="float">
            <text:p>1.10</text:p>
          </table:table-cell>
          <table:table-cell table:formula="of:=IF([.O272];1;0)" office:value-type="float" office:value="1" calcext:value-type="float">
            <text:p>1</text:p>
          </table:table-cell>
          <table:table-cell table:formula="of:=([.I272]-[.J272])/([.G272]-1)" office:value-type="float" office:value="0.448979591836735" calcext:value-type="float">
            <text:p>0.4489795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94" calcext:value-type="float">
            <text:p>94</text:p>
          </table:table-cell>
          <table:table-cell office:value-type="float" office:value="0.689824342728" calcext:value-type="float">
            <text:p>0.69</text:p>
          </table:table-cell>
          <table:table-cell office:value-type="float" office:value="583.461589575" calcext:value-type="float">
            <text:p>583.46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3]+[.L273])/[.M273]" office:value-type="float" office:value="11.8815388793292" calcext:value-type="float">
            <text:p>11.88</text:p>
          </table:table-cell>
          <table:table-cell table:style-name="ce1" table:formula="of:=[.E273]/[.D273]" office:value-type="float" office:value="1.14146874345256" calcext:value-type="float">
            <text:p>1.14</text:p>
          </table:table-cell>
          <table:table-cell table:formula="of:=IF([.O273];1;0)" office:value-type="float" office:value="1" calcext:value-type="float">
            <text:p>1</text:p>
          </table:table-cell>
          <table:table-cell table:formula="of:=([.I273]-[.J273])/([.G273]-1)" office:value-type="float" office:value="2.69078947368421" calcext:value-type="float">
            <text:p>2.6907894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1709128793" calcext:value-type="float">
            <text:p>10.17</text:p>
          </table:table-cell>
          <table:table-cell office:value-type="float" office:value="11.6097791441" calcext:value-type="float">
            <text:p>11.61</text:p>
          </table:table-cell>
          <table:table-cell office:value-type="float" office:value="8.49272093563" calcext:value-type="float">
            <text:p>8.49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94" calcext:value-type="float">
            <text:p>94</text:p>
          </table:table-cell>
          <table:table-cell office:value-type="float" office:value="0.903886318207" calcext:value-type="float">
            <text:p>0.90</text:p>
          </table:table-cell>
          <table:table-cell office:value-type="float" office:value="746.980165482" calcext:value-type="float">
            <text:p>746.98</text:p>
          </table:table-cell>
          <table:table-cell office:value-type="float" office:value="49.1646258831" calcext:value-type="float">
            <text:p>49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4]+[.L274])/[.M274]" office:value-type="float" office:value="15.2118324581269" calcext:value-type="float">
            <text:p>15.21</text:p>
          </table:table-cell>
          <table:table-cell table:style-name="ce1" table:formula="of:=[.E274]/[.D274]" office:value-type="float" office:value="1.14146874345256" calcext:value-type="float">
            <text:p>1.14</text:p>
          </table:table-cell>
          <table:table-cell table:formula="of:=IF([.O274];1;0)" office:value-type="float" office:value="1" calcext:value-type="float">
            <text:p>1</text:p>
          </table:table-cell>
          <table:table-cell table:formula="of:=([.I274]-[.J274])/([.G274]-1)" office:value-type="float" office:value="1.59672131147541" calcext:value-type="float">
            <text:p>1.596721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0.167433738708" calcext:value-type="float">
            <text:p>0.17</text:p>
          </table:table-cell>
          <table:table-cell office:value-type="float" office:value="324.674567699" calcext:value-type="float">
            <text:p>324.67</text:p>
          </table:table-cell>
          <table:table-cell office:value-type="float" office:value="92.381772995" calcext:value-type="float">
            <text:p>92.38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1" table:formula="of:=([.K275]+[.L275])/[.M275]" office:value-type="float" office:value="3.51629970833413" calcext:value-type="float">
            <text:p>3.52</text:p>
          </table:table-cell>
          <table:table-cell table:style-name="ce1" table:formula="of:=[.E275]/[.D275]" office:value-type="float" office:value="1" calcext:value-type="float">
            <text:p>1.00</text:p>
          </table:table-cell>
          <table:table-cell table:formula="of:=IF([.O275];1;0)" office:value-type="float" office:value="0" calcext:value-type="float">
            <text:p>0</text:p>
          </table:table-cell>
          <table:table-cell table:formula="of:=([.I275]-[.J275])/([.G275]-1)" office:value-type="float" office:value="2.86842105263158" calcext:value-type="float">
            <text:p>2.8684210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55917296853" calcext:value-type="float">
            <text:p>9.56</text:p>
          </table:table-cell>
          <table:table-cell office:value-type="float" office:value="8.75895264755" calcext:value-type="float">
            <text:p>8.7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0.195814609528" calcext:value-type="float">
            <text:p>0.20</text:p>
          </table:table-cell>
          <table:table-cell office:value-type="float" office:value="406.391336918" calcext:value-type="float">
            <text:p>406.39</text:p>
          </table:table-cell>
          <table:table-cell office:value-type="float" office:value="92.381772995" calcext:value-type="float">
            <text:p>92.3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76]+[.L276])/[.M276]" office:value-type="float" office:value="4.40116202954379" calcext:value-type="float">
            <text:p>4.40</text:p>
          </table:table-cell>
          <table:table-cell table:style-name="ce1" table:formula="of:=[.E276]/[.D276]" office:value-type="float" office:value="1" calcext:value-type="float">
            <text:p>1.00</text:p>
          </table:table-cell>
          <table:table-cell table:formula="of:=IF([.O276];1;0)" office:value-type="float" office:value="0" calcext:value-type="float">
            <text:p>0</text:p>
          </table:table-cell>
          <table:table-cell table:formula="of:=([.I276]-[.J276])/([.G276]-1)" office:value-type="float" office:value="2.04477611940298" calcext:value-type="float">
            <text:p>2.0447761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  <table:table-cell office:value-type="float" office:value="0.364486217499" calcext:value-type="float">
            <text:p>0.36</text:p>
          </table:table-cell>
          <table:table-cell office:value-type="float" office:value="328.154271126" calcext:value-type="float">
            <text:p>328.15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7]+[.L277])/[.M277]" office:value-type="float" office:value="8.39602345933848" calcext:value-type="float">
            <text:p>8.40</text:p>
          </table:table-cell>
          <table:table-cell table:style-name="ce1" table:formula="of:=[.E277]/[.D277]" office:value-type="float" office:value="1.04943922944326" calcext:value-type="float">
            <text:p>1.05</text:p>
          </table:table-cell>
          <table:table-cell table:formula="of:=IF([.O277];1;0)" office:value-type="float" office:value="1" calcext:value-type="float">
            <text:p>1</text:p>
          </table:table-cell>
          <table:table-cell table:formula="of:=([.I277]-[.J277])/([.G277]-1)" office:value-type="float" office:value="3.97368421052632" calcext:value-type="float">
            <text:p>3.9736842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57600782337" calcext:value-type="float">
            <text:p>9.58</text:p>
          </table:table-cell>
          <table:table-cell office:value-type="float" office:value="10.0494382713" calcext:value-type="float">
            <text:p>10.05</text:p>
          </table:table-cell>
          <table:table-cell office:value-type="float" office:value="7.62545509902" calcext:value-type="float">
            <text:p>7.63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73" calcext:value-type="float">
            <text:p>73</text:p>
          </table:table-cell>
          <table:table-cell office:value-type="float" office:value="0.386171102524" calcext:value-type="float">
            <text:p>0.39</text:p>
          </table:table-cell>
          <table:table-cell office:value-type="float" office:value="395.817078829" calcext:value-type="float">
            <text:p>395.82</text:p>
          </table:table-cell>
          <table:table-cell office:value-type="float" office:value="39.1278989315" calcext:value-type="float">
            <text:p>39.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78]+[.L278])/[.M278]" office:value-type="float" office:value="10.1258503714995" calcext:value-type="float">
            <text:p>10.13</text:p>
          </table:table-cell>
          <table:table-cell table:style-name="ce1" table:formula="of:=[.E278]/[.D278]" office:value-type="float" office:value="1.04943922944326" calcext:value-type="float">
            <text:p>1.05</text:p>
          </table:table-cell>
          <table:table-cell table:formula="of:=IF([.O278];1;0)" office:value-type="float" office:value="1" calcext:value-type="float">
            <text:p>1</text:p>
          </table:table-cell>
          <table:table-cell table:formula="of:=([.I278]-[.J278])/([.G278]-1)" office:value-type="float" office:value="2.17647058823529" calcext:value-type="float">
            <text:p>2.1764705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77" calcext:value-type="float">
            <text:p>1077</text:p>
          </table:table-cell>
          <table:table-cell office:value-type="float" office:value="126" calcext:value-type="float">
            <text:p>126</text:p>
          </table:table-cell>
          <table:table-cell office:value-type="float" office:value="3.28361177444" calcext:value-type="float">
            <text:p>3.28</text:p>
          </table:table-cell>
          <table:table-cell office:value-type="float" office:value="1758.1664741" calcext:value-type="float">
            <text:p>1758.17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79]+[.L279])/[.M279]" office:value-type="float" office:value="22.8779774514059" calcext:value-type="float">
            <text:p>22.88</text:p>
          </table:table-cell>
          <table:table-cell table:style-name="ce1" table:formula="of:=[.E279]/[.D279]" office:value-type="float" office:value="1.00429956859074" calcext:value-type="float">
            <text:p>1.00</text:p>
          </table:table-cell>
          <table:table-cell table:formula="of:=IF([.O279];1;0)" office:value-type="float" office:value="1" calcext:value-type="float">
            <text:p>1</text:p>
          </table:table-cell>
          <table:table-cell table:formula="of:=([.I279]-[.J279])/([.G279]-1)" office:value-type="float" office:value="3.02866242038217" calcext:value-type="float">
            <text:p>3.0286624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.0302881154" calcext:value-type="float">
            <text:p>14.03</text:p>
          </table:table-cell>
          <table:table-cell office:value-type="float" office:value="14.0906123015" calcext:value-type="float">
            <text:p>14.09</text:p>
          </table:table-cell>
          <table:table-cell office:value-type="float" office:value="11.3352419971" calcext:value-type="float">
            <text:p>11.34</text:p>
          </table:table-cell>
          <table:table-cell office:value-type="float" office:value="600" calcext:value-type="float">
            <text:p>600</text:p>
          </table:table-cell>
          <table:table-cell office:value-type="float" office:value="142" calcext:value-type="float">
            <text:p>142</text:p>
          </table:table-cell>
          <table:table-cell office:value-type="float" office:value="1116" calcext:value-type="float">
            <text:p>1116</text:p>
          </table:table-cell>
          <table:table-cell office:value-type="float" office:value="126" calcext:value-type="float">
            <text:p>126</text:p>
          </table:table-cell>
          <table:table-cell office:value-type="float" office:value="3.44602489471" calcext:value-type="float">
            <text:p>3.45</text:p>
          </table:table-cell>
          <table:table-cell office:value-type="float" office:value="1881.93171787" calcext:value-type="float">
            <text:p>1881.93</text:p>
          </table:table-cell>
          <table:table-cell office:value-type="float" office:value="76.9932608604" calcext:value-type="float">
            <text:p>76.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0]+[.L280])/[.M280]" office:value-type="float" office:value="24.487568414373" calcext:value-type="float">
            <text:p>24.49</text:p>
          </table:table-cell>
          <table:table-cell table:style-name="ce1" table:formula="of:=[.E280]/[.D280]" office:value-type="float" office:value="1.00429956859074" calcext:value-type="float">
            <text:p>1.00</text:p>
          </table:table-cell>
          <table:table-cell table:formula="of:=IF([.O280];1;0)" office:value-type="float" office:value="1" calcext:value-type="float">
            <text:p>1</text:p>
          </table:table-cell>
          <table:table-cell table:formula="of:=([.I280]-[.J280])/([.G280]-1)" office:value-type="float" office:value="1.65275459098498" calcext:value-type="float">
            <text:p>1.652754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office:value-type="float" office:value="0.129858970642" calcext:value-type="float">
            <text:p>0.13</text:p>
          </table:table-cell>
          <table:table-cell office:value-type="float" office:value="163.83244133" calcext:value-type="float">
            <text:p>163.83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1]+[.L281])/[.M281]" office:value-type="float" office:value="6.48418608990946" calcext:value-type="float">
            <text:p>6.48</text:p>
          </table:table-cell>
          <table:table-cell table:style-name="ce1" table:formula="of:=[.E281]/[.D281]" office:value-type="float" office:value="1.09139651744567" calcext:value-type="float">
            <text:p>1.09</text:p>
          </table:table-cell>
          <table:table-cell table:formula="of:=IF([.O281];1;0)" office:value-type="float" office:value="1" calcext:value-type="float">
            <text:p>1</text:p>
          </table:table-cell>
          <table:table-cell table:formula="of:=([.I281]-[.J281])/([.G281]-1)" office:value-type="float" office:value="4.40625" calcext:value-type="float">
            <text:p>4.4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95872749629" calcext:value-type="float">
            <text:p>7.96</text:p>
          </table:table-cell>
          <table:table-cell office:value-type="float" office:value="8.68612747275" calcext:value-type="float">
            <text:p>8.69</text:p>
          </table:table-cell>
          <table:table-cell office:value-type="float" office:value="7.00599185809" calcext:value-type="float">
            <text:p>7.0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0.141648769379" calcext:value-type="float">
            <text:p>0.14</text:p>
          </table:table-cell>
          <table:table-cell office:value-type="float" office:value="191.502548933" calcext:value-type="float">
            <text:p>191.50</text:p>
          </table:table-cell>
          <table:table-cell office:value-type="float" office:value="25.2864890099" calcext:value-type="float">
            <text:p>25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2]+[.L282])/[.M282]" office:value-type="float" office:value="7.57891685268555" calcext:value-type="float">
            <text:p>7.58</text:p>
          </table:table-cell>
          <table:table-cell table:style-name="ce1" table:formula="of:=[.E282]/[.D282]" office:value-type="float" office:value="1.09139651744567" calcext:value-type="float">
            <text:p>1.09</text:p>
          </table:table-cell>
          <table:table-cell table:formula="of:=IF([.O282];1;0)" office:value-type="float" office:value="1" calcext:value-type="float">
            <text:p>1</text:p>
          </table:table-cell>
          <table:table-cell table:formula="of:=([.I282]-[.J282])/([.G282]-1)" office:value-type="float" office:value="2.50819672131148" calcext:value-type="float">
            <text:p>2.5081967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.0435819625854" calcext:value-type="float">
            <text:p>0.04</text:p>
          </table:table-cell>
          <table:table-cell office:value-type="float" office:value="42.5937302113" calcext:value-type="float">
            <text:p>42.59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3]+[.L283])/[.M283]" office:value-type="float" office:value="4.81634466241871" calcext:value-type="float">
            <text:p>4.82</text:p>
          </table:table-cell>
          <table:table-cell table:style-name="ce1" table:formula="of:=[.E283]/[.D283]" office:value-type="float" office:value="1.04577426175131" calcext:value-type="float">
            <text:p>1.05</text:p>
          </table:table-cell>
          <table:table-cell table:formula="of:=IF([.O283];1;0)" office:value-type="float" office:value="1" calcext:value-type="float">
            <text:p>1</text:p>
          </table:table-cell>
          <table:table-cell table:formula="of:=([.I283]-[.J283])/([.G283]-1)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88399490099" calcext:value-type="float">
            <text:p>4.88</text:p>
          </table:table-cell>
          <table:table-cell office:value-type="float" office:value="5.10755616198" calcext:value-type="float">
            <text:p>5.11</text:p>
          </table:table-cell>
          <table:table-cell office:value-type="float" office:value="4.56068418128" calcext:value-type="float">
            <text:p>4.56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0459041595459" calcext:value-type="float">
            <text:p>0.05</text:p>
          </table:table-cell>
          <table:table-cell office:value-type="float" office:value="45.7537178993" calcext:value-type="float">
            <text:p>45.75</text:p>
          </table:table-cell>
          <table:table-cell office:value-type="float" office:value="8.8526289463" calcext:value-type="float">
            <text:p>8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4]+[.L284])/[.M284]" office:value-type="float" office:value="5.17356169976921" calcext:value-type="float">
            <text:p>5.17</text:p>
          </table:table-cell>
          <table:table-cell table:style-name="ce1" table:formula="of:=[.E284]/[.D284]" office:value-type="float" office:value="1.04577426175131" calcext:value-type="float">
            <text:p>1.05</text:p>
          </table:table-cell>
          <table:table-cell table:formula="of:=IF([.O284];1;0)" office:value-type="float" office:value="1" calcext:value-type="float">
            <text:p>1</text:p>
          </table:table-cell>
          <table:table-cell table:formula="of:=([.I284]-[.J284])/([.G284]-1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office:value-type="float" office:value="0.358778953552" calcext:value-type="float">
            <text:p>0.36</text:p>
          </table:table-cell>
          <table:table-cell office:value-type="float" office:value="420.78895998" calcext:value-type="float">
            <text:p>420.79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5]+[.L285])/[.M285]" office:value-type="float" office:value="6.03982604419811" calcext:value-type="float">
            <text:p>6.04</text:p>
          </table:table-cell>
          <table:table-cell table:style-name="ce1" table:formula="of:=[.E285]/[.D285]" office:value-type="float" office:value="1.03909863000604" calcext:value-type="float">
            <text:p>1.04</text:p>
          </table:table-cell>
          <table:table-cell table:formula="of:=IF([.O285];1;0)" office:value-type="float" office:value="1" calcext:value-type="float">
            <text:p>1</text:p>
          </table:table-cell>
          <table:table-cell table:formula="of:=([.I285]-[.J285])/([.G285]-1)" office:value-type="float" office:value="1.70454545454545" calcext:value-type="float">
            <text:p>1.7045454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.65829110615" calcext:value-type="float">
            <text:p>9.66</text:p>
          </table:table-cell>
          <table:table-cell office:value-type="float" office:value="10.0359170566" calcext:value-type="float">
            <text:p>10.04</text:p>
          </table:table-cell>
          <table:table-cell office:value-type="float" office:value="7.80384586299" calcext:value-type="float">
            <text:p>7.80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  <table:table-cell office:value-type="float" office:value="0.395123243332" calcext:value-type="float">
            <text:p>0.40</text:p>
          </table:table-cell>
          <table:table-cell office:value-type="float" office:value="540.922229528" calcext:value-type="float">
            <text:p>540.92</text:p>
          </table:table-cell>
          <table:table-cell office:value-type="float" office:value="69.7284550667" calcext:value-type="float">
            <text:p>69.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6]+[.L286])/[.M286]" office:value-type="float" office:value="7.76322022700095" calcext:value-type="float">
            <text:p>7.76</text:p>
          </table:table-cell>
          <table:table-cell table:style-name="ce1" table:formula="of:=[.E286]/[.D286]" office:value-type="float" office:value="1.03909863000604" calcext:value-type="float">
            <text:p>1.04</text:p>
          </table:table-cell>
          <table:table-cell table:formula="of:=IF([.O286];1;0)" office:value-type="float" office:value="1" calcext:value-type="float">
            <text:p>1</text:p>
          </table:table-cell>
          <table:table-cell table:formula="of:=([.I286]-[.J286])/([.G286]-1)" office:value-type="float" office:value="1.11814345991561" calcext:value-type="float">
            <text:p>1.11814345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  <table:table-cell office:value-type="float" office:value="0.187994480133" calcext:value-type="float">
            <text:p>0.19</text:p>
          </table:table-cell>
          <table:table-cell office:value-type="float" office:value="305.144260883" calcext:value-type="float">
            <text:p>305.14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7]+[.L287])/[.M287]" office:value-type="float" office:value="5.01318643768401" calcext:value-type="float">
            <text:p>5.01</text:p>
          </table:table-cell>
          <table:table-cell table:style-name="ce1" table:formula="of:=[.E287]/[.D287]" office:value-type="float" office:value="1.00559145987867" calcext:value-type="float">
            <text:p>1.01</text:p>
          </table:table-cell>
          <table:table-cell table:formula="of:=IF([.O287];1;0)" office:value-type="float" office:value="1" calcext:value-type="float">
            <text:p>1</text:p>
          </table:table-cell>
          <table:table-cell table:formula="of:=([.I287]-[.J287])/([.G287]-1)" office:value-type="float" office:value="3.47826086956522" calcext:value-type="float">
            <text:p>3.4782608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.23136969033" calcext:value-type="float">
            <text:p>8.23</text:p>
          </table:table-cell>
          <table:table-cell office:value-type="float" office:value="8.2773950637" calcext:value-type="float">
            <text:p>8.28</text:p>
          </table:table-cell>
          <table:table-cell office:value-type="float" office:value="7.08741174339" calcext:value-type="float">
            <text:p>7.09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  <table:table-cell office:value-type="float" office:value="0.246911764145" calcext:value-type="float">
            <text:p>0.25</text:p>
          </table:table-cell>
          <table:table-cell office:value-type="float" office:value="394.592338324" calcext:value-type="float">
            <text:p>394.59</text:p>
          </table:table-cell>
          <table:table-cell office:value-type="float" office:value="60.9058248997" calcext:value-type="float">
            <text:p>60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88]+[.L288])/[.M288]" office:value-type="float" office:value="6.48278306284117" calcext:value-type="float">
            <text:p>6.48</text:p>
          </table:table-cell>
          <table:table-cell table:style-name="ce1" table:formula="of:=[.E288]/[.D288]" office:value-type="float" office:value="1.00559145987867" calcext:value-type="float">
            <text:p>1.01</text:p>
          </table:table-cell>
          <table:table-cell table:formula="of:=IF([.O288];1;0)" office:value-type="float" office:value="1" calcext:value-type="float">
            <text:p>1</text:p>
          </table:table-cell>
          <table:table-cell table:formula="of:=([.I288]-[.J288])/([.G288]-1)" office:value-type="float" office:value="2.16129032258064" calcext:value-type="float">
            <text:p>2.1612903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0.176291227341" calcext:value-type="float">
            <text:p>0.18</text:p>
          </table:table-cell>
          <table:table-cell office:value-type="float" office:value="327.800688982" calcext:value-type="float">
            <text:p>327.80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89]+[.L289])/[.M289]" office:value-type="float" office:value="2.68405653065661" calcext:value-type="float">
            <text:p>2.68</text:p>
          </table:table-cell>
          <table:table-cell table:style-name="ce1" table:formula="of:=[.E289]/[.D289]" office:value-type="float" office:value="1.03607397249017" calcext:value-type="float">
            <text:p>1.04</text:p>
          </table:table-cell>
          <table:table-cell table:formula="of:=IF([.O289];1;0)" office:value-type="float" office:value="1" calcext:value-type="float">
            <text:p>1</text:p>
          </table:table-cell>
          <table:table-cell table:formula="of:=([.I289]-[.J289])/([.G289]-1)" office:value-type="float" office:value="2.80555555555556" calcext:value-type="float">
            <text:p>2.80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.217351078" calcext:value-type="float">
            <text:p>9.22</text:p>
          </table:table-cell>
          <table:table-cell office:value-type="float" office:value="9.54985754722" calcext:value-type="float">
            <text:p>9.55</text:p>
          </table:table-cell>
          <table:table-cell office:value-type="float" office:value="8.31495483764" calcext:value-type="float">
            <text:p>8.3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office:value-type="float" office:value="0.186234712601" calcext:value-type="float">
            <text:p>0.19</text:p>
          </table:table-cell>
          <table:table-cell office:value-type="float" office:value="428.616686583" calcext:value-type="float">
            <text:p>428.62</text:p>
          </table:table-cell>
          <table:table-cell office:value-type="float" office:value="122.194512844" calcext:value-type="float">
            <text:p>122.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0]+[.L290])/[.M290]" office:value-type="float" office:value="3.50918311563657" calcext:value-type="float">
            <text:p>3.51</text:p>
          </table:table-cell>
          <table:table-cell table:style-name="ce1" table:formula="of:=[.E290]/[.D290]" office:value-type="float" office:value="1.03607397249017" calcext:value-type="float">
            <text:p>1.04</text:p>
          </table:table-cell>
          <table:table-cell table:formula="of:=IF([.O290];1;0)" office:value-type="float" office:value="1" calcext:value-type="float">
            <text:p>1</text:p>
          </table:table-cell>
          <table:table-cell table:formula="of:=([.I290]-[.J290])/([.G290]-1)" office:value-type="float" office:value="1.43835616438356" calcext:value-type="float">
            <text:p>1.4383561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0.56273317337" calcext:value-type="float">
            <text:p>0.56</text:p>
          </table:table-cell>
          <table:table-cell office:value-type="float" office:value="520.076278687" calcext:value-type="float">
            <text:p>520.08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1]+[.L291])/[.M291]" office:value-type="float" office:value="12.4638927982539" calcext:value-type="float">
            <text:p>12.46</text:p>
          </table:table-cell>
          <table:table-cell table:style-name="ce1" table:formula="of:=[.E291]/[.D291]" office:value-type="float" office:value="1.18136896406534" calcext:value-type="float">
            <text:p>1.18</text:p>
          </table:table-cell>
          <table:table-cell table:formula="of:=IF([.O291];1;0)" office:value-type="float" office:value="1" calcext:value-type="float">
            <text:p>1</text:p>
          </table:table-cell>
          <table:table-cell table:formula="of:=([.I291]-[.J291])/([.G291]-1)" office:value-type="float" office:value="3.37254901960784" calcext:value-type="float">
            <text:p>3.3725490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6770329829" calcext:value-type="float">
            <text:p>10.68</text:p>
          </table:table-cell>
          <table:table-cell office:value-type="float" office:value="12.6135153943" calcext:value-type="float">
            <text:p>12.61</text:p>
          </table:table-cell>
          <table:table-cell office:value-type="float" office:value="9.37454788569" calcext:value-type="float">
            <text:p>9.37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0.720613002777" calcext:value-type="float">
            <text:p>0.72</text:p>
          </table:table-cell>
          <table:table-cell office:value-type="float" office:value="662.329085827" calcext:value-type="float">
            <text:p>662.33</text:p>
          </table:table-cell>
          <table:table-cell office:value-type="float" office:value="41.7717819214" calcext:value-type="float">
            <text:p>41.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2]+[.L292])/[.M292]" office:value-type="float" office:value="15.8731485306853" calcext:value-type="float">
            <text:p>15.87</text:p>
          </table:table-cell>
          <table:table-cell table:style-name="ce1" table:formula="of:=[.E292]/[.D292]" office:value-type="float" office:value="1.18136896406534" calcext:value-type="float">
            <text:p>1.18</text:p>
          </table:table-cell>
          <table:table-cell table:formula="of:=IF([.O292];1;0)" office:value-type="float" office:value="1" calcext:value-type="float">
            <text:p>1</text:p>
          </table:table-cell>
          <table:table-cell table:formula="of:=([.I292]-[.J292])/([.G292]-1)" office:value-type="float" office:value="2.15422885572139" calcext:value-type="float">
            <text:p>2.1542288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0108701417" calcext:value-type="float">
            <text:p>8.01</text:p>
          </table:table-cell>
          <table:table-cell office:value-type="float" office:value="8.26744773099" calcext:value-type="float">
            <text:p>8.27</text:p>
          </table:table-cell>
          <table:table-cell office:value-type="float" office:value="6.96111463562" calcext:value-type="float">
            <text:p>6.96</text:p>
          </table:table-cell>
          <table:table-cell office:value-type="float" office:value="289" calcext:value-type="float">
            <text:p>289</text:p>
          </table:table-cell>
          <table:table-cell office:value-type="float" office:value="139" calcext:value-type="float">
            <text:p>139</text:p>
          </table:table-cell>
          <table:table-cell office:value-type="float" office:value="1150" calcext:value-type="float">
            <text:p>1150</text:p>
          </table:table-cell>
          <table:table-cell office:value-type="float" office:value="236" calcext:value-type="float">
            <text:p>236</text:p>
          </table:table-cell>
          <table:table-cell office:value-type="float" office:value="5.7841322422" calcext:value-type="float">
            <text:p>5.78</text:p>
          </table:table-cell>
          <table:table-cell office:value-type="float" office:value="4756.55660224" calcext:value-type="float">
            <text:p>4756.56</text:p>
          </table:table-cell>
          <table:table-cell office:value-type="float" office:value="251.928664923" calcext:value-type="float">
            <text:p>251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3]+[.L293])/[.M293]" office:value-type="float" office:value="18.9035286474359" calcext:value-type="float">
            <text:p>18.90</text:p>
          </table:table-cell>
          <table:table-cell table:style-name="ce1" table:formula="of:=[.E293]/[.D293]" office:value-type="float" office:value="1.03202867912618" calcext:value-type="float">
            <text:p>1.03</text:p>
          </table:table-cell>
          <table:table-cell table:formula="of:=IF([.O293];1;0)" office:value-type="float" office:value="1" calcext:value-type="float">
            <text:p>1</text:p>
          </table:table-cell>
          <table:table-cell table:formula="of:=([.I293]-[.J293])/([.G293]-1)" office:value-type="float" office:value="3.17361111111111" calcext:value-type="float">
            <text:p>3.17361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0108701417" calcext:value-type="float">
            <text:p>8.01</text:p>
          </table:table-cell>
          <table:table-cell office:value-type="float" office:value="8.26744773099" calcext:value-type="float">
            <text:p>8.27</text:p>
          </table:table-cell>
          <table:table-cell office:value-type="float" office:value="6.96111463562" calcext:value-type="float">
            <text:p>6.96</text:p>
          </table:table-cell>
          <table:table-cell office:value-type="float" office:value="490" calcext:value-type="float">
            <text:p>490</text:p>
          </table:table-cell>
          <table:table-cell office:value-type="float" office:value="97" calcext:value-type="float">
            <text:p>97</text:p>
          </table:table-cell>
          <table:table-cell office:value-type="float" office:value="1344" calcext:value-type="float">
            <text:p>1344</text:p>
          </table:table-cell>
          <table:table-cell office:value-type="float" office:value="236" calcext:value-type="float">
            <text:p>236</text:p>
          </table:table-cell>
          <table:table-cell office:value-type="float" office:value="7.77265429497" calcext:value-type="float">
            <text:p>7.77</text:p>
          </table:table-cell>
          <table:table-cell office:value-type="float" office:value="7669.47430873" calcext:value-type="float">
            <text:p>7669.47</text:p>
          </table:table-cell>
          <table:table-cell office:value-type="float" office:value="251.928664923" calcext:value-type="float">
            <text:p>251.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294]+[.L294])/[.M294]" office:value-type="float" office:value="30.4738921447127" calcext:value-type="float">
            <text:p>30.47</text:p>
          </table:table-cell>
          <table:table-cell table:style-name="ce1" table:formula="of:=[.E294]/[.D294]" office:value-type="float" office:value="1.03202867912618" calcext:value-type="float">
            <text:p>1.03</text:p>
          </table:table-cell>
          <table:table-cell table:formula="of:=IF([.O294];1;0)" office:value-type="float" office:value="1" calcext:value-type="float">
            <text:p>1</text:p>
          </table:table-cell>
          <table:table-cell table:formula="of:=([.I294]-[.J294])/([.G294]-1)" office:value-type="float" office:value="2.26584867075665" calcext:value-type="float">
            <text:p>2.2658486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6160407725" calcext:value-type="float">
            <text:p>6.86</text:p>
          </table:table-cell>
          <table:table-cell office:value-type="float" office:value="7.09956909259" calcext:value-type="float">
            <text:p>7.10</text:p>
          </table:table-cell>
          <table:table-cell office:value-type="float" office:value="5.3595268364" calcext:value-type="float">
            <text:p>5.36</text:p>
          </table:table-cell>
          <table:table-cell office:value-type="float" office:value="409" calcext:value-type="float">
            <text:p>409</text:p>
          </table:table-cell>
          <table:table-cell office:value-type="float" office:value="202" calcext:value-type="float">
            <text:p>202</text:p>
          </table:table-cell>
          <table:table-cell office:value-type="float" office:value="694" calcext:value-type="float">
            <text:p>694</text:p>
          </table:table-cell>
          <table:table-cell office:value-type="float" office:value="119" calcext:value-type="float">
            <text:p>119</text:p>
          </table:table-cell>
          <table:table-cell office:value-type="float" office:value="2.57300066948" calcext:value-type="float">
            <text:p>2.57</text:p>
          </table:table-cell>
          <table:table-cell office:value-type="float" office:value="3490.13430095" calcext:value-type="float">
            <text:p>3490.13</text:p>
          </table:table-cell>
          <table:table-cell office:value-type="float" office:value="77.1145510674" calcext:value-type="float">
            <text:p>77.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table:formula="of:=([.K295]+[.L295])/[.M295]" office:value-type="float" office:value="45.2924545792501" calcext:value-type="float">
            <text:p>45.29</text:p>
          </table:table-cell>
          <table:table-cell table:style-name="ce1" table:formula="of:=[.E295]/[.D295]" office:value-type="float" office:value="1.03468066834823" calcext:value-type="float">
            <text:p>1.03</text:p>
          </table:table-cell>
          <table:table-cell table:formula="of:=IF([.O295];1;0)" office:value-type="float" office:value="1" calcext:value-type="float">
            <text:p>1</text:p>
          </table:table-cell>
          <table:table-cell table:formula="of:=([.I295]-[.J295])/([.G295]-1)" office:value-type="float" office:value="1.4093137254902" calcext:value-type="float">
            <text:p>1.4093137255</text:p>
          </table:table-cell>
        </table:table-row>
        <table:table-row table:style-name="ro1" table:number-rows-repeated="104828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ivot Table_Sheet1_1" table:style-name="ta1">
        <table:table-column table:style-name="co19" table:default-cell-style-name="ce7"/>
        <table:table-column table:style-name="co20" table:default-cell-style-name="ce14"/>
        <table:table-column table:style-name="co21" table:default-cell-style-name="ce21"/>
        <table:table-column table:style-name="co12" table:default-cell-style-name="ce30"/>
        <table:table-column table:style-name="co22" table:default-cell-style-name="ce36"/>
        <table:table-column table:style-name="co23" table:default-cell-style-name="ce36"/>
        <table:table-column table:style-name="co24" table:default-cell-style-name="ce39"/>
        <table:table-column table:style-name="co23" table:default-cell-style-name="ce43"/>
        <table:table-column table:style-name="co25" table:default-cell-style-name="ce36"/>
        <table:table-column table:style-name="co23" table:default-cell-style-name="ce36"/>
        <table:table-column table:style-name="co26" table:default-cell-style-name="ce39"/>
        <table:table-column table:style-name="co3" table:default-cell-style-name="ce43"/>
        <table:table-column table:style-name="co27" table:default-cell-style-name="ce36"/>
        <table:table-column table:style-name="co14" table:default-cell-style-name="ce36"/>
        <table:table-column table:style-name="co28" table:default-cell-style-name="ce21"/>
        <table:table-column table:style-name="co29" table:default-cell-style-name="ce30"/>
        <table:table-column table:style-name="co30" table:default-cell-style-name="ce24"/>
        <table:table-column table:style-name="co29" table:default-cell-style-name="ce24"/>
        <table:table-column table:style-name="co31" table:default-cell-style-name="ce21"/>
        <table:table-column table:style-name="co32" table:default-cell-style-name="ce30"/>
        <table:table-column table:style-name="co33" table:default-cell-style-name="ce24"/>
        <table:table-column table:style-name="co34" table:default-cell-style-name="ce24"/>
        <table:table-column table:style-name="co35" table:default-cell-style-name="ce21"/>
        <table:table-column table:style-name="co34" table:default-cell-style-name="ce30"/>
        <table:table-column table:style-name="co36" table:default-cell-style-name="ce36"/>
        <table:table-column table:style-name="co37" table:default-cell-style-name="ce36"/>
        <table:table-column table:style-name="co38" table:default-cell-style-name="ce39"/>
        <table:table-column table:style-name="co39" table:default-cell-style-name="ce43"/>
        <table:table-column table:style-name="co40" table:default-cell-style-name="ce50"/>
        <table:table-column table:style-name="co41" table:default-cell-style-name="ce57"/>
        <table:table-column table:style-name="co42" table:default-cell-style-name="ce60"/>
        <table:table-column table:style-name="co33" table:default-cell-style-name="ce57"/>
        <table:table-column table:style-name="co43" table:default-cell-style-name="ce60"/>
        <table:table-column table:style-name="co44" table:default-cell-style-name="ce57"/>
        <table:table-column table:style-name="co45" table:default-cell-style-name="ce50"/>
        <table:table-column table:style-name="co18" table:default-cell-style-name="ce53"/>
        <table:table-column table:style-name="co18" table:default-cell-style-name="ce50"/>
        <table:table-column table:style-name="co18" table:default-cell-style-name="ce53"/>
        <table:table-column table:style-name="co18" table:default-cell-style-name="ce50"/>
        <table:table-column table:style-name="co18" table:default-cell-style-name="ce57"/>
        <table:table-column table:style-name="co18" table:default-cell-style-name="ce67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base algo</text:p>
          </table:table-cell>
          <table:table-cell table:style-name="ce34" table:number-columns-repeated="36"/>
          <table:table-cell table:style-name="ce63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Count - seed</text:p>
          </table:table-cell>
          <table:table-cell table:style-name="ce27"/>
          <table:table-cell table:style-name="ce18" office:value-type="string" calcext:value-type="string">
            <text:p>Average - value ratio</text:p>
          </table:table-cell>
          <table:table-cell table:style-name="ce27"/>
          <table:table-cell table:style-name="ce18" office:value-type="string" calcext:value-type="string">
            <text:p>Average - time ratio</text:p>
          </table:table-cell>
          <table:table-cell table:style-name="ce27"/>
          <table:table-cell table:style-name="ce18" office:value-type="string" calcext:value-type="string">
            <text:p>Average - t master</text:p>
          </table:table-cell>
          <table:table-cell table:style-name="ce27"/>
          <table:table-cell table:style-name="ce18" office:value-type="string" calcext:value-type="string">
            <text:p>Average - t slave</text:p>
          </table:table-cell>
          <table:table-cell table:style-name="ce27"/>
          <table:table-cell table:style-name="ce18" office:value-type="string" calcext:value-type="string">
            <text:p>Average - t Stoc</text:p>
          </table:table-cell>
          <table:table-cell table:style-name="ce27"/>
          <table:table-cell table:style-name="ce18" office:value-type="string" calcext:value-type="string">
            <text:p>Average - BB nodes</text:p>
          </table:table-cell>
          <table:table-cell table:style-name="ce27"/>
          <table:table-cell table:style-name="ce18" office:value-type="string" calcext:value-type="string">
            <text:p>Average - n cuts Det</text:p>
          </table:table-cell>
          <table:table-cell table:style-name="ce27"/>
          <table:table-cell table:style-name="ce18" office:value-type="string" calcext:value-type="string">
            <text:p>Average - n cuts Stoc</text:p>
          </table:table-cell>
          <table:table-cell table:style-name="ce27"/>
          <table:table-cell table:style-name="ce18" office:value-type="string" calcext:value-type="string">
            <text:p>Average - count_counterex</text:p>
          </table:table-cell>
          <table:table-cell table:style-name="ce27"/>
          <table:table-cell table:style-name="ce18" office:value-type="string" calcext:value-type="string">
            <text:p>Average - cuts per node</text:p>
          </table:table-cell>
          <table:table-cell table:style-name="ce27"/>
          <table:table-cell table:style-name="ce18" office:value-type="string" calcext:value-type="string">
            <text:p>Average - Opt Det</text:p>
          </table:table-cell>
          <table:table-cell table:style-name="ce27"/>
          <table:table-cell table:style-name="ce18" office:value-type="string" calcext:value-type="string">
            <text:p>Average - Opt Stoc</text:p>
          </table:table-cell>
          <table:table-cell table:style-name="ce27"/>
          <table:table-cell table:style-name="ce47" office:value-type="string" calcext:value-type="string">
            <text:p>Total Count - seed</text:p>
          </table:table-cell>
          <table:table-cell table:style-name="ce47" office:value-type="string" calcext:value-type="string">
            <text:p>Total Average - value ratio</text:p>
          </table:table-cell>
          <table:table-cell table:style-name="ce47" office:value-type="string" calcext:value-type="string">
            <text:p>Total Average - time ratio</text:p>
          </table:table-cell>
          <table:table-cell table:style-name="ce47" office:value-type="string" calcext:value-type="string">
            <text:p>Total Average - t master</text:p>
          </table:table-cell>
          <table:table-cell table:style-name="ce47" office:value-type="string" calcext:value-type="string">
            <text:p>Total Average - t slave</text:p>
          </table:table-cell>
          <table:table-cell table:style-name="ce47" office:value-type="string" calcext:value-type="string">
            <text:p>Total Average - t Stoc</text:p>
          </table:table-cell>
          <table:table-cell table:style-name="ce47" office:value-type="string" calcext:value-type="string">
            <text:p>Total Average - BB nodes</text:p>
          </table:table-cell>
          <table:table-cell table:style-name="ce47" office:value-type="string" calcext:value-type="string">
            <text:p>Total Average - n cuts Det</text:p>
          </table:table-cell>
          <table:table-cell table:style-name="ce47" office:value-type="string" calcext:value-type="string">
            <text:p>Total Average - n cuts Stoc</text:p>
          </table:table-cell>
          <table:table-cell table:style-name="ce47" office:value-type="string" calcext:value-type="string">
            <text:p>Total Average - count_counterex</text:p>
          </table:table-cell>
          <table:table-cell table:style-name="ce47" office:value-type="string" calcext:value-type="string">
            <text:p>Total Average - cuts per node</text:p>
          </table:table-cell>
          <table:table-cell table:style-name="ce47" office:value-type="string" calcext:value-type="string">
            <text:p>Total Average - Opt Det</text:p>
          </table:table-cell>
          <table:table-cell table:style-name="ce64" office:value-type="string" calcext:value-type="string">
            <text:p>Total Average - Opt Stoc</text:p>
          </table:table-cell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2" office:value-type="string" calcext:value-type="string">
            <text:p>k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8" table:number-columns-repeated="12"/>
          <table:table-cell table:style-name="ce6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5" office:value-type="float" office:value="1.07103784232302" calcext:value-type="float">
            <text:p>1.07</text:p>
          </table:table-cell>
          <table:table-cell table:style-name="ce38" office:value-type="float" office:value="1.82551853240057" calcext:value-type="float">
            <text:p>1.83</text:p>
          </table:table-cell>
          <table:table-cell table:style-name="ce42" office:value-type="float" office:value="2.00287154349659" calcext:value-type="float">
            <text:p>2.00</text:p>
          </table:table-cell>
          <table:table-cell table:style-name="ce35" office:value-type="float" office:value="0.003630900382996" calcext:value-type="float">
            <text:p>0.00</text:p>
          </table:table-cell>
          <table:table-cell table:style-name="ce35" office:value-type="float" office:value="0.003844332695008" calcext:value-type="float">
            <text:p>0.00</text:p>
          </table:table-cell>
          <table:table-cell table:style-name="ce38" office:value-type="float" office:value="2.266529273987" calcext:value-type="float">
            <text:p>2.27</text:p>
          </table:table-cell>
          <table:table-cell table:style-name="ce42" office:value-type="float" office:value="2.5890120983144" calcext:value-type="float">
            <text:p>2.59</text:p>
          </table:table-cell>
          <table:table-cell table:number-columns-repeated="2" table:style-name="ce35" office:value-type="float" office:value="1.2636533021924" calcext:value-type="float">
            <text:p>1.26</text:p>
          </table:table-cell>
          <table:table-cell table:style-name="ce20" office:value-type="float" office:value="7.2" calcext:value-type="float">
            <text:p>7.2</text:p>
          </table:table-cell>
          <table:table-cell table:style-name="ce29" office:value-type="float" office:value="14.4" calcext:value-type="float">
            <text:p>14.4</text:p>
          </table:table-cell>
          <table:table-cell table:style-name="ce23" office:value-type="float" office:value="9.7" calcext:value-type="float">
            <text:p>9.7</text:p>
          </table:table-cell>
          <table:table-cell table:style-name="ce23" office:value-type="float" office:value="10.1" calcext:value-type="float">
            <text:p>10.1</text:p>
          </table:table-cell>
          <table:table-cell table:style-name="ce20" office:value-type="float" office:value="6.8" calcext:value-type="float">
            <text:p>6.8</text:p>
          </table:table-cell>
          <table:table-cell table:style-name="ce29" office:value-type="float" office:value="6.8" calcext:value-type="float">
            <text:p>6.8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0" office:value-type="float" office:value="0.381666666666667" calcext:value-type="float">
            <text:p>0.3816666667</text:p>
          </table:table-cell>
          <table:table-cell table:style-name="ce29" office:value-type="float" office:value="0.194732457085398" calcext:value-type="float">
            <text:p>0.1947324571</text:p>
          </table:table-cell>
          <table:table-cell table:number-columns-repeated="2" table:style-name="ce35" office:value-type="float" office:value="7.240067908001" calcext:value-type="float">
            <text:p>7.24</text:p>
          </table:table-cell>
          <table:table-cell table:style-name="ce38" office:value-type="float" office:value="4.892908046488" calcext:value-type="float">
            <text:p>4.89</text:p>
          </table:table-cell>
          <table:table-cell table:style-name="ce42" office:value-type="float" office:value="4.892908046488" calcext:value-type="float">
            <text:p>4.89</text:p>
          </table:table-cell>
          <table:table-cell table:style-name="ce49" office:value-type="float" office:value="20" calcext:value-type="float">
            <text:p>20</text:p>
          </table:table-cell>
          <table:table-cell table:style-name="ce56" office:value-type="float" office:value="1.07103784232302" calcext:value-type="float">
            <text:p>1.07</text:p>
          </table:table-cell>
          <table:table-cell table:style-name="ce59" office:value-type="float" office:value="1.91419503794858" calcext:value-type="float">
            <text:p>1.91</text:p>
          </table:table-cell>
          <table:table-cell table:style-name="ce56" office:value-type="float" office:value="0.003737616539002" calcext:value-type="float">
            <text:p>0.00</text:p>
          </table:table-cell>
          <table:table-cell table:style-name="ce59" office:value-type="float" office:value="2.4277706861507" calcext:value-type="float">
            <text:p>2.43</text:p>
          </table:table-cell>
          <table:table-cell table:style-name="ce56" office:value-type="float" office:value="1.2636533021924" calcext:value-type="float">
            <text:p>1.26</text:p>
          </table:table-cell>
          <table:table-cell table:style-name="ce49" office:value-type="float" office:value="10.8" calcext:value-type="float">
            <text:p>10.8</text:p>
          </table:table-cell>
          <table:table-cell table:style-name="ce52" office:value-type="float" office:value="9.9" calcext:value-type="float">
            <text:p>9.9</text:p>
          </table:table-cell>
          <table:table-cell table:style-name="ce49" office:value-type="float" office:value="6.8" calcext:value-type="float">
            <text:p>6.8</text:p>
          </table:table-cell>
          <table:table-cell table:style-name="ce52" office:value-type="float" office:value="0.5" calcext:value-type="float">
            <text:p>0.5</text:p>
          </table:table-cell>
          <table:table-cell table:style-name="ce49" office:value-type="float" office:value="0.288199561876032" calcext:value-type="float">
            <text:p>0.2881995619</text:p>
          </table:table-cell>
          <table:table-cell table:style-name="ce56" office:value-type="float" office:value="7.240067908001" calcext:value-type="float">
            <text:p>7.24</text:p>
          </table:table-cell>
          <table:table-cell table:style-name="ce66" office:value-type="float" office:value="4.892908046488" calcext:value-type="float">
            <text:p>4.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3066796711639" calcext:value-type="float">
            <text:p>1.03</text:p>
          </table:table-cell>
          <table:table-cell office:value-type="float" office:value="2.4416846824643" calcext:value-type="float">
            <text:p>2.44</text:p>
          </table:table-cell>
          <table:table-cell office:value-type="float" office:value="2.43087212280521" calcext:value-type="float">
            <text:p>2.43</text:p>
          </table:table-cell>
          <table:table-cell office:value-type="float" office:value="0.00910730361938" calcext:value-type="float">
            <text:p>0.01</text:p>
          </table:table-cell>
          <table:table-cell office:value-type="float" office:value="0.00940768718719" calcext:value-type="float">
            <text:p>0.01</text:p>
          </table:table-cell>
          <table:table-cell office:value-type="float" office:value="5.101026725769" calcext:value-type="float">
            <text:p>5.10</text:p>
          </table:table-cell>
          <table:table-cell office:value-type="float" office:value="5.037130141259" calcext:value-type="float">
            <text:p>5.04</text:p>
          </table:table-cell>
          <table:table-cell table:number-columns-repeated="2" office:value-type="float" office:value="2.030497813226" calcext:value-type="float">
            <text:p>2.03</text:p>
          </table:table-cell>
          <table:table-cell office:value-type="float" office:value="11.8" calcext:value-type="float">
            <text:p>11.8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float" office:value="25.5" calcext:value-type="float">
            <text:p>25.5</text:p>
          </table:table-cell>
          <table:table-cell table:number-columns-repeated="2" office:value-type="float" office:value="13.9" calcext:value-type="float">
            <text:p>13.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12310606060606" calcext:value-type="float">
            <text:p>1.1231060606</text:p>
          </table:table-cell>
          <table:table-cell office:value-type="float" office:value="0.508916069924473" calcext:value-type="float">
            <text:p>0.5089160699</text:p>
          </table:table-cell>
          <table:table-cell table:number-columns-repeated="2" office:value-type="float" office:value="8.464261761012" calcext:value-type="float">
            <text:p>8.46</text:p>
          </table:table-cell>
          <table:table-cell table:number-columns-repeated="2" office:value-type="float" office:value="6.346145149807" calcext:value-type="float">
            <text:p>6.35</text:p>
          </table:table-cell>
          <table:table-cell office:value-type="float" office:value="20" calcext:value-type="float">
            <text:p>20</text:p>
          </table:table-cell>
          <table:table-cell office:value-type="float" office:value="1.03066796711639" calcext:value-type="float">
            <text:p>1.03</text:p>
          </table:table-cell>
          <table:table-cell office:value-type="float" office:value="2.43627840263475" calcext:value-type="float">
            <text:p>2.44</text:p>
          </table:table-cell>
          <table:table-cell office:value-type="float" office:value="0.009257495403285" calcext:value-type="float">
            <text:p>0.01</text:p>
          </table:table-cell>
          <table:table-cell office:value-type="float" office:value="5.069078433514" calcext:value-type="float">
            <text:p>5.07</text:p>
          </table:table-cell>
          <table:table-cell office:value-type="float" office:value="2.030497813226" calcext:value-type="float">
            <text:p>2.03</text:p>
          </table:table-cell>
          <table:table-cell office:value-type="float" office:value="17.7" calcext:value-type="float">
            <text:p>17.7</text:p>
          </table:table-cell>
          <table:table-cell office:value-type="float" office:value="25.5" calcext:value-type="float">
            <text:p>25.5</text:p>
          </table:table-cell>
          <table:table-cell office:value-type="float" office:value="13.9" calcext:value-type="float">
            <text:p>13.9</text:p>
          </table:table-cell>
          <table:table-cell office:value-type="float" office:value="0.2" calcext:value-type="float">
            <text:p>0.2</text:p>
          </table:table-cell>
          <table:table-cell office:value-type="float" office:value="0.816011065265267" calcext:value-type="float">
            <text:p>0.8160110653</text:p>
          </table:table-cell>
          <table:table-cell office:value-type="float" office:value="8.464261761012" calcext:value-type="float">
            <text:p>8.46</text:p>
          </table:table-cell>
          <table:table-cell office:value-type="float" office:value="6.346145149807" calcext:value-type="float">
            <text:p>6.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.08574461150206" calcext:value-type="float">
            <text:p>1.09</text:p>
          </table:table-cell>
          <table:table-cell office:value-type="float" office:value="2.17211102778603" calcext:value-type="float">
            <text:p>2.17</text:p>
          </table:table-cell>
          <table:table-cell office:value-type="float" office:value="2.44772962723246" calcext:value-type="float">
            <text:p>2.45</text:p>
          </table:table-cell>
          <table:table-cell office:value-type="float" office:value="0.011347079277049" calcext:value-type="float">
            <text:p>0.01</text:p>
          </table:table-cell>
          <table:table-cell office:value-type="float" office:value="0.011753106117248" calcext:value-type="float">
            <text:p>0.01</text:p>
          </table:table-cell>
          <table:table-cell office:value-type="float" office:value="4.659649991988" calcext:value-type="float">
            <text:p>4.66</text:p>
          </table:table-cell>
          <table:table-cell office:value-type="float" office:value="5.270602917667" calcext:value-type="float">
            <text:p>5.27</text:p>
          </table:table-cell>
          <table:table-cell table:number-columns-repeated="2" office:value-type="float" office:value="2.079719448089" calcext:value-type="float">
            <text:p>2.08</text:p>
          </table:table-cell>
          <table:table-cell office:value-type="float" office:value="12.2" calcext:value-type="float">
            <text:p>12.2</text:p>
          </table:table-cell>
          <table:table-cell office:value-type="float" office:value="24.4" calcext:value-type="float">
            <text:p>24.4</text:p>
          </table:table-cell>
          <table:table-cell office:value-type="float" office:value="29.5" calcext:value-type="float">
            <text:p>29.5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float" office:value="20.7" calcext:value-type="float">
            <text:p>2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1915584415584" calcext:value-type="float">
            <text:p>0.5919155844</text:p>
          </table:table-cell>
          <table:table-cell office:value-type="float" office:value="0.302136762751077" calcext:value-type="float">
            <text:p>0.3021367628</text:p>
          </table:table-cell>
          <table:table-cell table:number-columns-repeated="2" office:value-type="float" office:value="8.213455267477" calcext:value-type="float">
            <text:p>8.21</text:p>
          </table:table-cell>
          <table:table-cell table:number-columns-repeated="2" office:value-type="float" office:value="7.021427296164" calcext:value-type="float">
            <text:p>7.02</text:p>
          </table:table-cell>
          <table:table-cell office:value-type="float" office:value="20" calcext:value-type="float">
            <text:p>20</text:p>
          </table:table-cell>
          <table:table-cell office:value-type="float" office:value="1.08574461150206" calcext:value-type="float">
            <text:p>1.09</text:p>
          </table:table-cell>
          <table:table-cell office:value-type="float" office:value="2.30992032750924" calcext:value-type="float">
            <text:p>2.31</text:p>
          </table:table-cell>
          <table:table-cell office:value-type="float" office:value="0.0115500926971485" calcext:value-type="float">
            <text:p>0.01</text:p>
          </table:table-cell>
          <table:table-cell office:value-type="float" office:value="4.9651264548275" calcext:value-type="float">
            <text:p>4.97</text:p>
          </table:table-cell>
          <table:table-cell office:value-type="float" office:value="2.079719448089" calcext:value-type="float">
            <text:p>2.08</text:p>
          </table:table-cell>
          <table:table-cell office:value-type="float" office:value="18.3" calcext:value-type="float">
            <text:p>18.3</text:p>
          </table:table-cell>
          <table:table-cell office:value-type="float" office:value="29.85" calcext:value-type="float">
            <text:p>29.85</text:p>
          </table:table-cell>
          <table:table-cell office:value-type="float" office:value="20.7" calcext:value-type="float">
            <text:p>20.7</text:p>
          </table:table-cell>
          <table:table-cell office:value-type="float" office:value="0.5" calcext:value-type="float">
            <text:p>0.5</text:p>
          </table:table-cell>
          <table:table-cell office:value-type="float" office:value="0.447026173583331" calcext:value-type="float">
            <text:p>0.4470261736</text:p>
          </table:table-cell>
          <table:table-cell office:value-type="float" office:value="8.213455267477" calcext:value-type="float">
            <text:p>8.21</text:p>
          </table:table-cell>
          <table:table-cell office:value-type="float" office:value="7.021427296164" calcext:value-type="float">
            <text:p>7.02</text:p>
          </table:table-cell>
        </table:table-row>
        <table:table-row table:style-name="ro1"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7" office:value-type="float" office:value="1.06793255089734" calcext:value-type="float">
            <text:p>1.07</text:p>
          </table:table-cell>
          <table:table-cell table:style-name="ce40" office:value-type="float" office:value="2.84739490103771" calcext:value-type="float">
            <text:p>2.85</text:p>
          </table:table-cell>
          <table:table-cell table:style-name="ce44" office:value-type="float" office:value="2.84736455747914" calcext:value-type="float">
            <text:p>2.85</text:p>
          </table:table-cell>
          <table:table-cell table:style-name="ce37" office:value-type="float" office:value="0.016921401023866" calcext:value-type="float">
            <text:p>0.02</text:p>
          </table:table-cell>
          <table:table-cell table:style-name="ce37" office:value-type="float" office:value="0.017496991157528" calcext:value-type="float">
            <text:p>0.02</text:p>
          </table:table-cell>
          <table:table-cell table:style-name="ce40" office:value-type="float" office:value="7.970592474946" calcext:value-type="float">
            <text:p>7.97</text:p>
          </table:table-cell>
          <table:table-cell table:style-name="ce44" office:value-type="float" office:value="8.008065795895" calcext:value-type="float">
            <text:p>8.01</text:p>
          </table:table-cell>
          <table:table-cell table:number-columns-repeated="2" table:style-name="ce37" office:value-type="float" office:value="2.693758821488" calcext:value-type="float">
            <text:p>2.69</text:p>
          </table:table-cell>
          <table:table-cell table:style-name="ce22" office:value-type="float" office:value="19" calcext:value-type="float">
            <text:p>19</text:p>
          </table:table-cell>
          <table:table-cell table:style-name="ce31" office:value-type="float" office:value="38" calcext:value-type="float">
            <text:p>38</text:p>
          </table:table-cell>
          <table:table-cell table:style-name="ce25" office:value-type="float" office:value="39.9" calcext:value-type="float">
            <text:p>39.9</text:p>
          </table:table-cell>
          <table:table-cell table:style-name="ce25" office:value-type="float" office:value="42.5" calcext:value-type="float">
            <text:p>42.5</text:p>
          </table:table-cell>
          <table:table-cell table:style-name="ce22" office:value-type="float" office:value="21.5" calcext:value-type="float">
            <text:p>21.5</text:p>
          </table:table-cell>
          <table:table-cell table:style-name="ce31" office:value-type="float" office:value="21.5" calcext:value-type="float">
            <text:p>21.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876785714285714" calcext:value-type="float">
            <text:p>0.8767857143</text:p>
          </table:table-cell>
          <table:table-cell table:style-name="ce31" office:value-type="float" office:value="0.47033677018493" calcext:value-type="float">
            <text:p>0.4703367702</text:p>
          </table:table-cell>
          <table:table-cell table:number-columns-repeated="2" table:style-name="ce37" office:value-type="float" office:value="8.87933614065" calcext:value-type="float">
            <text:p>8.88</text:p>
          </table:table-cell>
          <table:table-cell table:style-name="ce40" office:value-type="float" office:value="7.722360919345" calcext:value-type="float">
            <text:p>7.72</text:p>
          </table:table-cell>
          <table:table-cell table:style-name="ce44" office:value-type="float" office:value="7.722360919345" calcext:value-type="float">
            <text:p>7.72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1.06793255089734" calcext:value-type="float">
            <text:p>1.07</text:p>
          </table:table-cell>
          <table:table-cell table:style-name="ce61" office:value-type="float" office:value="2.84737972925842" calcext:value-type="float">
            <text:p>2.85</text:p>
          </table:table-cell>
          <table:table-cell table:style-name="ce58" office:value-type="float" office:value="0.017209196090697" calcext:value-type="float">
            <text:p>0.02</text:p>
          </table:table-cell>
          <table:table-cell table:style-name="ce61" office:value-type="float" office:value="7.9893291354205" calcext:value-type="float">
            <text:p>7.99</text:p>
          </table:table-cell>
          <table:table-cell table:style-name="ce58" office:value-type="float" office:value="2.693758821488" calcext:value-type="float">
            <text:p>2.69</text:p>
          </table:table-cell>
          <table:table-cell table:style-name="ce51" office:value-type="float" office:value="28.5" calcext:value-type="float">
            <text:p>28.5</text:p>
          </table:table-cell>
          <table:table-cell table:style-name="ce54" office:value-type="float" office:value="41.2" calcext:value-type="float">
            <text:p>41.2</text:p>
          </table:table-cell>
          <table:table-cell table:style-name="ce51" office:value-type="float" office:value="21.5" calcext:value-type="float">
            <text:p>21.5</text:p>
          </table:table-cell>
          <table:table-cell table:style-name="ce54" office:value-type="float" office:value="0.5" calcext:value-type="float">
            <text:p>0.5</text:p>
          </table:table-cell>
          <table:table-cell table:style-name="ce51" office:value-type="float" office:value="0.673561242235322" calcext:value-type="float">
            <text:p>0.6735612422</text:p>
          </table:table-cell>
          <table:table-cell table:style-name="ce58" office:value-type="float" office:value="8.87933614065" calcext:value-type="float">
            <text:p>8.88</text:p>
          </table:table-cell>
          <table:table-cell table:style-name="ce68" office:value-type="float" office:value="7.722360919345" calcext:value-type="float">
            <text:p>7.72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38" office:value-type="float" office:value="1.10769372377349" calcext:value-type="float">
            <text:p>1.11</text:p>
          </table:table-cell>
          <table:table-cell table:style-name="ce42" office:value-type="float" office:value="1.10769372377349" calcext:value-type="float">
            <text:p>1.11</text:p>
          </table:table-cell>
          <table:table-cell table:style-name="ce35" office:value-type="float" office:value="4.10880734190229" calcext:value-type="float">
            <text:p>4.11</text:p>
          </table:table-cell>
          <table:table-cell table:style-name="ce35" office:value-type="float" office:value="4.46733566414521" calcext:value-type="float">
            <text:p>4.47</text:p>
          </table:table-cell>
          <table:table-cell table:style-name="ce38" office:value-type="float" office:value="0.03777430057525" calcext:value-type="float">
            <text:p>0.04</text:p>
          </table:table-cell>
          <table:table-cell table:style-name="ce42" office:value-type="float" office:value="0.04039752483364" calcext:value-type="float">
            <text:p>0.04</text:p>
          </table:table-cell>
          <table:table-cell table:style-name="ce35" office:value-type="float" office:value="20.08085088729" calcext:value-type="float">
            <text:p>20.08</text:p>
          </table:table-cell>
          <table:table-cell table:style-name="ce35" office:value-type="float" office:value="21.74273800851" calcext:value-type="float">
            <text:p>21.74</text:p>
          </table:table-cell>
          <table:table-cell table:style-name="ce38" office:value-type="float" office:value="4.811054754257" calcext:value-type="float">
            <text:p>4.81</text:p>
          </table:table-cell>
          <table:table-cell table:style-name="ce42" office:value-type="float" office:value="4.811054754257" calcext:value-type="float">
            <text:p>4.81</text:p>
          </table:table-cell>
          <table:table-cell table:style-name="ce23" office:value-type="float" office:value="43.6" calcext:value-type="float">
            <text:p>43.6</text:p>
          </table:table-cell>
          <table:table-cell table:style-name="ce23" office:value-type="float" office:value="88.2" calcext:value-type="float">
            <text:p>88.2</text:p>
          </table:table-cell>
          <table:table-cell table:style-name="ce20" office:value-type="float" office:value="79.3" calcext:value-type="float">
            <text:p>79.3</text:p>
          </table:table-cell>
          <table:table-cell table:style-name="ce29" office:value-type="float" office:value="86.4" calcext:value-type="float">
            <text:p>86.4</text:p>
          </table:table-cell>
          <table:table-cell table:number-columns-repeated="2" table:style-name="ce23" office:value-type="float" office:value="34.9" calcext:value-type="float">
            <text:p>34.9</text:p>
          </table:table-cell>
          <table:table-cell table:style-name="ce20" office:value-type="float" office:value="0.9" calcext:value-type="float">
            <text:p>0.9</text:p>
          </table:table-cell>
          <table:table-cell table:style-name="ce29" office:value-type="float" office:value="0.9" calcext:value-type="float">
            <text:p>0.9</text:p>
          </table:table-cell>
          <table:table-cell table:style-name="ce23" office:value-type="float" office:value="1.06038426056228" calcext:value-type="float">
            <text:p>1.0603842606</text:p>
          </table:table-cell>
          <table:table-cell table:style-name="ce23" office:value-type="float" office:value="0.600786852190761" calcext:value-type="float">
            <text:p>0.6007868522</text:p>
          </table:table-cell>
          <table:table-cell table:style-name="ce38" office:value-type="float" office:value="7.700041436733" calcext:value-type="float">
            <text:p>7.70</text:p>
          </table:table-cell>
          <table:table-cell table:style-name="ce42" office:value-type="float" office:value="7.700041436733" calcext:value-type="float">
            <text:p>7.70</text:p>
          </table:table-cell>
          <table:table-cell table:number-columns-repeated="2" table:style-name="ce35" office:value-type="float" office:value="5.619130790514" calcext:value-type="float">
            <text:p>5.62</text:p>
          </table:table-cell>
          <table:table-cell table:style-name="ce52" office:value-type="float" office:value="20" calcext:value-type="float">
            <text:p>20</text:p>
          </table:table-cell>
          <table:table-cell table:style-name="ce59" office:value-type="float" office:value="1.10769372377349" calcext:value-type="float">
            <text:p>1.11</text:p>
          </table:table-cell>
          <table:table-cell table:style-name="ce56" office:value-type="float" office:value="4.28807150302375" calcext:value-type="float">
            <text:p>4.29</text:p>
          </table:table-cell>
          <table:table-cell table:style-name="ce59" office:value-type="float" office:value="0.039085912704445" calcext:value-type="float">
            <text:p>0.04</text:p>
          </table:table-cell>
          <table:table-cell table:style-name="ce56" office:value-type="float" office:value="20.9117944479" calcext:value-type="float">
            <text:p>20.91</text:p>
          </table:table-cell>
          <table:table-cell table:style-name="ce59" office:value-type="float" office:value="4.811054754257" calcext:value-type="float">
            <text:p>4.81</text:p>
          </table:table-cell>
          <table:table-cell table:style-name="ce52" office:value-type="float" office:value="65.9" calcext:value-type="float">
            <text:p>65.9</text:p>
          </table:table-cell>
          <table:table-cell table:style-name="ce49" office:value-type="float" office:value="82.85" calcext:value-type="float">
            <text:p>82.85</text:p>
          </table:table-cell>
          <table:table-cell table:style-name="ce52" office:value-type="float" office:value="34.9" calcext:value-type="float">
            <text:p>34.9</text:p>
          </table:table-cell>
          <table:table-cell table:style-name="ce49" office:value-type="float" office:value="0.9" calcext:value-type="float">
            <text:p>0.9</text:p>
          </table:table-cell>
          <table:table-cell table:style-name="ce52" office:value-type="float" office:value="0.83058555637652" calcext:value-type="float">
            <text:p>0.8305855564</text:p>
          </table:table-cell>
          <table:table-cell table:style-name="ce59" office:value-type="float" office:value="7.700041436733" calcext:value-type="float">
            <text:p>7.70</text:p>
          </table:table-cell>
          <table:table-cell table:style-name="ce66" office:value-type="float" office:value="5.619130790514" calcext:value-type="float">
            <text:p>5.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9" office:value-type="float" office:value="1.14750255180658" calcext:value-type="float">
            <text:p>1.15</text:p>
          </table:table-cell>
          <table:table-cell table:style-name="ce43" office:value-type="float" office:value="1.14750255180658" calcext:value-type="float">
            <text:p>1.15</text:p>
          </table:table-cell>
          <table:table-cell table:style-name="ce36" office:value-type="float" office:value="7.63241646477092" calcext:value-type="float">
            <text:p>7.63</text:p>
          </table:table-cell>
          <table:table-cell table:style-name="ce36" office:value-type="float" office:value="8.32732662770346" calcext:value-type="float">
            <text:p>8.33</text:p>
          </table:table-cell>
          <table:table-cell table:style-name="ce39" office:value-type="float" office:value="0.2913500547407" calcext:value-type="float">
            <text:p>0.29</text:p>
          </table:table-cell>
          <table:table-cell table:style-name="ce43" office:value-type="float" office:value="0.36279492378264" calcext:value-type="float">
            <text:p>0.36</text:p>
          </table:table-cell>
          <table:table-cell table:style-name="ce36" office:value-type="float" office:value="73.13745224479" calcext:value-type="float">
            <text:p>73.14</text:p>
          </table:table-cell>
          <table:table-cell table:style-name="ce36" office:value-type="float" office:value="81.30474505423" calcext:value-type="float">
            <text:p>81.30</text:p>
          </table:table-cell>
          <table:table-cell table:style-name="ce39" office:value-type="float" office:value="8.313489484781" calcext:value-type="float">
            <text:p>8.31</text:p>
          </table:table-cell>
          <table:table-cell table:style-name="ce43" office:value-type="float" office:value="8.313489484781" calcext:value-type="float">
            <text:p>8.31</text:p>
          </table:table-cell>
          <table:table-cell table:style-name="ce24" office:value-type="float" office:value="139.6" calcext:value-type="float">
            <text:p>139.6</text:p>
          </table:table-cell>
          <table:table-cell table:style-name="ce24" office:value-type="float" office:value="275.6" calcext:value-type="float">
            <text:p>275.6</text:p>
          </table:table-cell>
          <table:table-cell table:style-name="ce21" office:value-type="float" office:value="220.5" calcext:value-type="float">
            <text:p>220.5</text:p>
          </table:table-cell>
          <table:table-cell table:style-name="ce30" office:value-type="float" office:value="245.8" calcext:value-type="float">
            <text:p>245.8</text:p>
          </table:table-cell>
          <table:table-cell table:number-columns-repeated="2" table:style-name="ce24" office:value-type="float" office:value="50.4" calcext:value-type="float">
            <text:p>50.4</text:p>
          </table:table-cell>
          <table:table-cell table:style-name="ce21" office:value-type="float" office:value="0.8" calcext:value-type="float">
            <text:p>0.8</text:p>
          </table:table-cell>
          <table:table-cell table:style-name="ce30" office:value-type="float" office:value="0.8" calcext:value-type="float">
            <text:p>0.8</text:p>
          </table:table-cell>
          <table:table-cell table:style-name="ce24" office:value-type="float" office:value="1.59394193122125" calcext:value-type="float">
            <text:p>1.5939419312</text:p>
          </table:table-cell>
          <table:table-cell table:style-name="ce24" office:value-type="float" office:value="0.911868978502656" calcext:value-type="float">
            <text:p>0.9118689785</text:p>
          </table:table-cell>
          <table:table-cell table:style-name="ce39" office:value-type="float" office:value="8.950107345081" calcext:value-type="float">
            <text:p>8.95</text:p>
          </table:table-cell>
          <table:table-cell table:style-name="ce43" office:value-type="float" office:value="8.950107345081" calcext:value-type="float">
            <text:p>8.95</text:p>
          </table:table-cell>
          <table:table-cell table:number-columns-repeated="2" table:style-name="ce36" office:value-type="float" office:value="7.072857482182" calcext:value-type="float">
            <text:p>7.07</text:p>
          </table:table-cell>
          <table:table-cell table:style-name="ce53" office:value-type="float" office:value="20" calcext:value-type="float">
            <text:p>20</text:p>
          </table:table-cell>
          <table:table-cell table:style-name="ce60" office:value-type="float" office:value="1.14750255180658" calcext:value-type="float">
            <text:p>1.15</text:p>
          </table:table-cell>
          <table:table-cell table:style-name="ce57" office:value-type="float" office:value="7.97987154623719" calcext:value-type="float">
            <text:p>7.98</text:p>
          </table:table-cell>
          <table:table-cell table:style-name="ce60" office:value-type="float" office:value="0.32707248926167" calcext:value-type="float">
            <text:p>0.33</text:p>
          </table:table-cell>
          <table:table-cell table:style-name="ce57" office:value-type="float" office:value="77.22109864951" calcext:value-type="float">
            <text:p>77.22</text:p>
          </table:table-cell>
          <table:table-cell table:style-name="ce60" office:value-type="float" office:value="8.313489484781" calcext:value-type="float">
            <text:p>8.31</text:p>
          </table:table-cell>
          <table:table-cell table:style-name="ce53" office:value-type="float" office:value="207.6" calcext:value-type="float">
            <text:p>207.6</text:p>
          </table:table-cell>
          <table:table-cell table:style-name="ce50" office:value-type="float" office:value="233.15" calcext:value-type="float">
            <text:p>233.15</text:p>
          </table:table-cell>
          <table:table-cell table:style-name="ce53" office:value-type="float" office:value="50.4" calcext:value-type="float">
            <text:p>50.4</text:p>
          </table:table-cell>
          <table:table-cell table:style-name="ce50" office:value-type="float" office:value="0.8" calcext:value-type="float">
            <text:p>0.8</text:p>
          </table:table-cell>
          <table:table-cell table:style-name="ce53" office:value-type="float" office:value="1.25290545486195" calcext:value-type="float">
            <text:p>1.2529054549</text:p>
          </table:table-cell>
          <table:table-cell table:style-name="ce60" office:value-type="float" office:value="8.950107345081" calcext:value-type="float">
            <text:p>8.95</text:p>
          </table:table-cell>
          <table:table-cell office:value-type="float" office:value="7.072857482182" calcext:value-type="float">
            <text:p>7.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39" office:value-type="float" office:value="1.03954639675787" calcext:value-type="float">
            <text:p>1.04</text:p>
          </table:table-cell>
          <table:table-cell table:style-name="ce43" office:value-type="float" office:value="1.04190159569761" calcext:value-type="float">
            <text:p>1.04</text:p>
          </table:table-cell>
          <table:table-cell table:style-name="ce36" office:value-type="float" office:value="9.18508158889736" calcext:value-type="float">
            <text:p>9.19</text:p>
          </table:table-cell>
          <table:table-cell table:style-name="ce36" office:value-type="float" office:value="10.9985700498321" calcext:value-type="float">
            <text:p>11.00</text:p>
          </table:table-cell>
          <table:table-cell table:style-name="ce39" office:value-type="float" office:value="0.51794891357434" calcext:value-type="float">
            <text:p>0.52</text:p>
          </table:table-cell>
          <table:table-cell table:style-name="ce43" office:value-type="float" office:value="0.54734869003234" calcext:value-type="float">
            <text:p>0.55</text:p>
          </table:table-cell>
          <table:table-cell table:style-name="ce36" office:value-type="float" office:value="265.82983837111" calcext:value-type="float">
            <text:p>265.83</text:p>
          </table:table-cell>
          <table:table-cell table:style-name="ce36" office:value-type="float" office:value="311.50492506006" calcext:value-type="float">
            <text:p>311.50</text:p>
          </table:table-cell>
          <table:table-cell table:style-name="ce39" office:value-type="float" office:value="26.569139361378" calcext:value-type="float">
            <text:p>26.57</text:p>
          </table:table-cell>
          <table:table-cell table:style-name="ce43" office:value-type="float" office:value="26.569139361378" calcext:value-type="float">
            <text:p>26.5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72.2" calcext:value-type="float">
            <text:p>172.2</text:p>
          </table:table-cell>
          <table:table-cell table:style-name="ce21" office:value-type="float" office:value="326.6" calcext:value-type="float">
            <text:p>326.6</text:p>
          </table:table-cell>
          <table:table-cell table:style-name="ce30" office:value-type="float" office:value="343.4" calcext:value-type="float">
            <text:p>343.4</text:p>
          </table:table-cell>
          <table:table-cell table:number-columns-repeated="2" table:style-name="ce24" office:value-type="float" office:value="78.1" calcext:value-type="float">
            <text:p>78.1</text:p>
          </table:table-cell>
          <table:table-cell table:style-name="ce21" office:value-type="float" office:value="0.6" calcext:value-type="float">
            <text:p>0.6</text:p>
          </table:table-cell>
          <table:table-cell table:style-name="ce30" office:value-type="float" office:value="0.6" calcext:value-type="float">
            <text:p>0.6</text:p>
          </table:table-cell>
          <table:table-cell table:style-name="ce24" office:value-type="float" office:value="2.85530782356703" calcext:value-type="float">
            <text:p>2.8553078236</text:p>
          </table:table-cell>
          <table:table-cell table:style-name="ce24" office:value-type="float" office:value="1.50528395890239" calcext:value-type="float">
            <text:p>1.5052839589</text:p>
          </table:table-cell>
          <table:table-cell table:style-name="ce39" office:value-type="float" office:value="9.025177352679" calcext:value-type="float">
            <text:p>9.03</text:p>
          </table:table-cell>
          <table:table-cell table:style-name="ce43" office:value-type="float" office:value="9.025177352679" calcext:value-type="float">
            <text:p>9.03</text:p>
          </table:table-cell>
          <table:table-cell table:number-columns-repeated="2" table:style-name="ce36" office:value-type="float" office:value="7.630834129825" calcext:value-type="float">
            <text:p>7.63</text:p>
          </table:table-cell>
          <table:table-cell table:style-name="ce53" office:value-type="float" office:value="20" calcext:value-type="float">
            <text:p>20</text:p>
          </table:table-cell>
          <table:table-cell table:style-name="ce60" office:value-type="float" office:value="1.04072399622774" calcext:value-type="float">
            <text:p>1.04</text:p>
          </table:table-cell>
          <table:table-cell table:style-name="ce57" office:value-type="float" office:value="10.0918258193647" calcext:value-type="float">
            <text:p>10.09</text:p>
          </table:table-cell>
          <table:table-cell table:style-name="ce60" office:value-type="float" office:value="0.53264880180334" calcext:value-type="float">
            <text:p>0.53</text:p>
          </table:table-cell>
          <table:table-cell table:style-name="ce57" office:value-type="float" office:value="288.667381715585" calcext:value-type="float">
            <text:p>288.67</text:p>
          </table:table-cell>
          <table:table-cell table:style-name="ce60" office:value-type="float" office:value="26.569139361378" calcext:value-type="float">
            <text:p>26.57</text:p>
          </table:table-cell>
          <table:table-cell table:style-name="ce53" office:value-type="float" office:value="129.6" calcext:value-type="float">
            <text:p>129.6</text:p>
          </table:table-cell>
          <table:table-cell table:style-name="ce50" office:value-type="float" office:value="335" calcext:value-type="float">
            <text:p>335</text:p>
          </table:table-cell>
          <table:table-cell table:style-name="ce53" office:value-type="float" office:value="78.1" calcext:value-type="float">
            <text:p>78.1</text:p>
          </table:table-cell>
          <table:table-cell table:style-name="ce50" office:value-type="float" office:value="0.6" calcext:value-type="float">
            <text:p>0.6</text:p>
          </table:table-cell>
          <table:table-cell table:style-name="ce53" office:value-type="float" office:value="2.18029589123471" calcext:value-type="float">
            <text:p>2.1802958912</text:p>
          </table:table-cell>
          <table:table-cell table:style-name="ce60" office:value-type="float" office:value="9.025177352679" calcext:value-type="float">
            <text:p>9.03</text:p>
          </table:table-cell>
          <table:table-cell office:value-type="float" office:value="7.630834129825" calcext:value-type="float">
            <text:p>7.63</text:p>
          </table:table-cell>
        </table:table-row>
        <table:table-row table:style-name="ro1">
          <table:table-cell table:style-name="ce8"/>
          <table:table-cell table:style-name="ce15" office:value-type="float" office:value="5" calcext:value-type="float">
            <text:p>5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40" office:value-type="float" office:value="1.05945113471238" calcext:value-type="float">
            <text:p>1.06</text:p>
          </table:table-cell>
          <table:table-cell table:style-name="ce44" office:value-type="float" office:value="1.05945113471238" calcext:value-type="float">
            <text:p>1.06</text:p>
          </table:table-cell>
          <table:table-cell table:style-name="ce37" office:value-type="float" office:value="8.41733320615285" calcext:value-type="float">
            <text:p>8.42</text:p>
          </table:table-cell>
          <table:table-cell table:style-name="ce37" office:value-type="float" office:value="10.0607226762162" calcext:value-type="float">
            <text:p>10.06</text:p>
          </table:table-cell>
          <table:table-cell table:style-name="ce40" office:value-type="float" office:value="0.59645948409984" calcext:value-type="float">
            <text:p>0.60</text:p>
          </table:table-cell>
          <table:table-cell table:style-name="ce44" office:value-type="float" office:value="0.66683325767489" calcext:value-type="float">
            <text:p>0.67</text:p>
          </table:table-cell>
          <table:table-cell table:style-name="ce37" office:value-type="float" office:value="477.46932625733" calcext:value-type="float">
            <text:p>477.47</text:p>
          </table:table-cell>
          <table:table-cell table:style-name="ce37" office:value-type="float" office:value="569.48369061933" calcext:value-type="float">
            <text:p>569.48</text:p>
          </table:table-cell>
          <table:table-cell table:style-name="ce40" office:value-type="float" office:value="58.6407251358" calcext:value-type="float">
            <text:p>58.64</text:p>
          </table:table-cell>
          <table:table-cell table:style-name="ce44" office:value-type="float" office:value="58.6407251358" calcext:value-type="float">
            <text:p>58.64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90" calcext:value-type="float">
            <text:p>190</text:p>
          </table:table-cell>
          <table:table-cell table:style-name="ce22" office:value-type="float" office:value="367.6" calcext:value-type="float">
            <text:p>367.6</text:p>
          </table:table-cell>
          <table:table-cell table:style-name="ce31" office:value-type="float" office:value="404.8" calcext:value-type="float">
            <text:p>404.8</text:p>
          </table:table-cell>
          <table:table-cell table:number-columns-repeated="2" table:style-name="ce25" office:value-type="float" office:value="88.8" calcext:value-type="float">
            <text:p>88.8</text:p>
          </table:table-cell>
          <table:table-cell table:style-name="ce22" office:value-type="float" office:value="0.9" calcext:value-type="float">
            <text:p>0.9</text:p>
          </table:table-cell>
          <table:table-cell table:style-name="ce31" office:value-type="float" office:value="0.9" calcext:value-type="float">
            <text:p>0.9</text:p>
          </table:table-cell>
          <table:table-cell table:style-name="ce25" office:value-type="float" office:value="2.92133334411137" calcext:value-type="float">
            <text:p>2.9213333441</text:p>
          </table:table-cell>
          <table:table-cell table:style-name="ce25" office:value-type="float" office:value="1.74053935795559" calcext:value-type="float">
            <text:p>1.740539358</text:p>
          </table:table-cell>
          <table:table-cell table:style-name="ce40" office:value-type="float" office:value="9.396314904126" calcext:value-type="float">
            <text:p>9.40</text:p>
          </table:table-cell>
          <table:table-cell table:style-name="ce44" office:value-type="float" office:value="9.396314904126" calcext:value-type="float">
            <text:p>9.40</text:p>
          </table:table-cell>
          <table:table-cell table:number-columns-repeated="2" table:style-name="ce37" office:value-type="float" office:value="8.035980704838" calcext:value-type="float">
            <text:p>8.04</text:p>
          </table:table-cell>
          <table:table-cell table:style-name="ce54" office:value-type="float" office:value="20" calcext:value-type="float">
            <text:p>20</text:p>
          </table:table-cell>
          <table:table-cell table:style-name="ce61" office:value-type="float" office:value="1.05945113471238" calcext:value-type="float">
            <text:p>1.06</text:p>
          </table:table-cell>
          <table:table-cell table:style-name="ce58" office:value-type="float" office:value="9.23902794118452" calcext:value-type="float">
            <text:p>9.24</text:p>
          </table:table-cell>
          <table:table-cell table:style-name="ce61" office:value-type="float" office:value="0.631646370887365" calcext:value-type="float">
            <text:p>0.63</text:p>
          </table:table-cell>
          <table:table-cell table:style-name="ce58" office:value-type="float" office:value="523.47650843833" calcext:value-type="float">
            <text:p>523.48</text:p>
          </table:table-cell>
          <table:table-cell table:style-name="ce61" office:value-type="float" office:value="58.6407251358" calcext:value-type="float">
            <text:p>58.64</text:p>
          </table:table-cell>
          <table:table-cell table:style-name="ce54" office:value-type="float" office:value="144.5" calcext:value-type="float">
            <text:p>144.5</text:p>
          </table:table-cell>
          <table:table-cell table:style-name="ce51" office:value-type="float" office:value="386.2" calcext:value-type="float">
            <text:p>386.2</text:p>
          </table:table-cell>
          <table:table-cell table:style-name="ce54" office:value-type="float" office:value="88.8" calcext:value-type="float">
            <text:p>88.8</text:p>
          </table:table-cell>
          <table:table-cell table:style-name="ce51" office:value-type="float" office:value="0.9" calcext:value-type="float">
            <text:p>0.9</text:p>
          </table:table-cell>
          <table:table-cell table:style-name="ce54" office:value-type="float" office:value="2.33093635103348" calcext:value-type="float">
            <text:p>2.330936351</text:p>
          </table:table-cell>
          <table:table-cell table:style-name="ce61" office:value-type="float" office:value="9.396314904126" calcext:value-type="float">
            <text:p>9.40</text:p>
          </table:table-cell>
          <table:table-cell table:style-name="ce68" office:value-type="float" office:value="8.035980704838" calcext:value-type="float">
            <text:p>8.04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.03504551388213" calcext:value-type="float">
            <text:p>1.04</text:p>
          </table:table-cell>
          <table:table-cell table:style-name="ce35" office:value-type="float" office:value="1.03360369960609" calcext:value-type="float">
            <text:p>1.03</text:p>
          </table:table-cell>
          <table:table-cell table:style-name="ce38" office:value-type="float" office:value="6.91259168346706" calcext:value-type="float">
            <text:p>6.91</text:p>
          </table:table-cell>
          <table:table-cell table:style-name="ce42" office:value-type="float" office:value="7.88370608106833" calcext:value-type="float">
            <text:p>7.88</text:p>
          </table:table-cell>
          <table:table-cell table:style-name="ce35" office:value-type="float" office:value="0.27602581977852" calcext:value-type="float">
            <text:p>0.28</text:p>
          </table:table-cell>
          <table:table-cell table:style-name="ce35" office:value-type="float" office:value="0.31852109432231" calcext:value-type="float">
            <text:p>0.32</text:p>
          </table:table-cell>
          <table:table-cell table:style-name="ce38" office:value-type="float" office:value="82.31676957608" calcext:value-type="float">
            <text:p>82.32</text:p>
          </table:table-cell>
          <table:table-cell table:style-name="ce42" office:value-type="float" office:value="94.63587801454" calcext:value-type="float">
            <text:p>94.64</text:p>
          </table:table-cell>
          <table:table-cell table:number-columns-repeated="2" table:style-name="ce35" office:value-type="float" office:value="11.50490825177" calcext:value-type="float">
            <text:p>11.50</text:p>
          </table:table-cell>
          <table:table-cell table:style-name="ce20" office:value-type="float" office:value="108.6" calcext:value-type="float">
            <text:p>108.6</text:p>
          </table:table-cell>
          <table:table-cell table:style-name="ce29" office:value-type="float" office:value="220.2" calcext:value-type="float">
            <text:p>220.2</text:p>
          </table:table-cell>
          <table:table-cell table:style-name="ce23" office:value-type="float" office:value="263.7" calcext:value-type="float">
            <text:p>263.7</text:p>
          </table:table-cell>
          <table:table-cell table:style-name="ce23" office:value-type="float" office:value="286" calcext:value-type="float">
            <text:p>286</text:p>
          </table:table-cell>
          <table:table-cell table:style-name="ce20" office:value-type="float" office:value="72.1" calcext:value-type="float">
            <text:p>72.1</text:p>
          </table:table-cell>
          <table:table-cell table:style-name="ce29" office:value-type="float" office:value="72.1" calcext:value-type="float">
            <text:p>72.1</text:p>
          </table:table-cell>
          <table:table-cell table:number-columns-repeated="2" table:style-name="ce23" office:value-type="float" office:value="0.6" calcext:value-type="float">
            <text:p>0.6</text:p>
          </table:table-cell>
          <table:table-cell table:style-name="ce20" office:value-type="float" office:value="1.9139885582626" calcext:value-type="float">
            <text:p>1.9139885583</text:p>
          </table:table-cell>
          <table:table-cell table:style-name="ce29" office:value-type="float" office:value="1.03981993863105" calcext:value-type="float">
            <text:p>1.0398199386</text:p>
          </table:table-cell>
          <table:table-cell table:number-columns-repeated="2" table:style-name="ce35" office:value-type="float" office:value="7.517967085267" calcext:value-type="float">
            <text:p>7.52</text:p>
          </table:table-cell>
          <table:table-cell table:style-name="ce38" office:value-type="float" office:value="5.896918608727" calcext:value-type="float">
            <text:p>5.90</text:p>
          </table:table-cell>
          <table:table-cell table:style-name="ce42" office:value-type="float" office:value="5.896918608727" calcext:value-type="float">
            <text:p>5.90</text:p>
          </table:table-cell>
          <table:table-cell table:style-name="ce49" office:value-type="float" office:value="20" calcext:value-type="float">
            <text:p>20</text:p>
          </table:table-cell>
          <table:table-cell table:style-name="ce56" office:value-type="float" office:value="1.03432460674411" calcext:value-type="float">
            <text:p>1.03</text:p>
          </table:table-cell>
          <table:table-cell table:style-name="ce59" office:value-type="float" office:value="7.39814888226769" calcext:value-type="float">
            <text:p>7.40</text:p>
          </table:table-cell>
          <table:table-cell table:style-name="ce56" office:value-type="float" office:value="0.297273457050415" calcext:value-type="float">
            <text:p>0.30</text:p>
          </table:table-cell>
          <table:table-cell table:style-name="ce59" office:value-type="float" office:value="88.47632379531" calcext:value-type="float">
            <text:p>88.48</text:p>
          </table:table-cell>
          <table:table-cell table:style-name="ce56" office:value-type="float" office:value="11.50490825177" calcext:value-type="float">
            <text:p>11.50</text:p>
          </table:table-cell>
          <table:table-cell table:style-name="ce49" office:value-type="float" office:value="164.4" calcext:value-type="float">
            <text:p>164.4</text:p>
          </table:table-cell>
          <table:table-cell table:style-name="ce52" office:value-type="float" office:value="274.85" calcext:value-type="float">
            <text:p>274.85</text:p>
          </table:table-cell>
          <table:table-cell table:style-name="ce49" office:value-type="float" office:value="72.1" calcext:value-type="float">
            <text:p>72.1</text:p>
          </table:table-cell>
          <table:table-cell table:style-name="ce52" office:value-type="float" office:value="0.6" calcext:value-type="float">
            <text:p>0.6</text:p>
          </table:table-cell>
          <table:table-cell table:style-name="ce49" office:value-type="float" office:value="1.47690424844683" calcext:value-type="float">
            <text:p>1.4769042484</text:p>
          </table:table-cell>
          <table:table-cell table:style-name="ce56" office:value-type="float" office:value="7.517967085267" calcext:value-type="float">
            <text:p>7.52</text:p>
          </table:table-cell>
          <table:table-cell table:style-name="ce66" office:value-type="float" office:value="5.896918608727" calcext:value-type="float">
            <text:p>5.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4752587249883" calcext:value-type="float">
            <text:p>1.05</text:p>
          </table:table-cell>
          <table:table-cell office:value-type="float" office:value="1.0466137738515" calcext:value-type="float">
            <text:p>1.05</text:p>
          </table:table-cell>
          <table:table-cell office:value-type="float" office:value="18.7547775122882" calcext:value-type="float">
            <text:p>18.75</text:p>
          </table:table-cell>
          <table:table-cell office:value-type="float" office:value="21.131652438297" calcext:value-type="float">
            <text:p>21.13</text:p>
          </table:table-cell>
          <table:table-cell office:value-type="float" office:value="4.52451007366256" calcext:value-type="float">
            <text:p>4.52</text:p>
          </table:table-cell>
          <table:table-cell office:value-type="float" office:value="4.05853950977319" calcext:value-type="float">
            <text:p>4.06</text:p>
          </table:table-cell>
          <table:table-cell office:value-type="float" office:value="2020.3249426611" calcext:value-type="float">
            <text:p>2020.32</text:p>
          </table:table-cell>
          <table:table-cell office:value-type="float" office:value="2236.3417798746" calcext:value-type="float">
            <text:p>2236.34</text:p>
          </table:table-cell>
          <table:table-cell table:number-columns-repeated="2" office:value-type="float" office:value="102.51729960443" calcext:value-type="float">
            <text:p>102.52</text:p>
          </table:table-cell>
          <table:table-cell office:value-type="float" office:value="220.4" calcext:value-type="float">
            <text:p>220.4</text:p>
          </table:table-cell>
          <table:table-cell office:value-type="float" office:value="412" calcext:value-type="float">
            <text:p>412</text:p>
          </table:table-cell>
          <table:table-cell office:value-type="float" office:value="955.9" calcext:value-type="float">
            <text:p>955.9</text:p>
          </table:table-cell>
          <table:table-cell office:value-type="float" office:value="937.5" calcext:value-type="float">
            <text:p>937.5</text:p>
          </table:table-cell>
          <table:table-cell table:number-columns-repeated="2" office:value-type="float" office:value="127.7" calcext:value-type="float">
            <text:p>127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.54340088762348" calcext:value-type="float">
            <text:p>3.5434008876</text:p>
          </table:table-cell>
          <table:table-cell office:value-type="float" office:value="1.82676246382356" calcext:value-type="float">
            <text:p>1.8267624638</text:p>
          </table:table-cell>
          <table:table-cell table:number-columns-repeated="2" office:value-type="float" office:value="9.228702113253" calcext:value-type="float">
            <text:p>9.23</text:p>
          </table:table-cell>
          <table:table-cell table:number-columns-repeated="2" office:value-type="float" office:value="7.585035618869" calcext:value-type="float">
            <text:p>7.59</text:p>
          </table:table-cell>
          <table:table-cell office:value-type="float" office:value="20" calcext:value-type="float">
            <text:p>20</text:p>
          </table:table-cell>
          <table:table-cell office:value-type="float" office:value="1.04706982317517" calcext:value-type="float">
            <text:p>1.05</text:p>
          </table:table-cell>
          <table:table-cell office:value-type="float" office:value="19.9432149752926" calcext:value-type="float">
            <text:p>19.94</text:p>
          </table:table-cell>
          <table:table-cell office:value-type="float" office:value="4.29152479171788" calcext:value-type="float">
            <text:p>4.29</text:p>
          </table:table-cell>
          <table:table-cell office:value-type="float" office:value="2128.33336126785" calcext:value-type="float">
            <text:p>2128.33</text:p>
          </table:table-cell>
          <table:table-cell office:value-type="float" office:value="102.51729960443" calcext:value-type="float">
            <text:p>102.52</text:p>
          </table:table-cell>
          <table:table-cell office:value-type="float" office:value="316.2" calcext:value-type="float">
            <text:p>316.2</text:p>
          </table:table-cell>
          <table:table-cell office:value-type="float" office:value="946.7" calcext:value-type="float">
            <text:p>946.7</text:p>
          </table:table-cell>
          <table:table-cell office:value-type="float" office:value="127.7" calcext:value-type="float">
            <text:p>127.7</text:p>
          </table:table-cell>
          <table:table-cell office:value-type="float" office:value="0.8" calcext:value-type="float">
            <text:p>0.8</text:p>
          </table:table-cell>
          <table:table-cell office:value-type="float" office:value="2.68508167572352" calcext:value-type="float">
            <text:p>2.6850816757</text:p>
          </table:table-cell>
          <table:table-cell office:value-type="float" office:value="9.228702113253" calcext:value-type="float">
            <text:p>9.23</text:p>
          </table:table-cell>
          <table:table-cell office:value-type="float" office:value="7.585035618869" calcext:value-type="float">
            <text:p>7.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1306843311614" calcext:value-type="float">
            <text:p>1.01</text:p>
          </table:table-cell>
          <table:table-cell office:value-type="float" office:value="1.01727760727847" calcext:value-type="float">
            <text:p>1.02</text:p>
          </table:table-cell>
          <table:table-cell office:value-type="float" office:value="20.0448328155209" calcext:value-type="float">
            <text:p>20.04</text:p>
          </table:table-cell>
          <table:table-cell office:value-type="float" office:value="33.8411654796289" calcext:value-type="float">
            <text:p>33.84</text:p>
          </table:table-cell>
          <table:table-cell office:value-type="float" office:value="2.2648425579072" calcext:value-type="float">
            <text:p>2.26</text:p>
          </table:table-cell>
          <table:table-cell office:value-type="float" office:value="3.262145638465" calcext:value-type="float">
            <text:p>3.26</text:p>
          </table:table-cell>
          <table:table-cell office:value-type="float" office:value="3178.7501461962" calcext:value-type="float">
            <text:p>3178.75</text:p>
          </table:table-cell>
          <table:table-cell office:value-type="float" office:value="5363.65397477" calcext:value-type="float">
            <text:p>5363.65</text:p>
          </table:table-cell>
          <table:table-cell office:value-type="float" office:value="165.6513058186" calcext:value-type="float">
            <text:p>165.65</text:p>
          </table:table-cell>
          <table:table-cell office:value-type="float" office:value="162.23702996975" calcext:value-type="float">
            <text:p>162.24</text:p>
          </table:table-cell>
          <table:table-cell office:value-type="float" office:value="257" calcext:value-type="float">
            <text:p>257</text:p>
          </table:table-cell>
          <table:table-cell office:value-type="float" office:value="516.5" calcext:value-type="float">
            <text:p>516.5</text:p>
          </table:table-cell>
          <table:table-cell office:value-type="float" office:value="721" calcext:value-type="float">
            <text:p>721</text:p>
          </table:table-cell>
          <table:table-cell office:value-type="float" office:value="965.25" calcext:value-type="float">
            <text:p>965.25</text:p>
          </table:table-cell>
          <table:table-cell office:value-type="float" office:value="154.4" calcext:value-type="float">
            <text:p>154.4</text:p>
          </table:table-cell>
          <table:table-cell office:value-type="float" office:value="164" calcext:value-type="float">
            <text:p>164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2.67943702638825" calcext:value-type="float">
            <text:p>2.6794370264</text:p>
          </table:table-cell>
          <table:table-cell office:value-type="float" office:value="1.63084624791704" calcext:value-type="float">
            <text:p>1.6308462479</text:p>
          </table:table-cell>
          <table:table-cell office:value-type="float" office:value="8.107776740406" calcext:value-type="float">
            <text:p>8.11</text:p>
          </table:table-cell>
          <table:table-cell office:value-type="float" office:value="8.8550982383725" calcext:value-type="float">
            <text:p>8.86</text:p>
          </table:table-cell>
          <table:table-cell office:value-type="float" office:value="6.925019710582" calcext:value-type="float">
            <text:p>6.93</text:p>
          </table:table-cell>
          <table:table-cell office:value-type="float" office:value="7.5061557599875" calcext:value-type="float">
            <text:p>7.51</text:p>
          </table:table-cell>
          <table:table-cell office:value-type="float" office:value="9" calcext:value-type="float">
            <text:p>9</text:p>
          </table:table-cell>
          <table:table-cell office:value-type="float" office:value="1.01493917718829" calcext:value-type="float">
            <text:p>1.01</text:p>
          </table:table-cell>
          <table:table-cell office:value-type="float" office:value="26.1765362217911" calcext:value-type="float">
            <text:p>26.18</text:p>
          </table:table-cell>
          <table:table-cell office:value-type="float" office:value="2.70808837148844" calcext:value-type="float">
            <text:p>2.71</text:p>
          </table:table-cell>
          <table:table-cell office:value-type="float" office:value="4149.81851445122" calcext:value-type="float">
            <text:p>4149.82</text:p>
          </table:table-cell>
          <table:table-cell office:value-type="float" office:value="164.133849885778" calcext:value-type="float">
            <text:p>164.13</text:p>
          </table:table-cell>
          <table:table-cell office:value-type="float" office:value="372.333333333333" calcext:value-type="float">
            <text:p>372.3333333333</text:p>
          </table:table-cell>
          <table:table-cell office:value-type="float" office:value="829.555555555556" calcext:value-type="float">
            <text:p>829.5555555556</text:p>
          </table:table-cell>
          <table:table-cell office:value-type="float" office:value="158.666666666667" calcext:value-type="float">
            <text:p>158.6666666667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2.21339668040104" calcext:value-type="float">
            <text:p>2.2133966804</text:p>
          </table:table-cell>
          <table:table-cell office:value-type="float" office:value="8.43991962839111" calcext:value-type="float">
            <text:p>8.44</text:p>
          </table:table-cell>
          <table:table-cell office:value-type="float" office:value="7.18330239920667" calcext:value-type="float">
            <text:p>7.18</text:p>
          </table:table-cell>
        </table:table-row>
        <table:table-row table:style-name="ro1"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.03335467373721" calcext:value-type="float">
            <text:p>1.03</text:p>
          </table:table-cell>
          <table:table-cell table:style-name="ce37" office:value-type="float" office:value="1.03202867912618" calcext:value-type="float">
            <text:p>1.03</text:p>
          </table:table-cell>
          <table:table-cell table:style-name="ce40" office:value-type="float" office:value="32.097991613343" calcext:value-type="float">
            <text:p>32.10</text:p>
          </table:table-cell>
          <table:table-cell table:style-name="ce44" office:value-type="float" office:value="30.4738921447127" calcext:value-type="float">
            <text:p>30.47</text:p>
          </table:table-cell>
          <table:table-cell table:style-name="ce37" office:value-type="float" office:value="4.17856645584" calcext:value-type="float">
            <text:p>4.18</text:p>
          </table:table-cell>
          <table:table-cell table:style-name="ce37" office:value-type="float" office:value="7.77265429497" calcext:value-type="float">
            <text:p>7.77</text:p>
          </table:table-cell>
          <table:table-cell table:style-name="ce40" office:value-type="float" office:value="4123.345451595" calcext:value-type="float">
            <text:p>4123.35</text:p>
          </table:table-cell>
          <table:table-cell table:style-name="ce44" office:value-type="float" office:value="7669.47430873" calcext:value-type="float">
            <text:p>7669.47</text:p>
          </table:table-cell>
          <table:table-cell table:style-name="ce37" office:value-type="float" office:value="164.5216079952" calcext:value-type="float">
            <text:p>164.52</text:p>
          </table:table-cell>
          <table:table-cell table:style-name="ce37" office:value-type="float" office:value="251.928664923" calcext:value-type="float">
            <text:p>251.93</text:p>
          </table:table-cell>
          <table:table-cell table:style-name="ce22" office:value-type="float" office:value="349" calcext:value-type="float">
            <text:p>349</text:p>
          </table:table-cell>
          <table:table-cell table:style-name="ce31" office:value-type="float" office:value="490" calcext:value-type="float">
            <text:p>490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office:value-type="float" office:value="1344" calcext:value-type="float">
            <text:p>1344</text:p>
          </table:table-cell>
          <table:table-cell table:style-name="ce22" office:value-type="float" office:value="177.5" calcext:value-type="float">
            <text:p>177.5</text:p>
          </table:table-cell>
          <table:table-cell table:style-name="ce31" office:value-type="float" office:value="236" calcext:value-type="float">
            <text:p>23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2" office:value-type="float" office:value="2.29146241830065" calcext:value-type="float">
            <text:p>2.2914624183</text:p>
          </table:table-cell>
          <table:table-cell table:style-name="ce31" office:value-type="float" office:value="2.26584867075665" calcext:value-type="float">
            <text:p>2.2658486708</text:p>
          </table:table-cell>
          <table:table-cell table:style-name="ce37" office:value-type="float" office:value="7.436237109475" calcext:value-type="float">
            <text:p>7.44</text:p>
          </table:table-cell>
          <table:table-cell table:style-name="ce37" office:value-type="float" office:value="8.0108701417" calcext:value-type="float">
            <text:p>8.01</text:p>
          </table:table-cell>
          <table:table-cell table:style-name="ce40" office:value-type="float" office:value="6.16032073601" calcext:value-type="float">
            <text:p>6.16</text:p>
          </table:table-cell>
          <table:table-cell table:style-name="ce44" office:value-type="float" office:value="6.96111463562" calcext:value-type="float">
            <text:p>6.96</text:p>
          </table:table-cell>
          <table:table-cell table:style-name="ce51" office:value-type="float" office:value="3" calcext:value-type="float">
            <text:p>3</text:p>
          </table:table-cell>
          <table:table-cell table:style-name="ce58" office:value-type="float" office:value="1.03291267553353" calcext:value-type="float">
            <text:p>1.03</text:p>
          </table:table-cell>
          <table:table-cell table:style-name="ce61" office:value-type="float" office:value="31.5566251237996" calcext:value-type="float">
            <text:p>31.56</text:p>
          </table:table-cell>
          <table:table-cell table:style-name="ce58" office:value-type="float" office:value="5.37659573555" calcext:value-type="float">
            <text:p>5.38</text:p>
          </table:table-cell>
          <table:table-cell table:style-name="ce61" office:value-type="float" office:value="5305.38840397333" calcext:value-type="float">
            <text:p>5305.39</text:p>
          </table:table-cell>
          <table:table-cell table:style-name="ce58" office:value-type="float" office:value="193.6572936378" calcext:value-type="float">
            <text:p>193.66</text:p>
          </table:table-cell>
          <table:table-cell table:style-name="ce51" office:value-type="float" office:value="396" calcext:value-type="float">
            <text:p>396</text:p>
          </table:table-cell>
          <table:table-cell table:style-name="ce54" office:value-type="float" office:value="1062.66666666667" calcext:value-type="float">
            <text:p>1062.6666666667</text:p>
          </table:table-cell>
          <table:table-cell table:style-name="ce51" office:value-type="float" office:value="197" calcext:value-type="float">
            <text:p>197</text:p>
          </table:table-cell>
          <table:table-cell table:style-name="ce54" office:value-type="float" office:value="1" calcext:value-type="float">
            <text:p>1</text:p>
          </table:table-cell>
          <table:table-cell table:style-name="ce51" office:value-type="float" office:value="2.28292450245265" calcext:value-type="float">
            <text:p>2.2829245025</text:p>
          </table:table-cell>
          <table:table-cell table:style-name="ce58" office:value-type="float" office:value="7.62778145355" calcext:value-type="float">
            <text:p>7.63</text:p>
          </table:table-cell>
          <table:table-cell table:style-name="ce68" office:value-type="float" office:value="6.42725203588" calcext:value-type="float">
            <text:p>6.43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38" office:value-type="float" office:value="1.02521744453176" calcext:value-type="float">
            <text:p>1.03</text:p>
          </table:table-cell>
          <table:table-cell table:style-name="ce42" office:value-type="float" office:value="1.02529693447444" calcext:value-type="float">
            <text:p>1.03</text:p>
          </table:table-cell>
          <table:table-cell table:style-name="ce35" office:value-type="float" office:value="18.1679710597044" calcext:value-type="float">
            <text:p>18.17</text:p>
          </table:table-cell>
          <table:table-cell table:style-name="ce35" office:value-type="float" office:value="21.6320773549951" calcext:value-type="float">
            <text:p>21.63</text:p>
          </table:table-cell>
          <table:table-cell table:style-name="ce38" office:value-type="float" office:value="3.3081220150016" calcext:value-type="float">
            <text:p>3.31</text:p>
          </table:table-cell>
          <table:table-cell table:style-name="ce42" office:value-type="float" office:value="3.5819513797733" calcext:value-type="float">
            <text:p>3.58</text:p>
          </table:table-cell>
          <table:table-cell table:style-name="ce35" office:value-type="float" office:value="867.3320334438" calcext:value-type="float">
            <text:p>867.33</text:p>
          </table:table-cell>
          <table:table-cell table:style-name="ce35" office:value-type="float" office:value="1029.8181406258" calcext:value-type="float">
            <text:p>1029.82</text:p>
          </table:table-cell>
          <table:table-cell table:style-name="ce38" office:value-type="float" office:value="42.00323400497" calcext:value-type="float">
            <text:p>42.00</text:p>
          </table:table-cell>
          <table:table-cell table:style-name="ce42" office:value-type="float" office:value="42.00323400497" calcext:value-type="float">
            <text:p>42.00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25.2" calcext:value-type="float">
            <text:p>425.2</text:p>
          </table:table-cell>
          <table:table-cell table:style-name="ce20" office:value-type="float" office:value="770.7" calcext:value-type="float">
            <text:p>770.7</text:p>
          </table:table-cell>
          <table:table-cell table:style-name="ce29" office:value-type="float" office:value="802.1" calcext:value-type="float">
            <text:p>802.1</text:p>
          </table:table-cell>
          <table:table-cell table:number-columns-repeated="2" table:style-name="ce23" office:value-type="float" office:value="128.8" calcext:value-type="float">
            <text:p>128.8</text:p>
          </table:table-cell>
          <table:table-cell table:style-name="ce20" office:value-type="float" office:value="0.6" calcext:value-type="float">
            <text:p>0.6</text:p>
          </table:table-cell>
          <table:table-cell table:style-name="ce29" office:value-type="float" office:value="0.6" calcext:value-type="float">
            <text:p>0.6</text:p>
          </table:table-cell>
          <table:table-cell table:style-name="ce23" office:value-type="float" office:value="3.34314998968501" calcext:value-type="float">
            <text:p>3.3431499897</text:p>
          </table:table-cell>
          <table:table-cell table:style-name="ce23" office:value-type="float" office:value="1.75337800214285" calcext:value-type="float">
            <text:p>1.7533780021</text:p>
          </table:table-cell>
          <table:table-cell table:style-name="ce38" office:value-type="float" office:value="6.952840527074" calcext:value-type="float">
            <text:p>6.95</text:p>
          </table:table-cell>
          <table:table-cell table:style-name="ce42" office:value-type="float" office:value="6.952840527074" calcext:value-type="float">
            <text:p>6.95</text:p>
          </table:table-cell>
          <table:table-cell table:number-columns-repeated="2" table:style-name="ce35" office:value-type="float" office:value="5.421821728441" calcext:value-type="float">
            <text:p>5.42</text:p>
          </table:table-cell>
          <table:table-cell table:style-name="ce52" office:value-type="float" office:value="20" calcext:value-type="float">
            <text:p>20</text:p>
          </table:table-cell>
          <table:table-cell table:style-name="ce59" office:value-type="float" office:value="1.0252571895031" calcext:value-type="float">
            <text:p>1.03</text:p>
          </table:table-cell>
          <table:table-cell table:style-name="ce56" office:value-type="float" office:value="19.9000242073498" calcext:value-type="float">
            <text:p>19.90</text:p>
          </table:table-cell>
          <table:table-cell table:style-name="ce59" office:value-type="float" office:value="3.44503669738745" calcext:value-type="float">
            <text:p>3.45</text:p>
          </table:table-cell>
          <table:table-cell table:style-name="ce56" office:value-type="float" office:value="948.5750870348" calcext:value-type="float">
            <text:p>948.58</text:p>
          </table:table-cell>
          <table:table-cell table:style-name="ce59" office:value-type="float" office:value="42.00323400497" calcext:value-type="float">
            <text:p>42.00</text:p>
          </table:table-cell>
          <table:table-cell table:style-name="ce52" office:value-type="float" office:value="320.1" calcext:value-type="float">
            <text:p>320.1</text:p>
          </table:table-cell>
          <table:table-cell table:style-name="ce49" office:value-type="float" office:value="786.4" calcext:value-type="float">
            <text:p>786.4</text:p>
          </table:table-cell>
          <table:table-cell table:style-name="ce52" office:value-type="float" office:value="128.8" calcext:value-type="float">
            <text:p>128.8</text:p>
          </table:table-cell>
          <table:table-cell table:style-name="ce49" office:value-type="float" office:value="0.6" calcext:value-type="float">
            <text:p>0.6</text:p>
          </table:table-cell>
          <table:table-cell table:style-name="ce52" office:value-type="float" office:value="2.54826399591393" calcext:value-type="float">
            <text:p>2.5482639959</text:p>
          </table:table-cell>
          <table:table-cell table:style-name="ce59" office:value-type="float" office:value="6.952840527074" calcext:value-type="float">
            <text:p>6.95</text:p>
          </table:table-cell>
          <table:table-cell table:style-name="ce66" office:value-type="float" office:value="5.421821728441" calcext:value-type="float">
            <text:p>5.42</text:p>
          </table:table-cell>
        </table:table-row>
        <table:table-row table:style-name="ro1">
          <table:table-cell table:style-name="ce8"/>
          <table:table-cell table:style-name="ce1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2"/>
          <table:table-cell table:style-name="ce40" office:value-type="float" office:value="1.11530050126642" calcext:value-type="float">
            <text:p>1.12</text:p>
          </table:table-cell>
          <table:table-cell table:style-name="ce45"/>
          <table:table-cell table:style-name="ce37" office:value-type="float" office:value="58.3089109014951" calcext:value-type="float">
            <text:p>58.31</text:p>
          </table:table-cell>
          <table:table-cell table:style-name="ce32"/>
          <table:table-cell table:style-name="ce40" office:value-type="float" office:value="20.6717793941" calcext:value-type="float">
            <text:p>20.67</text:p>
          </table:table-cell>
          <table:table-cell table:style-name="ce45"/>
          <table:table-cell table:style-name="ce37" office:value-type="float" office:value="9227.99769473" calcext:value-type="float">
            <text:p>9228.00</text:p>
          </table:table-cell>
          <table:table-cell table:style-name="ce32"/>
          <table:table-cell table:style-name="ce40" office:value-type="float" office:value="158.615026951" calcext:value-type="float">
            <text:p>158.62</text:p>
          </table:table-cell>
          <table:table-cell table:style-name="ce45"/>
          <table:table-cell table:style-name="ce25" office:value-type="float" office:value="681" calcext:value-type="float">
            <text:p>681</text:p>
          </table:table-cell>
          <table:table-cell table:style-name="ce32"/>
          <table:table-cell table:style-name="ce22" office:value-type="float" office:value="2083" calcext:value-type="float">
            <text:p>2083</text:p>
          </table:table-cell>
          <table:table-cell table:style-name="ce45"/>
          <table:table-cell table:style-name="ce25" office:value-type="float" office:value="214" calcext:value-type="float">
            <text:p>214</text:p>
          </table:table-cell>
          <table:table-cell table:style-name="ce32"/>
          <table:table-cell table:style-name="ce22" office:value-type="float" office:value="1" calcext:value-type="float">
            <text:p>1</text:p>
          </table:table-cell>
          <table:table-cell table:style-name="ce45"/>
          <table:table-cell table:style-name="ce25" office:value-type="float" office:value="2.74852941176471" calcext:value-type="float">
            <text:p>2.7485294118</text:p>
          </table:table-cell>
          <table:table-cell table:style-name="ce32"/>
          <table:table-cell table:style-name="ce40" office:value-type="float" office:value="8.34325660135" calcext:value-type="float">
            <text:p>8.34</text:p>
          </table:table-cell>
          <table:table-cell table:style-name="ce45"/>
          <table:table-cell table:style-name="ce37" office:value-type="float" office:value="7.00822891699" calcext:value-type="float">
            <text:p>7.01</text:p>
          </table:table-cell>
          <table:table-cell table:style-name="ce32"/>
          <table:table-cell table:style-name="ce54" office:value-type="float" office:value="1" calcext:value-type="float">
            <text:p>1</text:p>
          </table:table-cell>
          <table:table-cell table:style-name="ce61" office:value-type="float" office:value="1.11530050126642" calcext:value-type="float">
            <text:p>1.12</text:p>
          </table:table-cell>
          <table:table-cell table:style-name="ce58" office:value-type="float" office:value="58.3089109014951" calcext:value-type="float">
            <text:p>58.31</text:p>
          </table:table-cell>
          <table:table-cell table:style-name="ce61" office:value-type="float" office:value="20.6717793941" calcext:value-type="float">
            <text:p>20.67</text:p>
          </table:table-cell>
          <table:table-cell table:style-name="ce58" office:value-type="float" office:value="9227.99769473" calcext:value-type="float">
            <text:p>9228.00</text:p>
          </table:table-cell>
          <table:table-cell table:style-name="ce61" office:value-type="float" office:value="158.615026951" calcext:value-type="float">
            <text:p>158.62</text:p>
          </table:table-cell>
          <table:table-cell table:style-name="ce54" office:value-type="float" office:value="681" calcext:value-type="float">
            <text:p>681</text:p>
          </table:table-cell>
          <table:table-cell table:style-name="ce51" office:value-type="float" office:value="2083" calcext:value-type="float">
            <text:p>2083</text:p>
          </table:table-cell>
          <table:table-cell table:style-name="ce54" office:value-type="float" office:value="214" calcext:value-type="float">
            <text:p>214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2.74852941176471" calcext:value-type="float">
            <text:p>2.7485294118</text:p>
          </table:table-cell>
          <table:table-cell table:style-name="ce61" office:value-type="float" office:value="8.34325660135" calcext:value-type="float">
            <text:p>8.34</text:p>
          </table:table-cell>
          <table:table-cell table:style-name="ce68" office:value-type="float" office:value="7.00822891699" calcext:value-type="float">
            <text:p>7.01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6" office:value-type="float" office:value="118" calcext:value-type="float">
            <text:p>118</text:p>
          </table:table-cell>
          <table:table-cell table:style-name="ce33" office:value-type="float" office:value="115" calcext:value-type="float">
            <text:p>115</text:p>
          </table:table-cell>
          <table:table-cell table:style-name="ce41" office:value-type="float" office:value="1.06288989925712" calcext:value-type="float">
            <text:p>1.06</text:p>
          </table:table-cell>
          <table:table-cell table:style-name="ce46" office:value-type="float" office:value="1.06326611274651" calcext:value-type="float">
            <text:p>1.06</text:p>
          </table:table-cell>
          <table:table-cell table:style-name="ce41" office:value-type="float" office:value="8.87615201876697" calcext:value-type="float">
            <text:p>8.88</text:p>
          </table:table-cell>
          <table:table-cell table:style-name="ce46" office:value-type="float" office:value="9.63600731735597" calcext:value-type="float">
            <text:p>9.64</text:p>
          </table:table-cell>
          <table:table-cell table:style-name="ce41" office:value-type="float" office:value="1.15495846231082" calcext:value-type="float">
            <text:p>1.15</text:p>
          </table:table-cell>
          <table:table-cell table:style-name="ce46" office:value-type="float" office:value="1.01747932019411" calcext:value-type="float">
            <text:p>1.02</text:p>
          </table:table-cell>
          <table:table-cell table:style-name="ce41" office:value-type="float" office:value="607.062113965957" calcext:value-type="float">
            <text:p>607.06</text:p>
          </table:table-cell>
          <table:table-cell table:style-name="ce46" office:value-type="float" office:value="632.882237303583" calcext:value-type="float">
            <text:p>632.88</text:p>
          </table:table-cell>
          <table:table-cell table:style-name="ce41" office:value-type="float" office:value="33.3914370496459" calcext:value-type="float">
            <text:p>33.39</text:p>
          </table:table-cell>
          <table:table-cell table:style-name="ce46" office:value-type="float" office:value="30.6534920402245" calcext:value-type="float">
            <text:p>30.65</text:p>
          </table:table-cell>
          <table:table-cell table:style-name="ce26" office:value-type="float" office:value="104.220338983051" calcext:value-type="float">
            <text:p>104.2203389831</text:p>
          </table:table-cell>
          <table:table-cell table:style-name="ce33" office:value-type="float" office:value="186.034782608696" calcext:value-type="float">
            <text:p>186.0347826087</text:p>
          </table:table-cell>
          <table:table-cell table:style-name="ce26" office:value-type="float" office:value="325.601694915254" calcext:value-type="float">
            <text:p>325.6016949153</text:p>
          </table:table-cell>
          <table:table-cell table:style-name="ce33" office:value-type="float" office:value="324.765217391304" calcext:value-type="float">
            <text:p>324.7652173913</text:p>
          </table:table-cell>
          <table:table-cell table:style-name="ce26" office:value-type="float" office:value="65.9152542372881" calcext:value-type="float">
            <text:p>65.9152542373</text:p>
          </table:table-cell>
          <table:table-cell table:style-name="ce33" office:value-type="float" office:value="63.7304347826087" calcext:value-type="float">
            <text:p>63.7304347826</text:p>
          </table:table-cell>
          <table:table-cell table:style-name="ce26" office:value-type="float" office:value="0.644067796610169" calcext:value-type="float">
            <text:p>0.6440677966</text:p>
          </table:table-cell>
          <table:table-cell table:style-name="ce33" office:value-type="float" office:value="0.634782608695652" calcext:value-type="float">
            <text:p>0.6347826087</text:p>
          </table:table-cell>
          <table:table-cell table:style-name="ce26" office:value-type="float" office:value="1.88795294568117" calcext:value-type="float">
            <text:p>1.8879529457</text:p>
          </table:table-cell>
          <table:table-cell table:style-name="ce33" office:value-type="float" office:value="1.02030304159454" calcext:value-type="float">
            <text:p>1.0203030416</text:p>
          </table:table-cell>
          <table:table-cell table:style-name="ce41" office:value-type="float" office:value="8.30031638081237" calcext:value-type="float">
            <text:p>8.30</text:p>
          </table:table-cell>
          <table:table-cell table:style-name="ce46" office:value-type="float" office:value="8.3401215783367" calcext:value-type="float">
            <text:p>8.34</text:p>
          </table:table-cell>
          <table:table-cell table:style-name="ce41" office:value-type="float" office:value="6.66447604825356" calcext:value-type="float">
            <text:p>6.66</text:p>
          </table:table-cell>
          <table:table-cell table:style-name="ce46" office:value-type="float" office:value="6.69078210806583" calcext:value-type="float">
            <text:p>6.69</text:p>
          </table:table-cell>
          <table:table-cell table:style-name="ce55" office:value-type="float" office:value="233" calcext:value-type="float">
            <text:p>233</text:p>
          </table:table-cell>
          <table:table-cell table:style-name="ce62" office:value-type="float" office:value="1.06307558402656" calcext:value-type="float">
            <text:p>1.06</text:p>
          </table:table-cell>
          <table:table-cell table:style-name="ce62" office:value-type="float" office:value="9.25118789575296" calcext:value-type="float">
            <text:p>9.25</text:p>
          </table:table-cell>
          <table:table-cell table:style-name="ce62" office:value-type="float" office:value="1.0871039501073" calcext:value-type="float">
            <text:p>1.09</text:p>
          </table:table-cell>
          <table:table-cell table:style-name="ce62" office:value-type="float" office:value="619.805951664785" calcext:value-type="float">
            <text:p>619.81</text:p>
          </table:table-cell>
          <table:table-cell table:style-name="ce62" office:value-type="float" office:value="32.0400908003606" calcext:value-type="float">
            <text:p>32.04</text:p>
          </table:table-cell>
          <table:table-cell table:style-name="ce55" office:value-type="float" office:value="144.600858369099" calcext:value-type="float">
            <text:p>144.6008583691</text:p>
          </table:table-cell>
          <table:table-cell table:style-name="ce55" office:value-type="float" office:value="325.188841201717" calcext:value-type="float">
            <text:p>325.1888412017</text:p>
          </table:table-cell>
          <table:table-cell table:style-name="ce55" office:value-type="float" office:value="64.8369098712446" calcext:value-type="float">
            <text:p>64.8369098712</text:p>
          </table:table-cell>
          <table:table-cell table:style-name="ce55" office:value-type="float" office:value="0.639484978540773" calcext:value-type="float">
            <text:p>0.6394849785</text:p>
          </table:table-cell>
          <table:table-cell table:style-name="ce55" office:value-type="float" office:value="1.45971372263412" calcext:value-type="float">
            <text:p>1.4597137226</text:p>
          </table:table-cell>
          <table:table-cell table:style-name="ce62" office:value-type="float" office:value="8.31996272293811" calcext:value-type="float">
            <text:p>8.32</text:p>
          </table:table-cell>
          <table:table-cell table:style-name="ce69" office:value-type="float" office:value="6.6774597258433" calcext:value-type="float">
            <text:p>6.68</text:p>
          </table:table-cell>
        </table:table-row>
      </table:table>
      <table:table table:name="TABLE RANDOM" table:style-name="ta1">
        <table:table-column table:style-name="co46" table:default-cell-style-name="Default"/>
        <table:table-column table:style-name="co18" table:default-cell-style-name="Default"/>
        <table:table-column table:style-name="co18" table:default-cell-style-name="ce70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1"/>
        <table:table-column table:style-name="co18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le}[h]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ular}{rrrrrrrrrrrrr}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ins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master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lave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B nodes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De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n diff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per node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3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['Pivot Table_Sheet1_1'.B3]" office:value-type="string" office:string-value="k" calcext:value-type="string">
            <text:p>k</text:p>
          </table:table-cell>
          <table:table-cell office:value-type="string" calcext:value-type="string">
            <text:p>&amp;</text:p>
          </table:table-cell>
          <table:table-cell table:formula="of:=['Pivot Table_Sheet1_1'.C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D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E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F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G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H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I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J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K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L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M3]" office:value-type="float" office:value="0" calcext:value-type="float">
            <text:p>0.0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4]" office:value-type="float" office:value="1.07103784232302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F4]" office:value-type="float" office:value="1.07103784232302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G4]" office:value-type="float" office:value="1.82551853240057" calcext:value-type="float">
            <text:p>1.83</text:p>
          </table:table-cell>
          <table:table-cell office:value-type="string" calcext:value-type="string">
            <text:p>&amp;</text:p>
          </table:table-cell>
          <table:table-cell table:formula="of:=['Pivot Table_Sheet1_1'.H4]" office:value-type="float" office:value="2.00287154349659" calcext:value-type="float">
            <text:p>2.00</text:p>
          </table:table-cell>
          <table:table-cell office:value-type="string" calcext:value-type="string">
            <text:p>&amp;</text:p>
          </table:table-cell>
          <table:table-cell table:formula="of:=['Pivot Table_Sheet1_1'.I4]" office:value-type="float" office:value="0.003630900382996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J4]" office:value-type="float" office:value="0.003844332695008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'Pivot Table_Sheet1_1'.K4]" office:value-type="float" office:value="2.266529273987" calcext:value-type="float">
            <text:p>2.27</text:p>
          </table:table-cell>
          <table:table-cell office:value-type="string" calcext:value-type="string">
            <text:p>&amp;</text:p>
          </table:table-cell>
          <table:table-cell table:formula="of:=['Pivot Table_Sheet1_1'.L4]" office:value-type="float" office:value="2.5890120983144" calcext:value-type="float">
            <text:p>2.59</text:p>
          </table:table-cell>
          <table:table-cell office:value-type="string" calcext:value-type="string">
            <text:p>&amp;</text:p>
          </table:table-cell>
          <table:table-cell table:formula="of:=['Pivot Table_Sheet1_1'.M4]" office:value-type="float" office:value="1.2636533021924" calcext:value-type="float">
            <text:p>1.2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5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5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5]" office:value-type="float" office:value="1.0306679671163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F5]" office:value-type="float" office:value="1.0306679671163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5]" office:value-type="float" office:value="2.4416846824643" calcext:value-type="float">
            <text:p>2.44</text:p>
          </table:table-cell>
          <table:table-cell office:value-type="string" calcext:value-type="string">
            <text:p>&amp;</text:p>
          </table:table-cell>
          <table:table-cell table:formula="of:=['Pivot Table_Sheet1_1'.H5]" office:value-type="float" office:value="2.43087212280521" calcext:value-type="float">
            <text:p>2.43</text:p>
          </table:table-cell>
          <table:table-cell office:value-type="string" calcext:value-type="string">
            <text:p>&amp;</text:p>
          </table:table-cell>
          <table:table-cell table:formula="of:=['Pivot Table_Sheet1_1'.I5]" office:value-type="float" office:value="0.00910730361938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J5]" office:value-type="float" office:value="0.00940768718719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K5]" office:value-type="float" office:value="5.101026725769" calcext:value-type="float">
            <text:p>5.10</text:p>
          </table:table-cell>
          <table:table-cell office:value-type="string" calcext:value-type="string">
            <text:p>&amp;</text:p>
          </table:table-cell>
          <table:table-cell table:formula="of:=['Pivot Table_Sheet1_1'.L5]" office:value-type="float" office:value="5.037130141259" calcext:value-type="float">
            <text:p>5.04</text:p>
          </table:table-cell>
          <table:table-cell office:value-type="string" calcext:value-type="string">
            <text:p>&amp;</text:p>
          </table:table-cell>
          <table:table-cell table:formula="of:=['Pivot Table_Sheet1_1'.M5]" office:value-type="float" office:value="2.030497813226" calcext:value-type="float">
            <text:p>2.0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6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6]" office:value-type="float" office:value="1.08574461150206" calcext:value-type="float">
            <text:p>1.09</text:p>
          </table:table-cell>
          <table:table-cell office:value-type="string" calcext:value-type="string">
            <text:p>&amp;</text:p>
          </table:table-cell>
          <table:table-cell table:formula="of:=['Pivot Table_Sheet1_1'.F6]" office:value-type="float" office:value="1.08574461150206" calcext:value-type="float">
            <text:p>1.09</text:p>
          </table:table-cell>
          <table:table-cell office:value-type="string" calcext:value-type="string">
            <text:p>&amp;</text:p>
          </table:table-cell>
          <table:table-cell table:formula="of:=['Pivot Table_Sheet1_1'.G6]" office:value-type="float" office:value="2.17211102778603" calcext:value-type="float">
            <text:p>2.17</text:p>
          </table:table-cell>
          <table:table-cell office:value-type="string" calcext:value-type="string">
            <text:p>&amp;</text:p>
          </table:table-cell>
          <table:table-cell table:formula="of:=['Pivot Table_Sheet1_1'.H6]" office:value-type="float" office:value="2.44772962723246" calcext:value-type="float">
            <text:p>2.45</text:p>
          </table:table-cell>
          <table:table-cell office:value-type="string" calcext:value-type="string">
            <text:p>&amp;</text:p>
          </table:table-cell>
          <table:table-cell table:formula="of:=['Pivot Table_Sheet1_1'.I6]" office:value-type="float" office:value="0.011347079277049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J6]" office:value-type="float" office:value="0.011753106117248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K6]" office:value-type="float" office:value="4.659649991988" calcext:value-type="float">
            <text:p>4.66</text:p>
          </table:table-cell>
          <table:table-cell office:value-type="string" calcext:value-type="string">
            <text:p>&amp;</text:p>
          </table:table-cell>
          <table:table-cell table:formula="of:=['Pivot Table_Sheet1_1'.L6]" office:value-type="float" office:value="5.270602917667" calcext:value-type="float">
            <text:p>5.27</text:p>
          </table:table-cell>
          <table:table-cell office:value-type="string" calcext:value-type="string">
            <text:p>&amp;</text:p>
          </table:table-cell>
          <table:table-cell table:formula="of:=['Pivot Table_Sheet1_1'.M6]" office:value-type="float" office:value="2.079719448089" calcext:value-type="float">
            <text:p>2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7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7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7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7]" office:value-type="float" office:value="1.06793255089734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F7]" office:value-type="float" office:value="1.06793255089734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G7]" office:value-type="float" office:value="2.84739490103771" calcext:value-type="float">
            <text:p>2.85</text:p>
          </table:table-cell>
          <table:table-cell office:value-type="string" calcext:value-type="string">
            <text:p>&amp;</text:p>
          </table:table-cell>
          <table:table-cell table:formula="of:=['Pivot Table_Sheet1_1'.H7]" office:value-type="float" office:value="2.84736455747914" calcext:value-type="float">
            <text:p>2.85</text:p>
          </table:table-cell>
          <table:table-cell office:value-type="string" calcext:value-type="string">
            <text:p>&amp;</text:p>
          </table:table-cell>
          <table:table-cell table:formula="of:=['Pivot Table_Sheet1_1'.I7]" office:value-type="float" office:value="0.016921401023866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J7]" office:value-type="float" office:value="0.017496991157528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K7]" office:value-type="float" office:value="7.970592474946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'Pivot Table_Sheet1_1'.L7]" office:value-type="float" office:value="8.008065795895" calcext:value-type="float">
            <text:p>8.01</text:p>
          </table:table-cell>
          <table:table-cell office:value-type="string" calcext:value-type="string">
            <text:p>&amp;</text:p>
          </table:table-cell>
          <table:table-cell table:formula="of:=['Pivot Table_Sheet1_1'.M7]" office:value-type="float" office:value="2.693758821488" calcext:value-type="float">
            <text:p>2.6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8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8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8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8]" office:value-type="float" office:value="1.10769372377349" calcext:value-type="float">
            <text:p>1.11</text:p>
          </table:table-cell>
          <table:table-cell office:value-type="string" calcext:value-type="string">
            <text:p>&amp;</text:p>
          </table:table-cell>
          <table:table-cell table:formula="of:=['Pivot Table_Sheet1_1'.F8]" office:value-type="float" office:value="1.10769372377349" calcext:value-type="float">
            <text:p>1.11</text:p>
          </table:table-cell>
          <table:table-cell office:value-type="string" calcext:value-type="string">
            <text:p>&amp;</text:p>
          </table:table-cell>
          <table:table-cell table:formula="of:=['Pivot Table_Sheet1_1'.G8]" office:value-type="float" office:value="4.10880734190229" calcext:value-type="float">
            <text:p>4.11</text:p>
          </table:table-cell>
          <table:table-cell office:value-type="string" calcext:value-type="string">
            <text:p>&amp;</text:p>
          </table:table-cell>
          <table:table-cell table:formula="of:=['Pivot Table_Sheet1_1'.H8]" office:value-type="float" office:value="4.46733566414521" calcext:value-type="float">
            <text:p>4.47</text:p>
          </table:table-cell>
          <table:table-cell office:value-type="string" calcext:value-type="string">
            <text:p>&amp;</text:p>
          </table:table-cell>
          <table:table-cell table:formula="of:=['Pivot Table_Sheet1_1'.I8]" office:value-type="float" office:value="0.03777430057525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['Pivot Table_Sheet1_1'.J8]" office:value-type="float" office:value="0.04039752483364" calcext:value-type="float">
            <text:p>0.04</text:p>
          </table:table-cell>
          <table:table-cell office:value-type="string" calcext:value-type="string">
            <text:p>&amp;</text:p>
          </table:table-cell>
          <table:table-cell table:formula="of:=['Pivot Table_Sheet1_1'.K8]" office:value-type="float" office:value="20.08085088729" calcext:value-type="float">
            <text:p>20.08</text:p>
          </table:table-cell>
          <table:table-cell office:value-type="string" calcext:value-type="string">
            <text:p>&amp;</text:p>
          </table:table-cell>
          <table:table-cell table:formula="of:=['Pivot Table_Sheet1_1'.L8]" office:value-type="float" office:value="21.74273800851" calcext:value-type="float">
            <text:p>21.74</text:p>
          </table:table-cell>
          <table:table-cell office:value-type="string" calcext:value-type="string">
            <text:p>&amp;</text:p>
          </table:table-cell>
          <table:table-cell table:formula="of:=['Pivot Table_Sheet1_1'.M8]" office:value-type="float" office:value="4.811054754257" calcext:value-type="float">
            <text:p>4.81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9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9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9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9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9]" office:value-type="float" office:value="1.14750255180658" calcext:value-type="float">
            <text:p>1.15</text:p>
          </table:table-cell>
          <table:table-cell office:value-type="string" calcext:value-type="string">
            <text:p>&amp;</text:p>
          </table:table-cell>
          <table:table-cell table:formula="of:=['Pivot Table_Sheet1_1'.F9]" office:value-type="float" office:value="1.14750255180658" calcext:value-type="float">
            <text:p>1.15</text:p>
          </table:table-cell>
          <table:table-cell office:value-type="string" calcext:value-type="string">
            <text:p>&amp;</text:p>
          </table:table-cell>
          <table:table-cell table:formula="of:=['Pivot Table_Sheet1_1'.G9]" office:value-type="float" office:value="7.63241646477092" calcext:value-type="float">
            <text:p>7.63</text:p>
          </table:table-cell>
          <table:table-cell office:value-type="string" calcext:value-type="string">
            <text:p>&amp;</text:p>
          </table:table-cell>
          <table:table-cell table:formula="of:=['Pivot Table_Sheet1_1'.H9]" office:value-type="float" office:value="8.32732662770346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'Pivot Table_Sheet1_1'.I9]" office:value-type="float" office:value="0.2913500547407" calcext:value-type="float">
            <text:p>0.29</text:p>
          </table:table-cell>
          <table:table-cell office:value-type="string" calcext:value-type="string">
            <text:p>&amp;</text:p>
          </table:table-cell>
          <table:table-cell table:formula="of:=['Pivot Table_Sheet1_1'.J9]" office:value-type="float" office:value="0.36279492378264" calcext:value-type="float">
            <text:p>0.36</text:p>
          </table:table-cell>
          <table:table-cell office:value-type="string" calcext:value-type="string">
            <text:p>&amp;</text:p>
          </table:table-cell>
          <table:table-cell table:formula="of:=['Pivot Table_Sheet1_1'.K9]" office:value-type="float" office:value="73.13745224479" calcext:value-type="float">
            <text:p>73.14</text:p>
          </table:table-cell>
          <table:table-cell office:value-type="string" calcext:value-type="string">
            <text:p>&amp;</text:p>
          </table:table-cell>
          <table:table-cell table:formula="of:=['Pivot Table_Sheet1_1'.L9]" office:value-type="float" office:value="81.30474505423" calcext:value-type="float">
            <text:p>81.30</text:p>
          </table:table-cell>
          <table:table-cell office:value-type="string" calcext:value-type="string">
            <text:p>&amp;</text:p>
          </table:table-cell>
          <table:table-cell table:formula="of:=['Pivot Table_Sheet1_1'.M9]" office:value-type="float" office:value="8.313489484781" calcext:value-type="float">
            <text:p>8.3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0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0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0]" office:value-type="float" office:value="1.03954639675787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F10]" office:value-type="float" office:value="1.04190159569761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G10]" office:value-type="float" office:value="9.18508158889736" calcext:value-type="float">
            <text:p>9.19</text:p>
          </table:table-cell>
          <table:table-cell office:value-type="string" calcext:value-type="string">
            <text:p>&amp;</text:p>
          </table:table-cell>
          <table:table-cell table:formula="of:=['Pivot Table_Sheet1_1'.H10]" office:value-type="float" office:value="10.9985700498321" calcext:value-type="float">
            <text:p>11.00</text:p>
          </table:table-cell>
          <table:table-cell office:value-type="string" calcext:value-type="string">
            <text:p>&amp;</text:p>
          </table:table-cell>
          <table:table-cell table:formula="of:=['Pivot Table_Sheet1_1'.I10]" office:value-type="float" office:value="0.51794891357434" calcext:value-type="float">
            <text:p>0.52</text:p>
          </table:table-cell>
          <table:table-cell office:value-type="string" calcext:value-type="string">
            <text:p>&amp;</text:p>
          </table:table-cell>
          <table:table-cell table:formula="of:=['Pivot Table_Sheet1_1'.J10]" office:value-type="float" office:value="0.54734869003234" calcext:value-type="float">
            <text:p>0.55</text:p>
          </table:table-cell>
          <table:table-cell office:value-type="string" calcext:value-type="string">
            <text:p>&amp;</text:p>
          </table:table-cell>
          <table:table-cell table:formula="of:=['Pivot Table_Sheet1_1'.K10]" office:value-type="float" office:value="265.82983837111" calcext:value-type="float">
            <text:p>265.83</text:p>
          </table:table-cell>
          <table:table-cell office:value-type="string" calcext:value-type="string">
            <text:p>&amp;</text:p>
          </table:table-cell>
          <table:table-cell table:formula="of:=['Pivot Table_Sheet1_1'.L10]" office:value-type="float" office:value="311.50492506006" calcext:value-type="float">
            <text:p>311.50</text:p>
          </table:table-cell>
          <table:table-cell office:value-type="string" calcext:value-type="string">
            <text:p>&amp;</text:p>
          </table:table-cell>
          <table:table-cell table:formula="of:=['Pivot Table_Sheet1_1'.M10]" office:value-type="float" office:value="26.569139361378" calcext:value-type="float">
            <text:p>26.5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1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1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11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1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1]" office:value-type="float" office:value="1.05945113471238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'Pivot Table_Sheet1_1'.F11]" office:value-type="float" office:value="1.05945113471238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'Pivot Table_Sheet1_1'.G11]" office:value-type="float" office:value="8.41733320615285" calcext:value-type="float">
            <text:p>8.42</text:p>
          </table:table-cell>
          <table:table-cell office:value-type="string" calcext:value-type="string">
            <text:p>&amp;</text:p>
          </table:table-cell>
          <table:table-cell table:formula="of:=['Pivot Table_Sheet1_1'.H11]" office:value-type="float" office:value="10.0607226762162" calcext:value-type="float">
            <text:p>10.06</text:p>
          </table:table-cell>
          <table:table-cell office:value-type="string" calcext:value-type="string">
            <text:p>&amp;</text:p>
          </table:table-cell>
          <table:table-cell table:formula="of:=['Pivot Table_Sheet1_1'.I11]" office:value-type="float" office:value="0.59645948409984" calcext:value-type="float">
            <text:p>0.60</text:p>
          </table:table-cell>
          <table:table-cell office:value-type="string" calcext:value-type="string">
            <text:p>&amp;</text:p>
          </table:table-cell>
          <table:table-cell table:formula="of:=['Pivot Table_Sheet1_1'.J11]" office:value-type="float" office:value="0.66683325767489" calcext:value-type="float">
            <text:p>0.67</text:p>
          </table:table-cell>
          <table:table-cell office:value-type="string" calcext:value-type="string">
            <text:p>&amp;</text:p>
          </table:table-cell>
          <table:table-cell table:formula="of:=['Pivot Table_Sheet1_1'.K11]" office:value-type="float" office:value="477.46932625733" calcext:value-type="float">
            <text:p>477.47</text:p>
          </table:table-cell>
          <table:table-cell office:value-type="string" calcext:value-type="string">
            <text:p>&amp;</text:p>
          </table:table-cell>
          <table:table-cell table:formula="of:=['Pivot Table_Sheet1_1'.L11]" office:value-type="float" office:value="569.48369061933" calcext:value-type="float">
            <text:p>569.48</text:p>
          </table:table-cell>
          <table:table-cell office:value-type="string" calcext:value-type="string">
            <text:p>&amp;</text:p>
          </table:table-cell>
          <table:table-cell table:formula="of:=['Pivot Table_Sheet1_1'.M11]" office:value-type="float" office:value="58.6407251358" calcext:value-type="float">
            <text:p>58.6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B12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2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2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2]" office:value-type="float" office:value="1.03504551388213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F12]" office:value-type="float" office:value="1.0336036996060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12]" office:value-type="float" office:value="6.91259168346706" calcext:value-type="float">
            <text:p>6.91</text:p>
          </table:table-cell>
          <table:table-cell office:value-type="string" calcext:value-type="string">
            <text:p>&amp;</text:p>
          </table:table-cell>
          <table:table-cell table:formula="of:=['Pivot Table_Sheet1_1'.H12]" office:value-type="float" office:value="7.88370608106833" calcext:value-type="float">
            <text:p>7.88</text:p>
          </table:table-cell>
          <table:table-cell office:value-type="string" calcext:value-type="string">
            <text:p>&amp;</text:p>
          </table:table-cell>
          <table:table-cell table:formula="of:=['Pivot Table_Sheet1_1'.I12]" office:value-type="float" office:value="0.27602581977852" calcext:value-type="float">
            <text:p>0.28</text:p>
          </table:table-cell>
          <table:table-cell office:value-type="string" calcext:value-type="string">
            <text:p>&amp;</text:p>
          </table:table-cell>
          <table:table-cell table:formula="of:=['Pivot Table_Sheet1_1'.J12]" office:value-type="float" office:value="0.31852109432231" calcext:value-type="float">
            <text:p>0.32</text:p>
          </table:table-cell>
          <table:table-cell office:value-type="string" calcext:value-type="string">
            <text:p>&amp;</text:p>
          </table:table-cell>
          <table:table-cell table:formula="of:=['Pivot Table_Sheet1_1'.K12]" office:value-type="float" office:value="82.31676957608" calcext:value-type="float">
            <text:p>82.32</text:p>
          </table:table-cell>
          <table:table-cell office:value-type="string" calcext:value-type="string">
            <text:p>&amp;</text:p>
          </table:table-cell>
          <table:table-cell table:formula="of:=['Pivot Table_Sheet1_1'.L12]" office:value-type="float" office:value="94.63587801454" calcext:value-type="float">
            <text:p>94.64</text:p>
          </table:table-cell>
          <table:table-cell office:value-type="string" calcext:value-type="string">
            <text:p>&amp;</text:p>
          </table:table-cell>
          <table:table-cell table:formula="of:=['Pivot Table_Sheet1_1'.M12]" office:value-type="float" office:value="11.50490825177" calcext:value-type="float">
            <text:p>11.5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3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3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13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3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3]" office:value-type="float" office:value="1.04752587249883" calcext:value-type="float">
            <text:p>1.05</text:p>
          </table:table-cell>
          <table:table-cell office:value-type="string" calcext:value-type="string">
            <text:p>&amp;</text:p>
          </table:table-cell>
          <table:table-cell table:formula="of:=['Pivot Table_Sheet1_1'.F13]" office:value-type="float" office:value="1.0466137738515" calcext:value-type="float">
            <text:p>1.05</text:p>
          </table:table-cell>
          <table:table-cell office:value-type="string" calcext:value-type="string">
            <text:p>&amp;</text:p>
          </table:table-cell>
          <table:table-cell table:formula="of:=['Pivot Table_Sheet1_1'.G13]" office:value-type="float" office:value="18.7547775122882" calcext:value-type="float">
            <text:p>18.75</text:p>
          </table:table-cell>
          <table:table-cell office:value-type="string" calcext:value-type="string">
            <text:p>&amp;</text:p>
          </table:table-cell>
          <table:table-cell table:formula="of:=['Pivot Table_Sheet1_1'.H13]" office:value-type="float" office:value="21.131652438297" calcext:value-type="float">
            <text:p>21.13</text:p>
          </table:table-cell>
          <table:table-cell office:value-type="string" calcext:value-type="string">
            <text:p>&amp;</text:p>
          </table:table-cell>
          <table:table-cell table:formula="of:=['Pivot Table_Sheet1_1'.I13]" office:value-type="float" office:value="4.52451007366256" calcext:value-type="float">
            <text:p>4.52</text:p>
          </table:table-cell>
          <table:table-cell office:value-type="string" calcext:value-type="string">
            <text:p>&amp;</text:p>
          </table:table-cell>
          <table:table-cell table:formula="of:=['Pivot Table_Sheet1_1'.J13]" office:value-type="float" office:value="4.05853950977319" calcext:value-type="float">
            <text:p>4.06</text:p>
          </table:table-cell>
          <table:table-cell office:value-type="string" calcext:value-type="string">
            <text:p>&amp;</text:p>
          </table:table-cell>
          <table:table-cell table:formula="of:=['Pivot Table_Sheet1_1'.K13]" office:value-type="float" office:value="2020.3249426611" calcext:value-type="float">
            <text:p>2020.32</text:p>
          </table:table-cell>
          <table:table-cell office:value-type="string" calcext:value-type="string">
            <text:p>&amp;</text:p>
          </table:table-cell>
          <table:table-cell table:formula="of:=['Pivot Table_Sheet1_1'.L13]" office:value-type="float" office:value="2236.3417798746" calcext:value-type="float">
            <text:p>2236.34</text:p>
          </table:table-cell>
          <table:table-cell office:value-type="string" calcext:value-type="string">
            <text:p>&amp;</text:p>
          </table:table-cell>
          <table:table-cell table:formula="of:=['Pivot Table_Sheet1_1'.M13]" office:value-type="float" office:value="102.51729960443" calcext:value-type="float">
            <text:p>102.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14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4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14]" office:value-type="float" office:value="5" calcext:value-type="float">
            <text:p>5.00</text:p>
          </table:table-cell>
          <table:table-cell office:value-type="string" calcext:value-type="string">
            <text:p>&amp;</text:p>
          </table:table-cell>
          <table:table-cell table:formula="of:=['Pivot Table_Sheet1_1'.D14]" office:value-type="float" office:value="4" calcext:value-type="float">
            <text:p>4.00</text:p>
          </table:table-cell>
          <table:table-cell office:value-type="string" calcext:value-type="string">
            <text:p>&amp;</text:p>
          </table:table-cell>
          <table:table-cell table:formula="of:=['Pivot Table_Sheet1_1'.E14]" office:value-type="float" office:value="1.01306843311614" calcext:value-type="float">
            <text:p>1.01</text:p>
          </table:table-cell>
          <table:table-cell office:value-type="string" calcext:value-type="string">
            <text:p>&amp;</text:p>
          </table:table-cell>
          <table:table-cell table:formula="of:=['Pivot Table_Sheet1_1'.F14]" office:value-type="float" office:value="1.01727760727847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G14]" office:value-type="float" office:value="20.0448328155209" calcext:value-type="float">
            <text:p>20.04</text:p>
          </table:table-cell>
          <table:table-cell office:value-type="string" calcext:value-type="string">
            <text:p>&amp;</text:p>
          </table:table-cell>
          <table:table-cell table:formula="of:=['Pivot Table_Sheet1_1'.H14]" office:value-type="float" office:value="33.8411654796289" calcext:value-type="float">
            <text:p>33.84</text:p>
          </table:table-cell>
          <table:table-cell office:value-type="string" calcext:value-type="string">
            <text:p>&amp;</text:p>
          </table:table-cell>
          <table:table-cell table:formula="of:=['Pivot Table_Sheet1_1'.I14]" office:value-type="float" office:value="2.2648425579072" calcext:value-type="float">
            <text:p>2.26</text:p>
          </table:table-cell>
          <table:table-cell office:value-type="string" calcext:value-type="string">
            <text:p>&amp;</text:p>
          </table:table-cell>
          <table:table-cell table:formula="of:=['Pivot Table_Sheet1_1'.J14]" office:value-type="float" office:value="3.262145638465" calcext:value-type="float">
            <text:p>3.26</text:p>
          </table:table-cell>
          <table:table-cell office:value-type="string" calcext:value-type="string">
            <text:p>&amp;</text:p>
          </table:table-cell>
          <table:table-cell table:formula="of:=['Pivot Table_Sheet1_1'.K14]" office:value-type="float" office:value="3178.7501461962" calcext:value-type="float">
            <text:p>3178.75</text:p>
          </table:table-cell>
          <table:table-cell office:value-type="string" calcext:value-type="string">
            <text:p>&amp;</text:p>
          </table:table-cell>
          <table:table-cell table:formula="of:=['Pivot Table_Sheet1_1'.L14]" office:value-type="float" office:value="5363.65397477" calcext:value-type="float">
            <text:p>5363.65</text:p>
          </table:table-cell>
          <table:table-cell office:value-type="string" calcext:value-type="string">
            <text:p>&amp;</text:p>
          </table:table-cell>
          <table:table-cell table:formula="of:=['Pivot Table_Sheet1_1'.M14]" office:value-type="float" office:value="165.6513058186" calcext:value-type="float">
            <text:p>165.6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5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5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15]" office:value-type="float" office:value="2" calcext:value-type="float">
            <text:p>2.00</text:p>
          </table:table-cell>
          <table:table-cell office:value-type="string" calcext:value-type="string">
            <text:p>&amp;</text:p>
          </table:table-cell>
          <table:table-cell table:formula="of:=['Pivot Table_Sheet1_1'.D15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E15]" office:value-type="float" office:value="1.03335467373721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F15]" office:value-type="float" office:value="1.03202867912618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15]" office:value-type="float" office:value="32.097991613343" calcext:value-type="float">
            <text:p>32.10</text:p>
          </table:table-cell>
          <table:table-cell office:value-type="string" calcext:value-type="string">
            <text:p>&amp;</text:p>
          </table:table-cell>
          <table:table-cell table:formula="of:=['Pivot Table_Sheet1_1'.H15]" office:value-type="float" office:value="30.4738921447127" calcext:value-type="float">
            <text:p>30.47</text:p>
          </table:table-cell>
          <table:table-cell office:value-type="string" calcext:value-type="string">
            <text:p>&amp;</text:p>
          </table:table-cell>
          <table:table-cell table:formula="of:=['Pivot Table_Sheet1_1'.I15]" office:value-type="float" office:value="4.17856645584" calcext:value-type="float">
            <text:p>4.18</text:p>
          </table:table-cell>
          <table:table-cell office:value-type="string" calcext:value-type="string">
            <text:p>&amp;</text:p>
          </table:table-cell>
          <table:table-cell table:formula="of:=['Pivot Table_Sheet1_1'.J15]" office:value-type="float" office:value="7.77265429497" calcext:value-type="float">
            <text:p>7.77</text:p>
          </table:table-cell>
          <table:table-cell office:value-type="string" calcext:value-type="string">
            <text:p>&amp;</text:p>
          </table:table-cell>
          <table:table-cell table:formula="of:=['Pivot Table_Sheet1_1'.K15]" office:value-type="float" office:value="4123.345451595" calcext:value-type="float">
            <text:p>4123.35</text:p>
          </table:table-cell>
          <table:table-cell office:value-type="string" calcext:value-type="string">
            <text:p>&amp;</text:p>
          </table:table-cell>
          <table:table-cell table:formula="of:=['Pivot Table_Sheet1_1'.L15]" office:value-type="float" office:value="7669.47430873" calcext:value-type="float">
            <text:p>7669.47</text:p>
          </table:table-cell>
          <table:table-cell office:value-type="string" calcext:value-type="string">
            <text:p>&amp;</text:p>
          </table:table-cell>
          <table:table-cell table:formula="of:=['Pivot Table_Sheet1_1'.M15]" office:value-type="float" office:value="164.5216079952" calcext:value-type="float">
            <text:p>164.5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6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'Pivot Table_Sheet1_1'.B1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E16]" office:value-type="float" office:value="1.02521744453176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F16]" office:value-type="float" office:value="1.02529693447444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G16]" office:value-type="float" office:value="18.1679710597044" calcext:value-type="float">
            <text:p>18.17</text:p>
          </table:table-cell>
          <table:table-cell office:value-type="string" calcext:value-type="string">
            <text:p>&amp;</text:p>
          </table:table-cell>
          <table:table-cell table:formula="of:=['Pivot Table_Sheet1_1'.H16]" office:value-type="float" office:value="21.6320773549951" calcext:value-type="float">
            <text:p>21.63</text:p>
          </table:table-cell>
          <table:table-cell office:value-type="string" calcext:value-type="string">
            <text:p>&amp;</text:p>
          </table:table-cell>
          <table:table-cell table:formula="of:=['Pivot Table_Sheet1_1'.I16]" office:value-type="float" office:value="3.3081220150016" calcext:value-type="float">
            <text:p>3.31</text:p>
          </table:table-cell>
          <table:table-cell office:value-type="string" calcext:value-type="string">
            <text:p>&amp;</text:p>
          </table:table-cell>
          <table:table-cell table:formula="of:=['Pivot Table_Sheet1_1'.J16]" office:value-type="float" office:value="3.5819513797733" calcext:value-type="float">
            <text:p>3.58</text:p>
          </table:table-cell>
          <table:table-cell office:value-type="string" calcext:value-type="string">
            <text:p>&amp;</text:p>
          </table:table-cell>
          <table:table-cell table:formula="of:=['Pivot Table_Sheet1_1'.K16]" office:value-type="float" office:value="867.3320334438" calcext:value-type="float">
            <text:p>867.33</text:p>
          </table:table-cell>
          <table:table-cell office:value-type="string" calcext:value-type="string">
            <text:p>&amp;</text:p>
          </table:table-cell>
          <table:table-cell table:formula="of:=['Pivot Table_Sheet1_1'.L16]" office:value-type="float" office:value="1029.8181406258" calcext:value-type="float">
            <text:p>1029.82</text:p>
          </table:table-cell>
          <table:table-cell office:value-type="string" calcext:value-type="string">
            <text:p>&amp;</text:p>
          </table:table-cell>
          <table:table-cell table:formula="of:=['Pivot Table_Sheet1_1'.M16]" office:value-type="float" office:value="42.00323400497" calcext:value-type="float">
            <text:p>42.0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2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ource diamond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49.61879408" calcext:value-type="float">
            <text:p>5349.61879408</text:p>
          </table:table-cell>
          <table:table-cell office:value-type="float" office:value="8886.87191914" calcext:value-type="float">
            <text:p>8886.87191914</text:p>
          </table:table-cell>
          <table:table-cell office:value-type="float" office:value="5013.53267357" calcext:value-type="float">
            <text:p>5013.53267357</text:p>
          </table:table-cell>
          <table:table-cell office:value-type="float" office:value="522" calcext:value-type="float">
            <text:p>522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0.152446746826" calcext:value-type="float">
            <text:p>0.1524467468</text:p>
          </table:table-cell>
          <table:table-cell office:value-type="float" office:value="61.1396076679" calcext:value-type="float">
            <text:p>61.1396076679</text:p>
          </table:table-cell>
          <table:table-cell office:value-type="float" office:value="5.99288201332" calcext:value-type="float">
            <text:p>5.99288201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]/[.D2]" office:value-type="float" office:value="1.66121592233346" calcext:value-type="float">
            <text:p>1.6612159223</text:p>
          </table:table-cell>
          <table:table-cell table:formula="of:=([.K2]+[.L2])/[.M2]" office:value-type="float" office:value="10.2274755749397" calcext:value-type="float">
            <text:p>10.227475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71.33389906" calcext:value-type="float">
            <text:p>4871.33389906</text:p>
          </table:table-cell>
          <table:table-cell office:value-type="float" office:value="6063.81084703" calcext:value-type="float">
            <text:p>6063.81084703</text:p>
          </table:table-cell>
          <table:table-cell office:value-type="float" office:value="4445.80197961" calcext:value-type="float">
            <text:p>4445.80197961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0.11031961441" calcext:value-type="float">
            <text:p>0.1103196144</text:p>
          </table:table-cell>
          <table:table-cell office:value-type="float" office:value="45.9781191349" calcext:value-type="float">
            <text:p>45.9781191349</text:p>
          </table:table-cell>
          <table:table-cell office:value-type="float" office:value="6.19719409943" calcext:value-type="float">
            <text:p>6.197194099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]/[.D3]" office:value-type="float" office:value="1.24479474671201" calcext:value-type="float">
            <text:p>1.2447947467</text:p>
          </table:table-cell>
          <table:table-cell table:formula="of:=([.K3]+[.L3])/[.M3]" office:value-type="float" office:value="7.43698486925705" calcext:value-type="float">
            <text:p>7.4369848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62.38399489" calcext:value-type="float">
            <text:p>4362.38399489</text:p>
          </table:table-cell>
          <table:table-cell office:value-type="float" office:value="5046.45414801" calcext:value-type="float">
            <text:p>5046.45414801</text:p>
          </table:table-cell>
          <table:table-cell office:value-type="float" office:value="3868.39349377" calcext:value-type="float">
            <text:p>3868.39349377</text:p>
          </table:table-cell>
          <table:table-cell office:value-type="float" office:value="314" calcext:value-type="float">
            <text:p>314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.0895936489105" calcext:value-type="float">
            <text:p>0.0895936489</text:p>
          </table:table-cell>
          <table:table-cell office:value-type="float" office:value="33.6131420135" calcext:value-type="float">
            <text:p>33.6131420135</text:p>
          </table:table-cell>
          <table:table-cell office:value-type="float" office:value="5.32898902893" calcext:value-type="float">
            <text:p>5.32898902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]/[.D4]" office:value-type="float" office:value="1.15681108172075" calcext:value-type="float">
            <text:p>1.1568110817</text:p>
          </table:table-cell>
          <table:table-cell table:formula="of:=([.K4]+[.L4])/[.M4]" office:value-type="float" office:value="6.32441453330926" calcext:value-type="float">
            <text:p>6.324414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48.498389" calcext:value-type="float">
            <text:p>3848.498389</text:p>
          </table:table-cell>
          <table:table-cell office:value-type="float" office:value="4344.88472481" calcext:value-type="float">
            <text:p>4344.88472481</text:p>
          </table:table-cell>
          <table:table-cell office:value-type="float" office:value="3373.33507525" calcext:value-type="float">
            <text:p>3373.33507525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0896372795105" calcext:value-type="float">
            <text:p>0.0896372795</text:p>
          </table:table-cell>
          <table:table-cell office:value-type="float" office:value="33.6108329296" calcext:value-type="float">
            <text:p>33.6108329296</text:p>
          </table:table-cell>
          <table:table-cell office:value-type="float" office:value="5.20174908638" calcext:value-type="float">
            <text:p>5.2017490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]/[.D5]" office:value-type="float" office:value="1.12898182242425" calcext:value-type="float">
            <text:p>1.1289818224</text:p>
          </table:table-cell>
          <table:table-cell table:formula="of:=([.K5]+[.L5])/[.M5]" office:value-type="float" office:value="6.47868046871967" calcext:value-type="float">
            <text:p>6.4786804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87.44501293" calcext:value-type="float">
            <text:p>3387.44501293</text:p>
          </table:table-cell>
          <table:table-cell office:value-type="float" office:value="3900.5308965" calcext:value-type="float">
            <text:p>3900.5308965</text:p>
          </table:table-cell>
          <table:table-cell office:value-type="float" office:value="2966.6158514" calcext:value-type="float">
            <text:p>2966.6158514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0.0856051445007" calcext:value-type="float">
            <text:p>0.0856051445</text:p>
          </table:table-cell>
          <table:table-cell office:value-type="float" office:value="40.6684157848" calcext:value-type="float">
            <text:p>40.6684157848</text:p>
          </table:table-cell>
          <table:table-cell office:value-type="float" office:value="5.31545186043" calcext:value-type="float">
            <text:p>5.31545186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]/[.D6]" office:value-type="float" office:value="1.151466926138" calcext:value-type="float">
            <text:p>1.1514669261</text:p>
          </table:table-cell>
          <table:table-cell table:formula="of:=([.K6]+[.L6])/[.M6]" office:value-type="float" office:value="7.66708494393247" calcext:value-type="float">
            <text:p>7.6670849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2.13132828" calcext:value-type="float">
            <text:p>3032.13132828</text:p>
          </table:table-cell>
          <table:table-cell office:value-type="float" office:value="3498.49223184" calcext:value-type="float">
            <text:p>3498.49223184</text:p>
          </table:table-cell>
          <table:table-cell office:value-type="float" office:value="2640.23805156" calcext:value-type="float">
            <text:p>2640.23805156</text:p>
          </table:table-cell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0.108758926392" calcext:value-type="float">
            <text:p>0.1087589264</text:p>
          </table:table-cell>
          <table:table-cell office:value-type="float" office:value="44.2140007019" calcext:value-type="float">
            <text:p>44.2140007019</text:p>
          </table:table-cell>
          <table:table-cell office:value-type="float" office:value="7.46852016449" calcext:value-type="float">
            <text:p>7.4685201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]/[.D7]" office:value-type="float" office:value="1.15380630093768" calcext:value-type="float">
            <text:p>1.1538063009</text:p>
          </table:table-cell>
          <table:table-cell table:formula="of:=([.K7]+[.L7])/[.M7]" office:value-type="float" office:value="5.93461069289603" calcext:value-type="float">
            <text:p>5.934610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77.41869595" calcext:value-type="float">
            <text:p>2877.41869595</text:p>
          </table:table-cell>
          <table:table-cell office:value-type="float" office:value="3296.28431531" calcext:value-type="float">
            <text:p>3296.28431531</text:p>
          </table:table-cell>
          <table:table-cell office:value-type="float" office:value="2401.50961005" calcext:value-type="float">
            <text:p>2401.50961005</text:p>
          </table:table-cell>
          <table:table-cell office:value-type="float" office:value="494" calcext:value-type="float">
            <text:p>494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0.158868074417" calcext:value-type="float">
            <text:p>0.1588680744</text:p>
          </table:table-cell>
          <table:table-cell office:value-type="float" office:value="72.0079536438" calcext:value-type="float">
            <text:p>72.0079536438</text:p>
          </table:table-cell>
          <table:table-cell office:value-type="float" office:value="9.47254705429" calcext:value-type="float">
            <text:p>9.472547054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]/[.D8]" office:value-type="float" office:value="1.1455699234698" calcext:value-type="float">
            <text:p>1.1455699235</text:p>
          </table:table-cell>
          <table:table-cell table:formula="of:=([.K8]+[.L8])/[.M8]" office:value-type="float" office:value="7.61852343457439" calcext:value-type="float">
            <text:p>7.6185234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29.79623737" calcext:value-type="float">
            <text:p>2729.79623737</text:p>
          </table:table-cell>
          <table:table-cell office:value-type="float" office:value="3101.0028664" calcext:value-type="float">
            <text:p>3101.0028664</text:p>
          </table:table-cell>
          <table:table-cell office:value-type="float" office:value="2247.13726172" calcext:value-type="float">
            <text:p>2247.13726172</text:p>
          </table:table-cell>
          <table:table-cell office:value-type="float" office:value="1154" calcext:value-type="float">
            <text:p>1154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0.40919470787" calcext:value-type="float">
            <text:p>0.4091947079</text:p>
          </table:table-cell>
          <table:table-cell office:value-type="float" office:value="131.977340698" calcext:value-type="float">
            <text:p>131.977340698</text:p>
          </table:table-cell>
          <table:table-cell office:value-type="float" office:value="12.6504240036" calcext:value-type="float">
            <text:p>12.6504240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]/[.D9]" office:value-type="float" office:value="1.13598327375073" calcext:value-type="float">
            <text:p>1.1359832738</text:p>
          </table:table-cell>
          <table:table-cell table:formula="of:=([.K9]+[.L9])/[.M9]" office:value-type="float" office:value="10.4649880010501" calcext:value-type="float">
            <text:p>10.464988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62.75407548" calcext:value-type="float">
            <text:p>2562.75407548</text:p>
          </table:table-cell>
          <table:table-cell office:value-type="float" office:value="2977.956509" calcext:value-type="float">
            <text:p>2977.956509</text:p>
          </table:table-cell>
          <table:table-cell office:value-type="float" office:value="2126.67228982" calcext:value-type="float">
            <text:p>2126.67228982</text:p>
          </table:table-cell>
          <table:table-cell office:value-type="float" office:value="1430" calcext:value-type="float">
            <text:p>1430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69" calcext:value-type="float">
            <text:p>69</text:p>
          </table:table-cell>
          <table:table-cell office:value-type="float" office:value="0.521773338318" calcext:value-type="float">
            <text:p>0.5217733383</text:p>
          </table:table-cell>
          <table:table-cell office:value-type="float" office:value="168.975220919" calcext:value-type="float">
            <text:p>168.975220919</text:p>
          </table:table-cell>
          <table:table-cell office:value-type="float" office:value="12.2843568325" calcext:value-type="float">
            <text:p>12.28435683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]/[.D10]" office:value-type="float" office:value="1.16201415402773" calcext:value-type="float">
            <text:p>1.162014154</text:p>
          </table:table-cell>
          <table:table-cell table:formula="of:=([.K10]+[.L10])/[.M10]" office:value-type="float" office:value="13.7977914976297" calcext:value-type="float">
            <text:p>13.7977914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69.07143996" calcext:value-type="float">
            <text:p>5269.07143996</text:p>
          </table:table-cell>
          <table:table-cell office:value-type="float" office:value="5288.23951521" calcext:value-type="float">
            <text:p>5288.23951521</text:p>
          </table:table-cell>
          <table:table-cell office:value-type="float" office:value="3353.53355642" calcext:value-type="float">
            <text:p>3353.53355642</text:p>
          </table:table-cell>
          <table:table-cell office:value-type="float" office:value="1450" calcext:value-type="float">
            <text:p>1450</text:p>
          </table:table-cell>
          <table:table-cell office:value-type="float" office:value="361" calcext:value-type="float">
            <text:p>361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0.328152418137" calcext:value-type="float">
            <text:p>0.3281524181</text:p>
          </table:table-cell>
          <table:table-cell office:value-type="float" office:value="160.326939583" calcext:value-type="float">
            <text:p>160.326939583</text:p>
          </table:table-cell>
          <table:table-cell office:value-type="float" office:value="6.3131608963" calcext:value-type="float">
            <text:p>6.31316089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]/[.D11]" office:value-type="float" office:value="1.00363784690878" calcext:value-type="float">
            <text:p>1.0036378469</text:p>
          </table:table-cell>
          <table:table-cell table:formula="of:=([.K11]+[.L11])/[.M11]" office:value-type="float" office:value="25.4476473259684" calcext:value-type="float">
            <text:p>25.447647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7.76143798" calcext:value-type="float">
            <text:p>5007.76143798</text:p>
          </table:table-cell>
          <table:table-cell office:value-type="float" office:value="5126.6803283" calcext:value-type="float">
            <text:p>5126.6803283</text:p>
          </table:table-cell>
          <table:table-cell office:value-type="float" office:value="3460.48749085" calcext:value-type="float">
            <text:p>3460.4874908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.0491995811462" calcext:value-type="float">
            <text:p>0.0491995811</text:p>
          </table:table-cell>
          <table:table-cell office:value-type="float" office:value="32.4164605141" calcext:value-type="float">
            <text:p>32.4164605141</text:p>
          </table:table-cell>
          <table:table-cell office:value-type="float" office:value="3.81965208054" calcext:value-type="float">
            <text:p>3.81965208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]/[.D12]" office:value-type="float" office:value="1.02374691602082" calcext:value-type="float">
            <text:p>1.023746916</text:p>
          </table:table-cell>
          <table:table-cell table:formula="of:=([.K12]+[.L12])/[.M12]" office:value-type="float" office:value="8.4996380326494" calcext:value-type="float">
            <text:p>8.499638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.22144461" calcext:value-type="float">
            <text:p>3181.22144461</text:p>
          </table:table-cell>
          <table:table-cell office:value-type="float" office:value="3324.05907244" calcext:value-type="float">
            <text:p>3324.05907244</text:p>
          </table:table-cell>
          <table:table-cell office:value-type="float" office:value="2749.93043756" calcext:value-type="float">
            <text:p>2749.93043756</text:p>
          </table:table-cell>
          <table:table-cell office:value-type="float" office:value="786" calcext:value-type="float">
            <text:p>786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0.1306245327" calcext:value-type="float">
            <text:p>0.1306245327</text:p>
          </table:table-cell>
          <table:table-cell office:value-type="float" office:value="79.0075211525" calcext:value-type="float">
            <text:p>79.0075211525</text:p>
          </table:table-cell>
          <table:table-cell office:value-type="float" office:value="2.89468288422" calcext:value-type="float">
            <text:p>2.89468288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]/[.D13]" office:value-type="float" office:value="1.04490024675019" calcext:value-type="float">
            <text:p>1.0449002468</text:p>
          </table:table-cell>
          <table:table-cell table:formula="of:=([.K13]+[.L13])/[.M13]" office:value-type="float" office:value="27.3391417473091" calcext:value-type="float">
            <text:p>27.3391417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47.65986195" calcext:value-type="float">
            <text:p>3347.65986195</text:p>
          </table:table-cell>
          <table:table-cell office:value-type="float" office:value="3359.69671382" calcext:value-type="float">
            <text:p>3359.69671382</text:p>
          </table:table-cell>
          <table:table-cell office:value-type="float" office:value="2477.80275534" calcext:value-type="float">
            <text:p>2477.80275534</text:p>
          </table:table-cell>
          <table:table-cell office:value-type="float" office:value="1330" calcext:value-type="float">
            <text:p>1330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0.261762142181" calcext:value-type="float">
            <text:p>0.2617621422</text:p>
          </table:table-cell>
          <table:table-cell office:value-type="float" office:value="132.621957541" calcext:value-type="float">
            <text:p>132.621957541</text:p>
          </table:table-cell>
          <table:table-cell office:value-type="float" office:value="6.03849101067" calcext:value-type="float">
            <text:p>6.038491010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]/[.D14]" office:value-type="float" office:value="1.00359560181332" calcext:value-type="float">
            <text:p>1.0035956018</text:p>
          </table:table-cell>
          <table:table-cell table:formula="of:=([.K14]+[.L14])/[.M14]" office:value-type="float" office:value="22.0061136877368" calcext:value-type="float">
            <text:p>22.0061136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75.78365161" calcext:value-type="float">
            <text:p>3775.78365161</text:p>
          </table:table-cell>
          <table:table-cell office:value-type="float" office:value="5185.78344399" calcext:value-type="float">
            <text:p>5185.78344399</text:p>
          </table:table-cell>
          <table:table-cell office:value-type="float" office:value="3073.85962787" calcext:value-type="float">
            <text:p>3073.85962787</text:p>
          </table:table-cell>
          <table:table-cell office:value-type="float" office:value="1110" calcext:value-type="float">
            <text:p>111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0.194355726242" calcext:value-type="float">
            <text:p>0.1943557262</text:p>
          </table:table-cell>
          <table:table-cell office:value-type="float" office:value="111.144568443" calcext:value-type="float">
            <text:p>111.144568443</text:p>
          </table:table-cell>
          <table:table-cell office:value-type="float" office:value="6.09340190887" calcext:value-type="float">
            <text:p>6.09340190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5]/[.D15]" office:value-type="float" office:value="1.37343235801627" calcext:value-type="float">
            <text:p>1.373432358</text:p>
          </table:table-cell>
          <table:table-cell table:formula="of:=([.K15]+[.L15])/[.M15]" office:value-type="float" office:value="18.272046688266" calcext:value-type="float">
            <text:p>18.2720466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64.05562437" calcext:value-type="float">
            <text:p>6064.05562437</text:p>
          </table:table-cell>
          <table:table-cell office:value-type="float" office:value="6152.07414114" calcext:value-type="float">
            <text:p>6152.07414114</text:p>
          </table:table-cell>
          <table:table-cell office:value-type="float" office:value="3630.49996871" calcext:value-type="float">
            <text:p>3630.49996871</text:p>
          </table:table-cell>
          <table:table-cell office:value-type="float" office:value="386" calcext:value-type="float">
            <text:p>38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852544307709" calcext:value-type="float">
            <text:p>0.0852544308</text:p>
          </table:table-cell>
          <table:table-cell office:value-type="float" office:value="46.1604654789" calcext:value-type="float">
            <text:p>46.1604654789</text:p>
          </table:table-cell>
          <table:table-cell office:value-type="float" office:value="4.28208398819" calcext:value-type="float">
            <text:p>4.2820839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6]/[.D16]" office:value-type="float" office:value="1.01451479376546" calcext:value-type="float">
            <text:p>1.0145147938</text:p>
          </table:table-cell>
          <table:table-cell table:formula="of:=([.K16]+[.L16])/[.M16]" office:value-type="float" office:value="10.7998161729702" calcext:value-type="float">
            <text:p>10.799816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23.56707446" calcext:value-type="float">
            <text:p>6523.56707446</text:p>
          </table:table-cell>
          <table:table-cell office:value-type="float" office:value="6563.50631091" calcext:value-type="float">
            <text:p>6563.50631091</text:p>
          </table:table-cell>
          <table:table-cell office:value-type="float" office:value="3638.46331618" calcext:value-type="float">
            <text:p>3638.46331618</text:p>
          </table:table-cell>
          <table:table-cell office:value-type="float" office:value="750" calcext:value-type="float">
            <text:p>750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0.145205497742" calcext:value-type="float">
            <text:p>0.1452054977</text:p>
          </table:table-cell>
          <table:table-cell office:value-type="float" office:value="79.4082632065" calcext:value-type="float">
            <text:p>79.4082632065</text:p>
          </table:table-cell>
          <table:table-cell office:value-type="float" office:value="4.80375289917" calcext:value-type="float">
            <text:p>4.80375289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7]/[.D17]" office:value-type="float" office:value="1.00612230026826" calcext:value-type="float">
            <text:p>1.0061223003</text:p>
          </table:table-cell>
          <table:table-cell table:formula="of:=([.K17]+[.L17])/[.M17]" office:value-type="float" office:value="16.5606912707744" calcext:value-type="float">
            <text:p>16.560691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5.70087108" calcext:value-type="float">
            <text:p>2315.70087108</text:p>
          </table:table-cell>
          <table:table-cell office:value-type="float" office:value="2068.47646397" calcext:value-type="float">
            <text:p>2068.47646397</text:p>
          </table:table-cell>
          <table:table-cell office:value-type="float" office:value="490" calcext:value-type="float">
            <text:p>490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0.0902826786041" calcext:value-type="float">
            <text:p>0.0902826786</text:p>
          </table:table-cell>
          <table:table-cell office:value-type="float" office:value="56.2021379471" calcext:value-type="float">
            <text:p>56.2021379471</text:p>
          </table:table-cell>
          <table:table-cell office:value-type="float" office:value="2.88917899132" calcext:value-type="float">
            <text:p>2.88917899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8]/[.D18]" office:value-type="float" office:value="1" calcext:value-type="float">
            <text:p>1</text:p>
          </table:table-cell>
          <table:table-cell table:formula="of:=([.K18]+[.L18])/[.M18]" office:value-type="float" office:value="19.483881336125" calcext:value-type="float">
            <text:p>19.4838813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423.23137034" calcext:value-type="float">
            <text:p>7423.23137034</text:p>
          </table:table-cell>
          <table:table-cell office:value-type="float" office:value="7496.50261659" calcext:value-type="float">
            <text:p>7496.50261659</text:p>
          </table:table-cell>
          <table:table-cell office:value-type="float" office:value="4059.32826376" calcext:value-type="float">
            <text:p>4059.32826376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0.0443482398987" calcext:value-type="float">
            <text:p>0.0443482399</text:p>
          </table:table-cell>
          <table:table-cell office:value-type="float" office:value="26.9585602283" calcext:value-type="float">
            <text:p>26.9585602283</text:p>
          </table:table-cell>
          <table:table-cell office:value-type="float" office:value="3.57705688477" calcext:value-type="float">
            <text:p>3.57705688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9]/[.D19]" office:value-type="float" office:value="1.00987053246687" calcext:value-type="float">
            <text:p>1.0098705325</text:p>
          </table:table-cell>
          <table:table-cell table:formula="of:=([.K19]+[.L19])/[.M19]" office:value-type="float" office:value="7.54891782212598" calcext:value-type="float">
            <text:p>7.5489178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985.39956582" calcext:value-type="float">
            <text:p>6985.39956582</text:p>
          </table:table-cell>
          <table:table-cell office:value-type="float" office:value="7009.1496526" calcext:value-type="float">
            <text:p>7009.1496526</text:p>
          </table:table-cell>
          <table:table-cell office:value-type="float" office:value="3766.5137168" calcext:value-type="float">
            <text:p>3766.5137168</text:p>
          </table:table-cell>
          <table:table-cell office:value-type="float" office:value="506" calcext:value-type="float">
            <text:p>506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.0998740196228" calcext:value-type="float">
            <text:p>0.0998740196</text:p>
          </table:table-cell>
          <table:table-cell office:value-type="float" office:value="55.6857886314" calcext:value-type="float">
            <text:p>55.6857886314</text:p>
          </table:table-cell>
          <table:table-cell office:value-type="float" office:value="4.76787900925" calcext:value-type="float">
            <text:p>4.7678790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0]/[.D20]" office:value-type="float" office:value="1.00339996109832" calcext:value-type="float">
            <text:p>1.0033999611</text:p>
          </table:table-cell>
          <table:table-cell table:formula="of:=([.K20]+[.L20])/[.M20]" office:value-type="float" office:value="11.7003100420113" calcext:value-type="float">
            <text:p>11.70031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03.05094324" calcext:value-type="float">
            <text:p>6203.05094324</text:p>
          </table:table-cell>
          <table:table-cell office:value-type="float" office:value="6255.35629426" calcext:value-type="float">
            <text:p>6255.35629426</text:p>
          </table:table-cell>
          <table:table-cell office:value-type="float" office:value="4198.98557803" calcext:value-type="float">
            <text:p>4198.98557803</text:p>
          </table:table-cell>
          <table:table-cell office:value-type="float" office:value="810" calcext:value-type="float">
            <text:p>810</text:p>
          </table:table-cell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0.19394826889" calcext:value-type="float">
            <text:p>0.1939482689</text:p>
          </table:table-cell>
          <table:table-cell office:value-type="float" office:value="89.0489861965" calcext:value-type="float">
            <text:p>89.0489861965</text:p>
          </table:table-cell>
          <table:table-cell office:value-type="float" office:value="4.86365914345" calcext:value-type="float">
            <text:p>4.86365914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1]/[.D21]" office:value-type="float" office:value="1.00843219755869" calcext:value-type="float">
            <text:p>1.0084321976</text:p>
          </table:table-cell>
          <table:table-cell table:formula="of:=([.K21]+[.L21])/[.M21]" office:value-type="float" office:value="18.3489286221004" calcext:value-type="float">
            <text:p>18.3489286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34.68913798" calcext:value-type="float">
            <text:p>6634.68913798</text:p>
          </table:table-cell>
          <table:table-cell office:value-type="float" office:value="6859.29972199" calcext:value-type="float">
            <text:p>6859.29972199</text:p>
          </table:table-cell>
          <table:table-cell office:value-type="float" office:value="4342.77993305" calcext:value-type="float">
            <text:p>4342.77993305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0.0400900840759" calcext:value-type="float">
            <text:p>0.0400900841</text:p>
          </table:table-cell>
          <table:table-cell office:value-type="float" office:value="23.740862608" calcext:value-type="float">
            <text:p>23.740862608</text:p>
          </table:table-cell>
          <table:table-cell office:value-type="float" office:value="4.69707083702" calcext:value-type="float">
            <text:p>4.6970708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2]/[.D22]" office:value-type="float" office:value="1.0338539725583" calcext:value-type="float">
            <text:p>1.0338539726</text:p>
          </table:table-cell>
          <table:table-cell table:formula="of:=([.K22]+[.L22])/[.M22]" office:value-type="float" office:value="5.06293252055007" calcext:value-type="float">
            <text:p>5.0629325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370.04537506" calcext:value-type="float">
            <text:p>6370.04537506</text:p>
          </table:table-cell>
          <table:table-cell office:value-type="float" office:value="6370.16525381" calcext:value-type="float">
            <text:p>6370.16525381</text:p>
          </table:table-cell>
          <table:table-cell office:value-type="float" office:value="3759.49044884" calcext:value-type="float">
            <text:p>3759.49044884</text:p>
          </table:table-cell>
          <table:table-cell office:value-type="float" office:value="858" calcext:value-type="float">
            <text:p>858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0.18897819519" calcext:value-type="float">
            <text:p>0.1889781952</text:p>
          </table:table-cell>
          <table:table-cell office:value-type="float" office:value="95.2040119171" calcext:value-type="float">
            <text:p>95.2040119171</text:p>
          </table:table-cell>
          <table:table-cell office:value-type="float" office:value="5.65793704987" calcext:value-type="float">
            <text:p>5.65793704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3]/[.D23]" office:value-type="float" office:value="1.00001881913596" calcext:value-type="float">
            <text:p>1.0000188191</text:p>
          </table:table-cell>
          <table:table-cell table:formula="of:=([.K23]+[.L23])/[.M23]" office:value-type="float" office:value="16.860030302826" calcext:value-type="float">
            <text:p>16.8600303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39.49206183" calcext:value-type="float">
            <text:p>6139.49206183</text:p>
          </table:table-cell>
          <table:table-cell office:value-type="float" office:value="6149.37480525" calcext:value-type="float">
            <text:p>6149.37480525</text:p>
          </table:table-cell>
          <table:table-cell office:value-type="float" office:value="3891.79915891" calcext:value-type="float">
            <text:p>3891.79915891</text:p>
          </table:table-cell>
          <table:table-cell office:value-type="float" office:value="674" calcext:value-type="float">
            <text:p>674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0.19650554657" calcext:value-type="float">
            <text:p>0.1965055466</text:p>
          </table:table-cell>
          <table:table-cell office:value-type="float" office:value="88.4531753063" calcext:value-type="float">
            <text:p>88.4531753063</text:p>
          </table:table-cell>
          <table:table-cell office:value-type="float" office:value="5.16177105904" calcext:value-type="float">
            <text:p>5.1617710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4]/[.D24]" office:value-type="float" office:value="1.00160970049647" calcext:value-type="float">
            <text:p>1.0016097005</text:p>
          </table:table-cell>
          <table:table-cell table:formula="of:=([.K24]+[.L24])/[.M24]" office:value-type="float" office:value="17.1742760069946" calcext:value-type="float">
            <text:p>17.174276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876.93646742" calcext:value-type="float">
            <text:p>4876.93646742</text:p>
          </table:table-cell>
          <table:table-cell office:value-type="float" office:value="4905.67516914" calcext:value-type="float">
            <text:p>4905.67516914</text:p>
          </table:table-cell>
          <table:table-cell office:value-type="float" office:value="2919.54459319" calcext:value-type="float">
            <text:p>2919.54459319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0.174100399017" calcext:value-type="float">
            <text:p>0.174100399</text:p>
          </table:table-cell>
          <table:table-cell office:value-type="float" office:value="81.0395383835" calcext:value-type="float">
            <text:p>81.0395383835</text:p>
          </table:table-cell>
          <table:table-cell office:value-type="float" office:value="5.2388188839" calcext:value-type="float">
            <text:p>5.23881888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5]/[.D25]" office:value-type="float" office:value="1.00589277754836" calcext:value-type="float">
            <text:p>1.0058927775</text:p>
          </table:table-cell>
          <table:table-cell table:formula="of:=([.K25]+[.L25])/[.M25]" office:value-type="float" office:value="15.5022803006425" calcext:value-type="float">
            <text:p>15.5022803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6.20444665" calcext:value-type="float">
            <text:p>3066.20444665</text:p>
          </table:table-cell>
          <table:table-cell office:value-type="float" office:value="3247.64841001" calcext:value-type="float">
            <text:p>3247.64841001</text:p>
          </table:table-cell>
          <table:table-cell office:value-type="float" office:value="2489.73731443" calcext:value-type="float">
            <text:p>2489.73731443</text:p>
          </table:table-cell>
          <table:table-cell office:value-type="float" office:value="1586" calcext:value-type="float">
            <text:p>1586</text:p>
          </table:table-cell>
          <table:table-cell office:value-type="float" office:value="391" calcext:value-type="float">
            <text:p>39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0.299015283585" calcext:value-type="float">
            <text:p>0.2990152836</text:p>
          </table:table-cell>
          <table:table-cell office:value-type="float" office:value="165.675117254" calcext:value-type="float">
            <text:p>165.675117254</text:p>
          </table:table-cell>
          <table:table-cell office:value-type="float" office:value="5.91386389732" calcext:value-type="float">
            <text:p>5.9138638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6]/[.D26]" office:value-type="float" office:value="1.05917542894383" calcext:value-type="float">
            <text:p>1.0591754289</text:p>
          </table:table-cell>
          <table:table-cell table:formula="of:=([.K26]+[.L26])/[.M26]" office:value-type="float" office:value="28.0652607870803" calcext:value-type="float">
            <text:p>28.0652607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33.23771269" calcext:value-type="float">
            <text:p>5133.23771269</text:p>
          </table:table-cell>
          <table:table-cell office:value-type="float" office:value="5170.18696922" calcext:value-type="float">
            <text:p>5170.18696922</text:p>
          </table:table-cell>
          <table:table-cell office:value-type="float" office:value="3365.33846373" calcext:value-type="float">
            <text:p>3365.33846373</text:p>
          </table:table-cell>
          <table:table-cell office:value-type="float" office:value="1910" calcext:value-type="float">
            <text:p>1910</text:p>
          </table:table-cell>
          <table:table-cell office:value-type="float" office:value="474" calcext:value-type="float">
            <text:p>47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0.429404258728" calcext:value-type="float">
            <text:p>0.4294042587</text:p>
          </table:table-cell>
          <table:table-cell office:value-type="float" office:value="180.49887991" calcext:value-type="float">
            <text:p>180.49887991</text:p>
          </table:table-cell>
          <table:table-cell office:value-type="float" office:value="8.18449115753" calcext:value-type="float">
            <text:p>8.18449115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7]/[.D27]" office:value-type="float" office:value="1.00719804119701" calcext:value-type="float">
            <text:p>1.0071980412</text:p>
          </table:table-cell>
          <table:table-cell table:formula="of:=([.K27]+[.L27])/[.M27]" office:value-type="float" office:value="22.1062349126333" calcext:value-type="float">
            <text:p>22.1062349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83.15278941" calcext:value-type="float">
            <text:p>2783.15278941</text:p>
          </table:table-cell>
          <table:table-cell office:value-type="float" office:value="2888.75881569" calcext:value-type="float">
            <text:p>2888.75881569</text:p>
          </table:table-cell>
          <table:table-cell office:value-type="float" office:value="2213.2540877" calcext:value-type="float">
            <text:p>2213.2540877</text:p>
          </table:table-cell>
          <table:table-cell office:value-type="float" office:value="1438" calcext:value-type="float">
            <text:p>1438</text:p>
          </table:table-cell>
          <table:table-cell office:value-type="float" office:value="357" calcext:value-type="float">
            <text:p>357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0.298331022263" calcext:value-type="float">
            <text:p>0.2983310223</text:p>
          </table:table-cell>
          <table:table-cell office:value-type="float" office:value="144.644941807" calcext:value-type="float">
            <text:p>144.644941807</text:p>
          </table:table-cell>
          <table:table-cell office:value-type="float" office:value="5.90018796921" calcext:value-type="float">
            <text:p>5.90018796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8]/[.D28]" office:value-type="float" office:value="1.03794474621797" calcext:value-type="float">
            <text:p>1.0379447462</text:p>
          </table:table-cell>
          <table:table-cell table:formula="of:=([.K28]+[.L28])/[.M28]" office:value-type="float" office:value="24.5658737629456" calcext:value-type="float">
            <text:p>24.5658737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96.60841455" calcext:value-type="float">
            <text:p>4496.60841455</text:p>
          </table:table-cell>
          <table:table-cell office:value-type="float" office:value="4498.95079579" calcext:value-type="float">
            <text:p>4498.95079579</text:p>
          </table:table-cell>
          <table:table-cell office:value-type="float" office:value="3072.92275606" calcext:value-type="float">
            <text:p>3072.92275606</text:p>
          </table:table-cell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0.099773645401" calcext:value-type="float">
            <text:p>0.0997736454</text:p>
          </table:table-cell>
          <table:table-cell office:value-type="float" office:value="58.0424127579" calcext:value-type="float">
            <text:p>58.0424127579</text:p>
          </table:table-cell>
          <table:table-cell office:value-type="float" office:value="4.36942887306" calcext:value-type="float">
            <text:p>4.369428873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29]/[.D29]" office:value-type="float" office:value="1.00052092177571" calcext:value-type="float">
            <text:p>1.0005209218</text:p>
          </table:table-cell>
          <table:table-cell table:formula="of:=([.K29]+[.L29])/[.M29]" office:value-type="float" office:value="13.306587220536" calcext:value-type="float">
            <text:p>13.3065872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564.22637301" calcext:value-type="float">
            <text:p>5564.22637301</text:p>
          </table:table-cell>
          <table:table-cell office:value-type="float" office:value="5583.22661553" calcext:value-type="float">
            <text:p>5583.22661553</text:p>
          </table:table-cell>
          <table:table-cell office:value-type="float" office:value="3151.85497983" calcext:value-type="float">
            <text:p>3151.85497983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0.051575422287" calcext:value-type="float">
            <text:p>0.0515754223</text:p>
          </table:table-cell>
          <table:table-cell office:value-type="float" office:value="30.8817622662" calcext:value-type="float">
            <text:p>30.8817622662</text:p>
          </table:table-cell>
          <table:table-cell office:value-type="float" office:value="5.50937390327" calcext:value-type="float">
            <text:p>5.5093739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0]/[.D30]" office:value-type="float" office:value="1.00341471414825" calcext:value-type="float">
            <text:p>1.0034147141</text:p>
          </table:table-cell>
          <table:table-cell table:formula="of:=([.K30]+[.L30])/[.M30]" office:value-type="float" office:value="5.61467386886321" calcext:value-type="float">
            <text:p>5.6146738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9.81874467" calcext:value-type="float">
            <text:p>2309.81874467</text:p>
          </table:table-cell>
          <table:table-cell office:value-type="float" office:value="2390.24291759" calcext:value-type="float">
            <text:p>2390.24291759</text:p>
          </table:table-cell>
          <table:table-cell office:value-type="float" office:value="2062.48222793" calcext:value-type="float">
            <text:p>2062.48222793</text:p>
          </table:table-cell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0.091578245163" calcext:value-type="float">
            <text:p>0.0915782452</text:p>
          </table:table-cell>
          <table:table-cell office:value-type="float" office:value="51.985522747" calcext:value-type="float">
            <text:p>51.985522747</text:p>
          </table:table-cell>
          <table:table-cell office:value-type="float" office:value="6.77548694611" calcext:value-type="float">
            <text:p>6.775486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1]/[.D31]" office:value-type="float" office:value="1.03481839131559" calcext:value-type="float">
            <text:p>1.0348183913</text:p>
          </table:table-cell>
          <table:table-cell table:formula="of:=([.K31]+[.L31])/[.M31]" office:value-type="float" office:value="7.6861045422074" calcext:value-type="float">
            <text:p>7.6861045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44.54880291" calcext:value-type="float">
            <text:p>5644.54880291</text:p>
          </table:table-cell>
          <table:table-cell office:value-type="float" office:value="5666.47645191" calcext:value-type="float">
            <text:p>5666.47645191</text:p>
          </table:table-cell>
          <table:table-cell office:value-type="float" office:value="3868.54379072" calcext:value-type="float">
            <text:p>3868.54379072</text:p>
          </table:table-cell>
          <table:table-cell office:value-type="float" office:value="998" calcext:value-type="float">
            <text:p>998</text:p>
          </table:table-cell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0.267390012741" calcext:value-type="float">
            <text:p>0.2673900127</text:p>
          </table:table-cell>
          <table:table-cell office:value-type="float" office:value="110.702177286" calcext:value-type="float">
            <text:p>110.702177286</text:p>
          </table:table-cell>
          <table:table-cell office:value-type="float" office:value="8.56342101097" calcext:value-type="float">
            <text:p>8.5634210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2]/[.D32]" office:value-type="float" office:value="1.00388474788077" calcext:value-type="float">
            <text:p>1.0038847479</text:p>
          </table:table-cell>
          <table:table-cell table:formula="of:=([.K32]+[.L32])/[.M32]" office:value-type="float" office:value="12.9585556002193" calcext:value-type="float">
            <text:p>12.9585556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631.1940203" calcext:value-type="float">
            <text:p>6631.1940203</text:p>
          </table:table-cell>
          <table:table-cell office:value-type="float" office:value="6640.86477536" calcext:value-type="float">
            <text:p>6640.86477536</text:p>
          </table:table-cell>
          <table:table-cell office:value-type="float" office:value="4287.79867452" calcext:value-type="float">
            <text:p>4287.79867452</text:p>
          </table:table-cell>
          <table:table-cell office:value-type="float" office:value="1730" calcext:value-type="float">
            <text:p>1730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.337589263916" calcext:value-type="float">
            <text:p>0.3375892639</text:p>
          </table:table-cell>
          <table:table-cell office:value-type="float" office:value="159.001536131" calcext:value-type="float">
            <text:p>159.001536131</text:p>
          </table:table-cell>
          <table:table-cell office:value-type="float" office:value="5.37563586235" calcext:value-type="float">
            <text:p>5.37563586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3]/[.D33]" office:value-type="float" office:value="1.00145837311205" calcext:value-type="float">
            <text:p>1.0014583731</text:p>
          </table:table-cell>
          <table:table-cell table:formula="of:=([.K33]+[.L33])/[.M33]" office:value-type="float" office:value="29.640981918232" calcext:value-type="float">
            <text:p>29.6409819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175.9381544" calcext:value-type="float">
            <text:p>2175.9381544</text:p>
          </table:table-cell>
          <table:table-cell office:value-type="float" office:value="2349.97414112" calcext:value-type="float">
            <text:p>2349.97414112</text:p>
          </table:table-cell>
          <table:table-cell office:value-type="float" office:value="2109.59160386" calcext:value-type="float">
            <text:p>2109.59160386</text:p>
          </table:table-cell>
          <table:table-cell office:value-type="float" office:value="194" calcext:value-type="float">
            <text:p>19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0.0427322387695" calcext:value-type="float">
            <text:p>0.0427322388</text:p>
          </table:table-cell>
          <table:table-cell office:value-type="float" office:value="28.1386837959" calcext:value-type="float">
            <text:p>28.1386837959</text:p>
          </table:table-cell>
          <table:table-cell office:value-type="float" office:value="5.14079594612" calcext:value-type="float">
            <text:p>5.14079594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4]/[.D34]" office:value-type="float" office:value="1.07998204653385" calcext:value-type="float">
            <text:p>1.0799820465</text:p>
          </table:table-cell>
          <table:table-cell table:formula="of:=([.K34]+[.L34])/[.M34]" office:value-type="float" office:value="5.48191687241337" calcext:value-type="float">
            <text:p>5.4819168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38.99541377" calcext:value-type="float">
            <text:p>1738.99541377</text:p>
          </table:table-cell>
          <table:table-cell office:value-type="float" office:value="1771.23509132" calcext:value-type="float">
            <text:p>1771.23509132</text:p>
          </table:table-cell>
          <table:table-cell office:value-type="float" office:value="1567.29444423" calcext:value-type="float">
            <text:p>1567.29444423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0.0455613136292" calcext:value-type="float">
            <text:p>0.0455613136</text:p>
          </table:table-cell>
          <table:table-cell office:value-type="float" office:value="27.4481034279" calcext:value-type="float">
            <text:p>27.4481034279</text:p>
          </table:table-cell>
          <table:table-cell office:value-type="float" office:value="8.12134790421" calcext:value-type="float">
            <text:p>8.12134790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5]/[.D35]" office:value-type="float" office:value="1.01853925392483" calcext:value-type="float">
            <text:p>1.0185392539</text:p>
          </table:table-cell>
          <table:table-cell table:formula="of:=([.K35]+[.L35])/[.M35]" office:value-type="float" office:value="3.38535734040859" calcext:value-type="float">
            <text:p>3.385357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03.7283041" calcext:value-type="float">
            <text:p>6203.7283041</text:p>
          </table:table-cell>
          <table:table-cell office:value-type="float" office:value="3479.36963715" calcext:value-type="float">
            <text:p>3479.36963715</text:p>
          </table:table-cell>
          <table:table-cell office:value-type="float" office:value="426" calcext:value-type="float">
            <text:p>426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0.126012325287" calcext:value-type="float">
            <text:p>0.1260123253</text:p>
          </table:table-cell>
          <table:table-cell office:value-type="float" office:value="59.4266383648" calcext:value-type="float">
            <text:p>59.4266383648</text:p>
          </table:table-cell>
          <table:table-cell office:value-type="float" office:value="7.52704286575" calcext:value-type="float">
            <text:p>7.527042865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6]/[.D36]" office:value-type="float" office:value="1" calcext:value-type="float">
            <text:p>1</text:p>
          </table:table-cell>
          <table:table-cell table:formula="of:=([.K36]+[.L36])/[.M36]" office:value-type="float" office:value="7.91182563355219" calcext:value-type="float">
            <text:p>7.9118256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86.72743736" calcext:value-type="float">
            <text:p>4486.72743736</text:p>
          </table:table-cell>
          <table:table-cell office:value-type="float" office:value="2903.42017586" calcext:value-type="float">
            <text:p>2903.42017586</text:p>
          </table:table-cell>
          <table:table-cell office:value-type="float" office:value="654" calcext:value-type="float">
            <text:p>654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128022193909" calcext:value-type="float">
            <text:p>0.1280221939</text:p>
          </table:table-cell>
          <table:table-cell office:value-type="float" office:value="71.1153402328" calcext:value-type="float">
            <text:p>71.1153402328</text:p>
          </table:table-cell>
          <table:table-cell office:value-type="float" office:value="4.59360289574" calcext:value-type="float">
            <text:p>4.593602895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37]/[.D37]" office:value-type="float" office:value="1" calcext:value-type="float">
            <text:p>1</text:p>
          </table:table-cell>
          <table:table-cell table:formula="of:=([.K37]+[.L37])/[.M37]" office:value-type="float" office:value="15.509255815904" calcext:value-type="float">
            <text:p>15.5092558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97.67855609" calcext:value-type="float">
            <text:p>2297.67855609</text:p>
          </table:table-cell>
          <table:table-cell office:value-type="float" office:value="2443.60012256" calcext:value-type="float">
            <text:p>2443.60012256</text:p>
          </table:table-cell>
          <table:table-cell office:value-type="float" office:value="1765.11574475" calcext:value-type="float">
            <text:p>1765.11574475</text:p>
          </table:table-cell>
          <table:table-cell office:value-type="float" office:value="1382" calcext:value-type="float">
            <text:p>1382</text:p>
          </table:table-cell>
          <table:table-cell office:value-type="float" office:value="341" calcext:value-type="float">
            <text:p>341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0.328922986984" calcext:value-type="float">
            <text:p>0.328922987</text:p>
          </table:table-cell>
          <table:table-cell office:value-type="float" office:value="145.520401001" calcext:value-type="float">
            <text:p>145.520401001</text:p>
          </table:table-cell>
          <table:table-cell office:value-type="float" office:value="6.17080307007" calcext:value-type="float">
            <text:p>6.17080307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8]/[.D38]" office:value-type="float" office:value="1.06350825970989" calcext:value-type="float">
            <text:p>1.0635082597</text:p>
          </table:table-cell>
          <table:table-cell table:formula="of:=([.K38]+[.L38])/[.M38]" office:value-type="float" office:value="23.6353878631116" calcext:value-type="float">
            <text:p>23.6353878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301.72286567" calcext:value-type="float">
            <text:p>7301.72286567</text:p>
          </table:table-cell>
          <table:table-cell office:value-type="float" office:value="7313.95926689" calcext:value-type="float">
            <text:p>7313.95926689</text:p>
          </table:table-cell>
          <table:table-cell office:value-type="float" office:value="4676.64463211" calcext:value-type="float">
            <text:p>4676.64463211</text:p>
          </table:table-cell>
          <table:table-cell office:value-type="float" office:value="810" calcext:value-type="float">
            <text:p>810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23876953125" calcext:value-type="float">
            <text:p>0.2238769531</text:p>
          </table:table-cell>
          <table:table-cell office:value-type="float" office:value="91.9577336311" calcext:value-type="float">
            <text:p>91.9577336311</text:p>
          </table:table-cell>
          <table:table-cell office:value-type="float" office:value="8.55501580238" calcext:value-type="float">
            <text:p>8.555015802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39]/[.D39]" office:value-type="float" office:value="1.0016758238357" calcext:value-type="float">
            <text:p>1.0016758238</text:p>
          </table:table-cell>
          <table:table-cell table:formula="of:=([.K39]+[.L39])/[.M39]" office:value-type="float" office:value="10.7751537476506" calcext:value-type="float">
            <text:p>10.7751537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43.96627317" calcext:value-type="float">
            <text:p>4043.96627317</text:p>
          </table:table-cell>
          <table:table-cell office:value-type="float" office:value="4117.51170126" calcext:value-type="float">
            <text:p>4117.51170126</text:p>
          </table:table-cell>
          <table:table-cell office:value-type="float" office:value="3146.28497917" calcext:value-type="float">
            <text:p>3146.28497917</text:p>
          </table:table-cell>
          <table:table-cell office:value-type="float" office:value="2234" calcext:value-type="float">
            <text:p>2234</text:p>
          </table:table-cell>
          <table:table-cell office:value-type="float" office:value="556" calcext:value-type="float">
            <text:p>556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0.496429443359" calcext:value-type="float">
            <text:p>0.4964294434</text:p>
          </table:table-cell>
          <table:table-cell office:value-type="float" office:value="231.426339865" calcext:value-type="float">
            <text:p>231.426339865</text:p>
          </table:table-cell>
          <table:table-cell office:value-type="float" office:value="9.78702306747" calcext:value-type="float">
            <text:p>9.78702306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0]/[.D40]" office:value-type="float" office:value="1.01818645931296" calcext:value-type="float">
            <text:p>1.0181864593</text:p>
          </table:table-cell>
          <table:table-cell table:formula="of:=([.K40]+[.L40])/[.M40]" office:value-type="float" office:value="23.6969676795001" calcext:value-type="float">
            <text:p>23.6969676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27.62428884" calcext:value-type="float">
            <text:p>2827.62428884</text:p>
          </table:table-cell>
          <table:table-cell office:value-type="float" office:value="2925.60181096" calcext:value-type="float">
            <text:p>2925.60181096</text:p>
          </table:table-cell>
          <table:table-cell office:value-type="float" office:value="2123.29768853" calcext:value-type="float">
            <text:p>2123.29768853</text:p>
          </table:table-cell>
          <table:table-cell office:value-type="float" office:value="898" calcext:value-type="float">
            <text:p>898</text:p>
          </table:table-cell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0.211928844452" calcext:value-type="float">
            <text:p>0.2119288445</text:p>
          </table:table-cell>
          <table:table-cell office:value-type="float" office:value="103.043740511" calcext:value-type="float">
            <text:p>103.043740511</text:p>
          </table:table-cell>
          <table:table-cell office:value-type="float" office:value="8.95968604088" calcext:value-type="float">
            <text:p>8.95968604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1]/[.D41]" office:value-type="float" office:value="1.03465012042325" calcext:value-type="float">
            <text:p>1.0346501204</text:p>
          </table:table-cell>
          <table:table-cell table:formula="of:=([.K41]+[.L41])/[.M41]" office:value-type="float" office:value="11.5244740590609" calcext:value-type="float">
            <text:p>11.5244740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945.70875036" calcext:value-type="float">
            <text:p>3945.70875036</text:p>
          </table:table-cell>
          <table:table-cell office:value-type="float" office:value="4074.6553421" calcext:value-type="float">
            <text:p>4074.6553421</text:p>
          </table:table-cell>
          <table:table-cell office:value-type="float" office:value="2577.88350338" calcext:value-type="float">
            <text:p>2577.88350338</text:p>
          </table:table-cell>
          <table:table-cell office:value-type="float" office:value="1582" calcext:value-type="float">
            <text:p>1582</text:p>
          </table:table-cell>
          <table:table-cell office:value-type="float" office:value="394" calcext:value-type="float">
            <text:p>39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0.387007951736" calcext:value-type="float">
            <text:p>0.3870079517</text:p>
          </table:table-cell>
          <table:table-cell office:value-type="float" office:value="175.034761667" calcext:value-type="float">
            <text:p>175.034761667</text:p>
          </table:table-cell>
          <table:table-cell office:value-type="float" office:value="5.44363713264" calcext:value-type="float">
            <text:p>5.4436371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2]/[.D42]" office:value-type="float" office:value="1.03268021029891" calcext:value-type="float">
            <text:p>1.0326802103</text:p>
          </table:table-cell>
          <table:table-cell table:formula="of:=([.K42]+[.L42])/[.M42]" office:value-type="float" office:value="32.2251034270651" calcext:value-type="float">
            <text:p>32.2251034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969.35422675" calcext:value-type="float">
            <text:p>5969.35422675</text:p>
          </table:table-cell>
          <table:table-cell office:value-type="float" office:value="5988.32078088" calcext:value-type="float">
            <text:p>5988.32078088</text:p>
          </table:table-cell>
          <table:table-cell office:value-type="float" office:value="3758.65249317" calcext:value-type="float">
            <text:p>3758.65249317</text:p>
          </table:table-cell>
          <table:table-cell office:value-type="float" office:value="786" calcext:value-type="float">
            <text:p>78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0.243090391159" calcext:value-type="float">
            <text:p>0.2430903912</text:p>
          </table:table-cell>
          <table:table-cell office:value-type="float" office:value="107.674445868" calcext:value-type="float">
            <text:p>107.674445868</text:p>
          </table:table-cell>
          <table:table-cell office:value-type="float" office:value="8.10644388199" calcext:value-type="float">
            <text:p>8.1064438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3]/[.D43]" office:value-type="float" office:value="1.00317732093113" calcext:value-type="float">
            <text:p>1.0031773209</text:p>
          </table:table-cell>
          <table:table-cell table:formula="of:=([.K43]+[.L43])/[.M43]" office:value-type="float" office:value="13.3125619359332" calcext:value-type="float">
            <text:p>13.3125619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54.42136621" calcext:value-type="float">
            <text:p>2054.42136621</text:p>
          </table:table-cell>
          <table:table-cell office:value-type="float" office:value="2059.18333464" calcext:value-type="float">
            <text:p>2059.18333464</text:p>
          </table:table-cell>
          <table:table-cell office:value-type="float" office:value="1700.08254681" calcext:value-type="float">
            <text:p>1700.08254681</text:p>
          </table:table-cell>
          <table:table-cell office:value-type="float" office:value="442" calcext:value-type="float">
            <text:p>442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0.0799996852875" calcext:value-type="float">
            <text:p>0.0799996853</text:p>
          </table:table-cell>
          <table:table-cell office:value-type="float" office:value="48.9917013645" calcext:value-type="float">
            <text:p>48.9917013645</text:p>
          </table:table-cell>
          <table:table-cell office:value-type="float" office:value="2.5222029686" calcext:value-type="float">
            <text:p>2.52220296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4]/[.D44]" office:value-type="float" office:value="1.00231791223958" calcext:value-type="float">
            <text:p>1.0023179122</text:p>
          </table:table-cell>
          <table:table-cell table:formula="of:=([.K44]+[.L44])/[.M44]" office:value-type="float" office:value="19.4558890226926" calcext:value-type="float">
            <text:p>19.4558890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431.79327327" calcext:value-type="float">
            <text:p>4431.79327327</text:p>
          </table:table-cell>
          <table:table-cell office:value-type="float" office:value="4436.10191429" calcext:value-type="float">
            <text:p>4436.10191429</text:p>
          </table:table-cell>
          <table:table-cell office:value-type="float" office:value="2676.90583403" calcext:value-type="float">
            <text:p>2676.90583403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0.286774396896" calcext:value-type="float">
            <text:p>0.2867743969</text:p>
          </table:table-cell>
          <table:table-cell office:value-type="float" office:value="127.284436941" calcext:value-type="float">
            <text:p>127.284436941</text:p>
          </table:table-cell>
          <table:table-cell office:value-type="float" office:value="6.34639191628" calcext:value-type="float">
            <text:p>6.346391916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5]/[.D45]" office:value-type="float" office:value="1.00097221164308" calcext:value-type="float">
            <text:p>1.0009722116</text:p>
          </table:table-cell>
          <table:table-cell table:formula="of:=([.K45]+[.L45])/[.M45]" office:value-type="float" office:value="20.1013761867819" calcext:value-type="float">
            <text:p>20.1013761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45.09852902" calcext:value-type="float">
            <text:p>2745.09852902</text:p>
          </table:table-cell>
          <table:table-cell office:value-type="float" office:value="2884.39628577" calcext:value-type="float">
            <text:p>2884.39628577</text:p>
          </table:table-cell>
          <table:table-cell office:value-type="float" office:value="1962.17646508" calcext:value-type="float">
            <text:p>1962.17646508</text:p>
          </table:table-cell>
          <table:table-cell office:value-type="float" office:value="1498" calcext:value-type="float">
            <text:p>1498</text:p>
          </table:table-cell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0.455441474915" calcext:value-type="float">
            <text:p>0.4554414749</text:p>
          </table:table-cell>
          <table:table-cell office:value-type="float" office:value="189.058125496" calcext:value-type="float">
            <text:p>189.058125496</text:p>
          </table:table-cell>
          <table:table-cell office:value-type="float" office:value="8.48212504387" calcext:value-type="float">
            <text:p>8.482125043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6]/[.D46]" office:value-type="float" office:value="1.05074417376185" calcext:value-type="float">
            <text:p>1.0507441738</text:p>
          </table:table-cell>
          <table:table-cell table:formula="of:=([.K46]+[.L46])/[.M46]" office:value-type="float" office:value="22.3426990277484" calcext:value-type="float">
            <text:p>22.3426990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47.88060179" calcext:value-type="float">
            <text:p>2547.88060179</text:p>
          </table:table-cell>
          <table:table-cell office:value-type="float" office:value="2579.43917415" calcext:value-type="float">
            <text:p>2579.43917415</text:p>
          </table:table-cell>
          <table:table-cell office:value-type="float" office:value="1876.43580247" calcext:value-type="float">
            <text:p>1876.43580247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.104091405869" calcext:value-type="float">
            <text:p>0.1040914059</text:p>
          </table:table-cell>
          <table:table-cell office:value-type="float" office:value="60.1883819103" calcext:value-type="float">
            <text:p>60.1883819103</text:p>
          </table:table-cell>
          <table:table-cell office:value-type="float" office:value="4.00247311592" calcext:value-type="float">
            <text:p>4.00247311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7]/[.D47]" office:value-type="float" office:value="1.01238620535744" calcext:value-type="float">
            <text:p>1.0123862054</text:p>
          </table:table-cell>
          <table:table-cell table:formula="of:=([.K47]+[.L47])/[.M47]" office:value-type="float" office:value="15.0638046952404" calcext:value-type="float">
            <text:p>15.0638046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14.73463109" calcext:value-type="float">
            <text:p>1814.73463109</text:p>
          </table:table-cell>
          <table:table-cell office:value-type="float" office:value="1852.90655393" calcext:value-type="float">
            <text:p>1852.90655393</text:p>
          </table:table-cell>
          <table:table-cell office:value-type="float" office:value="1471.00690879" calcext:value-type="float">
            <text:p>1471.00690879</text:p>
          </table:table-cell>
          <table:table-cell office:value-type="float" office:value="562" calcext:value-type="float">
            <text:p>56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0.180635213852" calcext:value-type="float">
            <text:p>0.1806352139</text:p>
          </table:table-cell>
          <table:table-cell office:value-type="float" office:value="85.4931178093" calcext:value-type="float">
            <text:p>85.4931178093</text:p>
          </table:table-cell>
          <table:table-cell office:value-type="float" office:value="7.122205019" calcext:value-type="float">
            <text:p>7.1222050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8]/[.D48]" office:value-type="float" office:value="1.02103443786548" calcext:value-type="float">
            <text:p>1.0210344379</text:p>
          </table:table-cell>
          <table:table-cell table:formula="of:=([.K48]+[.L48])/[.M48]" office:value-type="float" office:value="12.0291051429437" calcext:value-type="float">
            <text:p>12.029105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52.20820213" calcext:value-type="float">
            <text:p>4852.20820213</text:p>
          </table:table-cell>
          <table:table-cell office:value-type="float" office:value="5013.9920507" calcext:value-type="float">
            <text:p>5013.9920507</text:p>
          </table:table-cell>
          <table:table-cell office:value-type="float" office:value="3126.15378903" calcext:value-type="float">
            <text:p>3126.15378903</text:p>
          </table:table-cell>
          <table:table-cell office:value-type="float" office:value="382" calcext:value-type="float">
            <text:p>382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0.105789899826" calcext:value-type="float">
            <text:p>0.1057898998</text:p>
          </table:table-cell>
          <table:table-cell office:value-type="float" office:value="61.3176577091" calcext:value-type="float">
            <text:p>61.3176577091</text:p>
          </table:table-cell>
          <table:table-cell office:value-type="float" office:value="7.50360512733" calcext:value-type="float">
            <text:p>7.50360512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49]/[.D49]" office:value-type="float" office:value="1.03334231381477" calcext:value-type="float">
            <text:p>1.0333423138</text:p>
          </table:table-cell>
          <table:table-cell table:formula="of:=([.K49]+[.L49])/[.M49]" office:value-type="float" office:value="8.18585820637156" calcext:value-type="float">
            <text:p>8.1858582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91.33632242" calcext:value-type="float">
            <text:p>7191.33632242</text:p>
          </table:table-cell>
          <table:table-cell office:value-type="float" office:value="7222.0916618" calcext:value-type="float">
            <text:p>7222.0916618</text:p>
          </table:table-cell>
          <table:table-cell office:value-type="float" office:value="3819.19278726" calcext:value-type="float">
            <text:p>3819.19278726</text:p>
          </table:table-cell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0.192091226578" calcext:value-type="float">
            <text:p>0.1920912266</text:p>
          </table:table-cell>
          <table:table-cell office:value-type="float" office:value="88.3431684971" calcext:value-type="float">
            <text:p>88.3431684971</text:p>
          </table:table-cell>
          <table:table-cell office:value-type="float" office:value="9.40089988708" calcext:value-type="float">
            <text:p>9.40089988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0]/[.D50]" office:value-type="float" office:value="1.00427672104336" calcext:value-type="float">
            <text:p>1.004276721</text:p>
          </table:table-cell>
          <table:table-cell table:formula="of:=([.K50]+[.L50])/[.M50]" office:value-type="float" office:value="9.41774306578408" calcext:value-type="float">
            <text:p>9.4177430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96.35385875" calcext:value-type="float">
            <text:p>1896.35385875</text:p>
          </table:table-cell>
          <table:table-cell office:value-type="float" office:value="1943.81215187" calcext:value-type="float">
            <text:p>1943.81215187</text:p>
          </table:table-cell>
          <table:table-cell office:value-type="float" office:value="1564.38670025" calcext:value-type="float">
            <text:p>1564.38670025</text:p>
          </table:table-cell>
          <table:table-cell office:value-type="float" office:value="694" calcext:value-type="float">
            <text:p>694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0.201245546341" calcext:value-type="float">
            <text:p>0.2012455463</text:p>
          </table:table-cell>
          <table:table-cell office:value-type="float" office:value="93.1781306267" calcext:value-type="float">
            <text:p>93.1781306267</text:p>
          </table:table-cell>
          <table:table-cell office:value-type="float" office:value="8.24983000755" calcext:value-type="float">
            <text:p>8.249830007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1]/[.D51]" office:value-type="float" office:value="1.025026074591" calcext:value-type="float">
            <text:p>1.0250260746</text:p>
          </table:table-cell>
          <table:table-cell table:formula="of:=([.K51]+[.L51])/[.M51]" office:value-type="float" office:value="11.3189454919172" calcext:value-type="float">
            <text:p>11.318945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732.67143367" calcext:value-type="float">
            <text:p>5732.67143367</text:p>
          </table:table-cell>
          <table:table-cell office:value-type="float" office:value="5838.09109287" calcext:value-type="float">
            <text:p>5838.09109287</text:p>
          </table:table-cell>
          <table:table-cell office:value-type="float" office:value="3279.53858086" calcext:value-type="float">
            <text:p>3279.53858086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0.184071063995" calcext:value-type="float">
            <text:p>0.184071064</text:p>
          </table:table-cell>
          <table:table-cell office:value-type="float" office:value="90.4586207867" calcext:value-type="float">
            <text:p>90.4586207867</text:p>
          </table:table-cell>
          <table:table-cell office:value-type="float" office:value="6.4063949585" calcext:value-type="float">
            <text:p>6.40639495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2]/[.D52]" office:value-type="float" office:value="1.01838927285817" calcext:value-type="float">
            <text:p>1.0183892729</text:p>
          </table:table-cell>
          <table:table-cell table:formula="of:=([.K52]+[.L52])/[.M52]" office:value-type="float" office:value="14.1487829641896" calcext:value-type="float">
            <text:p>14.1487829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4.37483563" calcext:value-type="float">
            <text:p>2314.37483563</text:p>
          </table:table-cell>
          <table:table-cell office:value-type="float" office:value="1937.78437312" calcext:value-type="float">
            <text:p>1937.78437312</text:p>
          </table:table-cell>
          <table:table-cell office:value-type="float" office:value="1222" calcext:value-type="float">
            <text:p>1222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0.263365030289" calcext:value-type="float">
            <text:p>0.2633650303</text:p>
          </table:table-cell>
          <table:table-cell office:value-type="float" office:value="150.201780796" calcext:value-type="float">
            <text:p>150.201780796</text:p>
          </table:table-cell>
          <table:table-cell office:value-type="float" office:value="6.43398594856" calcext:value-type="float">
            <text:p>6.433985948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53]/[.D53]" office:value-type="float" office:value="1" calcext:value-type="float">
            <text:p>1</text:p>
          </table:table-cell>
          <table:table-cell table:formula="of:=([.K53]+[.L53])/[.M53]" office:value-type="float" office:value="23.3859922961076" calcext:value-type="float">
            <text:p>23.3859922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442.71205966" calcext:value-type="float">
            <text:p>3442.71205966</text:p>
          </table:table-cell>
          <table:table-cell office:value-type="float" office:value="3460.62293975" calcext:value-type="float">
            <text:p>3460.62293975</text:p>
          </table:table-cell>
          <table:table-cell office:value-type="float" office:value="2451.29574563" calcext:value-type="float">
            <text:p>2451.29574563</text:p>
          </table:table-cell>
          <table:table-cell office:value-type="float" office:value="710" calcext:value-type="float">
            <text:p>710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0.156432390213" calcext:value-type="float">
            <text:p>0.1564323902</text:p>
          </table:table-cell>
          <table:table-cell office:value-type="float" office:value="80.0474336147" calcext:value-type="float">
            <text:p>80.0474336147</text:p>
          </table:table-cell>
          <table:table-cell office:value-type="float" office:value="8.51377391815" calcext:value-type="float">
            <text:p>8.513773918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4]/[.D54]" office:value-type="float" office:value="1.00520254955384" calcext:value-type="float">
            <text:p>1.0052025496</text:p>
          </table:table-cell>
          <table:table-cell table:formula="of:=([.K54]+[.L54])/[.M54]" office:value-type="float" office:value="9.42048341616533" calcext:value-type="float">
            <text:p>9.420483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566.01534405" calcext:value-type="float">
            <text:p>5566.01534405</text:p>
          </table:table-cell>
          <table:table-cell office:value-type="float" office:value="5603.99891552" calcext:value-type="float">
            <text:p>5603.99891552</text:p>
          </table:table-cell>
          <table:table-cell office:value-type="float" office:value="3288.06637093" calcext:value-type="float">
            <text:p>3288.06637093</text:p>
          </table:table-cell>
          <table:table-cell office:value-type="float" office:value="358" calcext:value-type="float">
            <text:p>358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0.0958580970764" calcext:value-type="float">
            <text:p>0.0958580971</text:p>
          </table:table-cell>
          <table:table-cell office:value-type="float" office:value="52.3874406815" calcext:value-type="float">
            <text:p>52.3874406815</text:p>
          </table:table-cell>
          <table:table-cell office:value-type="float" office:value="6.66727399826" calcext:value-type="float">
            <text:p>6.667273998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5]/[.D55]" office:value-type="float" office:value="1.00682419453094" calcext:value-type="float">
            <text:p>1.0068241945</text:p>
          </table:table-cell>
          <table:table-cell table:formula="of:=([.K55]+[.L55])/[.M55]" office:value-type="float" office:value="7.87177769989254" calcext:value-type="float">
            <text:p>7.871777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53.23014975" calcext:value-type="float">
            <text:p>6753.23014975</text:p>
          </table:table-cell>
          <table:table-cell office:value-type="float" office:value="4496.45541764" calcext:value-type="float">
            <text:p>4496.45541764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.0564243793488" calcext:value-type="float">
            <text:p>0.0564243793</text:p>
          </table:table-cell>
          <table:table-cell office:value-type="float" office:value="29.7782790661" calcext:value-type="float">
            <text:p>29.7782790661</text:p>
          </table:table-cell>
          <table:table-cell office:value-type="float" office:value="3.88900399208" calcext:value-type="float">
            <text:p>3.88900399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6]/[.D56]" office:value-type="float" office:value="1" calcext:value-type="float">
            <text:p>1</text:p>
          </table:table-cell>
          <table:table-cell table:formula="of:=([.K56]+[.L56])/[.M56]" office:value-type="float" office:value="7.67155382360304" calcext:value-type="float">
            <text:p>7.6715538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70.07614717" calcext:value-type="float">
            <text:p>4170.07614717</text:p>
          </table:table-cell>
          <table:table-cell office:value-type="float" office:value="6306.53928022" calcext:value-type="float">
            <text:p>6306.53928022</text:p>
          </table:table-cell>
          <table:table-cell office:value-type="float" office:value="3576.73332385" calcext:value-type="float">
            <text:p>3576.73332385</text:p>
          </table:table-cell>
          <table:table-cell office:value-type="float" office:value="530" calcext:value-type="float">
            <text:p>53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0.12296962738" calcext:value-type="float">
            <text:p>0.1229696274</text:p>
          </table:table-cell>
          <table:table-cell office:value-type="float" office:value="57.5788209438" calcext:value-type="float">
            <text:p>57.5788209438</text:p>
          </table:table-cell>
          <table:table-cell office:value-type="float" office:value="4.01770401001" calcext:value-type="float">
            <text:p>4.0177040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7]/[.D57]" office:value-type="float" office:value="1.51233192336305" calcext:value-type="float">
            <text:p>1.5123319234</text:p>
          </table:table-cell>
          <table:table-cell table:formula="of:=([.K57]+[.L57])/[.M57]" office:value-type="float" office:value="14.3618819174876" calcext:value-type="float">
            <text:p>14.361881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51.51024318" calcext:value-type="float">
            <text:p>5351.51024318</text:p>
          </table:table-cell>
          <table:table-cell office:value-type="float" office:value="5367.36523781" calcext:value-type="float">
            <text:p>5367.36523781</text:p>
          </table:table-cell>
          <table:table-cell office:value-type="float" office:value="3520.1681959" calcext:value-type="float">
            <text:p>3520.1681959</text:p>
          </table:table-cell>
          <table:table-cell office:value-type="float" office:value="454" calcext:value-type="float">
            <text:p>45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0.11315870285" calcext:value-type="float">
            <text:p>0.1131587029</text:p>
          </table:table-cell>
          <table:table-cell office:value-type="float" office:value="52.6969249249" calcext:value-type="float">
            <text:p>52.6969249249</text:p>
          </table:table-cell>
          <table:table-cell office:value-type="float" office:value="6.55376911163" calcext:value-type="float">
            <text:p>6.55376911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8]/[.D58]" office:value-type="float" office:value="1.00296271405819" calcext:value-type="float">
            <text:p>1.0029627141</text:p>
          </table:table-cell>
          <table:table-cell table:formula="of:=([.K58]+[.L58])/[.M58]" office:value-type="float" office:value="8.05797133347829" calcext:value-type="float">
            <text:p>8.0579713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76.60228201" calcext:value-type="float">
            <text:p>2976.60228201</text:p>
          </table:table-cell>
          <table:table-cell office:value-type="float" office:value="3996.05669705" calcext:value-type="float">
            <text:p>3996.05669705</text:p>
          </table:table-cell>
          <table:table-cell office:value-type="float" office:value="2584.33278427" calcext:value-type="float">
            <text:p>2584.33278427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0.034818649292" calcext:value-type="float">
            <text:p>0.0348186493</text:p>
          </table:table-cell>
          <table:table-cell office:value-type="float" office:value="18.5345265865" calcext:value-type="float">
            <text:p>18.5345265865</text:p>
          </table:table-cell>
          <table:table-cell office:value-type="float" office:value="4.29176497459" calcext:value-type="float">
            <text:p>4.291764974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59]/[.D59]" office:value-type="float" office:value="1.34248929432104" calcext:value-type="float">
            <text:p>1.3424892943</text:p>
          </table:table-cell>
          <table:table-cell table:formula="of:=([.K59]+[.L59])/[.M59]" office:value-type="float" office:value="4.32673861353882" calcext:value-type="float">
            <text:p>4.3267386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94.87481218" calcext:value-type="float">
            <text:p>3594.87481218</text:p>
          </table:table-cell>
          <table:table-cell office:value-type="float" office:value="2528.24843054" calcext:value-type="float">
            <text:p>2528.24843054</text:p>
          </table:table-cell>
          <table:table-cell office:value-type="float" office:value="1114" calcext:value-type="float">
            <text:p>1114</text:p>
          </table:table-cell>
          <table:table-cell office:value-type="float" office:value="275" calcext:value-type="float">
            <text:p>275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0.207097530365" calcext:value-type="float">
            <text:p>0.2070975304</text:p>
          </table:table-cell>
          <table:table-cell office:value-type="float" office:value="111.465074539" calcext:value-type="float">
            <text:p>111.465074539</text:p>
          </table:table-cell>
          <table:table-cell office:value-type="float" office:value="3.84909892082" calcext:value-type="float">
            <text:p>3.84909892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0]/[.D60]" office:value-type="float" office:value="1" calcext:value-type="float">
            <text:p>1</text:p>
          </table:table-cell>
          <table:table-cell table:formula="of:=([.K60]+[.L60])/[.M60]" office:value-type="float" office:value="29.0125492658356" calcext:value-type="float">
            <text:p>29.0125492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26.69217448" calcext:value-type="float">
            <text:p>7426.69217448</text:p>
          </table:table-cell>
          <table:table-cell office:value-type="float" office:value="7528.77943247" calcext:value-type="float">
            <text:p>7528.77943247</text:p>
          </table:table-cell>
          <table:table-cell office:value-type="float" office:value="4955.22628147" calcext:value-type="float">
            <text:p>4955.22628147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.0655236244202" calcext:value-type="float">
            <text:p>0.0655236244</text:p>
          </table:table-cell>
          <table:table-cell office:value-type="float" office:value="31.4869015217" calcext:value-type="float">
            <text:p>31.4869015217</text:p>
          </table:table-cell>
          <table:table-cell office:value-type="float" office:value="6.03904986382" calcext:value-type="float">
            <text:p>6.03904986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1]/[.D61]" office:value-type="float" office:value="1.013745992912" calcext:value-type="float">
            <text:p>1.0137459929</text:p>
          </table:table-cell>
          <table:table-cell table:formula="of:=([.K61]+[.L61])/[.M61]" office:value-type="float" office:value="5.2247333368037" calcext:value-type="float">
            <text:p>5.224733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9.66485384" calcext:value-type="float">
            <text:p>1199.66485384</text:p>
          </table:table-cell>
          <table:table-cell office:value-type="float" office:value="1221.94567694" calcext:value-type="float">
            <text:p>1221.94567694</text:p>
          </table:table-cell>
          <table:table-cell office:value-type="float" office:value="1042.185515" calcext:value-type="float">
            <text:p>1042.185515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.024046421051" calcext:value-type="float">
            <text:p>0.0240464211</text:p>
          </table:table-cell>
          <table:table-cell office:value-type="float" office:value="13.4576458931" calcext:value-type="float">
            <text:p>13.4576458931</text:p>
          </table:table-cell>
          <table:table-cell office:value-type="float" office:value="2.50537514687" calcext:value-type="float">
            <text:p>2.505375146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2]/[.D62]" office:value-type="float" office:value="1.01857253967946" calcext:value-type="float">
            <text:p>1.0185725397</text:p>
          </table:table-cell>
          <table:table-cell table:formula="of:=([.K62]+[.L62])/[.M62]" office:value-type="float" office:value="5.38110722898879" calcext:value-type="float">
            <text:p>5.381107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37.96887041" calcext:value-type="float">
            <text:p>5237.96887041</text:p>
          </table:table-cell>
          <table:table-cell office:value-type="float" office:value="3462.27277117" calcext:value-type="float">
            <text:p>3462.27277117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0.0556132793427" calcext:value-type="float">
            <text:p>0.0556132793</text:p>
          </table:table-cell>
          <table:table-cell office:value-type="float" office:value="31.7725419998" calcext:value-type="float">
            <text:p>31.7725419998</text:p>
          </table:table-cell>
          <table:table-cell office:value-type="float" office:value="6.40349006653" calcext:value-type="float">
            <text:p>6.40349006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3]/[.D63]" office:value-type="float" office:value="1" calcext:value-type="float">
            <text:p>1</text:p>
          </table:table-cell>
          <table:table-cell table:formula="of:=([.K63]+[.L63])/[.M63]" office:value-type="float" office:value="4.97043876830594" calcext:value-type="float">
            <text:p>4.9704387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69.03554137" calcext:value-type="float">
            <text:p>5569.03554137</text:p>
          </table:table-cell>
          <table:table-cell office:value-type="float" office:value="5631.8530257" calcext:value-type="float">
            <text:p>5631.8530257</text:p>
          </table:table-cell>
          <table:table-cell office:value-type="float" office:value="3746.22807528" calcext:value-type="float">
            <text:p>3746.2280752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0168843269348" calcext:value-type="float">
            <text:p>0.0168843269</text:p>
          </table:table-cell>
          <table:table-cell office:value-type="float" office:value="10.1062831879" calcext:value-type="float">
            <text:p>10.1062831879</text:p>
          </table:table-cell>
          <table:table-cell office:value-type="float" office:value="3.06435894966" calcext:value-type="float">
            <text:p>3.06435894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4]/[.D64]" office:value-type="float" office:value="1.01127977795497" calcext:value-type="float">
            <text:p>1.011279778</text:p>
          </table:table-cell>
          <table:table-cell table:formula="of:=([.K64]+[.L64])/[.M64]" office:value-type="float" office:value="3.30351883742536" calcext:value-type="float">
            <text:p>3.3035188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64.58841782" calcext:value-type="float">
            <text:p>7464.58841782</text:p>
          </table:table-cell>
          <table:table-cell office:value-type="float" office:value="7613.00532503" calcext:value-type="float">
            <text:p>7613.00532503</text:p>
          </table:table-cell>
          <table:table-cell office:value-type="float" office:value="5029.64737562" calcext:value-type="float">
            <text:p>5029.64737562</text:p>
          </table:table-cell>
          <table:table-cell office:value-type="float" office:value="330" calcext:value-type="float">
            <text:p>33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0.087958574295" calcext:value-type="float">
            <text:p>0.0879585743</text:p>
          </table:table-cell>
          <table:table-cell office:value-type="float" office:value="41.5736114979" calcext:value-type="float">
            <text:p>41.5736114979</text:p>
          </table:table-cell>
          <table:table-cell office:value-type="float" office:value="3.326141119" calcext:value-type="float">
            <text:p>3.3261411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5]/[.D65]" office:value-type="float" office:value="1.01988279847496" calcext:value-type="float">
            <text:p>1.0198827985</text:p>
          </table:table-cell>
          <table:table-cell table:formula="of:=([.K65]+[.L65])/[.M65]" office:value-type="float" office:value="12.5254968390278" calcext:value-type="float">
            <text:p>12.525496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98.69872094" calcext:value-type="float">
            <text:p>5998.69872094</text:p>
          </table:table-cell>
          <table:table-cell office:value-type="float" office:value="6054.36254575" calcext:value-type="float">
            <text:p>6054.36254575</text:p>
          </table:table-cell>
          <table:table-cell office:value-type="float" office:value="3992.62535808" calcext:value-type="float">
            <text:p>3992.62535808</text:p>
          </table:table-cell>
          <table:table-cell office:value-type="float" office:value="810" calcext:value-type="float">
            <text:p>810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0.20640039444" calcext:value-type="float">
            <text:p>0.2064003944</text:p>
          </table:table-cell>
          <table:table-cell office:value-type="float" office:value="82.0100240707" calcext:value-type="float">
            <text:p>82.0100240707</text:p>
          </table:table-cell>
          <table:table-cell office:value-type="float" office:value="6.00363707542" calcext:value-type="float">
            <text:p>6.003637075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6]/[.D66]" office:value-type="float" office:value="1.00927931663174" calcext:value-type="float">
            <text:p>1.0092793166</text:p>
          </table:table-cell>
          <table:table-cell table:formula="of:=([.K66]+[.L66])/[.M66]" office:value-type="float" office:value="13.694436128018" calcext:value-type="float">
            <text:p>13.694436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40.62878349" calcext:value-type="float">
            <text:p>4440.62878349</text:p>
          </table:table-cell>
          <table:table-cell office:value-type="float" office:value="4511.06002577" calcext:value-type="float">
            <text:p>4511.06002577</text:p>
          </table:table-cell>
          <table:table-cell office:value-type="float" office:value="3007.81463216" calcext:value-type="float">
            <text:p>3007.81463216</text:p>
          </table:table-cell>
          <table:table-cell office:value-type="float" office:value="462" calcext:value-type="float">
            <text:p>46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0.129543304443" calcext:value-type="float">
            <text:p>0.1295433044</text:p>
          </table:table-cell>
          <table:table-cell office:value-type="float" office:value="58.7952780724" calcext:value-type="float">
            <text:p>58.7952780724</text:p>
          </table:table-cell>
          <table:table-cell office:value-type="float" office:value="4.92767000198" calcext:value-type="float">
            <text:p>4.9276700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7]/[.D67]" office:value-type="float" office:value="1.01586064625394" calcext:value-type="float">
            <text:p>1.0158606463</text:p>
          </table:table-cell>
          <table:table-cell table:formula="of:=([.K67]+[.L67])/[.M67]" office:value-type="float" office:value="11.9579479456145" calcext:value-type="float">
            <text:p>11.9579479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280.49176921" calcext:value-type="float">
            <text:p>6280.49176921</text:p>
          </table:table-cell>
          <table:table-cell office:value-type="float" office:value="6304.22610431" calcext:value-type="float">
            <text:p>6304.22610431</text:p>
          </table:table-cell>
          <table:table-cell office:value-type="float" office:value="4149.98120333" calcext:value-type="float">
            <text:p>4149.98120333</text:p>
          </table:table-cell>
          <table:table-cell office:value-type="float" office:value="1750" calcext:value-type="float">
            <text:p>1750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0.492163181305" calcext:value-type="float">
            <text:p>0.4921631813</text:p>
          </table:table-cell>
          <table:table-cell office:value-type="float" office:value="168.035280943" calcext:value-type="float">
            <text:p>168.035280943</text:p>
          </table:table-cell>
          <table:table-cell office:value-type="float" office:value="7.74647688866" calcext:value-type="float">
            <text:p>7.746476888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8]/[.D68]" office:value-type="float" office:value="1.00377905679558" calcext:value-type="float">
            <text:p>1.0037790568</text:p>
          </table:table-cell>
          <table:table-cell table:formula="of:=([.K68]+[.L68])/[.M68]" office:value-type="float" office:value="21.7553665423066" calcext:value-type="float">
            <text:p>21.7553665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59.48380637" calcext:value-type="float">
            <text:p>1059.48380637</text:p>
          </table:table-cell>
          <table:table-cell office:value-type="float" office:value="1093.99090758" calcext:value-type="float">
            <text:p>1093.99090758</text:p>
          </table:table-cell>
          <table:table-cell office:value-type="float" office:value="758.959105852" calcext:value-type="float">
            <text:p>758.959105852</text:p>
          </table:table-cell>
          <table:table-cell office:value-type="float" office:value="450" calcext:value-type="float">
            <text:p>450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.122923135757" calcext:value-type="float">
            <text:p>0.1229231358</text:p>
          </table:table-cell>
          <table:table-cell office:value-type="float" office:value="70.127471447" calcext:value-type="float">
            <text:p>70.127471447</text:p>
          </table:table-cell>
          <table:table-cell office:value-type="float" office:value="6.23646712303" calcext:value-type="float">
            <text:p>6.23646712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69]/[.D69]" office:value-type="float" office:value="1.03256972971416" calcext:value-type="float">
            <text:p>1.0325697297</text:p>
          </table:table-cell>
          <table:table-cell table:formula="of:=([.K69]+[.L69])/[.M69]" office:value-type="float" office:value="11.2644536076101" calcext:value-type="float">
            <text:p>11.2644536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98.58359087" calcext:value-type="float">
            <text:p>5098.58359087</text:p>
          </table:table-cell>
          <table:table-cell office:value-type="float" office:value="3450.22095415" calcext:value-type="float">
            <text:p>3450.22095415</text:p>
          </table:table-cell>
          <table:table-cell office:value-type="float" office:value="1046" calcext:value-type="float">
            <text:p>1046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0.389945030212" calcext:value-type="float">
            <text:p>0.3899450302</text:p>
          </table:table-cell>
          <table:table-cell office:value-type="float" office:value="134.298211098" calcext:value-type="float">
            <text:p>134.298211098</text:p>
          </table:table-cell>
          <table:table-cell office:value-type="float" office:value="10.1638939381" calcext:value-type="float">
            <text:p>10.16389393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0]/[.D70]" office:value-type="float" office:value="1" calcext:value-type="float">
            <text:p>1</text:p>
          </table:table-cell>
          <table:table-cell table:formula="of:=([.K70]+[.L70])/[.M70]" office:value-type="float" office:value="13.2516294393161" calcext:value-type="float">
            <text:p>13.2516294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39.29115574" calcext:value-type="float">
            <text:p>6439.29115574</text:p>
          </table:table-cell>
          <table:table-cell office:value-type="float" office:value="6466.75397152" calcext:value-type="float">
            <text:p>6466.75397152</text:p>
          </table:table-cell>
          <table:table-cell office:value-type="float" office:value="4291.23979277" calcext:value-type="float">
            <text:p>4291.23979277</text:p>
          </table:table-cell>
          <table:table-cell office:value-type="float" office:value="422" calcext:value-type="float">
            <text:p>42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.0883047580719" calcext:value-type="float">
            <text:p>0.0883047581</text:p>
          </table:table-cell>
          <table:table-cell office:value-type="float" office:value="38.3965423107" calcext:value-type="float">
            <text:p>38.3965423107</text:p>
          </table:table-cell>
          <table:table-cell office:value-type="float" office:value="3.40479898453" calcext:value-type="float">
            <text:p>3.40479898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1]/[.D71]" office:value-type="float" office:value="1.00426488181941" calcext:value-type="float">
            <text:p>1.0042648818</text:p>
          </table:table-cell>
          <table:table-cell table:formula="of:=([.K71]+[.L71])/[.M71]" office:value-type="float" office:value="11.3031186991159" calcext:value-type="float">
            <text:p>11.3031186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16.57829738" calcext:value-type="float">
            <text:p>4316.57829738</text:p>
          </table:table-cell>
          <table:table-cell office:value-type="float" office:value="4349.57438165" calcext:value-type="float">
            <text:p>4349.57438165</text:p>
          </table:table-cell>
          <table:table-cell office:value-type="float" office:value="2976.13981853" calcext:value-type="float">
            <text:p>2976.13981853</text:p>
          </table:table-cell>
          <table:table-cell office:value-type="float" office:value="1770" calcext:value-type="float">
            <text:p>1770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0.420658111572" calcext:value-type="float">
            <text:p>0.4206581116</text:p>
          </table:table-cell>
          <table:table-cell office:value-type="float" office:value="175.926644087" calcext:value-type="float">
            <text:p>175.926644087</text:p>
          </table:table-cell>
          <table:table-cell office:value-type="float" office:value="6.58827805519" calcext:value-type="float">
            <text:p>6.58827805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2]/[.D72]" office:value-type="float" office:value="1.00764403701191" calcext:value-type="float">
            <text:p>1.007644037</text:p>
          </table:table-cell>
          <table:table-cell table:formula="of:=([.K72]+[.L72])/[.M72]" office:value-type="float" office:value="26.7668274959422" calcext:value-type="float">
            <text:p>26.766827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7.11144048" calcext:value-type="float">
            <text:p>1577.11144048</text:p>
          </table:table-cell>
          <table:table-cell office:value-type="float" office:value="1979.98986725" calcext:value-type="float">
            <text:p>1979.98986725</text:p>
          </table:table-cell>
          <table:table-cell office:value-type="float" office:value="1210.52957568" calcext:value-type="float">
            <text:p>1210.52957568</text:p>
          </table:table-cell>
          <table:table-cell office:value-type="float" office:value="2230" calcext:value-type="float">
            <text:p>2230</text:p>
          </table:table-cell>
          <table:table-cell office:value-type="float" office:value="542" calcext:value-type="float">
            <text:p>542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0.473466157913" calcext:value-type="float">
            <text:p>0.4734661579</text:p>
          </table:table-cell>
          <table:table-cell office:value-type="float" office:value="187.172690392" calcext:value-type="float">
            <text:p>187.172690392</text:p>
          </table:table-cell>
          <table:table-cell office:value-type="float" office:value="10.0270280838" calcext:value-type="float">
            <text:p>10.02702808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3]/[.D73]" office:value-type="float" office:value="1.25545336647066" calcext:value-type="float">
            <text:p>1.2554533665</text:p>
          </table:table-cell>
          <table:table-cell table:formula="of:=([.K73]+[.L73])/[.M73]" office:value-type="float" office:value="18.7140352038188" calcext:value-type="float">
            <text:p>18.7140352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11.17685963" calcext:value-type="float">
            <text:p>2311.17685963</text:p>
          </table:table-cell>
          <table:table-cell office:value-type="float" office:value="2770.61178978" calcext:value-type="float">
            <text:p>2770.61178978</text:p>
          </table:table-cell>
          <table:table-cell office:value-type="float" office:value="1855.19693005" calcext:value-type="float">
            <text:p>1855.19693005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0.0524969100952" calcext:value-type="float">
            <text:p>0.0524969101</text:p>
          </table:table-cell>
          <table:table-cell office:value-type="float" office:value="27.4498612881" calcext:value-type="float">
            <text:p>27.4498612881</text:p>
          </table:table-cell>
          <table:table-cell office:value-type="float" office:value="6.16320705414" calcext:value-type="float">
            <text:p>6.163207054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4]/[.D74]" office:value-type="float" office:value="1.19878830485675" calcext:value-type="float">
            <text:p>1.1987883049</text:p>
          </table:table-cell>
          <table:table-cell table:formula="of:=([.K74]+[.L74])/[.M74]" office:value-type="float" office:value="4.46234532713307" calcext:value-type="float">
            <text:p>4.4623453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18.72785098" calcext:value-type="float">
            <text:p>5018.72785098</text:p>
          </table:table-cell>
          <table:table-cell office:value-type="float" office:value="5023.84750185" calcext:value-type="float">
            <text:p>5023.84750185</text:p>
          </table:table-cell>
          <table:table-cell office:value-type="float" office:value="3335.41533418" calcext:value-type="float">
            <text:p>3335.41533418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0.119996070862" calcext:value-type="float">
            <text:p>0.1199960709</text:p>
          </table:table-cell>
          <table:table-cell office:value-type="float" office:value="46.3597145081" calcext:value-type="float">
            <text:p>46.3597145081</text:p>
          </table:table-cell>
          <table:table-cell office:value-type="float" office:value="3.82251596451" calcext:value-type="float">
            <text:p>3.82251596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5]/[.D75]" office:value-type="float" office:value="1.00102010928307" calcext:value-type="float">
            <text:p>1.0010201093</text:p>
          </table:table-cell>
          <table:table-cell table:formula="of:=([.K75]+[.L75])/[.M75]" office:value-type="float" office:value="12.1594549272001" calcext:value-type="float">
            <text:p>12.1594549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85.63197568" calcext:value-type="float">
            <text:p>7185.63197568</text:p>
          </table:table-cell>
          <table:table-cell office:value-type="float" office:value="4794.11369054" calcext:value-type="float">
            <text:p>4794.11369054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0.0521993637085" calcext:value-type="float">
            <text:p>0.0521993637</text:p>
          </table:table-cell>
          <table:table-cell office:value-type="float" office:value="29.6942818165" calcext:value-type="float">
            <text:p>29.6942818165</text:p>
          </table:table-cell>
          <table:table-cell office:value-type="float" office:value="2.18033289909" calcext:value-type="float">
            <text:p>2.180332899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76]/[.D76]" office:value-type="float" office:value="1" calcext:value-type="float">
            <text:p>1</text:p>
          </table:table-cell>
          <table:table-cell table:formula="of:=([.K76]+[.L76])/[.M76]" office:value-type="float" office:value="13.6430914713178" calcext:value-type="float">
            <text:p>13.6430914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698.60373096" calcext:value-type="float">
            <text:p>5698.60373096</text:p>
          </table:table-cell>
          <table:table-cell office:value-type="float" office:value="5740.52249757" calcext:value-type="float">
            <text:p>5740.52249757</text:p>
          </table:table-cell>
          <table:table-cell office:value-type="float" office:value="3795.41296242" calcext:value-type="float">
            <text:p>3795.41296242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0.0793631076813" calcext:value-type="float">
            <text:p>0.0793631077</text:p>
          </table:table-cell>
          <table:table-cell office:value-type="float" office:value="45.3967761993" calcext:value-type="float">
            <text:p>45.3967761993</text:p>
          </table:table-cell>
          <table:table-cell office:value-type="float" office:value="7.86244821548" calcext:value-type="float">
            <text:p>7.862448215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7]/[.D77]" office:value-type="float" office:value="1.00735597149566" calcext:value-type="float">
            <text:p>1.0073559715</text:p>
          </table:table-cell>
          <table:table-cell table:formula="of:=([.K77]+[.L77])/[.M77]" office:value-type="float" office:value="5.78396678243877" calcext:value-type="float">
            <text:p>5.7839667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890.3867542" calcext:value-type="float">
            <text:p>5890.3867542</text:p>
          </table:table-cell>
          <table:table-cell office:value-type="float" office:value="5977.93246888" calcext:value-type="float">
            <text:p>5977.93246888</text:p>
          </table:table-cell>
          <table:table-cell office:value-type="float" office:value="3938.03668797" calcext:value-type="float">
            <text:p>3938.0366879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0.0448799133301" calcext:value-type="float">
            <text:p>0.0448799133</text:p>
          </table:table-cell>
          <table:table-cell office:value-type="float" office:value="22.2668988705" calcext:value-type="float">
            <text:p>22.2668988705</text:p>
          </table:table-cell>
          <table:table-cell office:value-type="float" office:value="3.24984192848" calcext:value-type="float">
            <text:p>3.249841928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8]/[.D78]" office:value-type="float" office:value="1.01486247309951" calcext:value-type="float">
            <text:p>1.0148624731</text:p>
          </table:table-cell>
          <table:table-cell table:formula="of:=([.K78]+[.L78])/[.M78]" office:value-type="float" office:value="6.86549662255901" calcext:value-type="float">
            <text:p>6.865496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86.38438653" calcext:value-type="float">
            <text:p>1086.38438653</text:p>
          </table:table-cell>
          <table:table-cell office:value-type="float" office:value="1148.86461468" calcext:value-type="float">
            <text:p>1148.86461468</text:p>
          </table:table-cell>
          <table:table-cell office:value-type="float" office:value="851.75113383" calcext:value-type="float">
            <text:p>851.7511338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015962600708" calcext:value-type="float">
            <text:p>0.0159626007</text:p>
          </table:table-cell>
          <table:table-cell office:value-type="float" office:value="9.78104829788" calcext:value-type="float">
            <text:p>9.7810482979</text:p>
          </table:table-cell>
          <table:table-cell office:value-type="float" office:value="3.19663310051" calcext:value-type="float">
            <text:p>3.19663310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79]/[.D79]" office:value-type="float" office:value="1.05751208221021" calcext:value-type="float">
            <text:p>1.0575120822</text:p>
          </table:table-cell>
          <table:table-cell table:formula="of:=([.K79]+[.L79])/[.M79]" office:value-type="float" office:value="3.06479054384595" calcext:value-type="float">
            <text:p>3.0647905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07.51674575" calcext:value-type="float">
            <text:p>4307.51674575</text:p>
          </table:table-cell>
          <table:table-cell office:value-type="float" office:value="2898.70243693" calcext:value-type="float">
            <text:p>2898.70243693</text:p>
          </table:table-cell>
          <table:table-cell office:value-type="float" office:value="806" calcext:value-type="float">
            <text:p>806</text:p>
          </table:table-cell>
          <table:table-cell office:value-type="float" office:value="198" calcext:value-type="float">
            <text:p>198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0.199980258942" calcext:value-type="float">
            <text:p>0.1999802589</text:p>
          </table:table-cell>
          <table:table-cell office:value-type="float" office:value="91.5329003334" calcext:value-type="float">
            <text:p>91.5329003334</text:p>
          </table:table-cell>
          <table:table-cell office:value-type="float" office:value="6.41838002205" calcext:value-type="float">
            <text:p>6.41838002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0]/[.D80]" office:value-type="float" office:value="1" calcext:value-type="float">
            <text:p>1</text:p>
          </table:table-cell>
          <table:table-cell table:formula="of:=([.K80]+[.L80])/[.M80]" office:value-type="float" office:value="14.2922170823788" calcext:value-type="float">
            <text:p>14.2922170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67.6985485" calcext:value-type="float">
            <text:p>5967.6985485</text:p>
          </table:table-cell>
          <table:table-cell office:value-type="float" office:value="5970.33071836" calcext:value-type="float">
            <text:p>5970.33071836</text:p>
          </table:table-cell>
          <table:table-cell office:value-type="float" office:value="3972.60335804" calcext:value-type="float">
            <text:p>3972.60335804</text:p>
          </table:table-cell>
          <table:table-cell office:value-type="float" office:value="894" calcext:value-type="float">
            <text:p>894</text:p>
          </table:table-cell>
          <table:table-cell office:value-type="float" office:value="216" calcext:value-type="float">
            <text:p>216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0.197555780411" calcext:value-type="float">
            <text:p>0.1975557804</text:p>
          </table:table-cell>
          <table:table-cell office:value-type="float" office:value="85.2864923477" calcext:value-type="float">
            <text:p>85.2864923477</text:p>
          </table:table-cell>
          <table:table-cell office:value-type="float" office:value="6.83847880363" calcext:value-type="float">
            <text:p>6.83847880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1]/[.D81]" office:value-type="float" office:value="1.00044106950755" calcext:value-type="float">
            <text:p>1.0004410695</text:p>
          </table:table-cell>
          <table:table-cell table:formula="of:=([.K81]+[.L81])/[.M81]" office:value-type="float" office:value="12.5004479187293" calcext:value-type="float">
            <text:p>12.5004479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76.73806711" calcext:value-type="float">
            <text:p>3876.73806711</text:p>
          </table:table-cell>
          <table:table-cell office:value-type="float" office:value="4201.14625154" calcext:value-type="float">
            <text:p>4201.14625154</text:p>
          </table:table-cell>
          <table:table-cell office:value-type="float" office:value="2671.9545064" calcext:value-type="float">
            <text:p>2671.9545064</text:p>
          </table:table-cell>
          <table:table-cell office:value-type="float" office:value="1014" calcext:value-type="float">
            <text:p>1014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0.212963342667" calcext:value-type="float">
            <text:p>0.2129633427</text:p>
          </table:table-cell>
          <table:table-cell office:value-type="float" office:value="108.807926416" calcext:value-type="float">
            <text:p>108.807926416</text:p>
          </table:table-cell>
          <table:table-cell office:value-type="float" office:value="5.30931997299" calcext:value-type="float">
            <text:p>5.30931997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2]/[.D82]" office:value-type="float" office:value="1.08368070754696" calcext:value-type="float">
            <text:p>1.0836807075</text:p>
          </table:table-cell>
          <table:table-cell table:formula="of:=([.K82]+[.L82])/[.M82]" office:value-type="float" office:value="20.5338706865073" calcext:value-type="float">
            <text:p>20.5338706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48.11005705" calcext:value-type="float">
            <text:p>1348.11005705</text:p>
          </table:table-cell>
          <table:table-cell office:value-type="float" office:value="1436.92957192" calcext:value-type="float">
            <text:p>1436.92957192</text:p>
          </table:table-cell>
          <table:table-cell office:value-type="float" office:value="973.983558474" calcext:value-type="float">
            <text:p>973.983558474</text:p>
          </table:table-cell>
          <table:table-cell office:value-type="float" office:value="718" calcext:value-type="float">
            <text:p>718</text:p>
          </table:table-cell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.145094633102" calcext:value-type="float">
            <text:p>0.1450946331</text:p>
          </table:table-cell>
          <table:table-cell office:value-type="float" office:value="72.1013116837" calcext:value-type="float">
            <text:p>72.1013116837</text:p>
          </table:table-cell>
          <table:table-cell office:value-type="float" office:value="3.68841505051" calcext:value-type="float">
            <text:p>3.688415050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3]/[.D83]" office:value-type="float" office:value="1.065884468709" calcext:value-type="float">
            <text:p>1.0658844687</text:p>
          </table:table-cell>
          <table:table-cell table:formula="of:=([.K83]+[.L83])/[.M83]" office:value-type="float" office:value="19.5873851850844" calcext:value-type="float">
            <text:p>19.5873851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520.2412519" calcext:value-type="float">
            <text:p>2520.2412519</text:p>
          </table:table-cell>
          <table:table-cell office:value-type="float" office:value="2562.9488669" calcext:value-type="float">
            <text:p>2562.9488669</text:p>
          </table:table-cell>
          <table:table-cell office:value-type="float" office:value="1872.06898782" calcext:value-type="float">
            <text:p>1872.06898782</text:p>
          </table:table-cell>
          <table:table-cell office:value-type="float" office:value="2782" calcext:value-type="float">
            <text:p>2782</text:p>
          </table:table-cell>
          <table:table-cell office:value-type="float" office:value="684" calcext:value-type="float">
            <text:p>684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0.497320652008" calcext:value-type="float">
            <text:p>0.497320652</text:p>
          </table:table-cell>
          <table:table-cell office:value-type="float" office:value="220.051155567" calcext:value-type="float">
            <text:p>220.051155567</text:p>
          </table:table-cell>
          <table:table-cell office:value-type="float" office:value="5.97715210915" calcext:value-type="float">
            <text:p>5.977152109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4]/[.D84]" office:value-type="float" office:value="1.01694584396149" calcext:value-type="float">
            <text:p>1.016945844</text:p>
          </table:table-cell>
          <table:table-cell table:formula="of:=([.K84]+[.L84])/[.M84]" office:value-type="float" office:value="36.898588523686" calcext:value-type="float">
            <text:p>36.898588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93.46271226" calcext:value-type="float">
            <text:p>7693.46271226</text:p>
          </table:table-cell>
          <table:table-cell office:value-type="float" office:value="5117.54808885" calcext:value-type="float">
            <text:p>5117.54808885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0.144055128098" calcext:value-type="float">
            <text:p>0.1440551281</text:p>
          </table:table-cell>
          <table:table-cell office:value-type="float" office:value="71.2563812733" calcext:value-type="float">
            <text:p>71.2563812733</text:p>
          </table:table-cell>
          <table:table-cell office:value-type="float" office:value="4.2844440937" calcext:value-type="float">
            <text:p>4.28444409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5]/[.D85]" office:value-type="float" office:value="1" calcext:value-type="float">
            <text:p>1</text:p>
          </table:table-cell>
          <table:table-cell table:formula="of:=([.K85]+[.L85])/[.M85]" office:value-type="float" office:value="16.6650409807862" calcext:value-type="float">
            <text:p>16.665040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5.23210996" calcext:value-type="float">
            <text:p>6145.23210996</text:p>
          </table:table-cell>
          <table:table-cell office:value-type="float" office:value="4098.94381775" calcext:value-type="float">
            <text:p>4098.94381775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0.0645101070404" calcext:value-type="float">
            <text:p>0.064510107</text:p>
          </table:table-cell>
          <table:table-cell office:value-type="float" office:value="34.0190873146" calcext:value-type="float">
            <text:p>34.0190873146</text:p>
          </table:table-cell>
          <table:table-cell office:value-type="float" office:value="3.3532500267" calcext:value-type="float">
            <text:p>3.353250026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86]/[.D86]" office:value-type="float" office:value="1" calcext:value-type="float">
            <text:p>1</text:p>
          </table:table-cell>
          <table:table-cell table:formula="of:=([.K86]+[.L86])/[.M86]" office:value-type="float" office:value="10.1643471707306" calcext:value-type="float">
            <text:p>10.164347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0.51944732" calcext:value-type="float">
            <text:p>2190.51944732</text:p>
          </table:table-cell>
          <table:table-cell office:value-type="float" office:value="1655.81886288" calcext:value-type="float">
            <text:p>1655.81886288</text:p>
          </table:table-cell>
          <table:table-cell office:value-type="float" office:value="722" calcext:value-type="float">
            <text:p>722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0.163618326187" calcext:value-type="float">
            <text:p>0.1636183262</text:p>
          </table:table-cell>
          <table:table-cell office:value-type="float" office:value="82.350009203" calcext:value-type="float">
            <text:p>82.350009203</text:p>
          </table:table-cell>
          <table:table-cell office:value-type="float" office:value="5.02586293221" calcext:value-type="float">
            <text:p>5.02586293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7]/[.D87]" office:value-type="float" office:value="1" calcext:value-type="float">
            <text:p>1</text:p>
          </table:table-cell>
          <table:table-cell table:formula="of:=([.K87]+[.L87])/[.M87]" office:value-type="float" office:value="16.4178030006289" calcext:value-type="float">
            <text:p>16.417803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72.16882914" calcext:value-type="float">
            <text:p>4172.16882914</text:p>
          </table:table-cell>
          <table:table-cell office:value-type="float" office:value="4371.72849973" calcext:value-type="float">
            <text:p>4371.72849973</text:p>
          </table:table-cell>
          <table:table-cell office:value-type="float" office:value="2868.01104881" calcext:value-type="float">
            <text:p>2868.01104881</text:p>
          </table:table-cell>
          <table:table-cell office:value-type="float" office:value="422" calcext:value-type="float">
            <text:p>422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.128138542175" calcext:value-type="float">
            <text:p>0.1281385422</text:p>
          </table:table-cell>
          <table:table-cell office:value-type="float" office:value="61.7050447464" calcext:value-type="float">
            <text:p>61.7050447464</text:p>
          </table:table-cell>
          <table:table-cell office:value-type="float" office:value="8.00766587257" calcext:value-type="float">
            <text:p>8.00766587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8]/[.D88]" office:value-type="float" office:value="1.04783115898767" calcext:value-type="float">
            <text:p>1.047831159</text:p>
          </table:table-cell>
          <table:table-cell table:formula="of:=([.K88]+[.L88])/[.M88]" office:value-type="float" office:value="7.72174866840818" calcext:value-type="float">
            <text:p>7.721748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235.16390188" calcext:value-type="float">
            <text:p>4235.16390188</text:p>
          </table:table-cell>
          <table:table-cell office:value-type="float" office:value="4237.58050082" calcext:value-type="float">
            <text:p>4237.58050082</text:p>
          </table:table-cell>
          <table:table-cell office:value-type="float" office:value="2867.72214244" calcext:value-type="float">
            <text:p>2867.72214244</text:p>
          </table:table-cell>
          <table:table-cell office:value-type="float" office:value="634" calcext:value-type="float">
            <text:p>634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0.192256450653" calcext:value-type="float">
            <text:p>0.1922564507</text:p>
          </table:table-cell>
          <table:table-cell office:value-type="float" office:value="86.1489913464" calcext:value-type="float">
            <text:p>86.1489913464</text:p>
          </table:table-cell>
          <table:table-cell office:value-type="float" office:value="6.53454899788" calcext:value-type="float">
            <text:p>6.53454899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89]/[.D89]" office:value-type="float" office:value="1.00057060340426" calcext:value-type="float">
            <text:p>1.0005706034</text:p>
          </table:table-cell>
          <table:table-cell table:formula="of:=([.K89]+[.L89])/[.M89]" office:value-type="float" office:value="13.2130385471231" calcext:value-type="float">
            <text:p>13.2130385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88.23127136" calcext:value-type="float">
            <text:p>7688.23127136</text:p>
          </table:table-cell>
          <table:table-cell office:value-type="float" office:value="5119.68872013" calcext:value-type="float">
            <text:p>5119.68872013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0.0788578987122" calcext:value-type="float">
            <text:p>0.0788578987</text:p>
          </table:table-cell>
          <table:table-cell office:value-type="float" office:value="42.9503569603" calcext:value-type="float">
            <text:p>42.9503569603</text:p>
          </table:table-cell>
          <table:table-cell office:value-type="float" office:value="5.85752987862" calcext:value-type="float">
            <text:p>5.857529878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0]/[.D90]" office:value-type="float" office:value="1" calcext:value-type="float">
            <text:p>1</text:p>
          </table:table-cell>
          <table:table-cell table:formula="of:=([.K90]+[.L90])/[.M90]" office:value-type="float" office:value="7.34596591919556" calcext:value-type="float">
            <text:p>7.3459659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94.47431726" calcext:value-type="float">
            <text:p>7094.47431726</text:p>
          </table:table-cell>
          <table:table-cell office:value-type="float" office:value="7098.51047735" calcext:value-type="float">
            <text:p>7098.51047735</text:p>
          </table:table-cell>
          <table:table-cell office:value-type="float" office:value="4746.76205024" calcext:value-type="float">
            <text:p>4746.76205024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0.119655370712" calcext:value-type="float">
            <text:p>0.1196553707</text:p>
          </table:table-cell>
          <table:table-cell office:value-type="float" office:value="49.3429789543" calcext:value-type="float">
            <text:p>49.3429789543</text:p>
          </table:table-cell>
          <table:table-cell office:value-type="float" office:value="4.53848910332" calcext:value-type="float">
            <text:p>4.53848910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1]/[.D91]" office:value-type="float" office:value="1.00056891601964" calcext:value-type="float">
            <text:p>1.000568916</text:p>
          </table:table-cell>
          <table:table-cell table:formula="of:=([.K91]+[.L91])/[.M91]" office:value-type="float" office:value="10.8984803530384" calcext:value-type="float">
            <text:p>10.89848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305.7624993" calcext:value-type="float">
            <text:p>7305.7624993</text:p>
          </table:table-cell>
          <table:table-cell office:value-type="float" office:value="7305.76251743" calcext:value-type="float">
            <text:p>7305.76251743</text:p>
          </table:table-cell>
          <table:table-cell office:value-type="float" office:value="4879.3238509" calcext:value-type="float">
            <text:p>4879.323850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0186960697174" calcext:value-type="float">
            <text:p>0.0186960697</text:p>
          </table:table-cell>
          <table:table-cell office:value-type="float" office:value="10.5387687683" calcext:value-type="float">
            <text:p>10.5387687683</text:p>
          </table:table-cell>
          <table:table-cell office:value-type="float" office:value="3.16529178619" calcext:value-type="float">
            <text:p>3.165291786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2]/[.D92]" office:value-type="float" office:value="1.0000000024816" calcext:value-type="float">
            <text:p>1.0000000025</text:p>
          </table:table-cell>
          <table:table-cell table:formula="of:=([.K92]+[.L92])/[.M92]" office:value-type="float" office:value="3.33538439776044" calcext:value-type="float">
            <text:p>3.3353843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02.58196859" calcext:value-type="float">
            <text:p>5402.58196859</text:p>
          </table:table-cell>
          <table:table-cell office:value-type="float" office:value="3616.39117605" calcext:value-type="float">
            <text:p>3616.3911760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0.0853064060211" calcext:value-type="float">
            <text:p>0.085306406</text:p>
          </table:table-cell>
          <table:table-cell office:value-type="float" office:value="41.8221385479" calcext:value-type="float">
            <text:p>41.8221385479</text:p>
          </table:table-cell>
          <table:table-cell office:value-type="float" office:value="5.86232614517" calcext:value-type="float">
            <text:p>5.862326145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3]/[.D93]" office:value-type="float" office:value="1" calcext:value-type="float">
            <text:p>1</text:p>
          </table:table-cell>
          <table:table-cell table:formula="of:=([.K93]+[.L93])/[.M93]" office:value-type="float" office:value="7.14860345810832" calcext:value-type="float">
            <text:p>7.1486034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470.20561756" calcext:value-type="float">
            <text:p>7470.20561756</text:p>
          </table:table-cell>
          <table:table-cell office:value-type="float" office:value="4992.58241769" calcext:value-type="float">
            <text:p>4992.58241769</text:p>
          </table:table-cell>
          <table:table-cell office:value-type="float" office:value="414" calcext:value-type="float">
            <text:p>41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0.146137475967" calcext:value-type="float">
            <text:p>0.146137476</text:p>
          </table:table-cell>
          <table:table-cell office:value-type="float" office:value="51.8801541328" calcext:value-type="float">
            <text:p>51.8801541328</text:p>
          </table:table-cell>
          <table:table-cell office:value-type="float" office:value="3.52201914787" calcext:value-type="float">
            <text:p>3.52201914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4]/[.D94]" office:value-type="float" office:value="1" calcext:value-type="float">
            <text:p>1</text:p>
          </table:table-cell>
          <table:table-cell table:formula="of:=([.K94]+[.L94])/[.M94]" office:value-type="float" office:value="14.7717231010032" calcext:value-type="float">
            <text:p>14.771723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97.46442035" calcext:value-type="float">
            <text:p>2797.46442035</text:p>
          </table:table-cell>
          <table:table-cell office:value-type="float" office:value="3072.7422471" calcext:value-type="float">
            <text:p>3072.7422471</text:p>
          </table:table-cell>
          <table:table-cell office:value-type="float" office:value="2051.26721394" calcext:value-type="float">
            <text:p>2051.26721394</text:p>
          </table:table-cell>
          <table:table-cell office:value-type="float" office:value="2274" calcext:value-type="float">
            <text:p>227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0.617143154144" calcext:value-type="float">
            <text:p>0.6171431541</text:p>
          </table:table-cell>
          <table:table-cell office:value-type="float" office:value="228.307514191" calcext:value-type="float">
            <text:p>228.307514191</text:p>
          </table:table-cell>
          <table:table-cell office:value-type="float" office:value="15.3650159836" calcext:value-type="float">
            <text:p>15.36501598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5]/[.D95]" office:value-type="float" office:value="1.09840261943906" calcext:value-type="float">
            <text:p>1.0984026194</text:p>
          </table:table-cell>
          <table:table-cell table:formula="of:=([.K95]+[.L95])/[.M95]" office:value-type="float" office:value="14.8990835798342" calcext:value-type="float">
            <text:p>14.8990835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61.50254319" calcext:value-type="float">
            <text:p>1961.50254319</text:p>
          </table:table-cell>
          <table:table-cell office:value-type="float" office:value="1989.83793486" calcext:value-type="float">
            <text:p>1989.83793486</text:p>
          </table:table-cell>
          <table:table-cell office:value-type="float" office:value="1352.36388075" calcext:value-type="float">
            <text:p>1352.36388075</text:p>
          </table:table-cell>
          <table:table-cell office:value-type="float" office:value="702" calcext:value-type="float">
            <text:p>702</text:p>
          </table:table-cell>
          <table:table-cell office:value-type="float" office:value="170" calcext:value-type="float">
            <text:p>170</text:p>
          </table:table-cell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0.237288475037" calcext:value-type="float">
            <text:p>0.237288475</text:p>
          </table:table-cell>
          <table:table-cell office:value-type="float" office:value="93.6333994865" calcext:value-type="float">
            <text:p>93.6333994865</text:p>
          </table:table-cell>
          <table:table-cell office:value-type="float" office:value="6.42274308205" calcext:value-type="float">
            <text:p>6.42274308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6]/[.D96]" office:value-type="float" office:value="1.01444575831338" calcext:value-type="float">
            <text:p>1.0144457583</text:p>
          </table:table-cell>
          <table:table-cell table:formula="of:=([.K96]+[.L96])/[.M96]" office:value-type="float" office:value="14.6153577626175" calcext:value-type="float">
            <text:p>14.6153577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79.16654558" calcext:value-type="float">
            <text:p>1279.16654558</text:p>
          </table:table-cell>
          <table:table-cell office:value-type="float" office:value="1350.98348682" calcext:value-type="float">
            <text:p>1350.98348682</text:p>
          </table:table-cell>
          <table:table-cell office:value-type="float" office:value="1104.03674493" calcext:value-type="float">
            <text:p>1104.0367449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30955982208" calcext:value-type="float">
            <text:p>0.0330955982</text:p>
          </table:table-cell>
          <table:table-cell office:value-type="float" office:value="16.1232323647" calcext:value-type="float">
            <text:p>16.1232323647</text:p>
          </table:table-cell>
          <table:table-cell office:value-type="float" office:value="3.82736611366" calcext:value-type="float">
            <text:p>3.82736611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7]/[.D97]" office:value-type="float" office:value="1.05614354244031" calcext:value-type="float">
            <text:p>1.0561435424</text:p>
          </table:table-cell>
          <table:table-cell table:formula="of:=([.K97]+[.L97])/[.M97]" office:value-type="float" office:value="4.22126535145366" calcext:value-type="float">
            <text:p>4.221265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18.88354561" calcext:value-type="float">
            <text:p>1918.88354561</text:p>
          </table:table-cell>
          <table:table-cell office:value-type="float" office:value="1940.59356715" calcext:value-type="float">
            <text:p>1940.59356715</text:p>
          </table:table-cell>
          <table:table-cell office:value-type="float" office:value="1311.93367359" calcext:value-type="float">
            <text:p>1311.93367359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.0345509052277" calcext:value-type="float">
            <text:p>0.0345509052</text:p>
          </table:table-cell>
          <table:table-cell office:value-type="float" office:value="22.8466367722" calcext:value-type="float">
            <text:p>22.8466367722</text:p>
          </table:table-cell>
          <table:table-cell office:value-type="float" office:value="4.66190910339" calcext:value-type="float">
            <text:p>4.661909103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98]/[.D98]" office:value-type="float" office:value="1.01131388175675" calcext:value-type="float">
            <text:p>1.0113138818</text:p>
          </table:table-cell>
          <table:table-cell table:formula="of:=([.K98]+[.L98])/[.M98]" office:value-type="float" office:value="4.90811536003334" calcext:value-type="float">
            <text:p>4.90811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848.99800282" calcext:value-type="float">
            <text:p>6848.99800282</text:p>
          </table:table-cell>
          <table:table-cell office:value-type="float" office:value="4580.78953207" calcext:value-type="float">
            <text:p>4580.78953207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062388420105" calcext:value-type="float">
            <text:p>0.0623884201</text:p>
          </table:table-cell>
          <table:table-cell office:value-type="float" office:value="30.0738213062" calcext:value-type="float">
            <text:p>30.0738213062</text:p>
          </table:table-cell>
          <table:table-cell office:value-type="float" office:value="4.58292198181" calcext:value-type="float">
            <text:p>4.582921981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formula="of:=[.E99]/[.D99]" office:value-type="float" office:value="1" calcext:value-type="float">
            <text:p>1</text:p>
          </table:table-cell>
          <table:table-cell table:formula="of:=([.K99]+[.L99])/[.M99]" office:value-type="float" office:value="6.57576320214879" calcext:value-type="float">
            <text:p>6.5757632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37.63683858" calcext:value-type="float">
            <text:p>5237.63683858</text:p>
          </table:table-cell>
          <table:table-cell office:value-type="float" office:value="3552.72861818" calcext:value-type="float">
            <text:p>3552.72861818</text:p>
          </table:table-cell>
          <table:table-cell office:value-type="float" office:value="342" calcext:value-type="float">
            <text:p>342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0.166256666183" calcext:value-type="float">
            <text:p>0.1662566662</text:p>
          </table:table-cell>
          <table:table-cell office:value-type="float" office:value="72.0339565277" calcext:value-type="float">
            <text:p>72.0339565277</text:p>
          </table:table-cell>
          <table:table-cell office:value-type="float" office:value="9.34735608101" calcext:value-type="float">
            <text:p>9.34735608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0]/[.D100]" office:value-type="float" office:value="1" calcext:value-type="float">
            <text:p>1</text:p>
          </table:table-cell>
          <table:table-cell table:formula="of:=([.K100]+[.L100])/[.M100]" office:value-type="float" office:value="7.72413210411062" calcext:value-type="float">
            <text:p>7.7241321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16.15370265" calcext:value-type="float">
            <text:p>3116.15370265</text:p>
          </table:table-cell>
          <table:table-cell office:value-type="float" office:value="3316.00880522" calcext:value-type="float">
            <text:p>3316.00880522</text:p>
          </table:table-cell>
          <table:table-cell office:value-type="float" office:value="2975.0246272" calcext:value-type="float">
            <text:p>2975.0246272</text:p>
          </table:table-cell>
          <table:table-cell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0.0846858024597" calcext:value-type="float">
            <text:p>0.0846858025</text:p>
          </table:table-cell>
          <table:table-cell office:value-type="float" office:value="33.8469669819" calcext:value-type="float">
            <text:p>33.8469669819</text:p>
          </table:table-cell>
          <table:table-cell office:value-type="float" office:value="2.99017190933" calcext:value-type="float">
            <text:p>2.99017190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1]/[.D101]" office:value-type="float" office:value="1.06413518768347" calcext:value-type="float">
            <text:p>1.0641351877</text:p>
          </table:table-cell>
          <table:table-cell table:formula="of:=([.K101]+[.L101])/[.M101]" office:value-type="float" office:value="11.3477264228473" calcext:value-type="float">
            <text:p>11.3477264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18.73296699" calcext:value-type="float">
            <text:p>2518.73296699</text:p>
          </table:table-cell>
          <table:table-cell office:value-type="float" office:value="2587.2592455" calcext:value-type="float">
            <text:p>2587.2592455</text:p>
          </table:table-cell>
          <table:table-cell office:value-type="float" office:value="2289.80297438" calcext:value-type="float">
            <text:p>2289.80297438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.0674257278442" calcext:value-type="float">
            <text:p>0.0674257278</text:p>
          </table:table-cell>
          <table:table-cell office:value-type="float" office:value="31.9747638702" calcext:value-type="float">
            <text:p>31.9747638702</text:p>
          </table:table-cell>
          <table:table-cell office:value-type="float" office:value="5.69865298271" calcext:value-type="float">
            <text:p>5.69865298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2]/[.D102]" office:value-type="float" office:value="1.02720664691656" calcext:value-type="float">
            <text:p>1.0272066469</text:p>
          </table:table-cell>
          <table:table-cell table:formula="of:=([.K102]+[.L102])/[.M102]" office:value-type="float" office:value="5.62276553691931" calcext:value-type="float">
            <text:p>5.6227655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58.57307752" calcext:value-type="float">
            <text:p>2758.57307752</text:p>
          </table:table-cell>
          <table:table-cell office:value-type="float" office:value="2896.32686763" calcext:value-type="float">
            <text:p>2896.32686763</text:p>
          </table:table-cell>
          <table:table-cell office:value-type="float" office:value="2360.42220545" calcext:value-type="float">
            <text:p>2360.42220545</text:p>
          </table:table-cell>
          <table:table-cell office:value-type="float" office:value="1098" calcext:value-type="float">
            <text:p>1098</text:p>
          </table:table-cell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.24452662468" calcext:value-type="float">
            <text:p>0.2445266247</text:p>
          </table:table-cell>
          <table:table-cell office:value-type="float" office:value="86.4126899242" calcext:value-type="float">
            <text:p>86.4126899242</text:p>
          </table:table-cell>
          <table:table-cell office:value-type="float" office:value="5.34693002701" calcext:value-type="float">
            <text:p>5.34693002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3]/[.D103]" office:value-type="float" office:value="1.04993661079077" calcext:value-type="float">
            <text:p>1.0499366108</text:p>
          </table:table-cell>
          <table:table-cell table:formula="of:=([.K103]+[.L103])/[.M103]" office:value-type="float" office:value="16.206910528309" calcext:value-type="float">
            <text:p>16.2069105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0.91171194" calcext:value-type="float">
            <text:p>4050.91171194</text:p>
          </table:table-cell>
          <table:table-cell office:value-type="float" office:value="5331.78349291" calcext:value-type="float">
            <text:p>5331.78349291</text:p>
          </table:table-cell>
          <table:table-cell office:value-type="float" office:value="3770.55317202" calcext:value-type="float">
            <text:p>3770.55317202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.11568236351" calcext:value-type="float">
            <text:p>0.1156823635</text:p>
          </table:table-cell>
          <table:table-cell office:value-type="float" office:value="39.8997375965" calcext:value-type="float">
            <text:p>39.8997375965</text:p>
          </table:table-cell>
          <table:table-cell office:value-type="float" office:value="5.68737006187" calcext:value-type="float">
            <text:p>5.68737006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4]/[.D104]" office:value-type="float" office:value="1.31619345768377" calcext:value-type="float">
            <text:p>1.3161934577</text:p>
          </table:table-cell>
          <table:table-cell table:formula="of:=([.K104]+[.L104])/[.M104]" office:value-type="float" office:value="7.0358389773661" calcext:value-type="float">
            <text:p>7.0358389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92.05433924" calcext:value-type="float">
            <text:p>3392.05433924</text:p>
          </table:table-cell>
          <table:table-cell office:value-type="float" office:value="3505.49040642" calcext:value-type="float">
            <text:p>3505.49040642</text:p>
          </table:table-cell>
          <table:table-cell office:value-type="float" office:value="3316.31588462" calcext:value-type="float">
            <text:p>3316.3158846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.0298109054565" calcext:value-type="float">
            <text:p>0.0298109055</text:p>
          </table:table-cell>
          <table:table-cell office:value-type="float" office:value="16.6708698273" calcext:value-type="float">
            <text:p>16.6708698273</text:p>
          </table:table-cell>
          <table:table-cell office:value-type="float" office:value="3.08132886887" calcext:value-type="float">
            <text:p>3.081328868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5]/[.D105]" office:value-type="float" office:value="1.03344170105642" calcext:value-type="float">
            <text:p>1.0334417011</text:p>
          </table:table-cell>
          <table:table-cell table:formula="of:=([.K105]+[.L105])/[.M105]" office:value-type="float" office:value="5.41996049220188" calcext:value-type="float">
            <text:p>5.419960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1.51266267" calcext:value-type="float">
            <text:p>3021.51266267</text:p>
          </table:table-cell>
          <table:table-cell office:value-type="float" office:value="3186.38011817" calcext:value-type="float">
            <text:p>3186.38011817</text:p>
          </table:table-cell>
          <table:table-cell office:value-type="float" office:value="2792.66004972" calcext:value-type="float">
            <text:p>2792.66004972</text:p>
          </table:table-cell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.0781984329224" calcext:value-type="float">
            <text:p>0.0781984329</text:p>
          </table:table-cell>
          <table:table-cell office:value-type="float" office:value="32.0635282993" calcext:value-type="float">
            <text:p>32.0635282993</text:p>
          </table:table-cell>
          <table:table-cell office:value-type="float" office:value="8.78963780403" calcext:value-type="float">
            <text:p>8.78963780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6]/[.D106]" office:value-type="float" office:value="1.05456454230257" calcext:value-type="float">
            <text:p>1.0545645423</text:p>
          </table:table-cell>
          <table:table-cell table:formula="of:=([.K106]+[.L106])/[.M106]" office:value-type="float" office:value="3.65677488069936" calcext:value-type="float">
            <text:p>3.656774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5.76020929" calcext:value-type="float">
            <text:p>2355.76020929</text:p>
          </table:table-cell>
          <table:table-cell office:value-type="float" office:value="2768.95659923" calcext:value-type="float">
            <text:p>2768.95659923</text:p>
          </table:table-cell>
          <table:table-cell office:value-type="float" office:value="2224.73367049" calcext:value-type="float">
            <text:p>2224.7336704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0620279312134" calcext:value-type="float">
            <text:p>0.0620279312</text:p>
          </table:table-cell>
          <table:table-cell office:value-type="float" office:value="26.8321199417" calcext:value-type="float">
            <text:p>26.8321199417</text:p>
          </table:table-cell>
          <table:table-cell office:value-type="float" office:value="3.77078104019" calcext:value-type="float">
            <text:p>3.770781040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7]/[.D107]" office:value-type="float" office:value="1.17539832293225" calcext:value-type="float">
            <text:p>1.1753983229</text:p>
          </table:table-cell>
          <table:table-cell table:formula="of:=([.K107]+[.L107])/[.M107]" office:value-type="float" office:value="7.132248620715" calcext:value-type="float">
            <text:p>7.1322486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85.90568848" calcext:value-type="float">
            <text:p>2285.90568848</text:p>
          </table:table-cell>
          <table:table-cell office:value-type="float" office:value="2513.34484142" calcext:value-type="float">
            <text:p>2513.34484142</text:p>
          </table:table-cell>
          <table:table-cell office:value-type="float" office:value="2031.68446304" calcext:value-type="float">
            <text:p>2031.68446304</text:p>
          </table:table-cell>
          <table:table-cell office:value-type="float" office:value="618" calcext:value-type="float">
            <text:p>618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0.106766700745" calcext:value-type="float">
            <text:p>0.1067667007</text:p>
          </table:table-cell>
          <table:table-cell office:value-type="float" office:value="51.1468918324" calcext:value-type="float">
            <text:p>51.1468918324</text:p>
          </table:table-cell>
          <table:table-cell office:value-type="float" office:value="3.24433708191" calcext:value-type="float">
            <text:p>3.24433708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8]/[.D108]" office:value-type="float" office:value="1.09949629771963" calcext:value-type="float">
            <text:p>1.0994962977</text:p>
          </table:table-cell>
          <table:table-cell table:formula="of:=([.K108]+[.L108])/[.M108]" office:value-type="float" office:value="15.7978832775819" calcext:value-type="float">
            <text:p>15.7978832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70.88908551" calcext:value-type="float">
            <text:p>2770.88908551</text:p>
          </table:table-cell>
          <table:table-cell office:value-type="float" office:value="4997.18832386" calcext:value-type="float">
            <text:p>4997.18832386</text:p>
          </table:table-cell>
          <table:table-cell office:value-type="float" office:value="2496.03713694" calcext:value-type="float">
            <text:p>2496.0371369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.0412755012512" calcext:value-type="float">
            <text:p>0.0412755013</text:p>
          </table:table-cell>
          <table:table-cell office:value-type="float" office:value="20.5414483547" calcext:value-type="float">
            <text:p>20.5414483547</text:p>
          </table:table-cell>
          <table:table-cell office:value-type="float" office:value="3.41697406769" calcext:value-type="float">
            <text:p>3.416974067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09]/[.D109]" office:value-type="float" office:value="1.80346025035507" calcext:value-type="float">
            <text:p>1.8034602504</text:p>
          </table:table-cell>
          <table:table-cell table:formula="of:=([.K109]+[.L109])/[.M109]" office:value-type="float" office:value="6.02366990448537" calcext:value-type="float">
            <text:p>6.0236699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08.87292313" calcext:value-type="float">
            <text:p>3208.87292313</text:p>
          </table:table-cell>
          <table:table-cell office:value-type="float" office:value="3762.80213109" calcext:value-type="float">
            <text:p>3762.80213109</text:p>
          </table:table-cell>
          <table:table-cell office:value-type="float" office:value="2889.71398153" calcext:value-type="float">
            <text:p>2889.71398153</text:p>
          </table:table-cell>
          <table:table-cell office:value-type="float" office:value="338" calcext:value-type="float">
            <text:p>33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0.0757479667664" calcext:value-type="float">
            <text:p>0.0757479668</text:p>
          </table:table-cell>
          <table:table-cell office:value-type="float" office:value="35.0805420876" calcext:value-type="float">
            <text:p>35.0805420876</text:p>
          </table:table-cell>
          <table:table-cell office:value-type="float" office:value="4.31919288635" calcext:value-type="float">
            <text:p>4.31919288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0]/[.D110]" office:value-type="float" office:value="1.17262422701977" calcext:value-type="float">
            <text:p>1.172624227</text:p>
          </table:table-cell>
          <table:table-cell table:formula="of:=([.K110]+[.L110])/[.M110]" office:value-type="float" office:value="8.13955083262692" calcext:value-type="float">
            <text:p>8.1395508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31.18998999" calcext:value-type="float">
            <text:p>2231.18998999</text:p>
          </table:table-cell>
          <table:table-cell office:value-type="float" office:value="2300.69913146" calcext:value-type="float">
            <text:p>2300.69913146</text:p>
          </table:table-cell>
          <table:table-cell office:value-type="float" office:value="2025.42479529" calcext:value-type="float">
            <text:p>2025.42479529</text:p>
          </table:table-cell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0.0715444087982" calcext:value-type="float">
            <text:p>0.0715444088</text:p>
          </table:table-cell>
          <table:table-cell office:value-type="float" office:value="31.9614977837" calcext:value-type="float">
            <text:p>31.9614977837</text:p>
          </table:table-cell>
          <table:table-cell office:value-type="float" office:value="4.95896196365" calcext:value-type="float">
            <text:p>4.958961963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1]/[.D111]" office:value-type="float" office:value="1.03115339427922" calcext:value-type="float">
            <text:p>1.0311533943</text:p>
          </table:table-cell>
          <table:table-cell table:formula="of:=([.K111]+[.L111])/[.M111]" office:value-type="float" office:value="6.45962651605429" calcext:value-type="float">
            <text:p>6.4596265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7.78792697" calcext:value-type="float">
            <text:p>2047.78792697</text:p>
          </table:table-cell>
          <table:table-cell office:value-type="float" office:value="2436.27630095" calcext:value-type="float">
            <text:p>2436.27630095</text:p>
          </table:table-cell>
          <table:table-cell office:value-type="float" office:value="1862.26159043" calcext:value-type="float">
            <text:p>1862.2615904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0.0386979579926" calcext:value-type="float">
            <text:p>0.038697958</text:p>
          </table:table-cell>
          <table:table-cell office:value-type="float" office:value="17.958199501" calcext:value-type="float">
            <text:p>17.958199501</text:p>
          </table:table-cell>
          <table:table-cell office:value-type="float" office:value="3.74459600449" calcext:value-type="float">
            <text:p>3.744596004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2]/[.D112]" office:value-type="float" office:value="1.18971123369929" calcext:value-type="float">
            <text:p>1.1897112337</text:p>
          </table:table-cell>
          <table:table-cell table:formula="of:=([.K112]+[.L112])/[.M112]" office:value-type="float" office:value="4.80609855840609" calcext:value-type="float">
            <text:p>4.8060985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90.70379961" calcext:value-type="float">
            <text:p>2490.70379961</text:p>
          </table:table-cell>
          <table:table-cell office:value-type="float" office:value="3147.96805049" calcext:value-type="float">
            <text:p>3147.96805049</text:p>
          </table:table-cell>
          <table:table-cell office:value-type="float" office:value="2251.40819642" calcext:value-type="float">
            <text:p>2251.40819642</text:p>
          </table:table-cell>
          <table:table-cell office:value-type="float" office:value="582" calcext:value-type="float">
            <text:p>582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1093313694" calcext:value-type="float">
            <text:p>0.1093313694</text:p>
          </table:table-cell>
          <table:table-cell office:value-type="float" office:value="48.4384031296" calcext:value-type="float">
            <text:p>48.4384031296</text:p>
          </table:table-cell>
          <table:table-cell office:value-type="float" office:value="4.09516596794" calcext:value-type="float">
            <text:p>4.09516596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3]/[.D113]" office:value-type="float" office:value="1.26388695877162" calcext:value-type="float">
            <text:p>1.2638869588</text:p>
          </table:table-cell>
          <table:table-cell table:formula="of:=([.K113]+[.L113])/[.M113]" office:value-type="float" office:value="11.8548881483846" calcext:value-type="float">
            <text:p>11.854888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87.20700498" calcext:value-type="float">
            <text:p>2587.20700498</text:p>
          </table:table-cell>
          <table:table-cell office:value-type="float" office:value="4303.38744987" calcext:value-type="float">
            <text:p>4303.38744987</text:p>
          </table:table-cell>
          <table:table-cell office:value-type="float" office:value="2372.84107835" calcext:value-type="float">
            <text:p>2372.84107835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0.0967719554901" calcext:value-type="float">
            <text:p>0.0967719555</text:p>
          </table:table-cell>
          <table:table-cell office:value-type="float" office:value="40.7691206932" calcext:value-type="float">
            <text:p>40.7691206932</text:p>
          </table:table-cell>
          <table:table-cell office:value-type="float" office:value="4.6953291893" calcext:value-type="float">
            <text:p>4.695329189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4]/[.D114]" office:value-type="float" office:value="1.66333325535475" calcext:value-type="float">
            <text:p>1.6633332554</text:p>
          </table:table-cell>
          <table:table-cell table:formula="of:=([.K114]+[.L114])/[.M114]" office:value-type="float" office:value="8.7035202434406" calcext:value-type="float">
            <text:p>8.7035202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88.72299957" calcext:value-type="float">
            <text:p>2688.72299957</text:p>
          </table:table-cell>
          <table:table-cell office:value-type="float" office:value="3133.8779924" calcext:value-type="float">
            <text:p>3133.8779924</text:p>
          </table:table-cell>
          <table:table-cell office:value-type="float" office:value="2167.00401185" calcext:value-type="float">
            <text:p>2167.00401185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9027929306" calcext:value-type="float">
            <text:p>0.0390279293</text:p>
          </table:table-cell>
          <table:table-cell office:value-type="float" office:value="20.9859106541" calcext:value-type="float">
            <text:p>20.9859106541</text:p>
          </table:table-cell>
          <table:table-cell office:value-type="float" office:value="2.87183594704" calcext:value-type="float">
            <text:p>2.87183594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5]/[.D115]" office:value-type="float" office:value="1.16556372408061" calcext:value-type="float">
            <text:p>1.1655637241</text:p>
          </table:table-cell>
          <table:table-cell table:formula="of:=([.K115]+[.L115])/[.M115]" office:value-type="float" office:value="7.32107925770495" calcext:value-type="float">
            <text:p>7.3210792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99.03358308" calcext:value-type="float">
            <text:p>1799.03358308</text:p>
          </table:table-cell>
          <table:table-cell office:value-type="float" office:value="1846.52889888" calcext:value-type="float">
            <text:p>1846.52889888</text:p>
          </table:table-cell>
          <table:table-cell office:value-type="float" office:value="1603.58395577" calcext:value-type="float">
            <text:p>1603.58395577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0.0585107803345" calcext:value-type="float">
            <text:p>0.0585107803</text:p>
          </table:table-cell>
          <table:table-cell office:value-type="float" office:value="25.8347859383" calcext:value-type="float">
            <text:p>25.8347859383</text:p>
          </table:table-cell>
          <table:table-cell office:value-type="float" office:value="3.89146614075" calcext:value-type="float">
            <text:p>3.891466140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6]/[.D116]" office:value-type="float" office:value="1.02640046091785" calcext:value-type="float">
            <text:p>1.0264004609</text:p>
          </table:table-cell>
          <table:table-cell table:formula="of:=([.K116]+[.L116])/[.M116]" office:value-type="float" office:value="6.65386663589063" calcext:value-type="float">
            <text:p>6.6538666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84.74279727" calcext:value-type="float">
            <text:p>2084.74279727</text:p>
          </table:table-cell>
          <table:table-cell office:value-type="float" office:value="2143.20840805" calcext:value-type="float">
            <text:p>2143.20840805</text:p>
          </table:table-cell>
          <table:table-cell office:value-type="float" office:value="1867.49456281" calcext:value-type="float">
            <text:p>1867.49456281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.0378069877625" calcext:value-type="float">
            <text:p>0.0378069878</text:p>
          </table:table-cell>
          <table:table-cell office:value-type="float" office:value="15.8843846321" calcext:value-type="float">
            <text:p>15.8843846321</text:p>
          </table:table-cell>
          <table:table-cell office:value-type="float" office:value="3.86350488663" calcext:value-type="float">
            <text:p>3.863504886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7]/[.D117]" office:value-type="float" office:value="1.02804451985951" calcext:value-type="float">
            <text:p>1.0280445199</text:p>
          </table:table-cell>
          <table:table-cell table:formula="of:=([.K117]+[.L117])/[.M117]" office:value-type="float" office:value="4.12117807200468" calcext:value-type="float">
            <text:p>4.121178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78.57695347" calcext:value-type="float">
            <text:p>1578.57695347</text:p>
          </table:table-cell>
          <table:table-cell office:value-type="float" office:value="1760.81447535" calcext:value-type="float">
            <text:p>1760.81447535</text:p>
          </table:table-cell>
          <table:table-cell office:value-type="float" office:value="1356.52599924" calcext:value-type="float">
            <text:p>1356.52599924</text:p>
          </table:table-cell>
          <table:table-cell office:value-type="float" office:value="658" calcext:value-type="float">
            <text:p>658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0.137775182724" calcext:value-type="float">
            <text:p>0.1377751827</text:p>
          </table:table-cell>
          <table:table-cell office:value-type="float" office:value="67.6670372486" calcext:value-type="float">
            <text:p>67.6670372486</text:p>
          </table:table-cell>
          <table:table-cell office:value-type="float" office:value="4.37310600281" calcext:value-type="float">
            <text:p>4.373106002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8]/[.D118]" office:value-type="float" office:value="1.11544417994917" calcext:value-type="float">
            <text:p>1.1154441799</text:p>
          </table:table-cell>
          <table:table-cell table:formula="of:=([.K118]+[.L118])/[.M118]" office:value-type="float" office:value="15.5049551480698" calcext:value-type="float">
            <text:p>15.5049551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90.40535774" calcext:value-type="float">
            <text:p>1990.40535774</text:p>
          </table:table-cell>
          <table:table-cell office:value-type="float" office:value="2203.61451768" calcext:value-type="float">
            <text:p>2203.61451768</text:p>
          </table:table-cell>
          <table:table-cell office:value-type="float" office:value="1763.2411754" calcext:value-type="float">
            <text:p>1763.2411754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.0738067626953" calcext:value-type="float">
            <text:p>0.0738067627</text:p>
          </table:table-cell>
          <table:table-cell office:value-type="float" office:value="34.7804100513" calcext:value-type="float">
            <text:p>34.7804100513</text:p>
          </table:table-cell>
          <table:table-cell office:value-type="float" office:value="5.66541385651" calcext:value-type="float">
            <text:p>5.665413856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19]/[.D119]" office:value-type="float" office:value="1.10711846162939" calcext:value-type="float">
            <text:p>1.1071184616</text:p>
          </table:table-cell>
          <table:table-cell table:formula="of:=([.K119]+[.L119])/[.M119]" office:value-type="float" office:value="6.15210427636193" calcext:value-type="float">
            <text:p>6.1521042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39.99504944" calcext:value-type="float">
            <text:p>2539.99504944</text:p>
          </table:table-cell>
          <table:table-cell office:value-type="float" office:value="3368.65256757" calcext:value-type="float">
            <text:p>3368.65256757</text:p>
          </table:table-cell>
          <table:table-cell office:value-type="float" office:value="2167.26010677" calcext:value-type="float">
            <text:p>2167.26010677</text:p>
          </table:table-cell>
          <table:table-cell office:value-type="float" office:value="854" calcext:value-type="float">
            <text:p>854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0.175452232361" calcext:value-type="float">
            <text:p>0.1754522324</text:p>
          </table:table-cell>
          <table:table-cell office:value-type="float" office:value="75.2974262238" calcext:value-type="float">
            <text:p>75.2974262238</text:p>
          </table:table-cell>
          <table:table-cell office:value-type="float" office:value="3.57386517525" calcext:value-type="float">
            <text:p>3.573865175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0]/[.D120]" office:value-type="float" office:value="1.32624375323594" calcext:value-type="float">
            <text:p>1.3262437532</text:p>
          </table:table-cell>
          <table:table-cell table:formula="of:=([.K120]+[.L120])/[.M120]" office:value-type="float" office:value="21.1179982330703" calcext:value-type="float">
            <text:p>21.117998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00.25278025" calcext:value-type="float">
            <text:p>1800.25278025</text:p>
          </table:table-cell>
          <table:table-cell office:value-type="float" office:value="1846.06646534" calcext:value-type="float">
            <text:p>1846.06646534</text:p>
          </table:table-cell>
          <table:table-cell office:value-type="float" office:value="1580.77381065" calcext:value-type="float">
            <text:p>1580.77381065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0.0676701068878" calcext:value-type="float">
            <text:p>0.0676701069</text:p>
          </table:table-cell>
          <table:table-cell office:value-type="float" office:value="34.3515388966" calcext:value-type="float">
            <text:p>34.3515388966</text:p>
          </table:table-cell>
          <table:table-cell office:value-type="float" office:value="3.23823285103" calcext:value-type="float">
            <text:p>3.2382328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1]/[.D121]" office:value-type="float" office:value="1.02544847345473" calcext:value-type="float">
            <text:p>1.0254484735</text:p>
          </table:table-cell>
          <table:table-cell table:formula="of:=([.K121]+[.L121])/[.M121]" office:value-type="float" office:value="10.6290098911633" calcext:value-type="float">
            <text:p>10.6290098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56.70762974" calcext:value-type="float">
            <text:p>1856.70762974</text:p>
          </table:table-cell>
          <table:table-cell office:value-type="float" office:value="1968.11513554" calcext:value-type="float">
            <text:p>1968.11513554</text:p>
          </table:table-cell>
          <table:table-cell office:value-type="float" office:value="1616.06934844" calcext:value-type="float">
            <text:p>1616.06934844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0.0731055736542" calcext:value-type="float">
            <text:p>0.0731055737</text:p>
          </table:table-cell>
          <table:table-cell office:value-type="float" office:value="35.6456105709" calcext:value-type="float">
            <text:p>35.6456105709</text:p>
          </table:table-cell>
          <table:table-cell office:value-type="float" office:value="6.05349993706" calcext:value-type="float">
            <text:p>6.05349993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2]/[.D122]" office:value-type="float" office:value="1.06000271879941" calcext:value-type="float">
            <text:p>1.0600027188</text:p>
          </table:table-cell>
          <table:table-cell table:formula="of:=([.K122]+[.L122])/[.M122]" office:value-type="float" office:value="5.90050656908104" calcext:value-type="float">
            <text:p>5.9005065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7.67331304" calcext:value-type="float">
            <text:p>1837.67331304</text:p>
          </table:table-cell>
          <table:table-cell office:value-type="float" office:value="2144.09610036" calcext:value-type="float">
            <text:p>2144.09610036</text:p>
          </table:table-cell>
          <table:table-cell office:value-type="float" office:value="1582.86106994" calcext:value-type="float">
            <text:p>1582.86106994</text:p>
          </table:table-cell>
          <table:table-cell office:value-type="float" office:value="554" calcext:value-type="float">
            <text:p>554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0.132924556732" calcext:value-type="float">
            <text:p>0.1329245567</text:p>
          </table:table-cell>
          <table:table-cell office:value-type="float" office:value="53.4379348755" calcext:value-type="float">
            <text:p>53.4379348755</text:p>
          </table:table-cell>
          <table:table-cell office:value-type="float" office:value="4.44429111481" calcext:value-type="float">
            <text:p>4.44429111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3]/[.D123]" office:value-type="float" office:value="1.16674497319281" calcext:value-type="float">
            <text:p>1.1667449732</text:p>
          </table:table-cell>
          <table:table-cell table:formula="of:=([.K123]+[.L123])/[.M123]" office:value-type="float" office:value="12.0538592203635" calcext:value-type="float">
            <text:p>12.0538592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23.62892488" calcext:value-type="float">
            <text:p>1623.62892488</text:p>
          </table:table-cell>
          <table:table-cell office:value-type="float" office:value="1695.54622898" calcext:value-type="float">
            <text:p>1695.54622898</text:p>
          </table:table-cell>
          <table:table-cell office:value-type="float" office:value="1451.07801072" calcext:value-type="float">
            <text:p>1451.07801072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0360357761383" calcext:value-type="float">
            <text:p>0.0360357761</text:p>
          </table:table-cell>
          <table:table-cell office:value-type="float" office:value="19.7859675884" calcext:value-type="float">
            <text:p>19.7859675884</text:p>
          </table:table-cell>
          <table:table-cell office:value-type="float" office:value="4.73050498962" calcext:value-type="float">
            <text:p>4.730504989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4]/[.D124]" office:value-type="float" office:value="1.04429417522561" calcext:value-type="float">
            <text:p>1.0442941752</text:p>
          </table:table-cell>
          <table:table-cell table:formula="of:=([.K124]+[.L124])/[.M124]" office:value-type="float" office:value="4.19025102140958" calcext:value-type="float">
            <text:p>4.1902510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92.58831427" calcext:value-type="float">
            <text:p>2092.58831427</text:p>
          </table:table-cell>
          <table:table-cell office:value-type="float" office:value="2240.38024285" calcext:value-type="float">
            <text:p>2240.38024285</text:p>
          </table:table-cell>
          <table:table-cell office:value-type="float" office:value="1660.56644426" calcext:value-type="float">
            <text:p>1660.56644426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0.0542814731598" calcext:value-type="float">
            <text:p>0.0542814732</text:p>
          </table:table-cell>
          <table:table-cell office:value-type="float" office:value="26.0626261234" calcext:value-type="float">
            <text:p>26.0626261234</text:p>
          </table:table-cell>
          <table:table-cell office:value-type="float" office:value="4.11707496643" calcext:value-type="float">
            <text:p>4.11707496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5]/[.D125]" office:value-type="float" office:value="1.07062637575301" calcext:value-type="float">
            <text:p>1.0706263758</text:p>
          </table:table-cell>
          <table:table-cell table:formula="of:=([.K125]+[.L125])/[.M125]" office:value-type="float" office:value="6.34355891245923" calcext:value-type="float">
            <text:p>6.3435589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73.59537776" calcext:value-type="float">
            <text:p>1473.59537776</text:p>
          </table:table-cell>
          <table:table-cell office:value-type="float" office:value="1673.18272584" calcext:value-type="float">
            <text:p>1673.18272584</text:p>
          </table:table-cell>
          <table:table-cell office:value-type="float" office:value="1315.66084881" calcext:value-type="float">
            <text:p>1315.66084881</text:p>
          </table:table-cell>
          <table:table-cell office:value-type="float" office:value="382" calcext:value-type="float">
            <text:p>38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0.0750706195831" calcext:value-type="float">
            <text:p>0.0750706196</text:p>
          </table:table-cell>
          <table:table-cell office:value-type="float" office:value="37.107575655" calcext:value-type="float">
            <text:p>37.107575655</text:p>
          </table:table-cell>
          <table:table-cell office:value-type="float" office:value="4.48411393166" calcext:value-type="float">
            <text:p>4.484113931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6]/[.D126]" office:value-type="float" office:value="1.13544243629713" calcext:value-type="float">
            <text:p>1.1354424363</text:p>
          </table:table-cell>
          <table:table-cell table:formula="of:=([.K126]+[.L126])/[.M126]" office:value-type="float" office:value="8.29208330592489" calcext:value-type="float">
            <text:p>8.2920833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61.68182569" calcext:value-type="float">
            <text:p>1761.68182569</text:p>
          </table:table-cell>
          <table:table-cell office:value-type="float" office:value="2054.41297983" calcext:value-type="float">
            <text:p>2054.41297983</text:p>
          </table:table-cell>
          <table:table-cell office:value-type="float" office:value="1558.13264901" calcext:value-type="float">
            <text:p>1558.13264901</text:p>
          </table:table-cell>
          <table:table-cell office:value-type="float" office:value="374" calcext:value-type="float">
            <text:p>37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.088675737381" calcext:value-type="float">
            <text:p>0.0886757374</text:p>
          </table:table-cell>
          <table:table-cell office:value-type="float" office:value="38.5481729507" calcext:value-type="float">
            <text:p>38.5481729507</text:p>
          </table:table-cell>
          <table:table-cell office:value-type="float" office:value="5.05050516129" calcext:value-type="float">
            <text:p>5.050505161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7]/[.D127]" office:value-type="float" office:value="1.16616573428368" calcext:value-type="float">
            <text:p>1.1661657343</text:p>
          </table:table-cell>
          <table:table-cell table:formula="of:=([.K127]+[.L127])/[.M127]" office:value-type="float" office:value="7.65009587243197" calcext:value-type="float">
            <text:p>7.650095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28.07283277" calcext:value-type="float">
            <text:p>1628.07283277</text:p>
          </table:table-cell>
          <table:table-cell office:value-type="float" office:value="1703.67203596" calcext:value-type="float">
            <text:p>1703.67203596</text:p>
          </table:table-cell>
          <table:table-cell office:value-type="float" office:value="1381.0367905" calcext:value-type="float">
            <text:p>1381.0367905</text:p>
          </table:table-cell>
          <table:table-cell office:value-type="float" office:value="554" calcext:value-type="float">
            <text:p>554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.113447189331" calcext:value-type="float">
            <text:p>0.1134471893</text:p>
          </table:table-cell>
          <table:table-cell office:value-type="float" office:value="48.1948502064" calcext:value-type="float">
            <text:p>48.1948502064</text:p>
          </table:table-cell>
          <table:table-cell office:value-type="float" office:value="5.00244307518" calcext:value-type="float">
            <text:p>5.00244307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8]/[.D128]" office:value-type="float" office:value="1.04643477961694" calcext:value-type="float">
            <text:p>1.0464347796</text:p>
          </table:table-cell>
          <table:table-cell table:formula="of:=([.K128]+[.L128])/[.M128]" office:value-type="float" office:value="9.656940952595" calcext:value-type="float">
            <text:p>9.6569409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93.65404668" calcext:value-type="float">
            <text:p>1293.65404668</text:p>
          </table:table-cell>
          <table:table-cell office:value-type="float" office:value="1343.90227815" calcext:value-type="float">
            <text:p>1343.90227815</text:p>
          </table:table-cell>
          <table:table-cell office:value-type="float" office:value="1032.18266956" calcext:value-type="float">
            <text:p>1032.18266956</text:p>
          </table:table-cell>
          <table:table-cell office:value-type="float" office:value="974" calcext:value-type="float">
            <text:p>974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0.189694404602" calcext:value-type="float">
            <text:p>0.1896944046</text:p>
          </table:table-cell>
          <table:table-cell office:value-type="float" office:value="94.5242199898" calcext:value-type="float">
            <text:p>94.5242199898</text:p>
          </table:table-cell>
          <table:table-cell office:value-type="float" office:value="3.30138993263" calcext:value-type="float">
            <text:p>3.30138993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29]/[.D129]" office:value-type="float" office:value="1.03884209352489" calcext:value-type="float">
            <text:p>1.0388420935</text:p>
          </table:table-cell>
          <table:table-cell table:formula="of:=([.K129]+[.L129])/[.M129]" office:value-type="float" office:value="28.6891025680658" calcext:value-type="float">
            <text:p>28.6891025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99.17808723" calcext:value-type="float">
            <text:p>1699.17808723</text:p>
          </table:table-cell>
          <table:table-cell office:value-type="float" office:value="2263.26340516" calcext:value-type="float">
            <text:p>2263.26340516</text:p>
          </table:table-cell>
          <table:table-cell office:value-type="float" office:value="1445.05923003" calcext:value-type="float">
            <text:p>1445.05923003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0.0564594268799" calcext:value-type="float">
            <text:p>0.0564594269</text:p>
          </table:table-cell>
          <table:table-cell office:value-type="float" office:value="26.355619669" calcext:value-type="float">
            <text:p>26.355619669</text:p>
          </table:table-cell>
          <table:table-cell office:value-type="float" office:value="5.09982609749" calcext:value-type="float">
            <text:p>5.09982609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0]/[.D130]" office:value-type="float" office:value="1.33197539573358" calcext:value-type="float">
            <text:p>1.3319753957</text:p>
          </table:table-cell>
          <table:table-cell table:formula="of:=([.K130]+[.L130])/[.M130]" office:value-type="float" office:value="5.17901563523494" calcext:value-type="float">
            <text:p>5.1790156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3.07482201" calcext:value-type="float">
            <text:p>1453.07482201</text:p>
          </table:table-cell>
          <table:table-cell office:value-type="float" office:value="1740.95165428" calcext:value-type="float">
            <text:p>1740.95165428</text:p>
          </table:table-cell>
          <table:table-cell office:value-type="float" office:value="1237.75511122" calcext:value-type="float">
            <text:p>1237.75511122</text:p>
          </table:table-cell>
          <table:table-cell office:value-type="float" office:value="530" calcext:value-type="float">
            <text:p>53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8686666489" calcext:value-type="float">
            <text:p>0.1286866665</text:p>
          </table:table-cell>
          <table:table-cell office:value-type="float" office:value="61.1994655132" calcext:value-type="float">
            <text:p>61.1994655132</text:p>
          </table:table-cell>
          <table:table-cell office:value-type="float" office:value="6.68477797508" calcext:value-type="float">
            <text:p>6.68477797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1]/[.D131]" office:value-type="float" office:value="1.1981156289473" calcext:value-type="float">
            <text:p>1.1981156289</text:p>
          </table:table-cell>
          <table:table-cell table:formula="of:=([.K131]+[.L131])/[.M131]" office:value-type="float" office:value="9.17429904303666" calcext:value-type="float">
            <text:p>9.174299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18.94999842" calcext:value-type="float">
            <text:p>1618.94999842</text:p>
          </table:table-cell>
          <table:table-cell office:value-type="float" office:value="1734.82217253" calcext:value-type="float">
            <text:p>1734.82217253</text:p>
          </table:table-cell>
          <table:table-cell office:value-type="float" office:value="1285.87089797" calcext:value-type="float">
            <text:p>1285.87089797</text:p>
          </table:table-cell>
          <table:table-cell office:value-type="float" office:value="566" calcext:value-type="float">
            <text:p>566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105241537094" calcext:value-type="float">
            <text:p>0.1052415371</text:p>
          </table:table-cell>
          <table:table-cell office:value-type="float" office:value="52.389469862" calcext:value-type="float">
            <text:p>52.389469862</text:p>
          </table:table-cell>
          <table:table-cell office:value-type="float" office:value="4.82782196999" calcext:value-type="float">
            <text:p>4.8278219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2]/[.D132]" office:value-type="float" office:value="1.07157242300447" calcext:value-type="float">
            <text:p>1.071572423</text:p>
          </table:table-cell>
          <table:table-cell table:formula="of:=([.K132]+[.L132])/[.M132]" office:value-type="float" office:value="10.873373485063" calcext:value-type="float">
            <text:p>10.873373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80.66140504" calcext:value-type="float">
            <text:p>1580.66140504</text:p>
          </table:table-cell>
          <table:table-cell office:value-type="float" office:value="1716.52958704" calcext:value-type="float">
            <text:p>1716.52958704</text:p>
          </table:table-cell>
          <table:table-cell office:value-type="float" office:value="1261.37714083" calcext:value-type="float">
            <text:p>1261.37714083</text:p>
          </table:table-cell>
          <table:table-cell office:value-type="float" office:value="354" calcext:value-type="float">
            <text:p>354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0.111159324646" calcext:value-type="float">
            <text:p>0.1111593246</text:p>
          </table:table-cell>
          <table:table-cell office:value-type="float" office:value="52.8014380932" calcext:value-type="float">
            <text:p>52.8014380932</text:p>
          </table:table-cell>
          <table:table-cell office:value-type="float" office:value="5.95598006248" calcext:value-type="float">
            <text:p>5.95598006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3]/[.D133]" office:value-type="float" office:value="1.08595653791937" calcext:value-type="float">
            <text:p>1.0859565379</text:p>
          </table:table-cell>
          <table:table-cell table:formula="of:=([.K133]+[.L133])/[.M133]" office:value-type="float" office:value="8.88394468463244" calcext:value-type="float">
            <text:p>8.8839446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41.66156808" calcext:value-type="float">
            <text:p>1241.66156808</text:p>
          </table:table-cell>
          <table:table-cell office:value-type="float" office:value="1430.84103178" calcext:value-type="float">
            <text:p>1430.84103178</text:p>
          </table:table-cell>
          <table:table-cell office:value-type="float" office:value="1031.69277172" calcext:value-type="float">
            <text:p>1031.69277172</text:p>
          </table:table-cell>
          <table:table-cell office:value-type="float" office:value="654" calcext:value-type="float">
            <text:p>654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.117277622223" calcext:value-type="float">
            <text:p>0.1172776222</text:p>
          </table:table-cell>
          <table:table-cell office:value-type="float" office:value="60.5162456036" calcext:value-type="float">
            <text:p>60.5162456036</text:p>
          </table:table-cell>
          <table:table-cell office:value-type="float" office:value="2.67489600182" calcext:value-type="float">
            <text:p>2.674896001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4]/[.D134]" office:value-type="float" office:value="1.15235992525124" calcext:value-type="float">
            <text:p>1.1523599253</text:p>
          </table:table-cell>
          <table:table-cell table:formula="of:=([.K134]+[.L134])/[.M134]" office:value-type="float" office:value="22.667618922219" calcext:value-type="float">
            <text:p>22.6676189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3.2592692" calcext:value-type="float">
            <text:p>1503.2592692</text:p>
          </table:table-cell>
          <table:table-cell office:value-type="float" office:value="1246.51421704" calcext:value-type="float">
            <text:p>1246.51421704</text:p>
          </table:table-cell>
          <table:table-cell office:value-type="float" office:value="478" calcext:value-type="float">
            <text:p>478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0.116919755936" calcext:value-type="float">
            <text:p>0.1169197559</text:p>
          </table:table-cell>
          <table:table-cell office:value-type="float" office:value="50.2360835075" calcext:value-type="float">
            <text:p>50.2360835075</text:p>
          </table:table-cell>
          <table:table-cell office:value-type="float" office:value="5.40575385094" calcext:value-type="float">
            <text:p>5.405753850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5]/[.D135]" office:value-type="float" office:value="1" calcext:value-type="float">
            <text:p>1</text:p>
          </table:table-cell>
          <table:table-cell table:formula="of:=([.K135]+[.L135])/[.M135]" office:value-type="float" office:value="9.31470515526344" calcext:value-type="float">
            <text:p>9.314705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0.977472" calcext:value-type="float">
            <text:p>1010.977472</text:p>
          </table:table-cell>
          <table:table-cell office:value-type="float" office:value="840.681183471" calcext:value-type="float">
            <text:p>840.68118347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.0594465732574" calcext:value-type="float">
            <text:p>0.0594465733</text:p>
          </table:table-cell>
          <table:table-cell office:value-type="float" office:value="34.403845787" calcext:value-type="float">
            <text:p>34.403845787</text:p>
          </table:table-cell>
          <table:table-cell office:value-type="float" office:value="6.0981760025" calcext:value-type="float">
            <text:p>6.09817600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6]/[.D136]" office:value-type="float" office:value="1" calcext:value-type="float">
            <text:p>1</text:p>
          </table:table-cell>
          <table:table-cell table:formula="of:=([.K136]+[.L136])/[.M136]" office:value-type="float" office:value="5.65140992095487" calcext:value-type="float">
            <text:p>5.651409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54.10328813" calcext:value-type="float">
            <text:p>1354.10328813</text:p>
          </table:table-cell>
          <table:table-cell office:value-type="float" office:value="1449.91242016" calcext:value-type="float">
            <text:p>1449.91242016</text:p>
          </table:table-cell>
          <table:table-cell office:value-type="float" office:value="1180.30327003" calcext:value-type="float">
            <text:p>1180.30327003</text:p>
          </table:table-cell>
          <table:table-cell office:value-type="float" office:value="602" calcext:value-type="float">
            <text:p>602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.128898143768" calcext:value-type="float">
            <text:p>0.1288981438</text:p>
          </table:table-cell>
          <table:table-cell office:value-type="float" office:value="68.2901728153" calcext:value-type="float">
            <text:p>68.2901728153</text:p>
          </table:table-cell>
          <table:table-cell office:value-type="float" office:value="5.46371102333" calcext:value-type="float">
            <text:p>5.463711023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7]/[.D137]" office:value-type="float" office:value="1.07075467054091" calcext:value-type="float">
            <text:p>1.0707546705</text:p>
          </table:table-cell>
          <table:table-cell table:formula="of:=([.K137]+[.L137])/[.M137]" office:value-type="float" office:value="12.5224541830487" calcext:value-type="float">
            <text:p>12.522454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93.377452922" calcext:value-type="float">
            <text:p>893.377452922</text:p>
          </table:table-cell>
          <table:table-cell office:value-type="float" office:value="920.726616891" calcext:value-type="float">
            <text:p>920.726616891</text:p>
          </table:table-cell>
          <table:table-cell office:value-type="float" office:value="750.583706528" calcext:value-type="float">
            <text:p>750.583706528</text:p>
          </table:table-cell>
          <table:table-cell office:value-type="float" office:value="538" calcext:value-type="float">
            <text:p>538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0.120257616043" calcext:value-type="float">
            <text:p>0.120257616</text:p>
          </table:table-cell>
          <table:table-cell office:value-type="float" office:value="58.4822454453" calcext:value-type="float">
            <text:p>58.4822454453</text:p>
          </table:table-cell>
          <table:table-cell office:value-type="float" office:value="4.89916491508" calcext:value-type="float">
            <text:p>4.89916491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8]/[.D138]" office:value-type="float" office:value="1.03061322387256" calcext:value-type="float">
            <text:p>1.0306132239</text:p>
          </table:table-cell>
          <table:table-cell table:formula="of:=([.K138]+[.L138])/[.M138]" office:value-type="float" office:value="11.9617330865838" calcext:value-type="float">
            <text:p>11.96173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55.33372076" calcext:value-type="float">
            <text:p>1455.33372076</text:p>
          </table:table-cell>
          <table:table-cell office:value-type="float" office:value="1667.53113489" calcext:value-type="float">
            <text:p>1667.53113489</text:p>
          </table:table-cell>
          <table:table-cell office:value-type="float" office:value="1190.54115696" calcext:value-type="float">
            <text:p>1190.54115696</text:p>
          </table:table-cell>
          <table:table-cell office:value-type="float" office:value="394" calcext:value-type="float">
            <text:p>394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0.109451055527" calcext:value-type="float">
            <text:p>0.1094510555</text:p>
          </table:table-cell>
          <table:table-cell office:value-type="float" office:value="52.754386425" calcext:value-type="float">
            <text:p>52.754386425</text:p>
          </table:table-cell>
          <table:table-cell office:value-type="float" office:value="5.39918589592" calcext:value-type="float">
            <text:p>5.399185895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39]/[.D139]" office:value-type="float" office:value="1.14580670474617" calcext:value-type="float">
            <text:p>1.1458067047</text:p>
          </table:table-cell>
          <table:table-cell table:formula="of:=([.K139]+[.L139])/[.M139]" office:value-type="float" office:value="9.79107563613889" calcext:value-type="float">
            <text:p>9.7910756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73.47553334" calcext:value-type="float">
            <text:p>1373.47553334</text:p>
          </table:table-cell>
          <table:table-cell office:value-type="float" office:value="1737.51801119" calcext:value-type="float">
            <text:p>1737.51801119</text:p>
          </table:table-cell>
          <table:table-cell office:value-type="float" office:value="1187.5305138" calcext:value-type="float">
            <text:p>1187.5305138</text:p>
          </table:table-cell>
          <table:table-cell office:value-type="float" office:value="338" calcext:value-type="float">
            <text:p>33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.079460144043" calcext:value-type="float">
            <text:p>0.079460144</text:p>
          </table:table-cell>
          <table:table-cell office:value-type="float" office:value="34.2003631592" calcext:value-type="float">
            <text:p>34.2003631592</text:p>
          </table:table-cell>
          <table:table-cell office:value-type="float" office:value="4.03254199028" calcext:value-type="float">
            <text:p>4.032541990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0]/[.D140]" office:value-type="float" office:value="1.26505202969632" calcext:value-type="float">
            <text:p>1.2650520297</text:p>
          </table:table-cell>
          <table:table-cell table:formula="of:=([.K140]+[.L140])/[.M140]" office:value-type="float" office:value="8.50079760753161" calcext:value-type="float">
            <text:p>8.5007976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83.04710113" calcext:value-type="float">
            <text:p>1283.04710113</text:p>
          </table:table-cell>
          <table:table-cell office:value-type="float" office:value="1314.94380565" calcext:value-type="float">
            <text:p>1314.94380565</text:p>
          </table:table-cell>
          <table:table-cell office:value-type="float" office:value="1044.70236489" calcext:value-type="float">
            <text:p>1044.70236489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0.127697467804" calcext:value-type="float">
            <text:p>0.1276974678</text:p>
          </table:table-cell>
          <table:table-cell office:value-type="float" office:value="58.4835386276" calcext:value-type="float">
            <text:p>58.4835386276</text:p>
          </table:table-cell>
          <table:table-cell office:value-type="float" office:value="4.98412203789" calcext:value-type="float">
            <text:p>4.984122037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1]/[.D141]" office:value-type="float" office:value="1.02486011970403" calcext:value-type="float">
            <text:p>1.0248601197</text:p>
          </table:table-cell>
          <table:table-cell table:formula="of:=([.K141]+[.L141])/[.M141]" office:value-type="float" office:value="11.7595908867867" calcext:value-type="float">
            <text:p>11.7595908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05.35746818" calcext:value-type="float">
            <text:p>1205.35746818</text:p>
          </table:table-cell>
          <table:table-cell office:value-type="float" office:value="1236.28408478" calcext:value-type="float">
            <text:p>1236.28408478</text:p>
          </table:table-cell>
          <table:table-cell office:value-type="float" office:value="1027.32336427" calcext:value-type="float">
            <text:p>1027.32336427</text:p>
          </table:table-cell>
          <table:table-cell office:value-type="float" office:value="506" calcext:value-type="float">
            <text:p>506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0.11057138443" calcext:value-type="float">
            <text:p>0.1105713844</text:p>
          </table:table-cell>
          <table:table-cell office:value-type="float" office:value="57.9241409302" calcext:value-type="float">
            <text:p>57.9241409302</text:p>
          </table:table-cell>
          <table:table-cell office:value-type="float" office:value="6.65103197098" calcext:value-type="float">
            <text:p>6.65103197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2]/[.D142]" office:value-type="float" office:value="1.02565763055063" calcext:value-type="float">
            <text:p>1.0256576306</text:p>
          </table:table-cell>
          <table:table-cell table:formula="of:=([.K142]+[.L142])/[.M142]" office:value-type="float" office:value="8.72567032722876" calcext:value-type="float">
            <text:p>8.7256703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708.49840521" calcext:value-type="float">
            <text:p>1708.49840521</text:p>
          </table:table-cell>
          <table:table-cell office:value-type="float" office:value="1744.26588987" calcext:value-type="float">
            <text:p>1744.26588987</text:p>
          </table:table-cell>
          <table:table-cell office:value-type="float" office:value="1420.08409938" calcext:value-type="float">
            <text:p>1420.08409938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0.193242788315" calcext:value-type="float">
            <text:p>0.1932427883</text:p>
          </table:table-cell>
          <table:table-cell office:value-type="float" office:value="78.870061636" calcext:value-type="float">
            <text:p>78.870061636</text:p>
          </table:table-cell>
          <table:table-cell office:value-type="float" office:value="6.22296500206" calcext:value-type="float">
            <text:p>6.22296500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3]/[.D143]" office:value-type="float" office:value="1.02093504129177" calcext:value-type="float">
            <text:p>1.0209350413</text:p>
          </table:table-cell>
          <table:table-cell table:formula="of:=([.K143]+[.L143])/[.M143]" office:value-type="float" office:value="12.7050858229385" calcext:value-type="float">
            <text:p>12.7050858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56.1771764" calcext:value-type="float">
            <text:p>1456.1771764</text:p>
          </table:table-cell>
          <table:table-cell office:value-type="float" office:value="1562.29666907" calcext:value-type="float">
            <text:p>1562.29666907</text:p>
          </table:table-cell>
          <table:table-cell office:value-type="float" office:value="1208.73388523" calcext:value-type="float">
            <text:p>1208.73388523</text:p>
          </table:table-cell>
          <table:table-cell office:value-type="float" office:value="458" calcext:value-type="float">
            <text:p>458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office:value-type="float" office:value="0.123090744019" calcext:value-type="float">
            <text:p>0.123090744</text:p>
          </table:table-cell>
          <table:table-cell office:value-type="float" office:value="55.4026975632" calcext:value-type="float">
            <text:p>55.4026975632</text:p>
          </table:table-cell>
          <table:table-cell office:value-type="float" office:value="5.78628396988" calcext:value-type="float">
            <text:p>5.786283969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4]/[.D144]" office:value-type="float" office:value="1.0728753989486" calcext:value-type="float">
            <text:p>1.0728753989</text:p>
          </table:table-cell>
          <table:table-cell table:formula="of:=([.K144]+[.L144])/[.M144]" office:value-type="float" office:value="9.59610496067142" calcext:value-type="float">
            <text:p>9.5961049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51.98498025" calcext:value-type="float">
            <text:p>1251.98498025</text:p>
          </table:table-cell>
          <table:table-cell office:value-type="float" office:value="1358.67154587" calcext:value-type="float">
            <text:p>1358.67154587</text:p>
          </table:table-cell>
          <table:table-cell office:value-type="float" office:value="1063.96220708" calcext:value-type="float">
            <text:p>1063.96220708</text:p>
          </table:table-cell>
          <table:table-cell office:value-type="float" office:value="394" calcext:value-type="float">
            <text:p>39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.0927217006683" calcext:value-type="float">
            <text:p>0.0927217007</text:p>
          </table:table-cell>
          <table:table-cell office:value-type="float" office:value="48.0266418457" calcext:value-type="float">
            <text:p>48.0266418457</text:p>
          </table:table-cell>
          <table:table-cell office:value-type="float" office:value="4.37245798111" calcext:value-type="float">
            <text:p>4.372457981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formula="of:=[.E145]/[.D145]" office:value-type="float" office:value="1.08521393411501" calcext:value-type="float">
            <text:p>1.0852139341</text:p>
          </table:table-cell>
          <table:table-cell table:formula="of:=([.K145]+[.L145])/[.M145]" office:value-type="float" office:value="11.0051059962737" calcext:value-type="float">
            <text:p>11.0051059963</text:p>
          </table:table-cell>
        </table:table-row>
      </table:table>
      <table:table table:name="Pivot Table_source diamond_1" table:style-name="ta1">
        <table:table-column table:style-name="co37" table:default-cell-style-name="ce3"/>
        <table:table-column table:style-name="co22" table:default-cell-style-name="ce10"/>
        <table:table-column table:style-name="co47" table:default-cell-style-name="ce17"/>
        <table:table-column table:style-name="co2" table:number-columns-repeated="6" table:default-cell-style-name="ce75"/>
        <table:table-column table:style-name="co17" table:number-columns-repeated="2" table:default-cell-style-name="ce75"/>
        <table:table-column table:style-name="co19" table:default-cell-style-name="ce78"/>
        <table:table-row table:style-name="ro1">
          <table:table-cell table:number-columns-repeated="2"/>
          <table:table-cell office:value-type="string" calcext:value-type="string">
            <text:p>min perc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etting</text:p>
          </table:table-cell>
          <table:table-cell table:style-name="ce12" office:value-type="string" calcext:value-type="string">
            <text:p>Data</text:p>
          </table:table-cell>
          <table:table-cell table:style-name="ce74" office:value-type="float" office:value="5" calcext:value-type="float">
            <text:p>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5" calcext:value-type="float">
            <text:p>45</text:p>
          </table:table-cell>
          <table:table-cell table:style-name="ce79" office:value-type="string" calcext:value-type="string">
            <text:p>Total Result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3" office:value-type="string" calcext:value-type="string">
            <text:p>Average - value ratio</text:p>
          </table:table-cell>
          <table:table-cell table:style-name="ce38" office:value-type="float" office:value="1.66121592233346" calcext:value-type="float">
            <text:p>1.66</text:p>
          </table:table-cell>
          <table:table-cell table:style-name="ce35" office:value-type="float" office:value="1.24479474671201" calcext:value-type="float">
            <text:p>1.24</text:p>
          </table:table-cell>
          <table:table-cell table:style-name="ce35" office:value-type="float" office:value="1.15681108172075" calcext:value-type="float">
            <text:p>1.16</text:p>
          </table:table-cell>
          <table:table-cell table:style-name="ce35" office:value-type="float" office:value="1.12898182242425" calcext:value-type="float">
            <text:p>1.13</text:p>
          </table:table-cell>
          <table:table-cell table:style-name="ce35" office:value-type="float" office:value="1.151466926138" calcext:value-type="float">
            <text:p>1.15</text:p>
          </table:table-cell>
          <table:table-cell table:style-name="ce35" office:value-type="float" office:value="1.15380630093768" calcext:value-type="float">
            <text:p>1.15</text:p>
          </table:table-cell>
          <table:table-cell table:style-name="ce35" office:value-type="float" office:value="1.1455699234698" calcext:value-type="float">
            <text:p>1.15</text:p>
          </table:table-cell>
          <table:table-cell table:style-name="ce35" office:value-type="float" office:value="1.13598327375073" calcext:value-type="float">
            <text:p>1.14</text:p>
          </table:table-cell>
          <table:table-cell table:style-name="ce42" office:value-type="float" office:value="1.16201415402773" calcext:value-type="float">
            <text:p>1.16</text:p>
          </table:table-cell>
          <table:table-cell table:style-name="ce66" office:value-type="float" office:value="1.21562712794604" calcext:value-type="float">
            <text:p>1.22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Average - time ratio</text:p>
          </table:table-cell>
          <table:table-cell table:style-name="ce40" office:value-type="float" office:value="10.2274755749397" calcext:value-type="float">
            <text:p>10.23</text:p>
          </table:table-cell>
          <table:table-cell table:style-name="ce37" office:value-type="float" office:value="7.43698486925705" calcext:value-type="float">
            <text:p>7.44</text:p>
          </table:table-cell>
          <table:table-cell table:style-name="ce37" office:value-type="float" office:value="6.32441453330926" calcext:value-type="float">
            <text:p>6.32</text:p>
          </table:table-cell>
          <table:table-cell table:style-name="ce37" office:value-type="float" office:value="6.47868046871967" calcext:value-type="float">
            <text:p>6.48</text:p>
          </table:table-cell>
          <table:table-cell table:style-name="ce37" office:value-type="float" office:value="7.66708494393247" calcext:value-type="float">
            <text:p>7.67</text:p>
          </table:table-cell>
          <table:table-cell table:style-name="ce37" office:value-type="float" office:value="5.93461069289603" calcext:value-type="float">
            <text:p>5.93</text:p>
          </table:table-cell>
          <table:table-cell table:style-name="ce37" office:value-type="float" office:value="7.61852343457439" calcext:value-type="float">
            <text:p>7.62</text:p>
          </table:table-cell>
          <table:table-cell table:style-name="ce37" office:value-type="float" office:value="10.4649880010501" calcext:value-type="float">
            <text:p>10.46</text:p>
          </table:table-cell>
          <table:table-cell table:style-name="ce44" office:value-type="float" office:value="13.7977914976297" calcext:value-type="float">
            <text:p>13.80</text:p>
          </table:table-cell>
          <table:table-cell table:style-name="ce68" office:value-type="float" office:value="8.43895044625649" calcext:value-type="float">
            <text:p>8.44</text:p>
          </table:table-cell>
        </table:table-row>
        <table:table-row table:style-name="ro1">
          <table:table-cell table:style-name="ce72" office:value-type="string" calcext:value-type="string">
            <text:p>Total Average - value ratio</text:p>
          </table:table-cell>
          <table:table-cell table:style-name="ce73"/>
          <table:table-cell table:style-name="ce60" office:value-type="float" office:value="1.66121592233346" calcext:value-type="float">
            <text:p>1.66</text:p>
          </table:table-cell>
          <table:table-cell table:style-name="ce60" office:value-type="float" office:value="1.24479474671201" calcext:value-type="float">
            <text:p>1.24</text:p>
          </table:table-cell>
          <table:table-cell table:style-name="ce60" office:value-type="float" office:value="1.15681108172075" calcext:value-type="float">
            <text:p>1.16</text:p>
          </table:table-cell>
          <table:table-cell table:style-name="ce60" office:value-type="float" office:value="1.12898182242425" calcext:value-type="float">
            <text:p>1.13</text:p>
          </table:table-cell>
          <table:table-cell table:style-name="ce60" office:value-type="float" office:value="1.151466926138" calcext:value-type="float">
            <text:p>1.15</text:p>
          </table:table-cell>
          <table:table-cell table:style-name="ce60" office:value-type="float" office:value="1.15380630093768" calcext:value-type="float">
            <text:p>1.15</text:p>
          </table:table-cell>
          <table:table-cell table:style-name="ce60" office:value-type="float" office:value="1.1455699234698" calcext:value-type="float">
            <text:p>1.15</text:p>
          </table:table-cell>
          <table:table-cell table:style-name="ce60" office:value-type="float" office:value="1.13598327375073" calcext:value-type="float">
            <text:p>1.14</text:p>
          </table:table-cell>
          <table:table-cell table:style-name="ce60" office:value-type="float" office:value="1.16201415402773" calcext:value-type="float">
            <text:p>1.16</text:p>
          </table:table-cell>
          <table:table-cell table:style-name="ce80" office:value-type="float" office:value="1.21562712794604" calcext:value-type="float">
            <text:p>1.22</text:p>
          </table:table-cell>
        </table:table-row>
        <table:table-row table:style-name="ro1">
          <table:table-cell table:style-name="ce9" office:value-type="string" calcext:value-type="string">
            <text:p>Total Average - time ratio</text:p>
          </table:table-cell>
          <table:table-cell table:style-name="ce16"/>
          <table:table-cell table:style-name="ce41" office:value-type="float" office:value="10.2274755749397" calcext:value-type="float">
            <text:p>10.23</text:p>
          </table:table-cell>
          <table:table-cell table:style-name="ce77" office:value-type="float" office:value="7.43698486925705" calcext:value-type="float">
            <text:p>7.44</text:p>
          </table:table-cell>
          <table:table-cell table:style-name="ce77" office:value-type="float" office:value="6.32441453330926" calcext:value-type="float">
            <text:p>6.32</text:p>
          </table:table-cell>
          <table:table-cell table:style-name="ce77" office:value-type="float" office:value="6.47868046871967" calcext:value-type="float">
            <text:p>6.48</text:p>
          </table:table-cell>
          <table:table-cell table:style-name="ce77" office:value-type="float" office:value="7.66708494393247" calcext:value-type="float">
            <text:p>7.67</text:p>
          </table:table-cell>
          <table:table-cell table:style-name="ce77" office:value-type="float" office:value="5.93461069289603" calcext:value-type="float">
            <text:p>5.93</text:p>
          </table:table-cell>
          <table:table-cell table:style-name="ce77" office:value-type="float" office:value="7.61852343457439" calcext:value-type="float">
            <text:p>7.62</text:p>
          </table:table-cell>
          <table:table-cell table:style-name="ce77" office:value-type="float" office:value="10.4649880010501" calcext:value-type="float">
            <text:p>10.46</text:p>
          </table:table-cell>
          <table:table-cell table:style-name="ce46" office:value-type="float" office:value="13.7977914976297" calcext:value-type="float">
            <text:p>13.80</text:p>
          </table:table-cell>
          <table:table-cell table:style-name="ce69" office:value-type="float" office:value="8.43895044625649" calcext:value-type="float">
            <text:p>8.44</text:p>
          </table:table-cell>
        </table:table-row>
      </table:table>
      <table:table table:name="TABLE DIAMOND" table:style-name="ta1">
        <table:table-column table:style-name="co18" table:number-columns-repeated="6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number-columns-repeated="3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default-cell-style-name="Default"/>
        <table:table-column table:style-name="co18" table:default-cell-style-name="ce71"/>
        <table:table-column table:style-name="co18" table:number-columns-repeated="4" table:default-cell-style-name="Default"/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begin{tabular}{rrrrrrrrrrrrr}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</text:p>
          </table:table-cell>
          <table:table-cell table:formula="of:=['Pivot Table_source diamond_1'.C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ource diamond_1'.D2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E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F2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G2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H2]"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I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J2]"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style-name="ce70" table:formula="of:=['Pivot Table_source diamond_1'.K2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style-name="ce70" office:value-type="string" calcext:value-type="string">
            <text:p>avg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3]" office:value-type="float" office:value="1.66121592233346" calcext:value-type="float">
            <text:p>1.66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3]" office:value-type="float" office:value="1.24479474671201" calcext:value-type="float">
            <text:p>1.2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3]" office:value-type="float" office:value="1.15681108172075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3]" office:value-type="float" office:value="1.12898182242425" calcext:value-type="float">
            <text:p>1.13</text:p>
          </table:table-cell>
          <table:table-cell table:style-name="ce1" office:value-type="string" calcext:value-type="string">
            <text:p>&amp;</text:p>
          </table:table-cell>
          <table:table-cell table:style-name="ce71" table:formula="of:=['Pivot Table_source diamond_1'.G3]" office:value-type="float" office:value="1.15146692613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3]" office:value-type="float" office:value="1.1538063009376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3]" office:value-type="float" office:value="1.1455699234698" calcext:value-type="float">
            <text:p>1.15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3]" office:value-type="float" office:value="1.13598327375073" calcext:value-type="float">
            <text:p>1.1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3]" office:value-type="float" office:value="1.16201415402773" calcext:value-type="float">
            <text:p>1.16</text:p>
          </table:table-cell>
          <table:table-cell table:style-name="ce1" office:value-type="string" calcext:value-type="string">
            <text:p>&amp;</text:p>
          </table:table-cell>
          <table:table-cell table:style-name="ce71" table:formula="of:=['Pivot Table_source diamond_1'.L3]" office:value-type="float" office:value="1.21562712794604" calcext:value-type="float">
            <text:p>1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ce1" table:formula="of:=['Pivot Table_source diamond_1'.C4]" office:value-type="float" office:value="10.2274755749397" calcext:value-type="float">
            <text:p>10.23</text:p>
          </table:table-cell>
          <table:table-cell table:style-name="ce1" office:value-type="string" calcext:value-type="string">
            <text:p>&amp;</text:p>
          </table:table-cell>
          <table:table-cell table:style-name="ce1" table:formula="of:=['Pivot Table_source diamond_1'.D4]" office:value-type="float" office:value="7.43698486925705" calcext:value-type="float">
            <text:p>7.44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E4]" office:value-type="float" office:value="6.32441453330926" calcext:value-type="float">
            <text:p>6.3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F4]" office:value-type="float" office:value="6.47868046871967" calcext:value-type="float">
            <text:p>6.48</text:p>
          </table:table-cell>
          <table:table-cell table:style-name="ce1" office:value-type="string" calcext:value-type="string">
            <text:p>&amp;</text:p>
          </table:table-cell>
          <table:table-cell table:style-name="ce71" table:formula="of:=['Pivot Table_source diamond_1'.G4]" office:value-type="float" office:value="7.66708494393247" calcext:value-type="float">
            <text:p>7.67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H4]" office:value-type="float" office:value="5.93461069289603" calcext:value-type="float">
            <text:p>5.93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I4]" office:value-type="float" office:value="7.61852343457439" calcext:value-type="float">
            <text:p>7.62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J4]" office:value-type="float" office:value="10.4649880010501" calcext:value-type="float">
            <text:p>10.46</text:p>
          </table:table-cell>
          <table:table-cell table:style-name="ce1" office:value-type="string" calcext:value-type="string">
            <text:p>&amp;</text:p>
          </table:table-cell>
          <table:table-cell table:formula="of:=['Pivot Table_source diamond_1'.K4]" office:value-type="float" office:value="13.7977914976297" calcext:value-type="float">
            <text:p>13.80</text:p>
          </table:table-cell>
          <table:table-cell table:style-name="ce1" office:value-type="string" calcext:value-type="string">
            <text:p>&amp;</text:p>
          </table:table-cell>
          <table:table-cell table:style-name="ce71" table:formula="of:=['Pivot Table_source diamond_1'.L4]" office:value-type="float" office:value="8.43895044625649" calcext:value-type="float">
            <text:p>8.4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/>
          <table:table-cell table:style-name="ce70"/>
          <table:table-cell/>
          <table:table-cell table:style-name="ce71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/>
          <table:table-cell table:style-name="ce70"/>
          <table:table-cell/>
          <table:table-cell table:style-name="ce71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70"/>
          <table:table-cell/>
          <table:table-cell table:style-name="ce71"/>
          <table:table-cell table:number-columns-repeated="5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70"/>
          <table:table-cell/>
          <table:table-cell table:style-name="ce71"/>
          <table:table-cell table:number-columns-repeated="5"/>
          <table:table-cell table:style-name="ce1"/>
          <table:table-cell table:number-columns-repeated="12"/>
        </table:table-row>
      </table:table>
      <table:table table:name="source diamond 3 levels" table:style-name="ta1">
        <table:table-column table:style-name="co18" table:number-columns-repeated="13" table:default-cell-style-name="Default"/>
        <table:table-column table:style-name="co18" table:number-columns-repeated="3" table:default-cell-style-name="ce2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 per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B H</text:p>
          </table:table-cell>
          <table:table-cell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TIME_master</text:p>
          </table:table-cell>
          <table:table-cell office:value-type="string" calcext:value-type="string">
            <text:p>TIME_slave</text:p>
          </table:table-cell>
          <table:table-cell office:value-type="string" calcext:value-type="string">
            <text:p>TIME_root</text:p>
          </table:table-cell>
          <table:table-cell table:style-name="Default" table:number-columns-repeated="3"/>
          <table:table-cell office:value-type="string" calcext:value-type="string">
            <text:p>value ratio</text:p>
          </table:table-cell>
          <table:table-cell office:value-type="string" calcext:value-type="string">
            <text:p>time ratio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source random'.A1:'source random'.T269" table:display-filter-buttons="true" table:orientation="column"/>
      </table:database-ranges>
      <table:data-pilot-tables>
        <table:data-pilot-table table:name="DataPilot1" table:application-data="" table:target-range-address="'Pivot Table_Sheet1_1'.A1:'Pivot Table_Sheet1_1'.AO18" table:buttons="'Pivot Table_Sheet1_1'.A3 'Pivot Table_Sheet1_1'.B3 'Pivot Table_Sheet1_1'.C1 'Pivot Table_Sheet1_1'.D1" table:show-filter-button="false" table:drill-down-on-double-click="false">
          <table:source-cell-range table:cell-range-address="'source random'.A1:'source random'.T29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 algo" table:orientation="column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false" table:show-details="true"/>
                <table:data-pilot-member table:name="1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e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.00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0" table:display="true" table:show-details="true"/>
                <table:data-pilot-member table:name="1.12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0" table:display="true" table:show-details="true"/>
                <table:data-pilot-member table:name="1.22" table:display="true" table:show-details="true"/>
                <table:data-pilot-member table:name="1.23" table:display="true" table:show-details="true"/>
                <table:data-pilot-member table:name="1.25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34" table:display="true" table:show-details="true"/>
                <table:data-pilot-member table:name="1.44" table:display="true" table:show-details="true"/>
                <table:data-pilot-member table:name="1.58" table:display="true" table:show-details="true"/>
                <table:data-pilot-member table:name="1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1.11" table:display="true" table:show-details="true"/>
                <table:data-pilot-member table:name="1.14" table:display="true" table:show-details="true"/>
                <table:data-pilot-member table:name="1.17" table:display="true" table:show-details="true"/>
                <table:data-pilot-member table:name="1.19" table:display="true" table:show-details="true"/>
                <table:data-pilot-member table:name="1.21" table:display="true" table:show-details="true"/>
                <table:data-pilot-member table:name="1.24" table:display="true" table:show-details="true"/>
                <table:data-pilot-member table:name="1.32" table:display="true" table:show-details="true"/>
                <table:data-pilot-member table:name="1.35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46" table:display="true" table:show-details="true"/>
                <table:data-pilot-member table:name="1.47" table:display="true" table:show-details="true"/>
                <table:data-pilot-member table:name="1.48" table:display="true" table:show-details="true"/>
                <table:data-pilot-member table:name="1.50" table:display="true" table:show-details="true"/>
                <table:data-pilot-member table:name="1.52" table:display="true" table:show-details="true"/>
                <table:data-pilot-member table:name="1.54" table:display="true" table:show-details="true"/>
                <table:data-pilot-member table:name="1.58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6" table:display="true" table:show-details="true"/>
                <table:data-pilot-member table:name="1.70" table:display="true" table:show-details="true"/>
                <table:data-pilot-member table:name="1.73" table:display="true" table:show-details="true"/>
                <table:data-pilot-member table:name="1.75" table:display="true" table:show-details="true"/>
                <table:data-pilot-member table:name="1.77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6" table:display="true" table:show-details="true"/>
                <table:data-pilot-member table:name="1.88" table:display="true" table:show-details="true"/>
                <table:data-pilot-member table:name="1.89" table:display="true" table:show-details="true"/>
                <table:data-pilot-member table:name="1.90" table:display="true" table:show-details="true"/>
                <table:data-pilot-member table:name="1.93" table:display="true" table:show-details="true"/>
                <table:data-pilot-member table:name="1.96" table:display="true" table:show-details="true"/>
                <table:data-pilot-member table:name="1.97" table:display="true" table:show-details="true"/>
                <table:data-pilot-member table:name="2.00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05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14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2" table:display="true" table:show-details="true"/>
                <table:data-pilot-member table:name="2.27" table:display="true" table:show-details="true"/>
                <table:data-pilot-member table:name="2.30" table:display="true" table:show-details="true"/>
                <table:data-pilot-member table:name="2.31" table:display="true" table:show-details="true"/>
                <table:data-pilot-member table:name="2.32" table:display="true" table:show-details="true"/>
                <table:data-pilot-member table:name="2.37" table:display="true" table:show-details="true"/>
                <table:data-pilot-member table:name="2.40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3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0" table:display="true" table:show-details="true"/>
                <table:data-pilot-member table:name="2.61" table:display="true" table:show-details="true"/>
                <table:data-pilot-member table:name="2.68" table:display="true" table:show-details="true"/>
                <table:data-pilot-member table:name="2.69" table:display="true" table:show-details="true"/>
                <table:data-pilot-member table:name="2.71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79" table:display="true" table:show-details="true"/>
                <table:data-pilot-member table:name="2.82" table:display="true" table:show-details="true"/>
                <table:data-pilot-member table:name="2.89" table:display="true" table:show-details="true"/>
                <table:data-pilot-member table:name="2.92" table:display="true" table:show-details="true"/>
                <table:data-pilot-member table:name="2.94" table:display="true" table:show-details="true"/>
                <table:data-pilot-member table:name="2.96" table:display="true" table:show-details="true"/>
                <table:data-pilot-member table:name="2.98" table:display="true" table:show-details="true"/>
                <table:data-pilot-member table:name="3.00" table:display="true" table:show-details="true"/>
                <table:data-pilot-member table:name="3.03" table:display="true" table:show-details="true"/>
                <table:data-pilot-member table:name="3.06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0" table:display="true" table:show-details="true"/>
                <table:data-pilot-member table:name="3.13" table:display="true" table:show-details="true"/>
                <table:data-pilot-member table:name="3.14" table:display="true" table:show-details="true"/>
                <table:data-pilot-member table:name="3.1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8" table:display="true" table:show-details="true"/>
                <table:data-pilot-member table:name="3.31" table:display="true" table:show-details="true"/>
                <table:data-pilot-member table:name="3.33" table:display="true" table:show-details="true"/>
                <table:data-pilot-member table:name="3.34" table:display="true" table:show-details="true"/>
                <table:data-pilot-member table:name="3.40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3.47" table:display="true" table:show-details="true"/>
                <table:data-pilot-member table:name="3.51" table:display="true" table:show-details="true"/>
                <table:data-pilot-member table:name="3.52" table:display="true" table:show-details="true"/>
                <table:data-pilot-member table:name="3.56" table:display="true" table:show-details="true"/>
                <table:data-pilot-member table:name="3.57" table:display="true" table:show-details="true"/>
                <table:data-pilot-member table:name="3.59" table:display="true" table:show-details="true"/>
                <table:data-pilot-member table:name="3.61" table:display="true" table:show-details="true"/>
                <table:data-pilot-member table:name="3.62" table:display="true" table:show-details="true"/>
                <table:data-pilot-member table:name="3.63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0" table:display="true" table:show-details="true"/>
                <table:data-pilot-member table:name="3.73" table:display="true" table:show-details="true"/>
                <table:data-pilot-member table:name="3.77" table:display="true" table:show-details="true"/>
                <table:data-pilot-member table:name="3.79" table:display="true" table:show-details="true"/>
                <table:data-pilot-member table:name="3.83" table:display="true" table:show-details="true"/>
                <table:data-pilot-member table:name="3.84" table:display="true" table:show-details="true"/>
                <table:data-pilot-member table:name="3.85" table:display="true" table:show-details="true"/>
                <table:data-pilot-member table:name="3.86" table:display="true" table:show-details="true"/>
                <table:data-pilot-member table:name="3.88" table:display="true" table:show-details="true"/>
                <table:data-pilot-member table:name="3.95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32" table:display="true" table:show-details="true"/>
                <table:data-pilot-member table:name="4.33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0" table:display="true" table:show-details="true"/>
                <table:data-pilot-member table:name="4.41" table:display="true" table:show-details="true"/>
                <table:data-pilot-member table:name="4.51" table:display="true" table:show-details="true"/>
                <table:data-pilot-member table:name="4.59" table:display="true" table:show-details="true"/>
                <table:data-pilot-member table:name="4.60" table:display="true" table:show-details="true"/>
                <table:data-pilot-member table:name="4.71" table:display="true" table:show-details="true"/>
                <table:data-pilot-member table:name="4.74" table:display="true" table:show-details="true"/>
                <table:data-pilot-member table:name="4.82" table:display="true" table:show-details="true"/>
                <table:data-pilot-member table:name="4.93" table:display="true" table:show-details="true"/>
                <table:data-pilot-member table:name="5.00" table:display="true" table:show-details="true"/>
                <table:data-pilot-member table:name="5.01" table:display="true" table:show-details="true"/>
                <table:data-pilot-member table:name="5.09" table:display="true" table:show-details="true"/>
                <table:data-pilot-member table:name="5.10" table:display="true" table:show-details="true"/>
                <table:data-pilot-member table:name="5.12" table:display="true" table:show-details="true"/>
                <table:data-pilot-member table:name="5.14" table:display="true" table:show-details="true"/>
                <table:data-pilot-member table:name="5.17" table:display="true" table:show-details="true"/>
                <table:data-pilot-member table:name="5.34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44" table:display="true" table:show-details="true"/>
                <table:data-pilot-member table:name="5.55" table:display="true" table:show-details="true"/>
                <table:data-pilot-member table:name="5.62" table:display="true" table:show-details="true"/>
                <table:data-pilot-member table:name="5.65" table:display="true" table:show-details="true"/>
                <table:data-pilot-member table:name="5.83" table:display="true" table:show-details="true"/>
                <table:data-pilot-member table:name="5.85" table:display="true" table:show-details="true"/>
                <table:data-pilot-member table:name="5.87" table:display="true" table:show-details="true"/>
                <table:data-pilot-member table:name="5.96" table:display="true" table:show-details="true"/>
                <table:data-pilot-member table:name="6.02" table:display="true" table:show-details="true"/>
                <table:data-pilot-member table:name="6.04" table:display="true" table:show-details="true"/>
                <table:data-pilot-member table:name="6.05" table:display="true" table:show-details="true"/>
                <table:data-pilot-member table:name="6.22" table:display="true" table:show-details="true"/>
                <table:data-pilot-member table:name="6.26" table:display="true" table:show-details="true"/>
                <table:data-pilot-member table:name="6.32" table:display="true" table:show-details="true"/>
                <table:data-pilot-member table:name="6.48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58" table:display="true" table:show-details="true"/>
                <table:data-pilot-member table:name="6.69" table:display="true" table:show-details="true"/>
                <table:data-pilot-member table:name="6.77" table:display="true" table:show-details="true"/>
                <table:data-pilot-member table:name="6.78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99" table:display="true" table:show-details="true"/>
                <table:data-pilot-member table:name="7.37" table:display="true" table:show-details="true"/>
                <table:data-pilot-member table:name="7.52" table:display="true" table:show-details="true"/>
                <table:data-pilot-member table:name="7.58" table:display="true" table:show-details="true"/>
                <table:data-pilot-member table:name="7.67" table:display="true" table:show-details="true"/>
                <table:data-pilot-member table:name="7.69" table:display="true" table:show-details="true"/>
                <table:data-pilot-member table:name="7.76" table:display="true" table:show-details="true"/>
                <table:data-pilot-member table:name="7.91" table:display="true" table:show-details="true"/>
                <table:data-pilot-member table:name="8.17" table:display="true" table:show-details="true"/>
                <table:data-pilot-member table:name="8.40" table:display="true" table:show-details="true"/>
                <table:data-pilot-member table:name="8.50" table:display="true" table:show-details="true"/>
                <table:data-pilot-member table:name="8.5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9.15" table:display="true" table:show-details="true"/>
                <table:data-pilot-member table:name="9.20" table:display="true" table:show-details="true"/>
                <table:data-pilot-member table:name="9.51" table:display="true" table:show-details="true"/>
                <table:data-pilot-member table:name="10.05" table:display="true" table:show-details="true"/>
                <table:data-pilot-member table:name="10.13" table:display="true" table:show-details="true"/>
                <table:data-pilot-member table:name="10.36" table:display="true" table:show-details="true"/>
                <table:data-pilot-member table:name="10.50" table:display="true" table:show-details="true"/>
                <table:data-pilot-member table:name="10.52" table:display="true" table:show-details="true"/>
                <table:data-pilot-member table:name="11.78" table:display="true" table:show-details="true"/>
                <table:data-pilot-member table:name="11.88" table:display="true" table:show-details="true"/>
                <table:data-pilot-member table:name="12.19" table:display="true" table:show-details="true"/>
                <table:data-pilot-member table:name="12.46" table:display="true" table:show-details="true"/>
                <table:data-pilot-member table:name="12.58" table:display="true" table:show-details="true"/>
                <table:data-pilot-member table:name="13.12" table:display="true" table:show-details="true"/>
                <table:data-pilot-member table:name="14.16" table:display="true" table:show-details="true"/>
                <table:data-pilot-member table:name="14.62" table:display="true" table:show-details="true"/>
                <table:data-pilot-member table:name="14.65" table:display="true" table:show-details="true"/>
                <table:data-pilot-member table:name="14.79" table:display="true" table:show-details="true"/>
                <table:data-pilot-member table:name="15.21" table:display="true" table:show-details="true"/>
                <table:data-pilot-member table:name="15.48" table:display="true" table:show-details="true"/>
                <table:data-pilot-member table:name="15.75" table:display="true" table:show-details="true"/>
                <table:data-pilot-member table:name="15.87" table:display="true" table:show-details="true"/>
                <table:data-pilot-member table:name="15.89" table:display="true" table:show-details="true"/>
                <table:data-pilot-member table:name="16.61" table:display="true" table:show-details="true"/>
                <table:data-pilot-member table:name="17.09" table:display="true" table:show-details="true"/>
                <table:data-pilot-member table:name="17.62" table:display="true" table:show-details="true"/>
                <table:data-pilot-member table:name="17.64" table:display="true" table:show-details="true"/>
                <table:data-pilot-member table:name="18.35" table:display="true" table:show-details="true"/>
                <table:data-pilot-member table:name="18.50" table:display="true" table:show-details="true"/>
                <table:data-pilot-member table:name="18.75" table:display="true" table:show-details="true"/>
                <table:data-pilot-member table:name="18.83" table:display="true" table:show-details="true"/>
                <table:data-pilot-member table:name="18.90" table:display="true" table:show-details="true"/>
                <table:data-pilot-member table:name="18.96" table:display="true" table:show-details="true"/>
                <table:data-pilot-member table:name="19.49" table:display="true" table:show-details="true"/>
                <table:data-pilot-member table:name="21.44" table:display="true" table:show-details="true"/>
                <table:data-pilot-member table:name="21.60" table:display="true" table:show-details="true"/>
                <table:data-pilot-member table:name="21.66" table:display="true" table:show-details="true"/>
                <table:data-pilot-member table:name="22.86" table:display="true" table:show-details="true"/>
                <table:data-pilot-member table:name="22.88" table:display="true" table:show-details="true"/>
                <table:data-pilot-member table:name="23.28" table:display="true" table:show-details="true"/>
                <table:data-pilot-member table:name="23.97" table:display="true" table:show-details="true"/>
                <table:data-pilot-member table:name="24.06" table:display="true" table:show-details="true"/>
                <table:data-pilot-member table:name="24.49" table:display="true" table:show-details="true"/>
                <table:data-pilot-member table:name="25.24" table:display="true" table:show-details="true"/>
                <table:data-pilot-member table:name="25.32" table:display="true" table:show-details="true"/>
                <table:data-pilot-member table:name="25.79" table:display="true" table:show-details="true"/>
                <table:data-pilot-member table:name="26.22" table:display="true" table:show-details="true"/>
                <table:data-pilot-member table:name="27.00" table:display="true" table:show-details="true"/>
                <table:data-pilot-member table:name="27.28" table:display="true" table:show-details="true"/>
                <table:data-pilot-member table:name="28.08" table:display="true" table:show-details="true"/>
                <table:data-pilot-member table:name="28.16" table:display="true" table:show-details="true"/>
                <table:data-pilot-member table:name="30.26" table:display="true" table:show-details="true"/>
                <table:data-pilot-member table:name="30.47" table:display="true" table:show-details="true"/>
                <table:data-pilot-member table:name="31.92" table:display="true" table:show-details="true"/>
                <table:data-pilot-member table:name="32.99" table:display="true" table:show-details="true"/>
                <table:data-pilot-member table:name="33.18" table:display="true" table:show-details="true"/>
                <table:data-pilot-member table:name="34.23" table:display="true" table:show-details="true"/>
                <table:data-pilot-member table:name="35.07" table:display="true" table:show-details="true"/>
                <table:data-pilot-member table:name="36.49" table:display="true" table:show-details="true"/>
                <table:data-pilot-member table:name="40.07" table:display="true" table:show-details="true"/>
                <table:data-pilot-member table:name="40.74" table:display="true" table:show-details="true"/>
                <table:data-pilot-member table:name="40.88" table:display="true" table:show-details="true"/>
                <table:data-pilot-member table:name="43.08" table:display="true" table:show-details="true"/>
                <table:data-pilot-member table:name="43.63" table:display="true" table:show-details="true"/>
                <table:data-pilot-member table:name="45.29" table:display="true" table:show-details="true"/>
                <table:data-pilot-member table:name="49.05" table:display="true" table:show-details="true"/>
                <table:data-pilot-member table:name="51.26" table:display="true" table:show-details="true"/>
                <table:data-pilot-member table:name="55.52" table:display="true" table:show-details="true"/>
                <table:data-pilot-member table:name="58.31" table:display="true" table:show-details="true"/>
                <table:data-pilot-member table:name="60.82" table:display="true" table:show-details="true"/>
                <table:data-pilot-member table:name="65.06" table:display="true" table:show-details="true"/>
                <table:data-pilot-member table:name="67.27" table:display="true" table:show-details="true"/>
                <table:data-pilot-member table:name="79.11" table:display="true" table:show-details="true"/>
                <table:data-pilot-member table:name="87.46" table:display="true" table:show-details="true"/>
                <table:data-pilot-member table:name="100.30" table:display="true" table:show-details="true"/>
                <table:data-pilot-member table:name="221.92" table:display="true" table:show-details="true"/>
                <table:data-pilot-member table:name="303.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master" table:orientation="data" table:used-hierarchy="0" table:function="average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34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0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1.08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22" table:display="true" table:show-details="true"/>
                <table:data-pilot-member table:name="1.28" table:display="true" table:show-details="true"/>
                <table:data-pilot-member table:name="1.38" table:display="true" table:show-details="true"/>
                <table:data-pilot-member table:name="1.42" table:display="true" table:show-details="true"/>
                <table:data-pilot-member table:name="1.50" table:display="true" table:show-details="true"/>
                <table:data-pilot-member table:name="1.53" table:display="true" table:show-details="true"/>
                <table:data-pilot-member table:name="1.74" table:display="true" table:show-details="true"/>
                <table:data-pilot-member table:name="2.00" table:display="true" table:show-details="true"/>
                <table:data-pilot-member table:name="2.25" table:display="true" table:show-details="true"/>
                <table:data-pilot-member table:name="2.48" table:display="true" table:show-details="true"/>
                <table:data-pilot-member table:name="2.50" table:display="true" table:show-details="true"/>
                <table:data-pilot-member table:name="2.57" table:display="true" table:show-details="true"/>
                <table:data-pilot-member table:name="2.60" table:display="true" table:show-details="true"/>
                <table:data-pilot-member table:name="2.70" table:display="true" table:show-details="true"/>
                <table:data-pilot-member table:name="2.72" table:display="true" table:show-details="true"/>
                <table:data-pilot-member table:name="2.73" table:display="true" table:show-details="true"/>
                <table:data-pilot-member table:name="2.74" table:display="true" table:show-details="true"/>
                <table:data-pilot-member table:name="3.23" table:display="true" table:show-details="true"/>
                <table:data-pilot-member table:name="3.28" table:display="true" table:show-details="true"/>
                <table:data-pilot-member table:name="3.29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50" table:display="true" table:show-details="true"/>
                <table:data-pilot-member table:name="3.87" table:display="true" table:show-details="true"/>
                <table:data-pilot-member table:name="3.89" table:display="true" table:show-details="true"/>
                <table:data-pilot-member table:name="3.95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32" table:display="true" table:show-details="true"/>
                <table:data-pilot-member table:name="5.78" table:display="true" table:show-details="true"/>
                <table:data-pilot-member table:name="7.77" table:display="true" table:show-details="true"/>
                <table:data-pilot-member table:name="8.57" table:display="true" table:show-details="true"/>
                <table:data-pilot-member table:name="10.63" table:display="true" table:show-details="true"/>
                <table:data-pilot-member table:name="11.13" table:display="true" table:show-details="true"/>
                <table:data-pilot-member table:name="12.05" table:display="true" table:show-details="true"/>
                <table:data-pilot-member table:name="12.16" table:display="true" table:show-details="true"/>
                <table:data-pilot-member table:name="13.17" table:display="true" table:show-details="true"/>
                <table:data-pilot-member table:name="20.67" table:display="true" table:show-details="true"/>
                <table:data-pilot-member table:name="24.48" table:display="true" table:show-details="true"/>
                <table:data-pilot-member table:name="26.68" table:display="true" table:show-details="true"/>
                <table:data-pilot-member table:name="91.37" table:display="true" table:show-details="true"/>
                <table:data-pilot-member table:name="555.27" table:display="true" table:show-details="true"/>
                <table:data-pilot-member table:name="643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lave" table:orientation="data" table:used-hierarchy="0" table:function="average">
            <table:data-pilot-level table:show-empty="false" calcext:repeat-item-labels="false">
              <table:data-pilot-members>
                <table:data-pilot-member table:name="0.80" table:display="true" table:show-details="true"/>
                <table:data-pilot-member table:name="0.97" table:display="true" table:show-details="true"/>
                <table:data-pilot-member table:name="1.02" table:display="true" table:show-details="true"/>
                <table:data-pilot-member table:name="1.21" table:display="true" table:show-details="true"/>
                <table:data-pilot-member table:name="1.27" table:display="true" table:show-details="true"/>
                <table:data-pilot-member table:name="1.47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73" table:display="true" table:show-details="true"/>
                <table:data-pilot-member table:name="1.77" table:display="true" table:show-details="true"/>
                <table:data-pilot-member table:name="1.80" table:display="true" table:show-details="true"/>
                <table:data-pilot-member table:name="1.89" table:display="true" table:show-details="true"/>
                <table:data-pilot-member table:name="1.92" table:display="true" table:show-details="true"/>
                <table:data-pilot-member table:name="1.99" table:display="true" table:show-details="true"/>
                <table:data-pilot-member table:name="2.09" table:display="true" table:show-details="true"/>
                <table:data-pilot-member table:name="2.11" table:display="true" table:show-details="true"/>
                <table:data-pilot-member table:name="2.16" table:display="true" table:show-details="true"/>
                <table:data-pilot-member table:name="2.56" table:display="true" table:show-details="true"/>
                <table:data-pilot-member table:name="2.57" table:display="true" table:show-details="true"/>
                <table:data-pilot-member table:name="2.63" table:display="true" table:show-details="true"/>
                <table:data-pilot-member table:name="2.76" table:display="true" table:show-details="true"/>
                <table:data-pilot-member table:name="2.80" table:display="true" table:show-details="true"/>
                <table:data-pilot-member table:name="2.87" table:display="true" table:show-details="true"/>
                <table:data-pilot-member table:name="2.90" table:display="true" table:show-details="true"/>
                <table:data-pilot-member table:name="3.03" table:display="true" table:show-details="true"/>
                <table:data-pilot-member table:name="3.05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34" table:display="true" table:show-details="true"/>
                <table:data-pilot-member table:name="3.37" table:display="true" table:show-details="true"/>
                <table:data-pilot-member table:name="3.42" table:display="true" table:show-details="true"/>
                <table:data-pilot-member table:name="3.43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57" table:display="true" table:show-details="true"/>
                <table:data-pilot-member table:name="3.60" table:display="true" table:show-details="true"/>
                <table:data-pilot-member table:name="3.77" table:display="true" table:show-details="true"/>
                <table:data-pilot-member table:name="3.81" table:display="true" table:show-details="true"/>
                <table:data-pilot-member table:name="4.03" table:display="true" table:show-details="true"/>
                <table:data-pilot-member table:name="4.07" table:display="true" table:show-details="true"/>
                <table:data-pilot-member table:name="4.21" table:display="true" table:show-details="true"/>
                <table:data-pilot-member table:name="4.24" table:display="true" table:show-details="true"/>
                <table:data-pilot-member table:name="4.27" table:display="true" table:show-details="true"/>
                <table:data-pilot-member table:name="4.37" table:display="true" table:show-details="true"/>
                <table:data-pilot-member table:name="4.38" table:display="true" table:show-details="true"/>
                <table:data-pilot-member table:name="4.48" table:display="true" table:show-details="true"/>
                <table:data-pilot-member table:name="4.54" table:display="true" table:show-details="true"/>
                <table:data-pilot-member table:name="4.72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91" table:display="true" table:show-details="true"/>
                <table:data-pilot-member table:name="5.09" table:display="true" table:show-details="true"/>
                <table:data-pilot-member table:name="5.12" table:display="true" table:show-details="true"/>
                <table:data-pilot-member table:name="5.15" table:display="true" table:show-details="true"/>
                <table:data-pilot-member table:name="5.32" table:display="true" table:show-details="true"/>
                <table:data-pilot-member table:name="5.47" table:display="true" table:show-details="true"/>
                <table:data-pilot-member table:name="5.55" table:display="true" table:show-details="true"/>
                <table:data-pilot-member table:name="5.75" table:display="true" table:show-details="true"/>
                <table:data-pilot-member table:name="6.00" table:display="true" table:show-details="true"/>
                <table:data-pilot-member table:name="6.12" table:display="true" table:show-details="true"/>
                <table:data-pilot-member table:name="6.83" table:display="true" table:show-details="true"/>
                <table:data-pilot-member table:name="6.88" table:display="true" table:show-details="true"/>
                <table:data-pilot-member table:name="7.13" table:display="true" table:show-details="true"/>
                <table:data-pilot-member table:name="7.58" table:display="true" table:show-details="true"/>
                <table:data-pilot-member table:name="7.73" table:display="true" table:show-details="true"/>
                <table:data-pilot-member table:name="7.76" table:display="true" table:show-details="true"/>
                <table:data-pilot-member table:name="7.78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8" table:display="true" table:show-details="true"/>
                <table:data-pilot-member table:name="8.34" table:display="true" table:show-details="true"/>
                <table:data-pilot-member table:name="8.57" table:display="true" table:show-details="true"/>
                <table:data-pilot-member table:name="8.64" table:display="true" table:show-details="true"/>
                <table:data-pilot-member table:name="8.73" table:display="true" table:show-details="true"/>
                <table:data-pilot-member table:name="8.75" table:display="true" table:show-details="true"/>
                <table:data-pilot-member table:name="9.22" table:display="true" table:show-details="true"/>
                <table:data-pilot-member table:name="9.45" table:display="true" table:show-details="true"/>
                <table:data-pilot-member table:name="9.47" table:display="true" table:show-details="true"/>
                <table:data-pilot-member table:name="9.73" table:display="true" table:show-details="true"/>
                <table:data-pilot-member table:name="10.13" table:display="true" table:show-details="true"/>
                <table:data-pilot-member table:name="10.16" table:display="true" table:show-details="true"/>
                <table:data-pilot-member table:name="10.32" table:display="true" table:show-details="true"/>
                <table:data-pilot-member table:name="10.66" table:display="true" table:show-details="true"/>
                <table:data-pilot-member table:name="10.69" table:display="true" table:show-details="true"/>
                <table:data-pilot-member table:name="10.87" table:display="true" table:show-details="true"/>
                <table:data-pilot-member table:name="11.10" table:display="true" table:show-details="true"/>
                <table:data-pilot-member table:name="11.28" table:display="true" table:show-details="true"/>
                <table:data-pilot-member table:name="11.38" table:display="true" table:show-details="true"/>
                <table:data-pilot-member table:name="11.56" table:display="true" table:show-details="true"/>
                <table:data-pilot-member table:name="11.61" table:display="true" table:show-details="true"/>
                <table:data-pilot-member table:name="11.92" table:display="true" table:show-details="true"/>
                <table:data-pilot-member table:name="11.93" table:display="true" table:show-details="true"/>
                <table:data-pilot-member table:name="12.30" table:display="true" table:show-details="true"/>
                <table:data-pilot-member table:name="12.47" table:display="true" table:show-details="true"/>
                <table:data-pilot-member table:name="12.62" table:display="true" table:show-details="true"/>
                <table:data-pilot-member table:name="12.74" table:display="true" table:show-details="true"/>
                <table:data-pilot-member table:name="12.93" table:display="true" table:show-details="true"/>
                <table:data-pilot-member table:name="13.01" table:display="true" table:show-details="true"/>
                <table:data-pilot-member table:name="13.66" table:display="true" table:show-details="true"/>
                <table:data-pilot-member table:name="13.82" table:display="true" table:show-details="true"/>
                <table:data-pilot-member table:name="13.88" table:display="true" table:show-details="true"/>
                <table:data-pilot-member table:name="14.15" table:display="true" table:show-details="true"/>
                <table:data-pilot-member table:name="14.23" table:display="true" table:show-details="true"/>
                <table:data-pilot-member table:name="14.42" table:display="true" table:show-details="true"/>
                <table:data-pilot-member table:name="14.70" table:display="true" table:show-details="true"/>
                <table:data-pilot-member table:name="15.19" table:display="true" table:show-details="true"/>
                <table:data-pilot-member table:name="15.24" table:display="true" table:show-details="true"/>
                <table:data-pilot-member table:name="15.56" table:display="true" table:show-details="true"/>
                <table:data-pilot-member table:name="16.85" table:display="true" table:show-details="true"/>
                <table:data-pilot-member table:name="17.09" table:display="true" table:show-details="true"/>
                <table:data-pilot-member table:name="17.88" table:display="true" table:show-details="true"/>
                <table:data-pilot-member table:name="19.08" table:display="true" table:show-details="true"/>
                <table:data-pilot-member table:name="19.38" table:display="true" table:show-details="true"/>
                <table:data-pilot-member table:name="19.46" table:display="true" table:show-details="true"/>
                <table:data-pilot-member table:name="19.81" table:display="true" table:show-details="true"/>
                <table:data-pilot-member table:name="20.04" table:display="true" table:show-details="true"/>
                <table:data-pilot-member table:name="20.86" table:display="true" table:show-details="true"/>
                <table:data-pilot-member table:name="20.91" table:display="true" table:show-details="true"/>
                <table:data-pilot-member table:name="21.35" table:display="true" table:show-details="true"/>
                <table:data-pilot-member table:name="21.38" table:display="true" table:show-details="true"/>
                <table:data-pilot-member table:name="21.46" table:display="true" table:show-details="true"/>
                <table:data-pilot-member table:name="22.24" table:display="true" table:show-details="true"/>
                <table:data-pilot-member table:name="22.53" table:display="true" table:show-details="true"/>
                <table:data-pilot-member table:name="22.67" table:display="true" table:show-details="true"/>
                <table:data-pilot-member table:name="23.14" table:display="true" table:show-details="true"/>
                <table:data-pilot-member table:name="23.45" table:display="true" table:show-details="true"/>
                <table:data-pilot-member table:name="24.15" table:display="true" table:show-details="true"/>
                <table:data-pilot-member table:name="24.22" table:display="true" table:show-details="true"/>
                <table:data-pilot-member table:name="24.28" table:display="true" table:show-details="true"/>
                <table:data-pilot-member table:name="25.46" table:display="true" table:show-details="true"/>
                <table:data-pilot-member table:name="26.93" table:display="true" table:show-details="true"/>
                <table:data-pilot-member table:name="27.68" table:display="true" table:show-details="true"/>
                <table:data-pilot-member table:name="27.91" table:display="true" table:show-details="true"/>
                <table:data-pilot-member table:name="27.97" table:display="true" table:show-details="true"/>
                <table:data-pilot-member table:name="28.61" table:display="true" table:show-details="true"/>
                <table:data-pilot-member table:name="29.35" table:display="true" table:show-details="true"/>
                <table:data-pilot-member table:name="29.50" table:display="true" table:show-details="true"/>
                <table:data-pilot-member table:name="29.64" table:display="true" table:show-details="true"/>
                <table:data-pilot-member table:name="30.16" table:display="true" table:show-details="true"/>
                <table:data-pilot-member table:name="30.18" table:display="true" table:show-details="true"/>
                <table:data-pilot-member table:name="31.83" table:display="true" table:show-details="true"/>
                <table:data-pilot-member table:name="31.86" table:display="true" table:show-details="true"/>
                <table:data-pilot-member table:name="32.90" table:display="true" table:show-details="true"/>
                <table:data-pilot-member table:name="34.71" table:display="true" table:show-details="true"/>
                <table:data-pilot-member table:name="34.94" table:display="true" table:show-details="true"/>
                <table:data-pilot-member table:name="35.88" table:display="true" table:show-details="true"/>
                <table:data-pilot-member table:name="36.49" table:display="true" table:show-details="true"/>
                <table:data-pilot-member table:name="38.80" table:display="true" table:show-details="true"/>
                <table:data-pilot-member table:name="39.31" table:display="true" table:show-details="true"/>
                <table:data-pilot-member table:name="40.68" table:display="true" table:show-details="true"/>
                <table:data-pilot-member table:name="40.71" table:display="true" table:show-details="true"/>
                <table:data-pilot-member table:name="40.76" table:display="true" table:show-details="true"/>
                <table:data-pilot-member table:name="42.59" table:display="true" table:show-details="true"/>
                <table:data-pilot-member table:name="43.14" table:display="true" table:show-details="true"/>
                <table:data-pilot-member table:name="43.96" table:display="true" table:show-details="true"/>
                <table:data-pilot-member table:name="45.19" table:display="true" table:show-details="true"/>
                <table:data-pilot-member table:name="45.49" table:display="true" table:show-details="true"/>
                <table:data-pilot-member table:name="45.75" table:display="true" table:show-details="true"/>
                <table:data-pilot-member table:name="46.23" table:display="true" table:show-details="true"/>
                <table:data-pilot-member table:name="47.11" table:display="true" table:show-details="true"/>
                <table:data-pilot-member table:name="47.57" table:display="true" table:show-details="true"/>
                <table:data-pilot-member table:name="50.55" table:display="true" table:show-details="true"/>
                <table:data-pilot-member table:name="52.03" table:display="true" table:show-details="true"/>
                <table:data-pilot-member table:name="53.47" table:display="true" table:show-details="true"/>
                <table:data-pilot-member table:name="60.32" table:display="true" table:show-details="true"/>
                <table:data-pilot-member table:name="60.88" table:display="true" table:show-details="true"/>
                <table:data-pilot-member table:name="63.18" table:display="true" table:show-details="true"/>
                <table:data-pilot-member table:name="64.14" table:display="true" table:show-details="true"/>
                <table:data-pilot-member table:name="64.98" table:display="true" table:show-details="true"/>
                <table:data-pilot-member table:name="72.16" table:display="true" table:show-details="true"/>
                <table:data-pilot-member table:name="74.65" table:display="true" table:show-details="true"/>
                <table:data-pilot-member table:name="76.12" table:display="true" table:show-details="true"/>
                <table:data-pilot-member table:name="82.20" table:display="true" table:show-details="true"/>
                <table:data-pilot-member table:name="85.08" table:display="true" table:show-details="true"/>
                <table:data-pilot-member table:name="85.26" table:display="true" table:show-details="true"/>
                <table:data-pilot-member table:name="122.49" table:display="true" table:show-details="true"/>
                <table:data-pilot-member table:name="125.35" table:display="true" table:show-details="true"/>
                <table:data-pilot-member table:name="132.00" table:display="true" table:show-details="true"/>
                <table:data-pilot-member table:name="133.35" table:display="true" table:show-details="true"/>
                <table:data-pilot-member table:name="139.68" table:display="true" table:show-details="true"/>
                <table:data-pilot-member table:name="143.76" table:display="true" table:show-details="true"/>
                <table:data-pilot-member table:name="154.35" table:display="true" table:show-details="true"/>
                <table:data-pilot-member table:name="163.77" table:display="true" table:show-details="true"/>
                <table:data-pilot-member table:name="163.83" table:display="true" table:show-details="true"/>
                <table:data-pilot-member table:name="174.65" table:display="true" table:show-details="true"/>
                <table:data-pilot-member table:name="177.79" table:display="true" table:show-details="true"/>
                <table:data-pilot-member table:name="180.62" table:display="true" table:show-details="true"/>
                <table:data-pilot-member table:name="180.94" table:display="true" table:show-details="true"/>
                <table:data-pilot-member table:name="189.24" table:display="true" table:show-details="true"/>
                <table:data-pilot-member table:name="191.50" table:display="true" table:show-details="true"/>
                <table:data-pilot-member table:name="196.61" table:display="true" table:show-details="true"/>
                <table:data-pilot-member table:name="198.51" table:display="true" table:show-details="true"/>
                <table:data-pilot-member table:name="205.35" table:display="true" table:show-details="true"/>
                <table:data-pilot-member table:name="219.58" table:display="true" table:show-details="true"/>
                <table:data-pilot-member table:name="229.76" table:display="true" table:show-details="true"/>
                <table:data-pilot-member table:name="236.14" table:display="true" table:show-details="true"/>
                <table:data-pilot-member table:name="245.51" table:display="true" table:show-details="true"/>
                <table:data-pilot-member table:name="254.40" table:display="true" table:show-details="true"/>
                <table:data-pilot-member table:name="274.94" table:display="true" table:show-details="true"/>
                <table:data-pilot-member table:name="276.96" table:display="true" table:show-details="true"/>
                <table:data-pilot-member table:name="293.25" table:display="true" table:show-details="true"/>
                <table:data-pilot-member table:name="305.14" table:display="true" table:show-details="true"/>
                <table:data-pilot-member table:name="321.80" table:display="true" table:show-details="true"/>
                <table:data-pilot-member table:name="324.67" table:display="true" table:show-details="true"/>
                <table:data-pilot-member table:name="327.80" table:display="true" table:show-details="true"/>
                <table:data-pilot-member table:name="328.15" table:display="true" table:show-details="true"/>
                <table:data-pilot-member table:name="332.50" table:display="true" table:show-details="true"/>
                <table:data-pilot-member table:name="342.48" table:display="true" table:show-details="true"/>
                <table:data-pilot-member table:name="377.78" table:display="true" table:show-details="true"/>
                <table:data-pilot-member table:name="394.59" table:display="true" table:show-details="true"/>
                <table:data-pilot-member table:name="395.82" table:display="true" table:show-details="true"/>
                <table:data-pilot-member table:name="405.20" table:display="true" table:show-details="true"/>
                <table:data-pilot-member table:name="406.39" table:display="true" table:show-details="true"/>
                <table:data-pilot-member table:name="408.99" table:display="true" table:show-details="true"/>
                <table:data-pilot-member table:name="420.79" table:display="true" table:show-details="true"/>
                <table:data-pilot-member table:name="428.62" table:display="true" table:show-details="true"/>
                <table:data-pilot-member table:name="437.86" table:display="true" table:show-details="true"/>
                <table:data-pilot-member table:name="485.69" table:display="true" table:show-details="true"/>
                <table:data-pilot-member table:name="490.49" table:display="true" table:show-details="true"/>
                <table:data-pilot-member table:name="493.77" table:display="true" table:show-details="true"/>
                <table:data-pilot-member table:name="519.00" table:display="true" table:show-details="true"/>
                <table:data-pilot-member table:name="520.08" table:display="true" table:show-details="true"/>
                <table:data-pilot-member table:name="530.20" table:display="true" table:show-details="true"/>
                <table:data-pilot-member table:name="530.25" table:display="true" table:show-details="true"/>
                <table:data-pilot-member table:name="540.92" table:display="true" table:show-details="true"/>
                <table:data-pilot-member table:name="557.71" table:display="true" table:show-details="true"/>
                <table:data-pilot-member table:name="565.51" table:display="true" table:show-details="true"/>
                <table:data-pilot-member table:name="583.46" table:display="true" table:show-details="true"/>
                <table:data-pilot-member table:name="584.02" table:display="true" table:show-details="true"/>
                <table:data-pilot-member table:name="596.77" table:display="true" table:show-details="true"/>
                <table:data-pilot-member table:name="637.27" table:display="true" table:show-details="true"/>
                <table:data-pilot-member table:name="662.33" table:display="true" table:show-details="true"/>
                <table:data-pilot-member table:name="685.91" table:display="true" table:show-details="true"/>
                <table:data-pilot-member table:name="688.41" table:display="true" table:show-details="true"/>
                <table:data-pilot-member table:name="746.98" table:display="true" table:show-details="true"/>
                <table:data-pilot-member table:name="775.60" table:display="true" table:show-details="true"/>
                <table:data-pilot-member table:name="821.56" table:display="true" table:show-details="true"/>
                <table:data-pilot-member table:name="824.34" table:display="true" table:show-details="true"/>
                <table:data-pilot-member table:name="830.86" table:display="true" table:show-details="true"/>
                <table:data-pilot-member table:name="843.45" table:display="true" table:show-details="true"/>
                <table:data-pilot-member table:name="864.51" table:display="true" table:show-details="true"/>
                <table:data-pilot-member table:name="888.80" table:display="true" table:show-details="true"/>
                <table:data-pilot-member table:name="908.57" table:display="true" table:show-details="true"/>
                <table:data-pilot-member table:name="1001.40" table:display="true" table:show-details="true"/>
                <table:data-pilot-member table:name="1094.01" table:display="true" table:show-details="true"/>
                <table:data-pilot-member table:name="1124.99" table:display="true" table:show-details="true"/>
                <table:data-pilot-member table:name="1148.67" table:display="true" table:show-details="true"/>
                <table:data-pilot-member table:name="1242.03" table:display="true" table:show-details="true"/>
                <table:data-pilot-member table:name="1277.27" table:display="true" table:show-details="true"/>
                <table:data-pilot-member table:name="1347.66" table:display="true" table:show-details="true"/>
                <table:data-pilot-member table:name="1383.25" table:display="true" table:show-details="true"/>
                <table:data-pilot-member table:name="1439.99" table:display="true" table:show-details="true"/>
                <table:data-pilot-member table:name="1486.79" table:display="true" table:show-details="true"/>
                <table:data-pilot-member table:name="1488.31" table:display="true" table:show-details="true"/>
                <table:data-pilot-member table:name="1684.55" table:display="true" table:show-details="true"/>
                <table:data-pilot-member table:name="1742.93" table:display="true" table:show-details="true"/>
                <table:data-pilot-member table:name="1747.11" table:display="true" table:show-details="true"/>
                <table:data-pilot-member table:name="1758.17" table:display="true" table:show-details="true"/>
                <table:data-pilot-member table:name="1881.93" table:display="true" table:show-details="true"/>
                <table:data-pilot-member table:name="2069.97" table:display="true" table:show-details="true"/>
                <table:data-pilot-member table:name="2307.10" table:display="true" table:show-details="true"/>
                <table:data-pilot-member table:name="2541.49" table:display="true" table:show-details="true"/>
                <table:data-pilot-member table:name="2597.43" table:display="true" table:show-details="true"/>
                <table:data-pilot-member table:name="2735.74" table:display="true" table:show-details="true"/>
                <table:data-pilot-member table:name="2979.35" table:display="true" table:show-details="true"/>
                <table:data-pilot-member table:name="2983.01" table:display="true" table:show-details="true"/>
                <table:data-pilot-member table:name="3413.74" table:display="true" table:show-details="true"/>
                <table:data-pilot-member table:name="3490.13" table:display="true" table:show-details="true"/>
                <table:data-pilot-member table:name="3652.35" table:display="true" table:show-details="true"/>
                <table:data-pilot-member table:name="3797.95" table:display="true" table:show-details="true"/>
                <table:data-pilot-member table:name="4037.32" table:display="true" table:show-details="true"/>
                <table:data-pilot-member table:name="4075.18" table:display="true" table:show-details="true"/>
                <table:data-pilot-member table:name="4218.28" table:display="true" table:show-details="true"/>
                <table:data-pilot-member table:name="4287.30" table:display="true" table:show-details="true"/>
                <table:data-pilot-member table:name="4383.49" table:display="true" table:show-details="true"/>
                <table:data-pilot-member table:name="4570.77" table:display="true" table:show-details="true"/>
                <table:data-pilot-member table:name="4756.56" table:display="true" table:show-details="true"/>
                <table:data-pilot-member table:name="4851.69" table:display="true" table:show-details="true"/>
                <table:data-pilot-member table:name="4876.46" table:display="true" table:show-details="true"/>
                <table:data-pilot-member table:name="4958.59" table:display="true" table:show-details="true"/>
                <table:data-pilot-member table:name="5414.20" table:display="true" table:show-details="true"/>
                <table:data-pilot-member table:name="5472.87" table:display="true" table:show-details="true"/>
                <table:data-pilot-member table:name="5601.45" table:display="true" table:show-details="true"/>
                <table:data-pilot-member table:name="6060.31" table:display="true" table:show-details="true"/>
                <table:data-pilot-member table:name="6255.31" table:display="true" table:show-details="true"/>
                <table:data-pilot-member table:name="7669.47" table:display="true" table:show-details="true"/>
                <table:data-pilot-member table:name="9228.00" table:display="true" table:show-details="true"/>
                <table:data-pilot-member table:name="9839.34" table:display="true" table:show-details="true"/>
                <table:data-pilot-member table:name="23660.17" table:display="true" table:show-details="true"/>
                <table:data-pilot-member table:name="3245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toc" table:orientation="data" table:used-hierarchy="0" table:function="average">
            <table:data-pilot-level table:show-empty="false" calcext:repeat-item-labels="false">
              <table:data-pilot-members>
                <table:data-pilot-member table:name="0.54" table:display="true" table:show-details="true"/>
                <table:data-pilot-member table:name="0.82" table:display="true" table:show-details="true"/>
                <table:data-pilot-member table:name="1.17" table:display="true" table:show-details="true"/>
                <table:data-pilot-member table:name="1.20" table:display="true" table:show-details="true"/>
                <table:data-pilot-member table:name="1.24" table:display="true" table:show-details="true"/>
                <table:data-pilot-member table:name="1.26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6" table:display="true" table:show-details="true"/>
                <table:data-pilot-member table:name="1.42" table:display="true" table:show-details="true"/>
                <table:data-pilot-member table:name="1.47" table:display="true" table:show-details="true"/>
                <table:data-pilot-member table:name="1.51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65" table:display="true" table:show-details="true"/>
                <table:data-pilot-member table:name="1.67" table:display="true" table:show-details="true"/>
                <table:data-pilot-member table:name="1.71" table:display="true" table:show-details="true"/>
                <table:data-pilot-member table:name="1.73" table:display="true" table:show-details="true"/>
                <table:data-pilot-member table:name="1.78" table:display="true" table:show-details="true"/>
                <table:data-pilot-member table:name="1.79" table:display="true" table:show-details="true"/>
                <table:data-pilot-member table:name="2.03" table:display="true" table:show-details="true"/>
                <table:data-pilot-member table:name="2.06" table:display="true" table:show-details="true"/>
                <table:data-pilot-member table:name="2.16" table:display="true" table:show-details="true"/>
                <table:data-pilot-member table:name="2.18" table:display="true" table:show-details="true"/>
                <table:data-pilot-member table:name="2.21" table:display="true" table:show-details="true"/>
                <table:data-pilot-member table:name="2.25" table:display="true" table:show-details="true"/>
                <table:data-pilot-member table:name="2.28" table:display="true" table:show-details="true"/>
                <table:data-pilot-member table:name="2.38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2.53" table:display="true" table:show-details="true"/>
                <table:data-pilot-member table:name="2.55" table:display="true" table:show-details="true"/>
                <table:data-pilot-member table:name="2.67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3.02" table:display="true" table:show-details="true"/>
                <table:data-pilot-member table:name="3.05" table:display="true" table:show-details="true"/>
                <table:data-pilot-member table:name="3.10" table:display="true" table:show-details="true"/>
                <table:data-pilot-member table:name="3.15" table:display="true" table:show-details="true"/>
                <table:data-pilot-member table:name="3.25" table:display="true" table:show-details="true"/>
                <table:data-pilot-member table:name="3.36" table:display="true" table:show-details="true"/>
                <table:data-pilot-member table:name="3.97" table:display="true" table:show-details="true"/>
                <table:data-pilot-member table:name="4.00" table:display="true" table:show-details="true"/>
                <table:data-pilot-member table:name="4.03" table:display="true" table:show-details="true"/>
                <table:data-pilot-member table:name="4.15" table:display="true" table:show-details="true"/>
                <table:data-pilot-member table:name="4.20" table:display="true" table:show-details="true"/>
                <table:data-pilot-member table:name="4.38" table:display="true" table:show-details="true"/>
                <table:data-pilot-member table:name="4.44" table:display="true" table:show-details="true"/>
                <table:data-pilot-member table:name="4.58" table:display="true" table:show-details="true"/>
                <table:data-pilot-member table:name="4.76" table:display="true" table:show-details="true"/>
                <table:data-pilot-member table:name="4.96" table:display="true" table:show-details="true"/>
                <table:data-pilot-member table:name="5.16" table:display="true" table:show-details="true"/>
                <table:data-pilot-member table:name="5.17" table:display="true" table:show-details="true"/>
                <table:data-pilot-member table:name="5.23" table:display="true" table:show-details="true"/>
                <table:data-pilot-member table:name="5.27" table:display="true" table:show-details="true"/>
                <table:data-pilot-member table:name="5.37" table:display="true" table:show-details="true"/>
                <table:data-pilot-member table:name="5.54" table:display="true" table:show-details="true"/>
                <table:data-pilot-member table:name="5.72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6.02" table:display="true" table:show-details="true"/>
                <table:data-pilot-member table:name="6.63" table:display="true" table:show-details="true"/>
                <table:data-pilot-member table:name="6.69" table:display="true" table:show-details="true"/>
                <table:data-pilot-member table:name="6.70" table:display="true" table:show-details="true"/>
                <table:data-pilot-member table:name="6.94" table:display="true" table:show-details="true"/>
                <table:data-pilot-member table:name="7.18" table:display="true" table:show-details="true"/>
                <table:data-pilot-member table:name="7.29" table:display="true" table:show-details="true"/>
                <table:data-pilot-member table:name="7.39" table:display="true" table:show-details="true"/>
                <table:data-pilot-member table:name="8.13" table:display="true" table:show-details="true"/>
                <table:data-pilot-member table:name="8.22" table:display="true" table:show-details="true"/>
                <table:data-pilot-member table:name="8.85" table:display="true" table:show-details="true"/>
                <table:data-pilot-member table:name="8.93" table:display="true" table:show-details="true"/>
                <table:data-pilot-member table:name="9.06" table:display="true" table:show-details="true"/>
                <table:data-pilot-member table:name="9.14" table:display="true" table:show-details="true"/>
                <table:data-pilot-member table:name="9.27" table:display="true" table:show-details="true"/>
                <table:data-pilot-member table:name="9.48" table:display="true" table:show-details="true"/>
                <table:data-pilot-member table:name="9.53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80" table:display="true" table:show-details="true"/>
                <table:data-pilot-member table:name="10.82" table:display="true" table:show-details="true"/>
                <table:data-pilot-member table:name="11.22" table:display="true" table:show-details="true"/>
                <table:data-pilot-member table:name="12.03" table:display="true" table:show-details="true"/>
                <table:data-pilot-member table:name="12.41" table:display="true" table:show-details="true"/>
                <table:data-pilot-member table:name="13.51" table:display="true" table:show-details="true"/>
                <table:data-pilot-member table:name="13.60" table:display="true" table:show-details="true"/>
                <table:data-pilot-member table:name="14.24" table:display="true" table:show-details="true"/>
                <table:data-pilot-member table:name="15.62" table:display="true" table:show-details="true"/>
                <table:data-pilot-member table:name="17.91" table:display="true" table:show-details="true"/>
                <table:data-pilot-member table:name="18.98" table:display="true" table:show-details="true"/>
                <table:data-pilot-member table:name="19.45" table:display="true" table:show-details="true"/>
                <table:data-pilot-member table:name="20.59" table:display="true" table:show-details="true"/>
                <table:data-pilot-member table:name="21.85" table:display="true" table:show-details="true"/>
                <table:data-pilot-member table:name="24.50" table:display="true" table:show-details="true"/>
                <table:data-pilot-member table:name="25.29" table:display="true" table:show-details="true"/>
                <table:data-pilot-member table:name="26.43" table:display="true" table:show-details="true"/>
                <table:data-pilot-member table:name="27.06" table:display="true" table:show-details="true"/>
                <table:data-pilot-member table:name="27.85" table:display="true" table:show-details="true"/>
                <table:data-pilot-member table:name="30.17" table:display="true" table:show-details="true"/>
                <table:data-pilot-member table:name="34.05" table:display="true" table:show-details="true"/>
                <table:data-pilot-member table:name="38.19" table:display="true" table:show-details="true"/>
                <table:data-pilot-member table:name="38.62" table:display="true" table:show-details="true"/>
                <table:data-pilot-member table:name="39.13" table:display="true" table:show-details="true"/>
                <table:data-pilot-member table:name="40.16" table:display="true" table:show-details="true"/>
                <table:data-pilot-member table:name="40.74" table:display="true" table:show-details="true"/>
                <table:data-pilot-member table:name="41.16" table:display="true" table:show-details="true"/>
                <table:data-pilot-member table:name="41.77" table:display="true" table:show-details="true"/>
                <table:data-pilot-member table:name="43.20" table:display="true" table:show-details="true"/>
                <table:data-pilot-member table:name="43.38" table:display="true" table:show-details="true"/>
                <table:data-pilot-member table:name="44.47" table:display="true" table:show-details="true"/>
                <table:data-pilot-member table:name="45.54" table:display="true" table:show-details="true"/>
                <table:data-pilot-member table:name="46.51" table:display="true" table:show-details="true"/>
                <table:data-pilot-member table:name="49.16" table:display="true" table:show-details="true"/>
                <table:data-pilot-member table:name="52.84" table:display="true" table:show-details="true"/>
                <table:data-pilot-member table:name="57.69" table:display="true" table:show-details="true"/>
                <table:data-pilot-member table:name="60.91" table:display="true" table:show-details="true"/>
                <table:data-pilot-member table:name="63.01" table:display="true" table:show-details="true"/>
                <table:data-pilot-member table:name="64.27" table:display="true" table:show-details="true"/>
                <table:data-pilot-member table:name="66.59" table:display="true" table:show-details="true"/>
                <table:data-pilot-member table:name="69.21" table:display="true" table:show-details="true"/>
                <table:data-pilot-member table:name="69.73" table:display="true" table:show-details="true"/>
                <table:data-pilot-member table:name="76.99" table:display="true" table:show-details="true"/>
                <table:data-pilot-member table:name="77.11" table:display="true" table:show-details="true"/>
                <table:data-pilot-member table:name="82.52" table:display="true" table:show-details="true"/>
                <table:data-pilot-member table:name="87.07" table:display="true" table:show-details="true"/>
                <table:data-pilot-member table:name="89.61" table:display="true" table:show-details="true"/>
                <table:data-pilot-member table:name="92.38" table:display="true" table:show-details="true"/>
                <table:data-pilot-member table:name="94.57" table:display="true" table:show-details="true"/>
                <table:data-pilot-member table:name="95.55" table:display="true" table:show-details="true"/>
                <table:data-pilot-member table:name="95.57" table:display="true" table:show-details="true"/>
                <table:data-pilot-member table:name="96.98" table:display="true" table:show-details="true"/>
                <table:data-pilot-member table:name="100.97" table:display="true" table:show-details="true"/>
                <table:data-pilot-member table:name="109.12" table:display="true" table:show-details="true"/>
                <table:data-pilot-member table:name="113.55" table:display="true" table:show-details="true"/>
                <table:data-pilot-member table:name="121.80" table:display="true" table:show-details="true"/>
                <table:data-pilot-member table:name="122.19" table:display="true" table:show-details="true"/>
                <table:data-pilot-member table:name="135.22" table:display="true" table:show-details="true"/>
                <table:data-pilot-member table:name="140.77" table:display="true" table:show-details="true"/>
                <table:data-pilot-member table:name="153.62" table:display="true" table:show-details="true"/>
                <table:data-pilot-member table:name="158.62" table:display="true" table:show-details="true"/>
                <table:data-pilot-member table:name="169.42" table:display="true" table:show-details="true"/>
                <table:data-pilot-member table:name="179.31" table:display="true" table:show-details="true"/>
                <table:data-pilot-member table:name="185.14" table:display="true" table:show-details="true"/>
                <table:data-pilot-member table:name="194.21" table:display="true" table:show-details="true"/>
                <table:data-pilot-member table:name="251.93" table:display="true" table:show-details="true"/>
                <table:data-pilot-member table:name="253.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B nodes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92" table:display="true" table:show-details="true"/>
                <table:data-pilot-member table:name="202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7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64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1" table:display="true" table:show-details="true"/>
                <table:data-pilot-member table:name="289" table:display="true" table:show-details="true"/>
                <table:data-pilot-member table:name="299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27" table:display="true" table:show-details="true"/>
                <table:data-pilot-member table:name="363" table:display="true" table:show-details="true"/>
                <table:data-pilot-member table:name="381" table:display="true" table:show-details="true"/>
                <table:data-pilot-member table:name="387" table:display="true" table:show-details="true"/>
                <table:data-pilot-member table:name="392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9" table:display="true" table:show-details="true"/>
                <table:data-pilot-member table:name="422" table:display="true" table:show-details="true"/>
                <table:data-pilot-member table:name="427" table:display="true" table:show-details="true"/>
                <table:data-pilot-member table:name="444" table:display="true" table:show-details="true"/>
                <table:data-pilot-member table:name="450" table:display="true" table:show-details="true"/>
                <table:data-pilot-member table:name="478" table:display="true" table:show-details="true"/>
                <table:data-pilot-member table:name="490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570" table:display="true" table:show-details="true"/>
                <table:data-pilot-member table:name="575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52" table:display="true" table:show-details="true"/>
                <table:data-pilot-member table:name="668" table:display="true" table:show-details="true"/>
                <table:data-pilot-member table:name="681" table:display="true" table:show-details="true"/>
                <table:data-pilot-member table:name="771" table:display="true" table:show-details="true"/>
                <table:data-pilot-member table:name="778" table:display="true" table:show-details="true"/>
                <table:data-pilot-member table:name="800" table:display="true" table:show-details="true"/>
                <table:data-pilot-member table:name="840" table:display="true" table:show-details="true"/>
                <table:data-pilot-member table:name="889" table:display="true" table:show-details="true"/>
                <table:data-pilot-member table:name="917" table:display="true" table:show-details="true"/>
                <table:data-pilot-member table:name="1018" table:display="true" table:show-details="true"/>
                <table:data-pilot-member table:name="1522" table:display="true" table:show-details="true"/>
                <table:data-pilot-member table:name="1669" table:display="true" table:show-details="true"/>
                <table:data-pilot-member table:name="1798" table:display="true" table:show-details="true"/>
                <table:data-pilot-member table:name="32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Det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7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4" table:display="true" table:show-details="true"/>
                <table:data-pilot-member table:name="197" table:display="true" table:show-details="true"/>
                <table:data-pilot-member table:name="206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8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29" table:display="true" table:show-details="true"/>
                <table:data-pilot-member table:name="233" table:display="true" table:show-details="true"/>
                <table:data-pilot-member table:name="243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8" table:display="true" table:show-details="true"/>
                <table:data-pilot-member table:name="277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5" table:display="true" table:show-details="true"/>
                <table:data-pilot-member table:name="323" table:display="true" table:show-details="true"/>
                <table:data-pilot-member table:name="336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375" table:display="true" table:show-details="true"/>
                <table:data-pilot-member table:name="392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41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61" table:display="true" table:show-details="true"/>
                <table:data-pilot-member table:name="476" table:display="true" table:show-details="true"/>
                <table:data-pilot-member table:name="497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9" table:display="true" table:show-details="true"/>
                <table:data-pilot-member table:name="539" table:display="true" table:show-details="true"/>
                <table:data-pilot-member table:name="544" table:display="true" table:show-details="true"/>
                <table:data-pilot-member table:name="552" table:display="true" table:show-details="true"/>
                <table:data-pilot-member table:name="568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607" table:display="true" table:show-details="true"/>
                <table:data-pilot-member table:name="627" table:display="true" table:show-details="true"/>
                <table:data-pilot-member table:name="651" table:display="true" table:show-details="true"/>
                <table:data-pilot-member table:name="674" table:display="true" table:show-details="true"/>
                <table:data-pilot-member table:name="694" table:display="true" table:show-details="true"/>
                <table:data-pilot-member table:name="697" table:display="true" table:show-details="true"/>
                <table:data-pilot-member table:name="700" table:display="true" table:show-details="true"/>
                <table:data-pilot-member table:name="708" table:display="true" table:show-details="true"/>
                <table:data-pilot-member table:name="717" table:display="true" table:show-details="true"/>
                <table:data-pilot-member table:name="753" table:display="true" table:show-details="true"/>
                <table:data-pilot-member table:name="758" table:display="true" table:show-details="true"/>
                <table:data-pilot-member table:name="775" table:display="true" table:show-details="true"/>
                <table:data-pilot-member table:name="821" table:display="true" table:show-details="true"/>
                <table:data-pilot-member table:name="854" table:display="true" table:show-details="true"/>
                <table:data-pilot-member table:name="856" table:display="true" table:show-details="true"/>
                <table:data-pilot-member table:name="891" table:display="true" table:show-details="true"/>
                <table:data-pilot-member table:name="901" table:display="true" table:show-details="true"/>
                <table:data-pilot-member table:name="944" table:display="true" table:show-details="true"/>
                <table:data-pilot-member table:name="988" table:display="true" table:show-details="true"/>
                <table:data-pilot-member table:name="996" table:display="true" table:show-details="true"/>
                <table:data-pilot-member table:name="1008" table:display="true" table:show-details="true"/>
                <table:data-pilot-member table:name="1011" table:display="true" table:show-details="true"/>
                <table:data-pilot-member table:name="1018" table:display="true" table:show-details="true"/>
                <table:data-pilot-member table:name="1031" table:display="true" table:show-details="true"/>
                <table:data-pilot-member table:name="1061" table:display="true" table:show-details="true"/>
                <table:data-pilot-member table:name="1077" table:display="true" table:show-details="true"/>
                <table:data-pilot-member table:name="1113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33" table:display="true" table:show-details="true"/>
                <table:data-pilot-member table:name="1145" table:display="true" table:show-details="true"/>
                <table:data-pilot-member table:name="1150" table:display="true" table:show-details="true"/>
                <table:data-pilot-member table:name="1179" table:display="true" table:show-details="true"/>
                <table:data-pilot-member table:name="1344" table:display="true" table:show-details="true"/>
                <table:data-pilot-member table:name="1587" table:display="true" table:show-details="true"/>
                <table:data-pilot-member table:name="1853" table:display="true" table:show-details="true"/>
                <table:data-pilot-member table:name="1913" table:display="true" table:show-details="true"/>
                <table:data-pilot-member table:name="1924" table:display="true" table:show-details="true"/>
                <table:data-pilot-member table:name="1927" table:display="true" table:show-details="true"/>
                <table:data-pilot-member table:name="2008" table:display="true" table:show-details="true"/>
                <table:data-pilot-member table:name="2083" table:display="true" table:show-details="true"/>
                <table:data-pilot-member table:name="2763" table:display="true" table:show-details="true"/>
                <table:data-pilot-member table:name="2905" table:display="true" table:show-details="true"/>
                <table:data-pilot-member table:name="3456" table:display="true" table:show-details="true"/>
                <table:data-pilot-member table:name="6249" table:display="true" table:show-details="true"/>
                <table:data-pilot-member table:name="67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Stoc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7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9" table:display="true" table:show-details="true"/>
                <table:data-pilot-member table:name="177" table:display="true" table:show-details="true"/>
                <table:data-pilot-member table:name="182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207" table:display="true" table:show-details="true"/>
                <table:data-pilot-member table:name="211" table:display="true" table:show-details="true"/>
                <table:data-pilot-member table:name="214" table:display="true" table:show-details="true"/>
                <table:data-pilot-member table:name="236" table:display="true" table:show-details="true"/>
                <table:data-pilot-member table:name="2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_counterex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ts per nod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4" table:display="true" table:show-details="true"/>
                <table:data-pilot-member table:name="0.0769230769" table:display="true" table:show-details="true"/>
                <table:data-pilot-member table:name="0.0833333333" table:display="true" table:show-details="true"/>
                <table:data-pilot-member table:name="0.1176470588" table:display="true" table:show-details="true"/>
                <table:data-pilot-member table:name="0.16" table:display="true" table:show-details="true"/>
                <table:data-pilot-member table:name="0.1666666667" table:display="true" table:show-details="true"/>
                <table:data-pilot-member table:name="0.1764705882" table:display="true" table:show-details="true"/>
                <table:data-pilot-member table:name="0.1818181818" table:display="true" table:show-details="true"/>
                <table:data-pilot-member table:name="0.2" table:display="true" table:show-details="true"/>
                <table:data-pilot-member table:name="0.2068965517" table:display="true" table:show-details="true"/>
                <table:data-pilot-member table:name="0.2222222222" table:display="true" table:show-details="true"/>
                <table:data-pilot-member table:name="0.2352941176" table:display="true" table:show-details="true"/>
                <table:data-pilot-member table:name="0.25" table:display="true" table:show-details="true"/>
                <table:data-pilot-member table:name="0.275862069" table:display="true" table:show-details="true"/>
                <table:data-pilot-member table:name="0.2857142857" table:display="true" table:show-details="true"/>
                <table:data-pilot-member table:name="0.2941176471" table:display="true" table:show-details="true"/>
                <table:data-pilot-member table:name="0.3142857143" table:display="true" table:show-details="true"/>
                <table:data-pilot-member table:name="0.32" table:display="true" table:show-details="true"/>
                <table:data-pilot-member table:name="0.3333333333" table:display="true" table:show-details="true"/>
                <table:data-pilot-member table:name="0.347826087" table:display="true" table:show-details="true"/>
                <table:data-pilot-member table:name="0.3529411765" table:display="true" table:show-details="true"/>
                <table:data-pilot-member table:name="0.3566176471" table:display="true" table:show-details="true"/>
                <table:data-pilot-member table:name="0.375" table:display="true" table:show-details="true"/>
                <table:data-pilot-member table:name="0.3770491803" table:display="true" table:show-details="true"/>
                <table:data-pilot-member table:name="0.3777777778" table:display="true" table:show-details="true"/>
                <table:data-pilot-member table:name="0.3793103448" table:display="true" table:show-details="true"/>
                <table:data-pilot-member table:name="0.380952381" table:display="true" table:show-details="true"/>
                <table:data-pilot-member table:name="0.3944954128" table:display="true" table:show-details="true"/>
                <table:data-pilot-member table:name="0.4102564103" table:display="true" table:show-details="true"/>
                <table:data-pilot-member table:name="0.4137931034" table:display="true" table:show-details="true"/>
                <table:data-pilot-member table:name="0.4242424242" table:display="true" table:show-details="true"/>
                <table:data-pilot-member table:name="0.4285714286" table:display="true" table:show-details="true"/>
                <table:data-pilot-member table:name="0.431372549" table:display="true" table:show-details="true"/>
                <table:data-pilot-member table:name="0.4444444444" table:display="true" table:show-details="true"/>
                <table:data-pilot-member table:name="0.4489795918" table:display="true" table:show-details="true"/>
                <table:data-pilot-member table:name="0.4615384615" table:display="true" table:show-details="true"/>
                <table:data-pilot-member table:name="0.4657534247" table:display="true" table:show-details="true"/>
                <table:data-pilot-member table:name="0.4693877551" table:display="true" table:show-details="true"/>
                <table:data-pilot-member table:name="0.4864864865" table:display="true" table:show-details="true"/>
                <table:data-pilot-member table:name="0.4943820225" table:display="true" table:show-details="true"/>
                <table:data-pilot-member table:name="0.5" table:display="true" table:show-details="true"/>
                <table:data-pilot-member table:name="0.5238095238" table:display="true" table:show-details="true"/>
                <table:data-pilot-member table:name="0.5424063116" table:display="true" table:show-details="true"/>
                <table:data-pilot-member table:name="0.5510204082" table:display="true" table:show-details="true"/>
                <table:data-pilot-member table:name="0.5544554455" table:display="true" table:show-details="true"/>
                <table:data-pilot-member table:name="0.56" table:display="true" table:show-details="true"/>
                <table:data-pilot-member table:name="0.5609756098" table:display="true" table:show-details="true"/>
                <table:data-pilot-member table:name="0.5666666667" table:display="true" table:show-details="true"/>
                <table:data-pilot-member table:name="0.5951219512" table:display="true" table:show-details="true"/>
                <table:data-pilot-member table:name="0.6" table:display="true" table:show-details="true"/>
                <table:data-pilot-member table:name="0.6004514673" table:display="true" table:show-details="true"/>
                <table:data-pilot-member table:name="0.6060606061" table:display="true" table:show-details="true"/>
                <table:data-pilot-member table:name="0.6097560976" table:display="true" table:show-details="true"/>
                <table:data-pilot-member table:name="0.6140350877" table:display="true" table:show-details="true"/>
                <table:data-pilot-member table:name="0.6153846154" table:display="true" table:show-details="true"/>
                <table:data-pilot-member table:name="0.6235294118" table:display="true" table:show-details="true"/>
                <table:data-pilot-member table:name="0.625" table:display="true" table:show-details="true"/>
                <table:data-pilot-member table:name="0.6326530612" table:display="true" table:show-details="true"/>
                <table:data-pilot-member table:name="0.6396396396" table:display="true" table:show-details="true"/>
                <table:data-pilot-member table:name="0.6428571429" table:display="true" table:show-details="true"/>
                <table:data-pilot-member table:name="0.6570713392" table:display="true" table:show-details="true"/>
                <table:data-pilot-member table:name="0.6666666667" table:display="true" table:show-details="true"/>
                <table:data-pilot-member table:name="0.6829268293" table:display="true" table:show-details="true"/>
                <table:data-pilot-member table:name="0.6883116883" table:display="true" table:show-details="true"/>
                <table:data-pilot-member table:name="0.7" table:display="true" table:show-details="true"/>
                <table:data-pilot-member table:name="0.7037037037" table:display="true" table:show-details="true"/>
                <table:data-pilot-member table:name="0.7142857143" table:display="true" table:show-details="true"/>
                <table:data-pilot-member table:name="0.7222222222" table:display="true" table:show-details="true"/>
                <table:data-pilot-member table:name="0.7235772358" table:display="true" table:show-details="true"/>
                <table:data-pilot-member table:name="0.7441860465" table:display="true" table:show-details="true"/>
                <table:data-pilot-member table:name="0.75" table:display="true" table:show-details="true"/>
                <table:data-pilot-member table:name="0.7631578947" table:display="true" table:show-details="true"/>
                <table:data-pilot-member table:name="0.7727272727" table:display="true" table:show-details="true"/>
                <table:data-pilot-member table:name="0.78125" table:display="true" table:show-details="true"/>
                <table:data-pilot-member table:name="0.7857142857" table:display="true" table:show-details="true"/>
                <table:data-pilot-member table:name="0.7881355932" table:display="true" table:show-details="true"/>
                <table:data-pilot-member table:name="0.7882352941" table:display="true" table:show-details="true"/>
                <table:data-pilot-member table:name="0.7886178862" table:display="true" table:show-details="true"/>
                <table:data-pilot-member table:name="0.7968253968" table:display="true" table:show-details="true"/>
                <table:data-pilot-member table:name="0.8153846154" table:display="true" table:show-details="true"/>
                <table:data-pilot-member table:name="0.8322580645" table:display="true" table:show-details="true"/>
                <table:data-pilot-member table:name="0.8666666667" table:display="true" table:show-details="true"/>
                <table:data-pilot-member table:name="0.875" table:display="true" table:show-details="true"/>
                <table:data-pilot-member table:name="0.8846153846" table:display="true" table:show-details="true"/>
                <table:data-pilot-member table:name="0.8888888889" table:display="true" table:show-details="true"/>
                <table:data-pilot-member table:name="0.9047619048" table:display="true" table:show-details="true"/>
                <table:data-pilot-member table:name="0.9077922078" table:display="true" table:show-details="true"/>
                <table:data-pilot-member table:name="0.9333333333" table:display="true" table:show-details="true"/>
                <table:data-pilot-member table:name="0.9444444444" table:display="true" table:show-details="true"/>
                <table:data-pilot-member table:name="0.95" table:display="true" table:show-details="true"/>
                <table:data-pilot-member table:name="0.9523809524" table:display="true" table:show-details="true"/>
                <table:data-pilot-member table:name="0.9661016949" table:display="true" table:show-details="true"/>
                <table:data-pilot-member table:name="0.9826086957" table:display="true" table:show-details="true"/>
                <table:data-pilot-member table:name="0.9853479853" table:display="true" table:show-details="true"/>
                <table:data-pilot-member table:name="0.995215311" table:display="true" table:show-details="true"/>
                <table:data-pilot-member table:name="0.9983249581" table:display="true" table:show-details="true"/>
                <table:data-pilot-member table:name="1" table:display="true" table:show-details="true"/>
                <table:data-pilot-member table:name="1.0062893082" table:display="true" table:show-details="true"/>
                <table:data-pilot-member table:name="1.0309278351" table:display="true" table:show-details="true"/>
                <table:data-pilot-member table:name="1.0321428571" table:display="true" table:show-details="true"/>
                <table:data-pilot-member table:name="1.05" table:display="true" table:show-details="true"/>
                <table:data-pilot-member table:name="1.0512820513" table:display="true" table:show-details="true"/>
                <table:data-pilot-member table:name="1.0631578947" table:display="true" table:show-details="true"/>
                <table:data-pilot-member table:name="1.0681818182" table:display="true" table:show-details="true"/>
                <table:data-pilot-member table:name="1.0714285714" table:display="true" table:show-details="true"/>
                <table:data-pilot-member table:name="1.0833333333" table:display="true" table:show-details="true"/>
                <table:data-pilot-member table:name="1.1078431373" table:display="true" table:show-details="true"/>
                <table:data-pilot-member table:name="1.1181434599" table:display="true" table:show-details="true"/>
                <table:data-pilot-member table:name="1.125" table:display="true" table:show-details="true"/>
                <table:data-pilot-member table:name="1.127388535" table:display="true" table:show-details="true"/>
                <table:data-pilot-member table:name="1.1306413302" table:display="true" table:show-details="true"/>
                <table:data-pilot-member table:name="1.1315789474" table:display="true" table:show-details="true"/>
                <table:data-pilot-member table:name="1.1441441441" table:display="true" table:show-details="true"/>
                <table:data-pilot-member table:name="1.1621621622" table:display="true" table:show-details="true"/>
                <table:data-pilot-member table:name="1.1707317073" table:display="true" table:show-details="true"/>
                <table:data-pilot-member table:name="1.1724137931" table:display="true" table:show-details="true"/>
                <table:data-pilot-member table:name="1.175" table:display="true" table:show-details="true"/>
                <table:data-pilot-member table:name="1.1833333333" table:display="true" table:show-details="true"/>
                <table:data-pilot-member table:name="1.2" table:display="true" table:show-details="true"/>
                <table:data-pilot-member table:name="1.2098445596" table:display="true" table:show-details="true"/>
                <table:data-pilot-member table:name="1.25" table:display="true" table:show-details="true"/>
                <table:data-pilot-member table:name="1.2631578947" table:display="true" table:show-details="true"/>
                <table:data-pilot-member table:name="1.28" table:display="true" table:show-details="true"/>
                <table:data-pilot-member table:name="1.2857142857" table:display="true" table:show-details="true"/>
                <table:data-pilot-member table:name="1.3125" table:display="true" table:show-details="true"/>
                <table:data-pilot-member table:name="1.32" table:display="true" table:show-details="true"/>
                <table:data-pilot-member table:name="1.3253373313" table:display="true" table:show-details="true"/>
                <table:data-pilot-member table:name="1.3333333333" table:display="true" table:show-details="true"/>
                <table:data-pilot-member table:name="1.34375" table:display="true" table:show-details="true"/>
                <table:data-pilot-member table:name="1.3580246914" table:display="true" table:show-details="true"/>
                <table:data-pilot-member table:name="1.3853211009" table:display="true" table:show-details="true"/>
                <table:data-pilot-member table:name="1.387755102" table:display="true" table:show-details="true"/>
                <table:data-pilot-member table:name="1.4" table:display="true" table:show-details="true"/>
                <table:data-pilot-member table:name="1.40625" table:display="true" table:show-details="true"/>
                <table:data-pilot-member table:name="1.4093137255" table:display="true" table:show-details="true"/>
                <table:data-pilot-member table:name="1.4333333333" table:display="true" table:show-details="true"/>
                <table:data-pilot-member table:name="1.4383561644" table:display="true" table:show-details="true"/>
                <table:data-pilot-member table:name="1.4493670886" table:display="true" table:show-details="true"/>
                <table:data-pilot-member table:name="1.4794520548" table:display="true" table:show-details="true"/>
                <table:data-pilot-member table:name="1.497382199" table:display="true" table:show-details="true"/>
                <table:data-pilot-member table:name="1.5" table:display="true" table:show-details="true"/>
                <table:data-pilot-member table:name="1.5214521452" table:display="true" table:show-details="true"/>
                <table:data-pilot-member table:name="1.5225375626" table:display="true" table:show-details="true"/>
                <table:data-pilot-member table:name="1.5344129555" table:display="true" table:show-details="true"/>
                <table:data-pilot-member table:name="1.5379310345" table:display="true" table:show-details="true"/>
                <table:data-pilot-member table:name="1.55" table:display="true" table:show-details="true"/>
                <table:data-pilot-member table:name="1.5625" table:display="true" table:show-details="true"/>
                <table:data-pilot-member table:name="1.5641025641" table:display="true" table:show-details="true"/>
                <table:data-pilot-member table:name="1.579109063" table:display="true" table:show-details="true"/>
                <table:data-pilot-member table:name="1.5857142857" table:display="true" table:show-details="true"/>
                <table:data-pilot-member table:name="1.5967213115" table:display="true" table:show-details="true"/>
                <table:data-pilot-member table:name="1.652754591" table:display="true" table:show-details="true"/>
                <table:data-pilot-member table:name="1.6615969582" table:display="true" table:show-details="true"/>
                <table:data-pilot-member table:name="1.6699751861" table:display="true" table:show-details="true"/>
                <table:data-pilot-member table:name="1.6715830875" table:display="true" table:show-details="true"/>
                <table:data-pilot-member table:name="1.6818181818" table:display="true" table:show-details="true"/>
                <table:data-pilot-member table:name="1.7045454545" table:display="true" table:show-details="true"/>
                <table:data-pilot-member table:name="1.7166666667" table:display="true" table:show-details="true"/>
                <table:data-pilot-member table:name="1.7222222222" table:display="true" table:show-details="true"/>
                <table:data-pilot-member table:name="1.7237851662" table:display="true" table:show-details="true"/>
                <table:data-pilot-member table:name="1.7406483791" table:display="true" table:show-details="true"/>
                <table:data-pilot-member table:name="1.7435897436" table:display="true" table:show-details="true"/>
                <table:data-pilot-member table:name="1.76" table:display="true" table:show-details="true"/>
                <table:data-pilot-member table:name="1.762195122" table:display="true" table:show-details="true"/>
                <table:data-pilot-member table:name="1.7727272727" table:display="true" table:show-details="true"/>
                <table:data-pilot-member table:name="1.7817371938" table:display="true" table:show-details="true"/>
                <table:data-pilot-member table:name="1.7820738137" table:display="true" table:show-details="true"/>
                <table:data-pilot-member table:name="1.8067226891" table:display="true" table:show-details="true"/>
                <table:data-pilot-member table:name="1.8219895288" table:display="true" table:show-details="true"/>
                <table:data-pilot-member table:name="1.8333333333" table:display="true" table:show-details="true"/>
                <table:data-pilot-member table:name="1.8976744186" table:display="true" table:show-details="true"/>
                <table:data-pilot-member table:name="1.9148073022" table:display="true" table:show-details="true"/>
                <table:data-pilot-member table:name="1.9365079365" table:display="true" table:show-details="true"/>
                <table:data-pilot-member table:name="1.9615384615" table:display="true" table:show-details="true"/>
                <table:data-pilot-member table:name="1.9630872483" table:display="true" table:show-details="true"/>
                <table:data-pilot-member table:name="2" table:display="true" table:show-details="true"/>
                <table:data-pilot-member table:name="2.0128205128" table:display="true" table:show-details="true"/>
                <table:data-pilot-member table:name="2.0172413793" table:display="true" table:show-details="true"/>
                <table:data-pilot-member table:name="2.0324290614" table:display="true" table:show-details="true"/>
                <table:data-pilot-member table:name="2.0447761194" table:display="true" table:show-details="true"/>
                <table:data-pilot-member table:name="2.0505050505" table:display="true" table:show-details="true"/>
                <table:data-pilot-member table:name="2.0566037736" table:display="true" table:show-details="true"/>
                <table:data-pilot-member table:name="2.0903954802" table:display="true" table:show-details="true"/>
                <table:data-pilot-member table:name="2.1041666667" table:display="true" table:show-details="true"/>
                <table:data-pilot-member table:name="2.1198156682" table:display="true" table:show-details="true"/>
                <table:data-pilot-member table:name="2.1542288557" table:display="true" table:show-details="true"/>
                <table:data-pilot-member table:name="2.1612903226" table:display="true" table:show-details="true"/>
                <table:data-pilot-member table:name="2.1666666667" table:display="true" table:show-details="true"/>
                <table:data-pilot-member table:name="2.1764705882" table:display="true" table:show-details="true"/>
                <table:data-pilot-member table:name="2.1823599523" table:display="true" table:show-details="true"/>
                <table:data-pilot-member table:name="2.2173913043" table:display="true" table:show-details="true"/>
                <table:data-pilot-member table:name="2.2403314917" table:display="true" table:show-details="true"/>
                <table:data-pilot-member table:name="2.2658486708" table:display="true" table:show-details="true"/>
                <table:data-pilot-member table:name="2.2792207792" table:display="true" table:show-details="true"/>
                <table:data-pilot-member table:name="2.2916666667" table:display="true" table:show-details="true"/>
                <table:data-pilot-member table:name="2.3421052632" table:display="true" table:show-details="true"/>
                <table:data-pilot-member table:name="2.3545454545" table:display="true" table:show-details="true"/>
                <table:data-pilot-member table:name="2.4285714286" table:display="true" table:show-details="true"/>
                <table:data-pilot-member table:name="2.5081967213" table:display="true" table:show-details="true"/>
                <table:data-pilot-member table:name="2.5666666667" table:display="true" table:show-details="true"/>
                <table:data-pilot-member table:name="2.6384615385" table:display="true" table:show-details="true"/>
                <table:data-pilot-member table:name="2.6907894737" table:display="true" table:show-details="true"/>
                <table:data-pilot-member table:name="2.7066666667" table:display="true" table:show-details="true"/>
                <table:data-pilot-member table:name="2.7307692308" table:display="true" table:show-details="true"/>
                <table:data-pilot-member table:name="2.7485294118" table:display="true" table:show-details="true"/>
                <table:data-pilot-member table:name="2.7835051546" table:display="true" table:show-details="true"/>
                <table:data-pilot-member table:name="2.7916666667" table:display="true" table:show-details="true"/>
                <table:data-pilot-member table:name="2.8055555556" table:display="true" table:show-details="true"/>
                <table:data-pilot-member table:name="2.8318777293" table:display="true" table:show-details="true"/>
                <table:data-pilot-member table:name="2.8404255319" table:display="true" table:show-details="true"/>
                <table:data-pilot-member table:name="2.8412698413" table:display="true" table:show-details="true"/>
                <table:data-pilot-member table:name="2.8684210526" table:display="true" table:show-details="true"/>
                <table:data-pilot-member table:name="3.0286624204" table:display="true" table:show-details="true"/>
                <table:data-pilot-member table:name="3.0502793296" table:display="true" table:show-details="true"/>
                <table:data-pilot-member table:name="3.0674846626" table:display="true" table:show-details="true"/>
                <table:data-pilot-member table:name="3.0725806452" table:display="true" table:show-details="true"/>
                <table:data-pilot-member table:name="3.0905923345" table:display="true" table:show-details="true"/>
                <table:data-pilot-member table:name="3.0980392157" table:display="true" table:show-details="true"/>
                <table:data-pilot-member table:name="3.1184210526" table:display="true" table:show-details="true"/>
                <table:data-pilot-member table:name="3.1333333333" table:display="true" table:show-details="true"/>
                <table:data-pilot-member table:name="3.1736111111" table:display="true" table:show-details="true"/>
                <table:data-pilot-member table:name="3.2177121771" table:display="true" table:show-details="true"/>
                <table:data-pilot-member table:name="3.2222222222" table:display="true" table:show-details="true"/>
                <table:data-pilot-member table:name="3.224137931" table:display="true" table:show-details="true"/>
                <table:data-pilot-member table:name="3.2433628319" table:display="true" table:show-details="true"/>
                <table:data-pilot-member table:name="3.2786885246" table:display="true" table:show-details="true"/>
                <table:data-pilot-member table:name="3.3333333333" table:display="true" table:show-details="true"/>
                <table:data-pilot-member table:name="3.3725490196" table:display="true" table:show-details="true"/>
                <table:data-pilot-member table:name="3.42" table:display="true" table:show-details="true"/>
                <table:data-pilot-member table:name="3.4782608696" table:display="true" table:show-details="true"/>
                <table:data-pilot-member table:name="3.5" table:display="true" table:show-details="true"/>
                <table:data-pilot-member table:name="3.606981982" table:display="true" table:show-details="true"/>
                <table:data-pilot-member table:name="3.6276595745" table:display="true" table:show-details="true"/>
                <table:data-pilot-member table:name="3.6324940048" table:display="true" table:show-details="true"/>
                <table:data-pilot-member table:name="3.825" table:display="true" table:show-details="true"/>
                <table:data-pilot-member table:name="3.875" table:display="true" table:show-details="true"/>
                <table:data-pilot-member table:name="3.9736842105" table:display="true" table:show-details="true"/>
                <table:data-pilot-member table:name="4.0751173709" table:display="true" table:show-details="true"/>
                <table:data-pilot-member table:name="4.2833333333" table:display="true" table:show-details="true"/>
                <table:data-pilot-member table:name="4.3333333333" table:display="true" table:show-details="true"/>
                <table:data-pilot-member table:name="4.40625" table:display="true" table:show-details="true"/>
                <table:data-pilot-member table:name="4.5184210526" table:display="true" table:show-details="true"/>
                <table:data-pilot-member table:name="5.9666666667" table:display="true" table:show-details="true"/>
                <table:data-pilot-member table:name="6.0227272727" table:display="true" table:show-details="true"/>
                <table:data-pilot-member table:name="6.112244898" table:display="true" table:show-details="true"/>
                <table:data-pilot-member table:name="6.58088235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Det" table:orientation="data" table:used-hierarchy="0" table:function="average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2.11" table:display="true" table:show-details="true"/>
                <table:data-pilot-member table:name="2.42" table:display="true" table:show-details="true"/>
                <table:data-pilot-member table:name="3.04" table:display="true" table:show-details="true"/>
                <table:data-pilot-member table:name="3.64" table:display="true" table:show-details="true"/>
                <table:data-pilot-member table:name="3.66" table:display="true" table:show-details="true"/>
                <table:data-pilot-member table:name="3.68" table:display="true" table:show-details="true"/>
                <table:data-pilot-member table:name="3.76" table:display="true" table:show-details="true"/>
                <table:data-pilot-member table:name="3.98" table:display="true" table:show-details="true"/>
                <table:data-pilot-member table:name="4.18" table:display="true" table:show-details="true"/>
                <table:data-pilot-member table:name="4.24" table:display="true" table:show-details="true"/>
                <table:data-pilot-member table:name="4.26" table:display="true" table:show-details="true"/>
                <table:data-pilot-member table:name="4.49" table:display="true" table:show-details="true"/>
                <table:data-pilot-member table:name="4.61" table:display="true" table:show-details="true"/>
                <table:data-pilot-member table:name="4.74" table:display="true" table:show-details="true"/>
                <table:data-pilot-member table:name="4.80" table:display="true" table:show-details="true"/>
                <table:data-pilot-member table:name="4.88" table:display="true" table:show-details="true"/>
                <table:data-pilot-member table:name="5.12" table:display="true" table:show-details="true"/>
                <table:data-pilot-member table:name="5.16" table:display="true" table:show-details="true"/>
                <table:data-pilot-member table:name="5.25" table:display="true" table:show-details="true"/>
                <table:data-pilot-member table:name="5.40" table:display="true" table:show-details="true"/>
                <table:data-pilot-member table:name="5.58" table:display="true" table:show-details="true"/>
                <table:data-pilot-member table:name="5.59" table:display="true" table:show-details="true"/>
                <table:data-pilot-member table:name="5.60" table:display="true" table:show-details="true"/>
                <table:data-pilot-member table:name="5.62" table:display="true" table:show-details="true"/>
                <table:data-pilot-member table:name="5.81" table:display="true" table:show-details="true"/>
                <table:data-pilot-member table:name="5.88" table:display="true" table:show-details="true"/>
                <table:data-pilot-member table:name="6.00" table:display="true" table:show-details="true"/>
                <table:data-pilot-member table:name="6.14" table:display="true" table:show-details="true"/>
                <table:data-pilot-member table:name="6.17" table:display="true" table:show-details="true"/>
                <table:data-pilot-member table:name="6.20" table:display="true" table:show-details="true"/>
                <table:data-pilot-member table:name="6.46" table:display="true" table:show-details="true"/>
                <table:data-pilot-member table:name="6.47" table:display="true" table:show-details="true"/>
                <table:data-pilot-member table:name="6.48" table:display="true" table:show-details="true"/>
                <table:data-pilot-member table:name="6.50" table:display="true" table:show-details="true"/>
                <table:data-pilot-member table:name="6.52" table:display="true" table:show-details="true"/>
                <table:data-pilot-member table:name="6.55" table:display="true" table:show-details="true"/>
                <table:data-pilot-member table:name="6.69" table:display="true" table:show-details="true"/>
                <table:data-pilot-member table:name="6.72" table:display="true" table:show-details="true"/>
                <table:data-pilot-member table:name="6.83" table:display="true" table:show-details="true"/>
                <table:data-pilot-member table:name="6.86" table:display="true" table:show-details="true"/>
                <table:data-pilot-member table:name="6.90" table:display="true" table:show-details="true"/>
                <table:data-pilot-member table:name="6.94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16" table:display="true" table:show-details="true"/>
                <table:data-pilot-member table:name="7.21" table:display="true" table:show-details="true"/>
                <table:data-pilot-member table:name="7.27" table:display="true" table:show-details="true"/>
                <table:data-pilot-member table:name="7.28" table:display="true" table:show-details="true"/>
                <table:data-pilot-member table:name="7.40" table:display="true" table:show-details="true"/>
                <table:data-pilot-member table:name="7.42" table:display="true" table:show-details="true"/>
                <table:data-pilot-member table:name="7.48" table:display="true" table:show-details="true"/>
                <table:data-pilot-member table:name="7.49" table:display="true" table:show-details="true"/>
                <table:data-pilot-member table:name="7.50" table:display="true" table:show-details="true"/>
                <table:data-pilot-member table:name="7.52" table:display="true" table:show-details="true"/>
                <table:data-pilot-member table:name="7.54" table:display="true" table:show-details="true"/>
                <table:data-pilot-member table:name="7.56" table:display="true" table:show-details="true"/>
                <table:data-pilot-member table:name="7.60" table:display="true" table:show-details="true"/>
                <table:data-pilot-member table:name="7.65" table:display="true" table:show-details="true"/>
                <table:data-pilot-member table:name="7.68" table:display="true" table:show-details="true"/>
                <table:data-pilot-member table:name="7.71" table:display="true" table:show-details="true"/>
                <table:data-pilot-member table:name="7.75" table:display="true" table:show-details="true"/>
                <table:data-pilot-member table:name="7.80" table:display="true" table:show-details="true"/>
                <table:data-pilot-member table:name="7.84" table:display="true" table:show-details="true"/>
                <table:data-pilot-member table:name="7.85" table:display="true" table:show-details="true"/>
                <table:data-pilot-member table:name="7.86" table:display="true" table:show-details="true"/>
                <table:data-pilot-member table:name="7.96" table:display="true" table:show-details="true"/>
                <table:data-pilot-member table:name="8.01" table:display="true" table:show-details="true"/>
                <table:data-pilot-member table:name="8.06" table:display="true" table:show-details="true"/>
                <table:data-pilot-member table:name="8.08" table:display="true" table:show-details="true"/>
                <table:data-pilot-member table:name="8.09" table:display="true" table:show-details="true"/>
                <table:data-pilot-member table:name="8.12" table:display="true" table:show-details="true"/>
                <table:data-pilot-member table:name="8.14" table:display="true" table:show-details="true"/>
                <table:data-pilot-member table:name="8.18" table:display="true" table:show-details="true"/>
                <table:data-pilot-member table:name="8.23" table:display="true" table:show-details="true"/>
                <table:data-pilot-member table:name="8.29" table:display="true" table:show-details="true"/>
                <table:data-pilot-member table:name="8.31" table:display="true" table:show-details="true"/>
                <table:data-pilot-member table:name="8.34" table:display="true" table:show-details="true"/>
                <table:data-pilot-member table:name="8.40" table:display="true" table:show-details="true"/>
                <table:data-pilot-member table:name="8.42" table:display="true" table:show-details="true"/>
                <table:data-pilot-member table:name="8.50" table:display="true" table:show-details="true"/>
                <table:data-pilot-member table:name="8.51" table:display="true" table:show-details="true"/>
                <table:data-pilot-member table:name="8.62" table:display="true" table:show-details="true"/>
                <table:data-pilot-member table:name="8.90" table:display="true" table:show-details="true"/>
                <table:data-pilot-member table:name="8.96" table:display="true" table:show-details="true"/>
                <table:data-pilot-member table:name="8.97" table:display="true" table:show-details="true"/>
                <table:data-pilot-member table:name="8.99" table:display="true" table:show-details="true"/>
                <table:data-pilot-member table:name="9.07" table:display="true" table:show-details="true"/>
                <table:data-pilot-member table:name="9.10" table:display="true" table:show-details="true"/>
                <table:data-pilot-member table:name="9.22" table:display="true" table:show-details="true"/>
                <table:data-pilot-member table:name="9.25" table:display="true" table:show-details="true"/>
                <table:data-pilot-member table:name="9.30" table:display="true" table:show-details="true"/>
                <table:data-pilot-member table:name="9.36" table:display="true" table:show-details="true"/>
                <table:data-pilot-member table:name="9.56" table:display="true" table:show-details="true"/>
                <table:data-pilot-member table:name="9.58" table:display="true" table:show-details="true"/>
                <table:data-pilot-member table:name="9.61" table:display="true" table:show-details="true"/>
                <table:data-pilot-member table:name="9.66" table:display="true" table:show-details="true"/>
                <table:data-pilot-member table:name="9.67" table:display="true" table:show-details="true"/>
                <table:data-pilot-member table:name="9.68" table:display="true" table:show-details="true"/>
                <table:data-pilot-member table:name="9.71" table:display="true" table:show-details="true"/>
                <table:data-pilot-member table:name="9.77" table:display="true" table:show-details="true"/>
                <table:data-pilot-member table:name="9.81" table:display="true" table:show-details="true"/>
                <table:data-pilot-member table:name="9.90" table:display="true" table:show-details="true"/>
                <table:data-pilot-member table:name="10.04" table:display="true" table:show-details="true"/>
                <table:data-pilot-member table:name="10.06" table:display="true" table:show-details="true"/>
                <table:data-pilot-member table:name="10.17" table:display="true" table:show-details="true"/>
                <table:data-pilot-member table:name="10.20" table:display="true" table:show-details="true"/>
                <table:data-pilot-member table:name="10.27" table:display="true" table:show-details="true"/>
                <table:data-pilot-member table:name="10.39" table:display="true" table:show-details="true"/>
                <table:data-pilot-member table:name="10.59" table:display="true" table:show-details="true"/>
                <table:data-pilot-member table:name="10.65" table:display="true" table:show-details="true"/>
                <table:data-pilot-member table:name="10.68" table:display="true" table:show-details="true"/>
                <table:data-pilot-member table:name="10.72" table:display="true" table:show-details="true"/>
                <table:data-pilot-member table:name="10.79" table:display="true" table:show-details="true"/>
                <table:data-pilot-member table:name="10.84" table:display="true" table:show-details="true"/>
                <table:data-pilot-member table:name="10.94" table:display="true" table:show-details="true"/>
                <table:data-pilot-member table:name="10.97" table:display="true" table:show-details="true"/>
                <table:data-pilot-member table:name="11.18" table:display="true" table:show-details="true"/>
                <table:data-pilot-member table:name="11.28" table:display="true" table:show-details="true"/>
                <table:data-pilot-member table:name="11.51" table:display="true" table:show-details="true"/>
                <table:data-pilot-member table:name="11.52" table:display="true" table:show-details="true"/>
                <table:data-pilot-member table:name="11.69" table:display="true" table:show-details="true"/>
                <table:data-pilot-member table:name="11.73" table:display="true" table:show-details="true"/>
                <table:data-pilot-member table:name="11.77" table:display="true" table:show-details="true"/>
                <table:data-pilot-member table:name="12.65" table:display="true" table:show-details="true"/>
                <table:data-pilot-member table:name="12.76" table:display="true" table:show-details="true"/>
                <table:data-pilot-member table:name="12.94" table:display="true" table:show-details="true"/>
                <table:data-pilot-member table:name="13.34" table:display="true" table:show-details="true"/>
                <table:data-pilot-member table:name="13.59" table:display="true" table:show-details="true"/>
                <table:data-pilot-member table:name="13.85" table:display="true" table:show-details="true"/>
                <table:data-pilot-member table:name="14.03" table:display="true" table:show-details="true"/>
                <table:data-pilot-member table:name="14.23" table:display="true" table:show-details="true"/>
                <table:data-pilot-member table:name="16.65" table:display="true" table:show-details="true"/>
                <table:data-pilot-member table:name="17.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 Stoc" table:orientation="data" table:used-hierarchy="0" table:function="average">
            <table:data-pilot-level table:show-empty="false" calcext:repeat-item-labels="false">
              <table:data-pilot-members>
                <table:data-pilot-member table:name="1.26" table:display="true" table:show-details="true"/>
                <table:data-pilot-member table:name="1.79" table:display="true" table:show-details="true"/>
                <table:data-pilot-member table:name="2.27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90" table:display="true" table:show-details="true"/>
                <table:data-pilot-member table:name="2.94" table:display="true" table:show-details="true"/>
                <table:data-pilot-member table:name="2.99" table:display="true" table:show-details="true"/>
                <table:data-pilot-member table:name="3.32" table:display="true" table:show-details="true"/>
                <table:data-pilot-member table:name="3.49" table:display="true" table:show-details="true"/>
                <table:data-pilot-member table:name="3.54" table:display="true" table:show-details="true"/>
                <table:data-pilot-member table:name="3.59" table:display="true" table:show-details="true"/>
                <table:data-pilot-member table:name="3.70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14" table:display="true" table:show-details="true"/>
                <table:data-pilot-member table:name="4.23" table:display="true" table:show-details="true"/>
                <table:data-pilot-member table:name="4.28" table:display="true" table:show-details="true"/>
                <table:data-pilot-member table:name="4.40" table:display="true" table:show-details="true"/>
                <table:data-pilot-member table:name="4.47" table:display="true" table:show-details="true"/>
                <table:data-pilot-member table:name="4.49" table:display="true" table:show-details="true"/>
                <table:data-pilot-member table:name="4.51" table:display="true" table:show-details="true"/>
                <table:data-pilot-member table:name="4.56" table:display="true" table:show-details="true"/>
                <table:data-pilot-member table:name="4.60" table:display="true" table:show-details="true"/>
                <table:data-pilot-member table:name="4.67" table:display="true" table:show-details="true"/>
                <table:data-pilot-member table:name="4.69" table:display="true" table:show-details="true"/>
                <table:data-pilot-member table:name="4.79" table:display="true" table:show-details="true"/>
                <table:data-pilot-member table:name="4.88" table:display="true" table:show-details="true"/>
                <table:data-pilot-member table:name="4.91" table:display="true" table:show-details="true"/>
                <table:data-pilot-member table:name="4.92" table:display="true" table:show-details="true"/>
                <table:data-pilot-member table:name="4.99" table:display="true" table:show-details="true"/>
                <table:data-pilot-member table:name="5.19" table:display="true" table:show-details="true"/>
                <table:data-pilot-member table:name="5.2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6" table:display="true" table:show-details="true"/>
                <table:data-pilot-member table:name="5.29" table:display="true" table:show-details="true"/>
                <table:data-pilot-member table:name="5.33" table:display="true" table:show-details="true"/>
                <table:data-pilot-member table:name="5.36" table:display="true" table:show-details="true"/>
                <table:data-pilot-member table:name="5.39" table:display="true" table:show-details="true"/>
                <table:data-pilot-member table:name="5.54" table:display="true" table:show-details="true"/>
                <table:data-pilot-member table:name="5.55" table:display="true" table:show-details="true"/>
                <table:data-pilot-member table:name="5.57" table:display="true" table:show-details="true"/>
                <table:data-pilot-member table:name="5.58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71" table:display="true" table:show-details="true"/>
                <table:data-pilot-member table:name="5.80" table:display="true" table:show-details="true"/>
                <table:data-pilot-member table:name="5.82" table:display="true" table:show-details="true"/>
                <table:data-pilot-member table:name="5.83" table:display="true" table:show-details="true"/>
                <table:data-pilot-member table:name="5.90" table:display="true" table:show-details="true"/>
                <table:data-pilot-member table:name="5.93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7" table:display="true" table:show-details="true"/>
                <table:data-pilot-member table:name="6.11" table:display="true" table:show-details="true"/>
                <table:data-pilot-member table:name="6.13" table:display="true" table:show-details="true"/>
                <table:data-pilot-member table:name="6.19" table:display="true" table:show-details="true"/>
                <table:data-pilot-member table:name="6.23" table:display="true" table:show-details="true"/>
                <table:data-pilot-member table:name="6.30" table:display="true" table:show-details="true"/>
                <table:data-pilot-member table:name="6.31" table:display="true" table:show-details="true"/>
                <table:data-pilot-member table:name="6.32" table:display="true" table:show-details="true"/>
                <table:data-pilot-member table:name="6.40" table:display="true" table:show-details="true"/>
                <table:data-pilot-member table:name="6.41" table:display="true" table:show-details="true"/>
                <table:data-pilot-member table:name="6.42" table:display="true" table:show-details="true"/>
                <table:data-pilot-member table:name="6.47" table:display="true" table:show-details="true"/>
                <table:data-pilot-member table:name="6.58" table:display="true" table:show-details="true"/>
                <table:data-pilot-member table:name="6.62" table:display="true" table:show-details="true"/>
                <table:data-pilot-member table:name="6.67" table:display="true" table:show-details="true"/>
                <table:data-pilot-member table:name="6.72" table:display="true" table:show-details="true"/>
                <table:data-pilot-member table:name="6.73" table:display="true" table:show-details="true"/>
                <table:data-pilot-member table:name="6.74" table:display="true" table:show-details="true"/>
                <table:data-pilot-member table:name="6.79" table:display="true" table:show-details="true"/>
                <table:data-pilot-member table:name="6.80" table:display="true" table:show-details="true"/>
                <table:data-pilot-member table:name="6.85" table:display="true" table:show-details="true"/>
                <table:data-pilot-member table:name="6.95" table:display="true" table:show-details="true"/>
                <table:data-pilot-member table:name="6.96" table:display="true" table:show-details="true"/>
                <table:data-pilot-member table:name="6.9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9" table:display="true" table:show-details="true"/>
                <table:data-pilot-member table:name="7.15" table:display="true" table:show-details="true"/>
                <table:data-pilot-member table:name="7.17" table:display="true" table:show-details="true"/>
                <table:data-pilot-member table:name="7.18" table:display="true" table:show-details="true"/>
                <table:data-pilot-member table:name="7.25" table:display="true" table:show-details="true"/>
                <table:data-pilot-member table:name="7.30" table:display="true" table:show-details="true"/>
                <table:data-pilot-member table:name="7.41" table:display="true" table:show-details="true"/>
                <table:data-pilot-member table:name="7.47" table:display="true" table:show-details="true"/>
                <table:data-pilot-member table:name="7.49" table:display="true" table:show-details="true"/>
                <table:data-pilot-member table:name="7.52" table:display="true" table:show-details="true"/>
                <table:data-pilot-member table:name="7.56" table:display="true" table:show-details="true"/>
                <table:data-pilot-member table:name="7.63" table:display="true" table:show-details="true"/>
                <table:data-pilot-member table:name="7.73" table:display="true" table:show-details="true"/>
                <table:data-pilot-member table:name="7.80" table:display="true" table:show-details="true"/>
                <table:data-pilot-member table:name="7.82" table:display="true" table:show-details="true"/>
                <table:data-pilot-member table:name="7.84" table:display="true" table:show-details="true"/>
                <table:data-pilot-member table:name="7.96" table:display="true" table:show-details="true"/>
                <table:data-pilot-member table:name="7.98" table:display="true" table:show-details="true"/>
                <table:data-pilot-member table:name="8.00" table:display="true" table:show-details="true"/>
                <table:data-pilot-member table:name="8.02" table:display="true" table:show-details="true"/>
                <table:data-pilot-member table:name="8.13" table:display="true" table:show-details="true"/>
                <table:data-pilot-member table:name="8.19" table:display="true" table:show-details="true"/>
                <table:data-pilot-member table:name="8.22" table:display="true" table:show-details="true"/>
                <table:data-pilot-member table:name="8.23" table:display="true" table:show-details="true"/>
                <table:data-pilot-member table:name="8.24" table:display="true" table:show-details="true"/>
                <table:data-pilot-member table:name="8.26" table:display="true" table:show-details="true"/>
                <table:data-pilot-member table:name="8.31" table:display="true" table:show-details="true"/>
                <table:data-pilot-member table:name="8.32" table:display="true" table:show-details="true"/>
                <table:data-pilot-member table:name="8.49" table:display="true" table:show-details="true"/>
                <table:data-pilot-member table:name="8.62" table:display="true" table:show-details="true"/>
                <table:data-pilot-member table:name="8.72" table:display="true" table:show-details="true"/>
                <table:data-pilot-member table:name="8.76" table:display="true" table:show-details="true"/>
                <table:data-pilot-member table:name="8.91" table:display="true" table:show-details="true"/>
                <table:data-pilot-member table:name="8.93" table:display="true" table:show-details="true"/>
                <table:data-pilot-member table:name="9.03" table:display="true" table:show-details="true"/>
                <table:data-pilot-member table:name="9.09" table:display="true" table:show-details="true"/>
                <table:data-pilot-member table:name="9.15" table:display="true" table:show-details="true"/>
                <table:data-pilot-member table:name="9.21" table:display="true" table:show-details="true"/>
                <table:data-pilot-member table:name="9.29" table:display="true" table:show-details="true"/>
                <table:data-pilot-member table:name="9.37" table:display="true" table:show-details="true"/>
                <table:data-pilot-member table:name="9.39" table:display="true" table:show-details="true"/>
                <table:data-pilot-member table:name="9.58" table:display="true" table:show-details="true"/>
                <table:data-pilot-member table:name="9.73" table:display="true" table:show-details="true"/>
                <table:data-pilot-member table:name="9.85" table:display="true" table:show-details="true"/>
                <table:data-pilot-member table:name="9.98" table:display="true" table:show-details="true"/>
                <table:data-pilot-member table:name="10.06" table:display="true" table:show-details="true"/>
                <table:data-pilot-member table:name="10.28" table:display="true" table:show-details="true"/>
                <table:data-pilot-member table:name="10.31" table:display="true" table:show-details="true"/>
                <table:data-pilot-member table:name="10.33" table:display="true" table:show-details="true"/>
                <table:data-pilot-member table:name="10.86" table:display="true" table:show-details="true"/>
                <table:data-pilot-member table:name="10.87" table:display="true" table:show-details="true"/>
                <table:data-pilot-member table:name="11.34" table:display="true" table:show-details="true"/>
                <table:data-pilot-member table:name="11.53" table:display="true" table:show-details="true"/>
                <table:data-pilot-member table:name="13.01" table:display="true" table:show-details="true"/>
                <table:data-pilot-member table:name="13.75" table:display="true" table:show-details="true"/>
                <table:data-pilot-member table:name="15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ource diamond_1'.A1:'Pivot Table_source diamond_1'.L6" table:buttons="'Pivot Table_source diamond_1'.A2 'Pivot Table_source diamond_1'.B2 'Pivot Table_source diamond_1'.C1" table:show-filter-button="false" table:drill-down-on-double-click="false">
          <table:source-cell-range table:cell-range-address="'source diamond'.A1:'source diamond'.R145"/>
          <table:data-pilot-field table:source-field-name="min perc" table:orientation="column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ting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0000000025" table:display="true" table:show-details="true"/>
                <table:data-pilot-member table:name="1.0000188191" table:display="true" table:show-details="true"/>
                <table:data-pilot-member table:name="1.0004410695" table:display="true" table:show-details="true"/>
                <table:data-pilot-member table:name="1.0005209218" table:display="true" table:show-details="true"/>
                <table:data-pilot-member table:name="1.000568916" table:display="true" table:show-details="true"/>
                <table:data-pilot-member table:name="1.0005706034" table:display="true" table:show-details="true"/>
                <table:data-pilot-member table:name="1.0009722116" table:display="true" table:show-details="true"/>
                <table:data-pilot-member table:name="1.0010201093" table:display="true" table:show-details="true"/>
                <table:data-pilot-member table:name="1.0014583731" table:display="true" table:show-details="true"/>
                <table:data-pilot-member table:name="1.0016097005" table:display="true" table:show-details="true"/>
                <table:data-pilot-member table:name="1.0016758238" table:display="true" table:show-details="true"/>
                <table:data-pilot-member table:name="1.0023179122" table:display="true" table:show-details="true"/>
                <table:data-pilot-member table:name="1.0029627141" table:display="true" table:show-details="true"/>
                <table:data-pilot-member table:name="1.0031773209" table:display="true" table:show-details="true"/>
                <table:data-pilot-member table:name="1.0033999611" table:display="true" table:show-details="true"/>
                <table:data-pilot-member table:name="1.0034147141" table:display="true" table:show-details="true"/>
                <table:data-pilot-member table:name="1.0035956018" table:display="true" table:show-details="true"/>
                <table:data-pilot-member table:name="1.0036378469" table:display="true" table:show-details="true"/>
                <table:data-pilot-member table:name="1.0037790568" table:display="true" table:show-details="true"/>
                <table:data-pilot-member table:name="1.0038847479" table:display="true" table:show-details="true"/>
                <table:data-pilot-member table:name="1.0042648818" table:display="true" table:show-details="true"/>
                <table:data-pilot-member table:name="1.004276721" table:display="true" table:show-details="true"/>
                <table:data-pilot-member table:name="1.0052025496" table:display="true" table:show-details="true"/>
                <table:data-pilot-member table:name="1.0058927775" table:display="true" table:show-details="true"/>
                <table:data-pilot-member table:name="1.0061223003" table:display="true" table:show-details="true"/>
                <table:data-pilot-member table:name="1.0068241945" table:display="true" table:show-details="true"/>
                <table:data-pilot-member table:name="1.0071980412" table:display="true" table:show-details="true"/>
                <table:data-pilot-member table:name="1.0073559715" table:display="true" table:show-details="true"/>
                <table:data-pilot-member table:name="1.007644037" table:display="true" table:show-details="true"/>
                <table:data-pilot-member table:name="1.0084321976" table:display="true" table:show-details="true"/>
                <table:data-pilot-member table:name="1.0092793166" table:display="true" table:show-details="true"/>
                <table:data-pilot-member table:name="1.0098705325" table:display="true" table:show-details="true"/>
                <table:data-pilot-member table:name="1.011279778" table:display="true" table:show-details="true"/>
                <table:data-pilot-member table:name="1.0113138818" table:display="true" table:show-details="true"/>
                <table:data-pilot-member table:name="1.0123862054" table:display="true" table:show-details="true"/>
                <table:data-pilot-member table:name="1.0137459929" table:display="true" table:show-details="true"/>
                <table:data-pilot-member table:name="1.0144457583" table:display="true" table:show-details="true"/>
                <table:data-pilot-member table:name="1.0145147938" table:display="true" table:show-details="true"/>
                <table:data-pilot-member table:name="1.0148624731" table:display="true" table:show-details="true"/>
                <table:data-pilot-member table:name="1.0158606463" table:display="true" table:show-details="true"/>
                <table:data-pilot-member table:name="1.016945844" table:display="true" table:show-details="true"/>
                <table:data-pilot-member table:name="1.0181864593" table:display="true" table:show-details="true"/>
                <table:data-pilot-member table:name="1.0183892729" table:display="true" table:show-details="true"/>
                <table:data-pilot-member table:name="1.0185392539" table:display="true" table:show-details="true"/>
                <table:data-pilot-member table:name="1.0185725397" table:display="true" table:show-details="true"/>
                <table:data-pilot-member table:name="1.0198827985" table:display="true" table:show-details="true"/>
                <table:data-pilot-member table:name="1.0209350413" table:display="true" table:show-details="true"/>
                <table:data-pilot-member table:name="1.0210344379" table:display="true" table:show-details="true"/>
                <table:data-pilot-member table:name="1.023746916" table:display="true" table:show-details="true"/>
                <table:data-pilot-member table:name="1.0248601197" table:display="true" table:show-details="true"/>
                <table:data-pilot-member table:name="1.0250260746" table:display="true" table:show-details="true"/>
                <table:data-pilot-member table:name="1.0254484735" table:display="true" table:show-details="true"/>
                <table:data-pilot-member table:name="1.0256576306" table:display="true" table:show-details="true"/>
                <table:data-pilot-member table:name="1.0264004609" table:display="true" table:show-details="true"/>
                <table:data-pilot-member table:name="1.0272066469" table:display="true" table:show-details="true"/>
                <table:data-pilot-member table:name="1.0280445199" table:display="true" table:show-details="true"/>
                <table:data-pilot-member table:name="1.0306132239" table:display="true" table:show-details="true"/>
                <table:data-pilot-member table:name="1.0311533943" table:display="true" table:show-details="true"/>
                <table:data-pilot-member table:name="1.0325697297" table:display="true" table:show-details="true"/>
                <table:data-pilot-member table:name="1.0326802103" table:display="true" table:show-details="true"/>
                <table:data-pilot-member table:name="1.0333423138" table:display="true" table:show-details="true"/>
                <table:data-pilot-member table:name="1.0334417011" table:display="true" table:show-details="true"/>
                <table:data-pilot-member table:name="1.0338539726" table:display="true" table:show-details="true"/>
                <table:data-pilot-member table:name="1.0346501204" table:display="true" table:show-details="true"/>
                <table:data-pilot-member table:name="1.0348183913" table:display="true" table:show-details="true"/>
                <table:data-pilot-member table:name="1.0379447462" table:display="true" table:show-details="true"/>
                <table:data-pilot-member table:name="1.0388420935" table:display="true" table:show-details="true"/>
                <table:data-pilot-member table:name="1.0442941752" table:display="true" table:show-details="true"/>
                <table:data-pilot-member table:name="1.0449002468" table:display="true" table:show-details="true"/>
                <table:data-pilot-member table:name="1.0464347796" table:display="true" table:show-details="true"/>
                <table:data-pilot-member table:name="1.047831159" table:display="true" table:show-details="true"/>
                <table:data-pilot-member table:name="1.0499366108" table:display="true" table:show-details="true"/>
                <table:data-pilot-member table:name="1.0507441738" table:display="true" table:show-details="true"/>
                <table:data-pilot-member table:name="1.0545645423" table:display="true" table:show-details="true"/>
                <table:data-pilot-member table:name="1.0561435424" table:display="true" table:show-details="true"/>
                <table:data-pilot-member table:name="1.0575120822" table:display="true" table:show-details="true"/>
                <table:data-pilot-member table:name="1.0591754289" table:display="true" table:show-details="true"/>
                <table:data-pilot-member table:name="1.0600027188" table:display="true" table:show-details="true"/>
                <table:data-pilot-member table:name="1.0635082597" table:display="true" table:show-details="true"/>
                <table:data-pilot-member table:name="1.0641351877" table:display="true" table:show-details="true"/>
                <table:data-pilot-member table:name="1.0658844687" table:display="true" table:show-details="true"/>
                <table:data-pilot-member table:name="1.0706263758" table:display="true" table:show-details="true"/>
                <table:data-pilot-member table:name="1.0707546705" table:display="true" table:show-details="true"/>
                <table:data-pilot-member table:name="1.071572423" table:display="true" table:show-details="true"/>
                <table:data-pilot-member table:name="1.0728753989" table:display="true" table:show-details="true"/>
                <table:data-pilot-member table:name="1.0799820465" table:display="true" table:show-details="true"/>
                <table:data-pilot-member table:name="1.0836807075" table:display="true" table:show-details="true"/>
                <table:data-pilot-member table:name="1.0852139341" table:display="true" table:show-details="true"/>
                <table:data-pilot-member table:name="1.0859565379" table:display="true" table:show-details="true"/>
                <table:data-pilot-member table:name="1.0984026194" table:display="true" table:show-details="true"/>
                <table:data-pilot-member table:name="1.0994962977" table:display="true" table:show-details="true"/>
                <table:data-pilot-member table:name="1.1071184616" table:display="true" table:show-details="true"/>
                <table:data-pilot-member table:name="1.1154441799" table:display="true" table:show-details="true"/>
                <table:data-pilot-member table:name="1.1289818224" table:display="true" table:show-details="true"/>
                <table:data-pilot-member table:name="1.1354424363" table:display="true" table:show-details="true"/>
                <table:data-pilot-member table:name="1.1359832738" table:display="true" table:show-details="true"/>
                <table:data-pilot-member table:name="1.1455699235" table:display="true" table:show-details="true"/>
                <table:data-pilot-member table:name="1.1458067047" table:display="true" table:show-details="true"/>
                <table:data-pilot-member table:name="1.1514669261" table:display="true" table:show-details="true"/>
                <table:data-pilot-member table:name="1.1523599253" table:display="true" table:show-details="true"/>
                <table:data-pilot-member table:name="1.1538063009" table:display="true" table:show-details="true"/>
                <table:data-pilot-member table:name="1.1568110817" table:display="true" table:show-details="true"/>
                <table:data-pilot-member table:name="1.162014154" table:display="true" table:show-details="true"/>
                <table:data-pilot-member table:name="1.1655637241" table:display="true" table:show-details="true"/>
                <table:data-pilot-member table:name="1.1661657343" table:display="true" table:show-details="true"/>
                <table:data-pilot-member table:name="1.1667449732" table:display="true" table:show-details="true"/>
                <table:data-pilot-member table:name="1.172624227" table:display="true" table:show-details="true"/>
                <table:data-pilot-member table:name="1.1753983229" table:display="true" table:show-details="true"/>
                <table:data-pilot-member table:name="1.1897112337" table:display="true" table:show-details="true"/>
                <table:data-pilot-member table:name="1.1981156289" table:display="true" table:show-details="true"/>
                <table:data-pilot-member table:name="1.1987883049" table:display="true" table:show-details="true"/>
                <table:data-pilot-member table:name="1.2447947467" table:display="true" table:show-details="true"/>
                <table:data-pilot-member table:name="1.2554533665" table:display="true" table:show-details="true"/>
                <table:data-pilot-member table:name="1.2638869588" table:display="true" table:show-details="true"/>
                <table:data-pilot-member table:name="1.2650520297" table:display="true" table:show-details="true"/>
                <table:data-pilot-member table:name="1.3161934577" table:display="true" table:show-details="true"/>
                <table:data-pilot-member table:name="1.3262437532" table:display="true" table:show-details="true"/>
                <table:data-pilot-member table:name="1.3319753957" table:display="true" table:show-details="true"/>
                <table:data-pilot-member table:name="1.3424892943" table:display="true" table:show-details="true"/>
                <table:data-pilot-member table:name="1.373432358" table:display="true" table:show-details="true"/>
                <table:data-pilot-member table:name="1.5123319234" table:display="true" table:show-details="true"/>
                <table:data-pilot-member table:name="1.6612159223" table:display="true" table:show-details="true"/>
                <table:data-pilot-member table:name="1.6633332554" table:display="true" table:show-details="true"/>
                <table:data-pilot-member table:name="1.8034602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3.0647905438" table:display="true" table:show-details="true"/>
                <table:data-pilot-member table:name="3.3035188374" table:display="true" table:show-details="true"/>
                <table:data-pilot-member table:name="3.3353843978" table:display="true" table:show-details="true"/>
                <table:data-pilot-member table:name="3.3853573404" table:display="true" table:show-details="true"/>
                <table:data-pilot-member table:name="3.6567748807" table:display="true" table:show-details="true"/>
                <table:data-pilot-member table:name="4.121178072" table:display="true" table:show-details="true"/>
                <table:data-pilot-member table:name="4.1902510214" table:display="true" table:show-details="true"/>
                <table:data-pilot-member table:name="4.2212653515" table:display="true" table:show-details="true"/>
                <table:data-pilot-member table:name="4.3267386135" table:display="true" table:show-details="true"/>
                <table:data-pilot-member table:name="4.4623453271" table:display="true" table:show-details="true"/>
                <table:data-pilot-member table:name="4.8060985584" table:display="true" table:show-details="true"/>
                <table:data-pilot-member table:name="4.90811536" table:display="true" table:show-details="true"/>
                <table:data-pilot-member table:name="4.9704387683" table:display="true" table:show-details="true"/>
                <table:data-pilot-member table:name="5.0629325206" table:display="true" table:show-details="true"/>
                <table:data-pilot-member table:name="5.1790156352" table:display="true" table:show-details="true"/>
                <table:data-pilot-member table:name="5.2247333368" table:display="true" table:show-details="true"/>
                <table:data-pilot-member table:name="5.381107229" table:display="true" table:show-details="true"/>
                <table:data-pilot-member table:name="5.4199604922" table:display="true" table:show-details="true"/>
                <table:data-pilot-member table:name="5.4819168724" table:display="true" table:show-details="true"/>
                <table:data-pilot-member table:name="5.6146738689" table:display="true" table:show-details="true"/>
                <table:data-pilot-member table:name="5.6227655369" table:display="true" table:show-details="true"/>
                <table:data-pilot-member table:name="5.651409921" table:display="true" table:show-details="true"/>
                <table:data-pilot-member table:name="5.7839667824" table:display="true" table:show-details="true"/>
                <table:data-pilot-member table:name="5.9005065691" table:display="true" table:show-details="true"/>
                <table:data-pilot-member table:name="5.9346106929" table:display="true" table:show-details="true"/>
                <table:data-pilot-member table:name="6.0236699045" table:display="true" table:show-details="true"/>
                <table:data-pilot-member table:name="6.1521042764" table:display="true" table:show-details="true"/>
                <table:data-pilot-member table:name="6.3244145333" table:display="true" table:show-details="true"/>
                <table:data-pilot-member table:name="6.3435589125" table:display="true" table:show-details="true"/>
                <table:data-pilot-member table:name="6.4596265161" table:display="true" table:show-details="true"/>
                <table:data-pilot-member table:name="6.4786804687" table:display="true" table:show-details="true"/>
                <table:data-pilot-member table:name="6.5757632021" table:display="true" table:show-details="true"/>
                <table:data-pilot-member table:name="6.6538666359" table:display="true" table:show-details="true"/>
                <table:data-pilot-member table:name="6.8654966226" table:display="true" table:show-details="true"/>
                <table:data-pilot-member table:name="7.0358389774" table:display="true" table:show-details="true"/>
                <table:data-pilot-member table:name="7.1322486207" table:display="true" table:show-details="true"/>
                <table:data-pilot-member table:name="7.1486034581" table:display="true" table:show-details="true"/>
                <table:data-pilot-member table:name="7.3210792577" table:display="true" table:show-details="true"/>
                <table:data-pilot-member table:name="7.3459659192" table:display="true" table:show-details="true"/>
                <table:data-pilot-member table:name="7.4369848693" table:display="true" table:show-details="true"/>
                <table:data-pilot-member table:name="7.5489178221" table:display="true" table:show-details="true"/>
                <table:data-pilot-member table:name="7.6185234346" table:display="true" table:show-details="true"/>
                <table:data-pilot-member table:name="7.6500958724" table:display="true" table:show-details="true"/>
                <table:data-pilot-member table:name="7.6670849439" table:display="true" table:show-details="true"/>
                <table:data-pilot-member table:name="7.6715538236" table:display="true" table:show-details="true"/>
                <table:data-pilot-member table:name="7.6861045422" table:display="true" table:show-details="true"/>
                <table:data-pilot-member table:name="7.7217486684" table:display="true" table:show-details="true"/>
                <table:data-pilot-member table:name="7.7241321041" table:display="true" table:show-details="true"/>
                <table:data-pilot-member table:name="7.8717776999" table:display="true" table:show-details="true"/>
                <table:data-pilot-member table:name="7.9118256336" table:display="true" table:show-details="true"/>
                <table:data-pilot-member table:name="8.0579713335" table:display="true" table:show-details="true"/>
                <table:data-pilot-member table:name="8.1395508326" table:display="true" table:show-details="true"/>
                <table:data-pilot-member table:name="8.1858582064" table:display="true" table:show-details="true"/>
                <table:data-pilot-member table:name="8.2920833059" table:display="true" table:show-details="true"/>
                <table:data-pilot-member table:name="8.4996380326" table:display="true" table:show-details="true"/>
                <table:data-pilot-member table:name="8.5007976075" table:display="true" table:show-details="true"/>
                <table:data-pilot-member table:name="8.7035202434" table:display="true" table:show-details="true"/>
                <table:data-pilot-member table:name="8.7256703272" table:display="true" table:show-details="true"/>
                <table:data-pilot-member table:name="8.8839446846" table:display="true" table:show-details="true"/>
                <table:data-pilot-member table:name="9.174299043" table:display="true" table:show-details="true"/>
                <table:data-pilot-member table:name="9.3147051553" table:display="true" table:show-details="true"/>
                <table:data-pilot-member table:name="9.4177430658" table:display="true" table:show-details="true"/>
                <table:data-pilot-member table:name="9.4204834162" table:display="true" table:show-details="true"/>
                <table:data-pilot-member table:name="9.5961049607" table:display="true" table:show-details="true"/>
                <table:data-pilot-member table:name="9.6569409526" table:display="true" table:show-details="true"/>
                <table:data-pilot-member table:name="9.7910756361" table:display="true" table:show-details="true"/>
                <table:data-pilot-member table:name="10.1643471707" table:display="true" table:show-details="true"/>
                <table:data-pilot-member table:name="10.2274755749" table:display="true" table:show-details="true"/>
                <table:data-pilot-member table:name="10.4649880011" table:display="true" table:show-details="true"/>
                <table:data-pilot-member table:name="10.6290098912" table:display="true" table:show-details="true"/>
                <table:data-pilot-member table:name="10.7751537477" table:display="true" table:show-details="true"/>
                <table:data-pilot-member table:name="10.799816173" table:display="true" table:show-details="true"/>
                <table:data-pilot-member table:name="10.8733734851" table:display="true" table:show-details="true"/>
                <table:data-pilot-member table:name="10.898480353" table:display="true" table:show-details="true"/>
                <table:data-pilot-member table:name="11.0051059963" table:display="true" table:show-details="true"/>
                <table:data-pilot-member table:name="11.2644536076" table:display="true" table:show-details="true"/>
                <table:data-pilot-member table:name="11.3031186991" table:display="true" table:show-details="true"/>
                <table:data-pilot-member table:name="11.3189454919" table:display="true" table:show-details="true"/>
                <table:data-pilot-member table:name="11.3477264228" table:display="true" table:show-details="true"/>
                <table:data-pilot-member table:name="11.5244740591" table:display="true" table:show-details="true"/>
                <table:data-pilot-member table:name="11.700310042" table:display="true" table:show-details="true"/>
                <table:data-pilot-member table:name="11.7595908868" table:display="true" table:show-details="true"/>
                <table:data-pilot-member table:name="11.8548881484" table:display="true" table:show-details="true"/>
                <table:data-pilot-member table:name="11.9579479456" table:display="true" table:show-details="true"/>
                <table:data-pilot-member table:name="11.9617330866" table:display="true" table:show-details="true"/>
                <table:data-pilot-member table:name="12.0291051429" table:display="true" table:show-details="true"/>
                <table:data-pilot-member table:name="12.0538592204" table:display="true" table:show-details="true"/>
                <table:data-pilot-member table:name="12.1594549272" table:display="true" table:show-details="true"/>
                <table:data-pilot-member table:name="12.5004479187" table:display="true" table:show-details="true"/>
                <table:data-pilot-member table:name="12.522454183" table:display="true" table:show-details="true"/>
                <table:data-pilot-member table:name="12.525496839" table:display="true" table:show-details="true"/>
                <table:data-pilot-member table:name="12.7050858229" table:display="true" table:show-details="true"/>
                <table:data-pilot-member table:name="12.9585556002" table:display="true" table:show-details="true"/>
                <table:data-pilot-member table:name="13.2130385471" table:display="true" table:show-details="true"/>
                <table:data-pilot-member table:name="13.2516294393" table:display="true" table:show-details="true"/>
                <table:data-pilot-member table:name="13.3065872205" table:display="true" table:show-details="true"/>
                <table:data-pilot-member table:name="13.3125619359" table:display="true" table:show-details="true"/>
                <table:data-pilot-member table:name="13.6430914713" table:display="true" table:show-details="true"/>
                <table:data-pilot-member table:name="13.694436128" table:display="true" table:show-details="true"/>
                <table:data-pilot-member table:name="13.7977914976" table:display="true" table:show-details="true"/>
                <table:data-pilot-member table:name="14.1487829642" table:display="true" table:show-details="true"/>
                <table:data-pilot-member table:name="14.2922170824" table:display="true" table:show-details="true"/>
                <table:data-pilot-member table:name="14.3618819175" table:display="true" table:show-details="true"/>
                <table:data-pilot-member table:name="14.6153577626" table:display="true" table:show-details="true"/>
                <table:data-pilot-member table:name="14.771723101" table:display="true" table:show-details="true"/>
                <table:data-pilot-member table:name="14.8990835798" table:display="true" table:show-details="true"/>
                <table:data-pilot-member table:name="15.0638046952" table:display="true" table:show-details="true"/>
                <table:data-pilot-member table:name="15.5022803006" table:display="true" table:show-details="true"/>
                <table:data-pilot-member table:name="15.5049551481" table:display="true" table:show-details="true"/>
                <table:data-pilot-member table:name="15.5092558159" table:display="true" table:show-details="true"/>
                <table:data-pilot-member table:name="15.7978832776" table:display="true" table:show-details="true"/>
                <table:data-pilot-member table:name="16.2069105283" table:display="true" table:show-details="true"/>
                <table:data-pilot-member table:name="16.4178030006" table:display="true" table:show-details="true"/>
                <table:data-pilot-member table:name="16.5606912708" table:display="true" table:show-details="true"/>
                <table:data-pilot-member table:name="16.6650409808" table:display="true" table:show-details="true"/>
                <table:data-pilot-member table:name="16.8600303028" table:display="true" table:show-details="true"/>
                <table:data-pilot-member table:name="17.174276007" table:display="true" table:show-details="true"/>
                <table:data-pilot-member table:name="18.2720466883" table:display="true" table:show-details="true"/>
                <table:data-pilot-member table:name="18.3489286221" table:display="true" table:show-details="true"/>
                <table:data-pilot-member table:name="18.7140352038" table:display="true" table:show-details="true"/>
                <table:data-pilot-member table:name="19.4558890227" table:display="true" table:show-details="true"/>
                <table:data-pilot-member table:name="19.4838813361" table:display="true" table:show-details="true"/>
                <table:data-pilot-member table:name="19.5873851851" table:display="true" table:show-details="true"/>
                <table:data-pilot-member table:name="20.1013761868" table:display="true" table:show-details="true"/>
                <table:data-pilot-member table:name="20.5338706865" table:display="true" table:show-details="true"/>
                <table:data-pilot-member table:name="21.1179982331" table:display="true" table:show-details="true"/>
                <table:data-pilot-member table:name="21.7553665423" table:display="true" table:show-details="true"/>
                <table:data-pilot-member table:name="22.0061136877" table:display="true" table:show-details="true"/>
                <table:data-pilot-member table:name="22.1062349126" table:display="true" table:show-details="true"/>
                <table:data-pilot-member table:name="22.3426990277" table:display="true" table:show-details="true"/>
                <table:data-pilot-member table:name="22.6676189222" table:display="true" table:show-details="true"/>
                <table:data-pilot-member table:name="23.3859922961" table:display="true" table:show-details="true"/>
                <table:data-pilot-member table:name="23.6353878631" table:display="true" table:show-details="true"/>
                <table:data-pilot-member table:name="23.6969676795" table:display="true" table:show-details="true"/>
                <table:data-pilot-member table:name="24.5658737629" table:display="true" table:show-details="true"/>
                <table:data-pilot-member table:name="25.447647326" table:display="true" table:show-details="true"/>
                <table:data-pilot-member table:name="26.7668274959" table:display="true" table:show-details="true"/>
                <table:data-pilot-member table:name="27.3391417473" table:display="true" table:show-details="true"/>
                <table:data-pilot-member table:name="28.0652607871" table:display="true" table:show-details="true"/>
                <table:data-pilot-member table:name="28.6891025681" table:display="true" table:show-details="true"/>
                <table:data-pilot-member table:name="29.0125492658" table:display="true" table:show-details="true"/>
                <table:data-pilot-member table:name="29.6409819182" table:display="true" table:show-details="true"/>
                <table:data-pilot-member table:name="32.2251034271" table:display="true" table:show-details="true"/>
                <table:data-pilot-member table:name="36.89858852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2:24:11.576032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26:55.094856953</meta:creation-date>
    <dc:date>2018-04-12T12:56:12.398432439</dc:date>
    <meta:editing-duration>PT3H37M30S</meta:editing-duration>
    <meta:editing-cycles>30</meta:editing-cycles>
    <meta:generator>LibreOffice/5.1.6.2$Linux_X86_64 LibreOffice_project/10m0$Build-2</meta:generator>
    <meta:document-statistic meta:table-count="7" meta:cell-count="9682" meta:object-count="0"/>
    <meta:user-defined meta:name="qrichtext">1</meta:user-defined>
  </office:meta>
</office:document-meta>
</file>